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72cm"/>
    </style:style>
    <style:style style:name="co5" style:family="table-column">
      <style:table-column-properties fo:break-before="auto" style:column-width="2.852cm"/>
    </style:style>
    <style:style style:name="co6" style:family="table-column">
      <style:table-column-properties fo:break-before="auto" style:column-width="4.77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4.59cm"/>
    </style:style>
    <style:style style:name="co9" style:family="table-column">
      <style:table-column-properties fo:break-before="auto" style:column-width="3.182cm"/>
    </style:style>
    <style:style style:name="co10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743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9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21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7" style:family="table-cell" style:parent-style-name="Default" style:data-style-name="N0"/>
    <style:style style:name="ce6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24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 style:data-style-name="N11">
      <style:text-properties fo:font-style="normal" style:font-style-asian="normal" style:font-style-complex="normal"/>
    </style:style>
    <style:style style:name="ce15" style:family="table-cell" style:parent-style-name="Default" style:data-style-name="N11"/>
    <style:style style:name="ce2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ext-properties fo:font-size="11pt" style:font-size-asian="11pt" style:font-size-complex="11pt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1"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 style:data-style-name="N11">
      <style:text-properties fo:font-size="11pt" style:font-size-asian="11pt" style:font-size-complex="11pt"/>
    </style:style>
    <style:style style:name="ce38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fo:font-size="14pt" style:font-size-asian="14pt" style:font-size-complex="14pt"/>
    </style:style>
    <style:style style:name="ce43" style:family="table-cell" style:parent-style-name="Default" style:data-style-name="N11">
      <style:text-properties fo:font-size="12pt" style:font-size-asian="12pt" style:font-size-complex="12pt"/>
    </style:style>
    <style:style style:name="ce4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eural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4" table:default-cell-style-name="ce20"/>
        <table:table-column table:style-name="co4" table:default-cell-style-name="ce20"/>
        <table:table-column table:style-name="co2" table:default-cell-style-name="ce20"/>
        <table:table-column table:style-name="co3" table:number-columns-repeated="16372" table:default-cell-style-name="ce20"/>
        <table:table-column table:style-name="co3" table:number-columns-repeated="4" table:default-cell-style-name="Default"/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style-name="ce19" table:number-columns-repeated="2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833" calcext:value-type="percentage">
            <text:p>18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12" calcext:value-type="percentage">
            <text:p>12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office:value-type="percentage" office:value="0.1067" calcext:value-type="percentage">
            <text:p>10,67%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567" calcext:value-type="percentage">
            <text:p>15,67%</text:p>
          </table:table-cell>
          <table:table-cell office:value-type="percentage" office:value="0.1767" calcext:value-type="percentage">
            <text:p>17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133" calcext:value-type="percentage">
            <text:p>21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933" calcext:value-type="percentage">
            <text:p>19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2:.B11])" office:value-type="string" office:string-value="" calcext:value-type="error">
            <text:p>#DIV/0!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formula="of:=AVERAGE([.E2:.E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H2:.H11])" office:value-type="percentage" office:value="0.167" calcext:value-type="percentage">
            <text:p>16,70%</text:p>
          </table:table-cell>
          <table:table-cell table:style-name="ce21" table:formula="of:=AVERAGE([.I2:.I11])" office:value-type="percentage" office:value="0.17" calcext:value-type="percentage">
            <text:p>17,00%</text:p>
          </table:table-cell>
          <table:table-cell table:style-name="ce21" table:formula="of:=AVERAGE([.J2:.J11])" office:value-type="percentage" office:value="0.16534" calcext:value-type="percentage">
            <text:p>16,53%</text:p>
          </table:table-cell>
          <table:table-cell table:style-name="ce21" table:formula="of:=AVERAGE([.K2:.K11])" office:value-type="percentage" office:value="0.18199" calcext:value-type="percentage">
            <text:p>18,20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 table:number-columns-repeated="7"/>
          <table:table-cell table:formula="of:=STDEV([.H2:.H11])" office:value-type="percentage" office:value="0.0772696145540621" calcext:value-type="percentage">
            <text:p>7,73%</text:p>
          </table:table-cell>
          <table:table-cell table:formula="of:=STDEV([.I2:.I11])" office:value-type="percentage" office:value="0.0823272602348565" calcext:value-type="percentage">
            <text:p>8,23%</text:p>
          </table:table-cell>
          <table:table-cell table:formula="of:=STDEV([.J2:.J11])" office:value-type="percentage" office:value="0.0527261309872902" calcext:value-type="percentage">
            <text:p>5,27%</text:p>
          </table:table-cell>
          <table:table-cell table:formula="of:=STDEV([.K2:.K11])" office:value-type="percentage" office:value="0.0412429778534749" calcext:value-type="percentage">
            <text:p>4,12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271" calcext:value-type="percentage">
            <text:p>42,71%</text:p>
          </table:table-cell>
          <table:table-cell office:value-type="percentage" office:value="0.3353" calcext:value-type="percentage">
            <text:p>33,53%</text:p>
          </table:table-cell>
          <table:table-cell office:value-type="percentage" office:value="0.4623" calcext:value-type="percentage">
            <text:p>46,23%</text:p>
          </table:table-cell>
          <table:table-cell office:value-type="percentage" office:value="0.3672" calcext:value-type="percentage">
            <text:p>36,72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385" calcext:value-type="percentage">
            <text:p>3,85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758" calcext:value-type="percentage">
            <text:p>7,58%</text:p>
          </table:table-cell>
          <table:table-cell office:value-type="percentage" office:value="0.405" calcext:value-type="percentage">
            <text:p>40,5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285" calcext:value-type="percentage">
            <text:p>32,85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3285" calcext:value-type="percentage">
            <text:p>32,85%</text:p>
          </table:table-cell>
          <table:table-cell office:value-type="percentage" office:value="0.27" calcext:value-type="percentage">
            <text:p>27,00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1005" calcext:value-type="percentage">
            <text:p>10,05%</text:p>
          </table:table-cell>
          <table:table-cell office:value-type="percentage" office:value="0.1882" calcext:value-type="percentage">
            <text:p>18,82%</text:p>
          </table:table-cell>
          <table:table-cell office:value-type="percentage" office:value="0.1075" calcext:value-type="percentage">
            <text:p>10,75%</text:p>
          </table:table-cell>
          <table:table-cell office:value-type="percentage" office:value="0.5419" calcext:value-type="percentage">
            <text:p>54,1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024" calcext:value-type="percentage">
            <text:p>40,24%</text:p>
          </table:table-cell>
          <table:table-cell office:value-type="percentage" office:value="0.3329" calcext:value-type="percentage">
            <text:p>33,29%</text:p>
          </table:table-cell>
          <table:table-cell office:value-type="percentage" office:value="0.4783" calcext:value-type="percentage">
            <text:p>47,83%</text:p>
          </table:table-cell>
          <table:table-cell office:value-type="percentage" office:value="0.3705" calcext:value-type="percentage">
            <text:p>37,05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2425" calcext:value-type="percentage">
            <text:p>24,25%</text:p>
          </table:table-cell>
          <table:table-cell office:value-type="percentage" office:value="0.1199" calcext:value-type="percentage">
            <text:p>11,99%</text:p>
          </table:table-cell>
          <table:table-cell office:value-type="percentage" office:value="0.4806" calcext:value-type="percentage">
            <text:p>48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836" calcext:value-type="percentage">
            <text:p>38,36%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3512" calcext:value-type="percentage">
            <text:p>35,12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0914" calcext:value-type="percentage">
            <text:p>9,14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1005" calcext:value-type="percentage">
            <text:p>10,05%</text:p>
          </table:table-cell>
          <table:table-cell office:value-type="percentage" office:value="0.4862" calcext:value-type="percentage">
            <text:p>48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976" calcext:value-type="percentage">
            <text:p>29,76%</text:p>
          </table:table-cell>
          <table:table-cell office:value-type="percentage" office:value="0.1169" calcext:value-type="percentage">
            <text:p>11,69%</text:p>
          </table:table-cell>
          <table:table-cell office:value-type="percentage" office:value="0.4401" calcext:value-type="percentage">
            <text:p>44,01%</text:p>
          </table:table-cell>
          <table:table-cell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0968" calcext:value-type="percentage">
            <text:p>9,68%</text:p>
          </table:table-cell>
          <table:table-cell office:value-type="percentage" office:value="0.4516" calcext:value-type="percentage">
            <text:p>45,1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2488" calcext:value-type="percentage">
            <text:p>24,88%</text:p>
          </table:table-cell>
          <table:table-cell office:value-type="percentage" office:value="0.4928" calcext:value-type="percentage">
            <text:p>49,28%</text:p>
          </table:table-cell>
          <table:table-cell office:value-type="percentage" office:value="0.3101" calcext:value-type="percentage">
            <text:p>31,01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462" calcext:value-type="percentage">
            <text:p>4,62%</text:p>
          </table:table-cell>
          <table:table-cell office:value-type="percentage" office:value="0.0323" calcext:value-type="percentage">
            <text:p>3,23%</text:p>
          </table:table-cell>
          <table:table-cell office:value-type="percentage" office:value="0.0516" calcext:value-type="percentage">
            <text:p>5,16%</text:p>
          </table:table-cell>
          <table:table-cell office:value-type="percentage" office:value="0.4875" calcext:value-type="percentage">
            <text:p>48,7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401" calcext:value-type="percentage">
            <text:p>44,01%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4589" calcext:value-type="percentage">
            <text:p>45,89%</text:p>
          </table:table-cell>
          <table:table-cell office:value-type="percentage" office:value="0.4295" calcext:value-type="percentage">
            <text:p>42,95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441" calcext:value-type="percentage">
            <text:p>14,41%</text:p>
          </table:table-cell>
          <table:table-cell office:value-type="percentage" office:value="0.2274" calcext:value-type="percentage">
            <text:p>22,74%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4355" calcext:value-type="percentage">
            <text:p>43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662" calcext:value-type="percentage">
            <text:p>26,62%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4295" calcext:value-type="percentage">
            <text:p>42,95%</text:p>
          </table:table-cell>
          <table:table-cell office:value-type="percentage" office:value="0.2309" calcext:value-type="percentage">
            <text:p>23,09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0688" calcext:value-type="percentage">
            <text:p>6,88%</text:p>
          </table:table-cell>
          <table:table-cell office:value-type="percentage" office:value="0.1382" calcext:value-type="percentage">
            <text:p>13,82%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4677" calcext:value-type="percentage">
            <text:p>46,7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5362" calcext:value-type="percentage">
            <text:p>53,62%</text:p>
          </table:table-cell>
          <table:table-cell office:value-type="percentage" office:value="0.315" calcext:value-type="percentage">
            <text:p>31,50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0817" calcext:value-type="percentage">
            <text:p>8,17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122" calcext:value-type="percentage">
            <text:p>12,20%</text:p>
          </table:table-cell>
          <table:table-cell office:value-type="percentage" office:value="0.4839" calcext:value-type="percentage">
            <text:p>48,3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072" calcext:value-type="percentage">
            <text:p>30,72%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4174" calcext:value-type="percentage">
            <text:p>41,74%</text:p>
          </table:table-cell>
          <table:table-cell office:value-type="percentage" office:value="0.258" calcext:value-type="percentage">
            <text:p>25,80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0892" calcext:value-type="percentage">
            <text:p>8,92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1005" calcext:value-type="percentage">
            <text:p>10,05%</text:p>
          </table:table-cell>
          <table:table-cell office:value-type="percentage" office:value="0.5358" calcext:value-type="percentage">
            <text:p>53,58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15:.B24])" office:value-type="percentage" office:value="0.36005" calcext:value-type="percentage">
            <text:p>36,00%</text:p>
          </table:table-cell>
          <table:table-cell table:style-name="ce21" table:formula="of:=AVERAGE([.C15:.C24])" office:value-type="percentage" office:value="0.24552" calcext:value-type="percentage">
            <text:p>24,55%</text:p>
          </table:table-cell>
          <table:table-cell table:style-name="ce21" table:formula="of:=AVERAGE([.D15:.D24])" office:value-type="percentage" office:value="0.44643" calcext:value-type="percentage">
            <text:p>44,64%</text:p>
          </table:table-cell>
          <table:table-cell table:style-name="ce21" table:formula="of:=AVERAGE([.E15:.E24])" office:value-type="percentage" office:value="0.31976" calcext:value-type="percentage">
            <text:p>31,98%</text:p>
          </table:table-cell>
          <table:table-cell table:style-name="ce21" table:number-columns-repeated="2"/>
          <table:table-cell table:style-name="ce21" table:formula="of:=AVERAGE([.H15:.H24])" office:value-type="percentage" office:value="0.08453" calcext:value-type="percentage">
            <text:p>8,45%</text:p>
          </table:table-cell>
          <table:table-cell table:style-name="ce21" table:formula="of:=AVERAGE([.I15:.I24])" office:value-type="percentage" office:value="0.16705" calcext:value-type="percentage">
            <text:p>16,71%</text:p>
          </table:table-cell>
          <table:table-cell table:style-name="ce21" table:formula="of:=AVERAGE([.J15:.J24])" office:value-type="percentage" office:value="0.09832" calcext:value-type="percentage">
            <text:p>9,83%</text:p>
          </table:table-cell>
          <table:table-cell table:style-name="ce21" table:formula="of:=AVERAGE([.K15:.K24])" office:value-type="percentage" office:value="0.47757" calcext:value-type="percentage">
            <text:p>47,76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15:.B24])" office:value-type="percentage" office:value="0.0582640779363904" calcext:value-type="percentage">
            <text:p>5,83%</text:p>
          </table:table-cell>
          <table:table-cell table:formula="of:=STDEV([.C15:.C24])" office:value-type="percentage" office:value="0.0864408314012153" calcext:value-type="percentage">
            <text:p>8,64%</text:p>
          </table:table-cell>
          <table:table-cell table:formula="of:=STDEV([.D15:.D24])" office:value-type="percentage" office:value="0.0551680070330622" calcext:value-type="percentage">
            <text:p>5,52%</text:p>
          </table:table-cell>
          <table:table-cell table:formula="of:=STDEV([.E15:.E24])" office:value-type="percentage" office:value="0.0603343130675516" calcext:value-type="percentage">
            <text:p>6,03%</text:p>
          </table:table-cell>
          <table:table-cell table:number-columns-repeated="2"/>
          <table:table-cell table:formula="of:=STDEV([.H15:.H24])" office:value-type="percentage" office:value="0.0308946615309362" calcext:value-type="percentage">
            <text:p>3,09%</text:p>
          </table:table-cell>
          <table:table-cell table:formula="of:=STDEV([.I15:.I24])" office:value-type="percentage" office:value="0.0898184372312649" calcext:value-type="percentage">
            <text:p>8,98%</text:p>
          </table:table-cell>
          <table:table-cell table:formula="of:=STDEV([.J15:.J24])" office:value-type="percentage" office:value="0.0235875108196407" calcext:value-type="percentage">
            <text:p>2,36%</text:p>
          </table:table-cell>
          <table:table-cell table:formula="of:=STDEV([.K15:.K24])" office:value-type="percentage" office:value="0.0415793231199248" calcext:value-type="percentage">
            <text:p>4,16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style-name="ce23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6" calcext:value-type="percentage">
            <text:p>60,00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9063" calcext:value-type="percentage">
            <text:p>90,63%</text:p>
          </table:table-cell>
          <table:table-cell office:value-type="percentage" office:value="0.619" calcext:value-type="percentage">
            <text:p>61,9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1981" calcext:value-type="percentage">
            <text:p>19,81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1229" calcext:value-type="percentage">
            <text:p>12,29%</text:p>
          </table:table-cell>
          <table:table-cell office:value-type="percentage" office:value="0.6287" calcext:value-type="percentage">
            <text:p>62,87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8571" calcext:value-type="percentage">
            <text:p>85,71%</text:p>
          </table:table-cell>
          <table:table-cell office:value-type="percentage" office:value="0.7143" calcext:value-type="percentage">
            <text:p>71,4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2371" calcext:value-type="percentage">
            <text:p>23,71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1238" calcext:value-type="percentage">
            <text:p>12,38%</text:p>
          </table:table-cell>
          <table:table-cell office:value-type="percentage" office:value="0.7143" calcext:value-type="percentage">
            <text:p>71,43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8175" calcext:value-type="percentage">
            <text:p>81,75%</text:p>
          </table:table-cell>
          <table:table-cell office:value-type="percentage" office:value="0.5714" calcext:value-type="percentage">
            <text:p>57,14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1419" calcext:value-type="percentage">
            <text:p>14,19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686" calcext:value-type="percentage">
            <text:p>6,86%</text:p>
          </table:table-cell>
          <table:table-cell office:value-type="percentage" office:value="0.6286" calcext:value-type="percentage">
            <text:p>62,86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8871" calcext:value-type="percentage">
            <text:p>88,71%</text:p>
          </table:table-cell>
          <table:table-cell office:value-type="percentage" office:value="0.4317" calcext:value-type="percentage">
            <text:p>43,1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1676" calcext:value-type="percentage">
            <text:p>16,76%</text:p>
          </table:table-cell>
          <table:table-cell office:value-type="percentage" office:value="0.6286" calcext:value-type="percentage">
            <text:p>62,86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8714" calcext:value-type="percentage">
            <text:p>87,14%</text:p>
          </table:table-cell>
          <table:table-cell office:value-type="percentage" office:value="0.5238" calcext:value-type="percentage">
            <text:p>52,38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2076" calcext:value-type="percentage">
            <text:p>20,76%</text:p>
          </table:table-cell>
          <table:table-cell table:number-columns-repeated="2" office:value-type="percentage" office:value="0.0857" calcext:value-type="percentage">
            <text:p>8,57%</text:p>
          </table:table-cell>
          <table:table-cell office:value-type="percentage" office:value="0.6" calcext:value-type="percentage">
            <text:p>60,00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8286" calcext:value-type="percentage">
            <text:p>82,86%</text:p>
          </table:table-cell>
          <table:table-cell office:value-type="percentage" office:value="0.4762" calcext:value-type="percentage">
            <text:p>47,62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2305" calcext:value-type="percentage">
            <text:p>23,05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7713" calcext:value-type="percentage">
            <text:p>77,13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9492" calcext:value-type="percentage">
            <text:p>94,92%</text:p>
          </table:table-cell>
          <table:table-cell office:value-type="percentage" office:value="0.7143" calcext:value-type="percentage">
            <text:p>71,4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57" calcext:value-type="percentage">
            <text:p>14,57%</text:p>
          </table:table-cell>
          <table:table-cell office:value-type="percentage" office:value="0.7143" calcext:value-type="percentage">
            <text:p>71,43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9429" calcext:value-type="percentage">
            <text:p>94,29%</text:p>
          </table:table-cell>
          <table:table-cell office:value-type="percentage" office:value="0.3317" calcext:value-type="percentage">
            <text:p>33,1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2162" calcext:value-type="percentage">
            <text:p>21,62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1581" calcext:value-type="percentage">
            <text:p>15,81%</text:p>
          </table:table-cell>
          <table:table-cell office:value-type="percentage" office:value="0.6571" calcext:value-type="percentage">
            <text:p>65,71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8984" calcext:value-type="percentage">
            <text:p>89,84%</text:p>
          </table:table-cell>
          <table:table-cell office:value-type="percentage" office:value="0.427" calcext:value-type="percentage">
            <text:p>42,7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1105" calcext:value-type="percentage">
            <text:p>11,05%</text:p>
          </table:table-cell>
          <table:table-cell office:value-type="percentage" office:value="0.5429" calcext:value-type="percentage">
            <text:p>54,29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8825" calcext:value-type="percentage">
            <text:p>88,25%</text:p>
          </table:table-cell>
          <table:table-cell office:value-type="percentage" office:value="0.5714" calcext:value-type="percentage">
            <text:p>57,14%</text:p>
          </table:table-cell>
          <table:table-cell table:number-columns-repeated="16375"/>
        </table:table-row>
        <table:table-row table:style-name="ro2">
          <table:table-cell table:style-name="ce21"/>
          <table:table-cell table:style-name="ce21" table:formula="of:=AVERAGE([.B28:.B37])" office:value-type="percentage" office:value="0.19895" calcext:value-type="percentage">
            <text:p>19,90%</text:p>
          </table:table-cell>
          <table:table-cell table:style-name="ce21" table:formula="of:=AVERAGE([.C28:.C37])" office:value-type="percentage" office:value="0.08932" calcext:value-type="percentage">
            <text:p>8,93%</text:p>
          </table:table-cell>
          <table:table-cell table:style-name="ce21" table:formula="of:=AVERAGE([.D28:.D37])" office:value-type="percentage" office:value="0.11553" calcext:value-type="percentage">
            <text:p>11,55%</text:p>
          </table:table-cell>
          <table:table-cell table:style-name="ce21" table:formula="of:=AVERAGE([.E28:.E37])" office:value-type="percentage" office:value="0.64858" calcext:value-type="percentage">
            <text:p>64,86%</text:p>
          </table:table-cell>
          <table:table-cell table:style-name="ce21" table:number-columns-repeated="2"/>
          <table:table-cell table:style-name="ce21" table:formula="of:=AVERAGE([.H28:.H37])" office:value-type="percentage" office:value="0.8841" calcext:value-type="percentage">
            <text:p>88,41%</text:p>
          </table:table-cell>
          <table:table-cell table:style-name="ce21" table:formula="of:=AVERAGE([.I28:.I37])" office:value-type="percentage" office:value="0.53808" calcext:value-type="percentage">
            <text:p>53,81%</text:p>
          </table:table-cell>
          <table:table-cell table:style-name="ce21" table:formula="of:=AVERAGE([.J28:.J37])" office:value-type="string" office:string-value="" calcext:value-type="error">
            <text:p>#DIV/0!</text:p>
          </table:table-cell>
          <table:table-cell table:style-name="ce21" table:formula="of:=AVERAGE([.K28:.K37])" office:value-type="string" office:string-value="" calcext:value-type="error">
            <text:p>#DIV/0!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28:.B37])" office:value-type="percentage" office:value="0.0410505447250365" calcext:value-type="percentage">
            <text:p>4,11%</text:p>
          </table:table-cell>
          <table:table-cell table:formula="of:=STDEV([.C28:.C37])" office:value-type="percentage" office:value="0.0435574920204448" calcext:value-type="percentage">
            <text:p>4,36%</text:p>
          </table:table-cell>
          <table:table-cell table:formula="of:=STDEV([.D28:.D37])" office:value-type="percentage" office:value="0.0339852598767302" calcext:value-type="percentage">
            <text:p>3,40%</text:p>
          </table:table-cell>
          <table:table-cell table:formula="of:=STDEV([.E28:.E37])" office:value-type="percentage" office:value="0.0673736974724641" calcext:value-type="percentage">
            <text:p>6,74%</text:p>
          </table:table-cell>
          <table:table-cell table:number-columns-repeated="2"/>
          <table:table-cell table:formula="of:=STDEV([.H28:.H37])" office:value-type="percentage" office:value="0.0432183602959051" calcext:value-type="percentage">
            <text:p>4,32%</text:p>
          </table:table-cell>
          <table:table-cell table:formula="of:=STDEV([.I28:.I37])" office:value-type="percentage" office:value="0.125236086386206" calcext:value-type="percentage">
            <text:p>12,52%</text:p>
          </table:table-cell>
          <table:table-cell table:formula="of:=STDEV([.J28:.J37])" office:value-type="string" office:string-value="" calcext:value-type="error">
            <text:p>#DIV/0!</text:p>
          </table:table-cell>
          <table:table-cell table:formula="of:=STDEV([.K28:.K37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4897" calcext:value-type="percentage">
            <text:p>48,97%</text:p>
          </table:table-cell>
          <table:table-cell office:value-type="percentage" office:value="0.4615" calcext:value-type="percentage">
            <text:p>46,15%</text:p>
          </table:table-cell>
          <table:table-cell table:number-columns-repeated="2" office:value-type="percentage" office:value="0.4923" calcext:value-type="percentage">
            <text:p>49,23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4691" calcext:value-type="percentage">
            <text:p>46,91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5061" calcext:value-type="percentage">
            <text:p>50,61%</text:p>
          </table:table-cell>
          <table:table-cell office:value-type="percentage" office:value="0.5185" calcext:value-type="percentage">
            <text:p>51,8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5513" calcext:value-type="percentage">
            <text:p>55,13%</text:p>
          </table:table-cell>
          <table:table-cell office:value-type="percentage" office:value="0.382" calcext:value-type="percentage">
            <text:p>38,20%</text:p>
          </table:table-cell>
          <table:table-cell table:number-columns-repeated="2" office:value-type="percentage" office:value="0.5615" calcext:value-type="percentage">
            <text:p>56,15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3469" calcext:value-type="percentage">
            <text:p>34,69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3975" calcext:value-type="percentage">
            <text:p>39,75%</text:p>
          </table:table-cell>
          <table:table-cell office:value-type="percentage" office:value="0.3704" calcext:value-type="percentage">
            <text:p>37,0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459" calcext:value-type="percentage">
            <text:p>45,90%</text:p>
          </table:table-cell>
          <table:table-cell office:value-type="percentage" office:value="0.3872" calcext:value-type="percentage">
            <text:p>38,72%</text:p>
          </table:table-cell>
          <table:table-cell table:number-columns-repeated="2" office:value-type="percentage" office:value="0.459" calcext:value-type="percentage">
            <text:p>45,90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3938" calcext:value-type="percentage">
            <text:p>39,38%</text:p>
          </table:table-cell>
          <table:table-cell office:value-type="percentage" office:value="0.2963" calcext:value-type="percentage">
            <text:p>29,6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5154" calcext:value-type="percentage">
            <text:p>51,54%</text:p>
          </table:table-cell>
          <table:table-cell office:value-type="percentage" office:value="0.2308" calcext:value-type="percentage">
            <text:p>23,08%</text:p>
          </table:table-cell>
          <table:table-cell table:number-columns-repeated="2" office:value-type="percentage" office:value="0.5308" calcext:value-type="percentage">
            <text:p>53,08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2753" calcext:value-type="percentage">
            <text:p>27,53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3852" calcext:value-type="percentage">
            <text:p>38,52%</text:p>
          </table:table-cell>
          <table:table-cell office:value-type="percentage" office:value="0.2753" calcext:value-type="percentage">
            <text:p>27,5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026" calcext:value-type="percentage">
            <text:p>50,26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4641" calcext:value-type="percentage">
            <text:p>46,41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3568" calcext:value-type="percentage">
            <text:p>35,68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4543" calcext:value-type="percentage">
            <text:p>45,43%</text:p>
          </table:table-cell>
          <table:table-cell office:value-type="percentage" office:value="0.3704" calcext:value-type="percentage">
            <text:p>37,0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4795" calcext:value-type="percentage">
            <text:p>47,95%</text:p>
          </table:table-cell>
          <table:table-cell office:value-type="percentage" office:value="0.3795" calcext:value-type="percentage">
            <text:p>37,95%</text:p>
          </table:table-cell>
          <table:table-cell table:number-columns-repeated="2" office:value-type="percentage" office:value="0.5692" calcext:value-type="percentage">
            <text:p>56,92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4086" calcext:value-type="percentage">
            <text:p>40,86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4235" calcext:value-type="percentage">
            <text:p>42,35%</text:p>
          </table:table-cell>
          <table:table-cell office:value-type="percentage" office:value="0.4444" calcext:value-type="percentage">
            <text:p>44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538" calcext:value-type="percentage">
            <text:p>15,38%</text:p>
          </table:table-cell>
          <table:table-cell office:value-type="percentage" office:value="0.459" calcext:value-type="percentage">
            <text:p>45,90%</text:p>
          </table:table-cell>
          <table:table-cell office:value-type="percentage" office:value="0.449" calcext:value-type="percentage">
            <text:p>44,90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3988" calcext:value-type="percentage">
            <text:p>39,88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4074" calcext:value-type="percentage">
            <text:p>40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5256" calcext:value-type="percentage">
            <text:p>52,56%</text:p>
          </table:table-cell>
          <table:table-cell office:value-type="percentage" office:value="0.3744" calcext:value-type="percentage">
            <text:p>37,44%</text:p>
          </table:table-cell>
          <table:table-cell office:value-type="percentage" office:value="0.4744" calcext:value-type="percentage">
            <text:p>47,44%</text:p>
          </table:table-cell>
          <table:table-cell office:value-type="percentage" office:value="0.5385" calcext:value-type="percentage">
            <text:p>53,85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4284" calcext:value-type="percentage">
            <text:p>42,84%</text:p>
          </table:table-cell>
          <table:table-cell office:value-type="percentage" office:value="0.4074" calcext:value-type="percentage">
            <text:p>40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159" calcext:value-type="percentage">
            <text:p>15,90%</text:p>
          </table:table-cell>
          <table:table-cell table:number-columns-repeated="2"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3938" calcext:value-type="percentage">
            <text:p>39,38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4432" calcext:value-type="percentage">
            <text:p>44,32%</text:p>
          </table:table-cell>
          <table:table-cell office:value-type="percentage" office:value="0.4074" calcext:value-type="percentage">
            <text:p>40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3846" calcext:value-type="percentage">
            <text:p>38,46%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5387" calcext:value-type="percentage">
            <text:p>53,87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3951" calcext:value-type="percentage">
            <text:p>39,51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4593" calcext:value-type="percentage">
            <text:p>45,93%</text:p>
          </table:table-cell>
          <table:table-cell office:value-type="percentage" office:value="0.4444" calcext:value-type="percentage">
            <text:p>44,44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41:.B50])" office:value-type="percentage" office:value="0.49" calcext:value-type="percentage">
            <text:p>49,00%</text:p>
          </table:table-cell>
          <table:table-cell table:style-name="ce21" table:formula="of:=AVERAGE([.C41:.C50])" office:value-type="percentage" office:value="0.32205" calcext:value-type="percentage">
            <text:p>32,21%</text:p>
          </table:table-cell>
          <table:table-cell table:style-name="ce21" table:formula="of:=AVERAGE([.D41:.D50])" office:value-type="percentage" office:value="0.50923" calcext:value-type="percentage">
            <text:p>50,92%</text:p>
          </table:table-cell>
          <table:table-cell table:style-name="ce21" table:formula="of:=AVERAGE([.E41:.E50])" office:value-type="percentage" office:value="0.51338" calcext:value-type="percentage">
            <text:p>51,34%</text:p>
          </table:table-cell>
          <table:table-cell table:style-name="ce21" table:number-columns-repeated="2"/>
          <table:table-cell table:style-name="ce21" table:formula="of:=AVERAGE([.H41:.H50])" office:value-type="percentage" office:value="0.37802" calcext:value-type="percentage">
            <text:p>37,80%</text:p>
          </table:table-cell>
          <table:table-cell table:style-name="ce21" table:formula="of:=AVERAGE([.I41:.I50])" office:value-type="percentage" office:value="0.17396" calcext:value-type="percentage">
            <text:p>17,40%</text:p>
          </table:table-cell>
          <table:table-cell table:style-name="ce21" table:formula="of:=AVERAGE([.J41:.J50])" office:value-type="percentage" office:value="0.4332" calcext:value-type="percentage">
            <text:p>43,32%</text:p>
          </table:table-cell>
          <table:table-cell table:style-name="ce21" table:formula="of:=AVERAGE([.K41:.K50])" office:value-type="percentage" office:value="0.39419" calcext:value-type="percentage">
            <text:p>39,42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41:.B50])" office:value-type="percentage" office:value="0.0541203802236787" calcext:value-type="percentage">
            <text:p>5,41%</text:p>
          </table:table-cell>
          <table:table-cell table:formula="of:=STDEV([.C41:.C50])" office:value-type="percentage" office:value="0.105758742743409" calcext:value-type="percentage">
            <text:p>10,58%</text:p>
          </table:table-cell>
          <table:table-cell table:formula="of:=STDEV([.D41:.D50])" office:value-type="percentage" office:value="0.0441130378812332" calcext:value-type="percentage">
            <text:p>4,41%</text:p>
          </table:table-cell>
          <table:table-cell table:formula="of:=STDEV([.E41:.E50])" office:value-type="percentage" office:value="0.0442739652617653" calcext:value-type="percentage">
            <text:p>4,43%</text:p>
          </table:table-cell>
          <table:table-cell table:number-columns-repeated="2"/>
          <table:table-cell table:formula="of:=STDEV([.H41:.H50])" office:value-type="percentage" office:value="0.0545460417140114" calcext:value-type="percentage">
            <text:p>5,45%</text:p>
          </table:table-cell>
          <table:table-cell table:formula="of:=STDEV([.I41:.I50])" office:value-type="percentage" office:value="0.0652040932593789" calcext:value-type="percentage">
            <text:p>6,52%</text:p>
          </table:table-cell>
          <table:table-cell table:formula="of:=STDEV([.J41:.J50])" office:value-type="percentage" office:value="0.0362783375828851" calcext:value-type="percentage">
            <text:p>3,63%</text:p>
          </table:table-cell>
          <table:table-cell table:formula="of:=STDEV([.K41:.K50])" office:value-type="percentage" office:value="0.0713892218755745" calcext:value-type="percentage">
            <text:p>7,1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style-name="ce23"/>
          <table:table-cell table:number-columns-repeated="16372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507" calcext:value-type="percentage">
            <text:p>5,07%</text:p>
          </table:table-cell>
          <table:table-cell office:value-type="percentage" office:value="0.0942" calcext:value-type="percentage">
            <text:p>9,42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2029" calcext:value-type="percentage">
            <text:p>20,29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2257" calcext:value-type="percentage">
            <text:p>22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1435" calcext:value-type="percentage">
            <text:p>14,35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1029" calcext:value-type="percentage">
            <text:p>10,29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1286" calcext:value-type="percentage">
            <text:p>12,86%</text:p>
          </table:table-cell>
          <table:table-cell office:value-type="percentage" office:value="0.1152" calcext:value-type="percentage">
            <text:p>11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1304" calcext:value-type="percentage">
            <text:p>13,04%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1391" calcext:value-type="percentage">
            <text:p>13,91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533" calcext:value-type="percentage">
            <text:p>15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971" calcext:value-type="percentage">
            <text:p>9,71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493" calcext:value-type="percentage">
            <text:p>4,93%</text:p>
          </table:table-cell>
          <table:table-cell office:value-type="percentage" office:value="0.1319" calcext:value-type="percentage">
            <text:p>13,19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2076" calcext:value-type="percentage">
            <text:p>20,76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2038" calcext:value-type="percentage">
            <text:p>20,3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884" calcext:value-type="percentage">
            <text:p>8,84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19" calcext:value-type="percentage">
            <text:p>3,19%</text:p>
          </table:table-cell>
          <table:table-cell office:value-type="percentage" office:value="0.0957" calcext:value-type="percentage">
            <text:p>9,57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1057" calcext:value-type="percentage">
            <text:p>10,57%</text:p>
          </table:table-cell>
          <table:table-cell office:value-type="percentage" office:value="0.1895" calcext:value-type="percentage">
            <text:p>18,9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797" calcext:value-type="percentage">
            <text:p>7,97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48" calcext:value-type="percentage">
            <text:p>3,48%</text:p>
          </table:table-cell>
          <table:table-cell office:value-type="percentage" office:value="0.0826" calcext:value-type="percentage">
            <text:p>8,26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1981" calcext:value-type="percentage">
            <text:p>19,81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1657" calcext:value-type="percentage">
            <text:p>16,57%</text:p>
          </table:table-cell>
          <table:table-cell office:value-type="percentage" office:value="0.2314" calcext:value-type="percentage">
            <text:p>23,1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1087" calcext:value-type="percentage">
            <text:p>10,87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2219" calcext:value-type="percentage">
            <text:p>22,19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1686" calcext:value-type="percentage">
            <text:p>16,86%</text:p>
          </table:table-cell>
          <table:table-cell office:value-type="percentage" office:value="0.2648" calcext:value-type="percentage">
            <text:p>26,4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1333" calcext:value-type="percentage">
            <text:p>13,33%</text:p>
          </table:table-cell>
          <table:table-cell table:number-columns-repeated="2" office:value-type="percentage" office:value="0.087" calcext:value-type="percentage">
            <text:p>8,70%</text:p>
          </table:table-cell>
          <table:table-cell office:value-type="percentage" office:value="0.1261" calcext:value-type="percentage">
            <text:p>12,61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486" calcext:value-type="percentage">
            <text:p>14,86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1057" calcext:value-type="percentage">
            <text:p>10,57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565" calcext:value-type="percentage">
            <text:p>5,65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507" calcext:value-type="percentage">
            <text:p>5,07%</text:p>
          </table:table-cell>
          <table:table-cell office:value-type="percentage" office:value="0.0464" calcext:value-type="percentage">
            <text:p>4,64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1924" calcext:value-type="percentage">
            <text:p>19,24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1232" calcext:value-type="percentage">
            <text:p>12,32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797" calcext:value-type="percentage">
            <text:p>7,97%</text:p>
          </table:table-cell>
          <table:table-cell office:value-type="percentage" office:value="0.1638" calcext:value-type="percentage">
            <text:p>16,38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1457" calcext:value-type="percentage">
            <text:p>14,57%</text:p>
          </table:table-cell>
          <table:table-cell office:value-type="percentage" office:value="0.2105" calcext:value-type="percentage">
            <text:p>21,05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54:.B63])" office:value-type="percentage" office:value="0.10347" calcext:value-type="percentage">
            <text:p>10,35%</text:p>
          </table:table-cell>
          <table:table-cell table:style-name="ce21" table:formula="of:=AVERAGE([.C54:.C63])" office:value-type="percentage" office:value="0.0348" calcext:value-type="percentage">
            <text:p>3,48%</text:p>
          </table:table-cell>
          <table:table-cell table:style-name="ce21" table:formula="of:=AVERAGE([.D54:.D63])" office:value-type="percentage" office:value="0.05841" calcext:value-type="percentage">
            <text:p>5,84%</text:p>
          </table:table-cell>
          <table:table-cell table:style-name="ce21" table:formula="of:=AVERAGE([.E54:.E63])" office:value-type="percentage" office:value="0.10914" calcext:value-type="percentage">
            <text:p>10,91%</text:p>
          </table:table-cell>
          <table:table-cell table:style-name="ce21" table:number-columns-repeated="2"/>
          <table:table-cell table:style-name="ce21" table:formula="of:=AVERAGE([.H54:.H63])" office:value-type="percentage" office:value="0.18535" calcext:value-type="percentage">
            <text:p>18,54%</text:p>
          </table:table-cell>
          <table:table-cell table:style-name="ce21" table:formula="of:=AVERAGE([.I54:.I63])" office:value-type="percentage" office:value="0.07143" calcext:value-type="percentage">
            <text:p>7,14%</text:p>
          </table:table-cell>
          <table:table-cell table:style-name="ce21" table:formula="of:=AVERAGE([.J54:.J63])" office:value-type="percentage" office:value="0.1439" calcext:value-type="percentage">
            <text:p>14,39%</text:p>
          </table:table-cell>
          <table:table-cell table:style-name="ce21" table:formula="of:=AVERAGE([.K54:.K63])" office:value-type="percentage" office:value="0.19676" calcext:value-type="percentage">
            <text:p>19,68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54:.B63])" office:value-type="percentage" office:value="0.0280737144753672" calcext:value-type="percentage">
            <text:p>2,81%</text:p>
          </table:table-cell>
          <table:table-cell table:formula="of:=STDEV([.C54:.C63])" office:value-type="percentage" office:value="0.0343132627419778" calcext:value-type="percentage">
            <text:p>3,43%</text:p>
          </table:table-cell>
          <table:table-cell table:formula="of:=STDEV([.D54:.D63])" office:value-type="percentage" office:value="0.0217453673227196" calcext:value-type="percentage">
            <text:p>2,17%</text:p>
          </table:table-cell>
          <table:table-cell table:formula="of:=STDEV([.E54:.E63])" office:value-type="percentage" office:value="0.0329555660448024" calcext:value-type="percentage">
            <text:p>3,30%</text:p>
          </table:table-cell>
          <table:table-cell table:number-columns-repeated="2"/>
          <table:table-cell table:formula="of:=STDEV([.H54:.H63])" office:value-type="percentage" office:value="0.0319762846149733" calcext:value-type="percentage">
            <text:p>3,20%</text:p>
          </table:table-cell>
          <table:table-cell table:formula="of:=STDEV([.I54:.I63])" office:value-type="percentage" office:value="0.0409695564481183" calcext:value-type="percentage">
            <text:p>4,10%</text:p>
          </table:table-cell>
          <table:table-cell table:formula="of:=STDEV([.J54:.J63])" office:value-type="percentage" office:value="0.0245273543438976" calcext:value-type="percentage">
            <text:p>2,45%</text:p>
          </table:table-cell>
          <table:table-cell table:formula="of:=STDEV([.K54:.K63])" office:value-type="percentage" office:value="0.0428189521902004" calcext:value-type="percentage">
            <text:p>4,2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4971" calcext:value-type="percentage">
            <text:p>49,71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5196" calcext:value-type="percentage">
            <text:p>51,96%</text:p>
          </table:table-cell>
          <table:table-cell office:value-type="percentage" office:value="0.3314" calcext:value-type="percentage">
            <text:p>33,14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1928" calcext:value-type="percentage">
            <text:p>19,28%</text:p>
          </table:table-cell>
          <table:table-cell office:value-type="percentage" office:value="0.4161" calcext:value-type="percentage">
            <text:p>41,61%</text:p>
          </table:table-cell>
          <table:table-cell office:value-type="percentage" office:value="0.2313" calcext:value-type="percentage">
            <text:p>23,1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4598" calcext:value-type="percentage">
            <text:p>45,98%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498" calcext:value-type="percentage">
            <text:p>49,80%</text:p>
          </table:table-cell>
          <table:table-cell office:value-type="percentage" office:value="0.2775" calcext:value-type="percentage">
            <text:p>27,75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2598" calcext:value-type="percentage">
            <text:p>25,98%</text:p>
          </table:table-cell>
          <table:table-cell office:value-type="percentage" office:value="0.1687" calcext:value-type="percentage">
            <text:p>16,87%</text:p>
          </table:table-cell>
          <table:table-cell office:value-type="percentage" office:value="0.3944" calcext:value-type="percentage">
            <text:p>39,44%</text:p>
          </table:table-cell>
          <table:table-cell office:value-type="percentage" office:value="0.2627" calcext:value-type="percentage">
            <text:p>26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99" calcext:value-type="percentage">
            <text:p>39,90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4765" calcext:value-type="percentage">
            <text:p>47,65%</text:p>
          </table:table-cell>
          <table:table-cell office:value-type="percentage" office:value="0.2755" calcext:value-type="percentage">
            <text:p>27,55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3012" calcext:value-type="percentage">
            <text:p>30,12%</text:p>
          </table:table-cell>
          <table:table-cell office:value-type="percentage" office:value="0.206" calcext:value-type="percentage">
            <text:p>20,60%</text:p>
          </table:table-cell>
          <table:table-cell office:value-type="percentage" office:value="0.4265" calcext:value-type="percentage">
            <text:p>42,65%</text:p>
          </table:table-cell>
          <table:table-cell office:value-type="percentage" office:value="0.1888" calcext:value-type="percentage">
            <text:p>18,8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5157" calcext:value-type="percentage">
            <text:p>51,57%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4941" calcext:value-type="percentage">
            <text:p>49,41%</text:p>
          </table:table-cell>
          <table:table-cell office:value-type="percentage" office:value="0.4559" calcext:value-type="percentage">
            <text:p>45,59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747" calcext:value-type="percentage">
            <text:p>27,47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3751" calcext:value-type="percentage">
            <text:p>37,51%</text:p>
          </table:table-cell>
          <table:table-cell office:value-type="percentage" office:value="0.2739" calcext:value-type="percentage">
            <text:p>27,3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363" calcext:value-type="percentage">
            <text:p>33,63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5471" calcext:value-type="percentage">
            <text:p>54,71%</text:p>
          </table:table-cell>
          <table:table-cell office:value-type="percentage" office:value="0.3098" calcext:value-type="percentage">
            <text:p>30,98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2398" calcext:value-type="percentage">
            <text:p>23,98%</text:p>
          </table:table-cell>
          <table:table-cell office:value-type="percentage" office:value="0.1205" calcext:value-type="percentage">
            <text:p>12,05%</text:p>
          </table:table-cell>
          <table:table-cell office:value-type="percentage" office:value="0.449" calcext:value-type="percentage">
            <text:p>44,90%</text:p>
          </table:table-cell>
          <table:table-cell office:value-type="percentage" office:value="0.1847" calcext:value-type="percentage">
            <text:p>18,4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3931" calcext:value-type="percentage">
            <text:p>39,31%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4765" calcext:value-type="percentage">
            <text:p>47,65%</text:p>
          </table:table-cell>
          <table:table-cell office:value-type="percentage" office:value="0.249" calcext:value-type="percentage">
            <text:p>24,90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259" calcext:value-type="percentage">
            <text:p>25,90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3791" calcext:value-type="percentage">
            <text:p>37,91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4706" calcext:value-type="percentage">
            <text:p>47,06%</text:p>
          </table:table-cell>
          <table:table-cell office:value-type="percentage" office:value="0.3225" calcext:value-type="percentage">
            <text:p>32,25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2775" calcext:value-type="percentage">
            <text:p>27,75%</text:p>
          </table:table-cell>
          <table:table-cell office:value-type="percentage" office:value="0.2161" calcext:value-type="percentage">
            <text:p>21,61%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3048" calcext:value-type="percentage">
            <text:p>30,4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392" calcext:value-type="percentage">
            <text:p>33,92%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5353" calcext:value-type="percentage">
            <text:p>53,53%</text:p>
          </table:table-cell>
          <table:table-cell office:value-type="percentage" office:value="0.202" calcext:value-type="percentage">
            <text:p>20,20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2402" calcext:value-type="percentage">
            <text:p>24,02%</text:p>
          </table:table-cell>
          <table:table-cell office:value-type="percentage" office:value="0.1325" calcext:value-type="percentage">
            <text:p>13,25%</text:p>
          </table:table-cell>
          <table:table-cell office:value-type="percentage" office:value="0.4193" calcext:value-type="percentage">
            <text:p>41,93%</text:p>
          </table:table-cell>
          <table:table-cell office:value-type="percentage" office:value="0.192" calcext:value-type="percentage">
            <text:p>19,2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931" calcext:value-type="percentage">
            <text:p>39,31%</text:p>
          </table:table-cell>
          <table:table-cell office:value-type="percentage" office:value="0.299" calcext:value-type="percentage">
            <text:p>29,90%</text:p>
          </table:table-cell>
          <table:table-cell office:value-type="percentage" office:value="0.5235" calcext:value-type="percentage">
            <text:p>52,35%</text:p>
          </table:table-cell>
          <table:table-cell office:value-type="percentage" office:value="0.3392" calcext:value-type="percentage">
            <text:p>33,92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2976" calcext:value-type="percentage">
            <text:p>29,76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3863" calcext:value-type="percentage">
            <text:p>38,63%</text:p>
          </table:table-cell>
          <table:table-cell office:value-type="percentage" office:value="0.1787" calcext:value-type="percentage">
            <text:p>17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392" calcext:value-type="percentage">
            <text:p>33,92%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4059" calcext:value-type="percentage">
            <text:p>40,59%</text:p>
          </table:table-cell>
          <table:table-cell office:value-type="percentage" office:value="0.2618" calcext:value-type="percentage">
            <text:p>26,18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2169" calcext:value-type="percentage">
            <text:p>21,69%</text:p>
          </table:table-cell>
          <table:table-cell office:value-type="percentage" office:value="0.1173" calcext:value-type="percentage">
            <text:p>11,73%</text:p>
          </table:table-cell>
          <table:table-cell office:value-type="percentage" office:value="0.3928" calcext:value-type="percentage">
            <text:p>39,28%</text:p>
          </table:table-cell>
          <table:table-cell office:value-type="percentage" office:value="0.2309" calcext:value-type="percentage">
            <text:p>23,09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67:.B76])" office:value-type="percentage" office:value="0.41431" calcext:value-type="percentage">
            <text:p>41,43%</text:p>
          </table:table-cell>
          <table:table-cell table:style-name="ce21" table:formula="of:=AVERAGE([.C67:.C76])" office:value-type="percentage" office:value="0.28902" calcext:value-type="percentage">
            <text:p>28,90%</text:p>
          </table:table-cell>
          <table:table-cell table:style-name="ce21" table:formula="of:=AVERAGE([.D67:.D76])" office:value-type="percentage" office:value="0.49765" calcext:value-type="percentage">
            <text:p>49,77%</text:p>
          </table:table-cell>
          <table:table-cell table:style-name="ce21" table:formula="of:=AVERAGE([.E67:.E76])" office:value-type="percentage" office:value="0.30688" calcext:value-type="percentage">
            <text:p>30,69%</text:p>
          </table:table-cell>
          <table:table-cell table:style-name="ce21" table:number-columns-repeated="2"/>
          <table:table-cell table:style-name="ce21" table:formula="of:=AVERAGE([.H67:.H76])" office:value-type="percentage" office:value="0.2643" calcext:value-type="percentage">
            <text:p>26,43%</text:p>
          </table:table-cell>
          <table:table-cell table:style-name="ce21" table:formula="of:=AVERAGE([.I67:.I76])" office:value-type="percentage" office:value="0.17318" calcext:value-type="percentage">
            <text:p>17,32%</text:p>
          </table:table-cell>
          <table:table-cell table:style-name="ce21" table:formula="of:=AVERAGE([.J67:.J76])" office:value-type="percentage" office:value="0.40362" calcext:value-type="percentage">
            <text:p>40,36%</text:p>
          </table:table-cell>
          <table:table-cell table:style-name="ce21" table:formula="of:=AVERAGE([.K67:.K76])" office:value-type="percentage" office:value="0.22811" calcext:value-type="percentage">
            <text:p>22,81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67:.B76])" office:value-type="percentage" office:value="0.0673916653270681" calcext:value-type="percentage">
            <text:p>6,74%</text:p>
          </table:table-cell>
          <table:table-cell table:formula="of:=STDEV([.C67:.C76])" office:value-type="percentage" office:value="0.0690858371078247" calcext:value-type="percentage">
            <text:p>6,91%</text:p>
          </table:table-cell>
          <table:table-cell table:formula="of:=STDEV([.D67:.D76])" office:value-type="percentage" office:value="0.0399218750951294" calcext:value-type="percentage">
            <text:p>3,99%</text:p>
          </table:table-cell>
          <table:table-cell table:formula="of:=STDEV([.E67:.E76])" office:value-type="percentage" office:value="0.0712349290103606" calcext:value-type="percentage">
            <text:p>7,12%</text:p>
          </table:table-cell>
          <table:table-cell table:number-columns-repeated="2"/>
          <table:table-cell table:formula="of:=STDEV([.H67:.H76])" office:value-type="percentage" office:value="0.026610482479237" calcext:value-type="percentage">
            <text:p>2,66%</text:p>
          </table:table-cell>
          <table:table-cell table:formula="of:=STDEV([.I67:.I76])" office:value-type="percentage" office:value="0.037859940717216" calcext:value-type="percentage">
            <text:p>3,79%</text:p>
          </table:table-cell>
          <table:table-cell table:formula="of:=STDEV([.J67:.J76])" office:value-type="percentage" office:value="0.0234221547542777" calcext:value-type="percentage">
            <text:p>2,34%</text:p>
          </table:table-cell>
          <table:table-cell table:formula="of:=STDEV([.K67:.K76])" office:value-type="percentage" office:value="0.0426802439334902" calcext:value-type="percentage">
            <text:p>4,27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style-name="ce24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3158" calcext:value-type="percentage">
            <text:p>31,58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414" calcext:value-type="percentage">
            <text:p>41,40%</text:p>
          </table:table-cell>
          <table:table-cell office:value-type="percentage" office:value="0.2597" calcext:value-type="percentage">
            <text:p>25,97%</text:p>
          </table:table-cell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3789" calcext:value-type="percentage">
            <text:p>37,89%</text:p>
          </table:table-cell>
          <table:table-cell office:value-type="percentage" office:value="0.3018" calcext:value-type="percentage">
            <text:p>30,18%</text:p>
          </table:table-cell>
          <table:table-cell office:value-type="percentage" office:value="0.3789" calcext:value-type="percentage">
            <text:p>37,89%</text:p>
          </table:table-cell>
          <table:table-cell office:value-type="percentage" office:value="0.3412" calcext:value-type="percentage">
            <text:p>34,1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3596" calcext:value-type="percentage">
            <text:p>35,96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3895" calcext:value-type="percentage">
            <text:p>38,95%</text:p>
          </table:table-cell>
          <table:table-cell office:value-type="percentage" office:value="0.293" calcext:value-type="percentage">
            <text:p>29,30%</text:p>
          </table:table-cell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4443" calcext:value-type="percentage">
            <text:p>44,43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4443" calcext:value-type="percentage">
            <text:p>44,43%</text:p>
          </table:table-cell>
          <table:table-cell office:value-type="percentage" office:value="0.389" calcext:value-type="percentage">
            <text:p>38,9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719" calcext:value-type="percentage">
            <text:p>37,19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407" calcext:value-type="percentage">
            <text:p>40,70%</text:p>
          </table:table-cell>
          <table:table-cell office:value-type="percentage" office:value="0.2947" calcext:value-type="percentage">
            <text:p>29,47%</text:p>
          </table:table-cell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3868" calcext:value-type="percentage">
            <text:p>38,68%</text:p>
          </table:table-cell>
          <table:table-cell office:value-type="percentage" office:value="0.2237" calcext:value-type="percentage">
            <text:p>22,37%</text:p>
          </table:table-cell>
          <table:table-cell office:value-type="percentage" office:value="0.3968" calcext:value-type="percentage">
            <text:p>39,68%</text:p>
          </table:table-cell>
          <table:table-cell office:value-type="percentage" office:value="0.3689" calcext:value-type="percentage">
            <text:p>36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3965" calcext:value-type="percentage">
            <text:p>39,65%</text:p>
          </table:table-cell>
          <table:table-cell office:value-type="percentage" office:value="0.1491" calcext:value-type="percentage">
            <text:p>14,91%</text:p>
          </table:table-cell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3469" calcext:value-type="percentage">
            <text:p>34,69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3569" calcext:value-type="percentage">
            <text:p>35,69%</text:p>
          </table:table-cell>
          <table:table-cell office:value-type="percentage" office:value="0.2952" calcext:value-type="percentage">
            <text:p>29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596" calcext:value-type="percentage">
            <text:p>25,96%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3614" calcext:value-type="percentage">
            <text:p>36,14%</text:p>
          </table:table-cell>
          <table:table-cell office:value-type="percentage" office:value="0.1912" calcext:value-type="percentage">
            <text:p>19,12%</text:p>
          </table:table-cell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3241" calcext:value-type="percentage">
            <text:p>32,41%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3141" calcext:value-type="percentage">
            <text:p>31,41%</text:p>
          </table:table-cell>
          <table:table-cell office:value-type="percentage" office:value="0.3039" calcext:value-type="percentage">
            <text:p>30,3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2088" calcext:value-type="percentage">
            <text:p>20,88%</text:p>
          </table:table-cell>
          <table:table-cell office:value-type="percentage" office:value="0.1561" calcext:value-type="percentage">
            <text:p>15,61%</text:p>
          </table:table-cell>
          <table:table-cell office:value-type="percentage" office:value="0.2596" calcext:value-type="percentage">
            <text:p>25,96%</text:p>
          </table:table-cell>
          <table:table-cell office:value-type="percentage" office:value="0.1719" calcext:value-type="percentage">
            <text:p>17,19%</text:p>
          </table:table-cell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3184" calcext:value-type="percentage">
            <text:p>31,84%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3284" calcext:value-type="percentage">
            <text:p>32,84%</text:p>
          </table:table-cell>
          <table:table-cell office:value-type="percentage" office:value="0.2855" calcext:value-type="percentage">
            <text:p>28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491" calcext:value-type="percentage">
            <text:p>4,91%</text:p>
          </table:table-cell>
          <table:table-cell office:value-type="percentage" office:value="0.0702" calcext:value-type="percentage">
            <text:p>7,02%</text:p>
          </table:table-cell>
          <table:table-cell office:value-type="percentage" office:value="0.2982" calcext:value-type="percentage">
            <text:p>29,82%</text:p>
          </table:table-cell>
          <table:table-cell office:value-type="percentage" office:value="0.0807" calcext:value-type="percentage">
            <text:p>8,07%</text:p>
          </table:table-cell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3215" calcext:value-type="percentage">
            <text:p>32,15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3115" calcext:value-type="percentage">
            <text:p>31,15%</text:p>
          </table:table-cell>
          <table:table-cell office:value-type="percentage" office:value="0.3004" calcext:value-type="percentage">
            <text:p>30,0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2947" calcext:value-type="percentage">
            <text:p>29,47%</text:p>
          </table:table-cell>
          <table:table-cell office:value-type="percentage" office:value="0.1789" calcext:value-type="percentage">
            <text:p>17,89%</text:p>
          </table:table-cell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3351" calcext:value-type="percentage">
            <text:p>33,51%</text:p>
          </table:table-cell>
          <table:table-cell office:value-type="percentage" office:value="0.3026" calcext:value-type="percentage">
            <text:p>30,26%</text:p>
          </table:table-cell>
          <table:table-cell office:value-type="percentage" office:value="0.3451" calcext:value-type="percentage">
            <text:p>34,51%</text:p>
          </table:table-cell>
          <table:table-cell office:value-type="percentage" office:value="0.3724" calcext:value-type="percentage">
            <text:p>37,2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2053" calcext:value-type="percentage">
            <text:p>20,53%</text:p>
          </table:table-cell>
          <table:table-cell office:value-type="percentage" office:value="0.1596" calcext:value-type="percentage">
            <text:p>15,96%</text:p>
          </table:table-cell>
          <table:table-cell office:value-type="percentage" office:value="0.3368" calcext:value-type="percentage">
            <text:p>33,68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3899" calcext:value-type="percentage">
            <text:p>38,99%</text:p>
          </table:table-cell>
          <table:table-cell office:value-type="percentage" office:value="0.2399" calcext:value-type="percentage">
            <text:p>23,99%</text:p>
          </table:table-cell>
          <table:table-cell office:value-type="percentage" office:value="0.3799" calcext:value-type="percentage">
            <text:p>37,99%</text:p>
          </table:table-cell>
          <table:table-cell office:value-type="percentage" office:value="0.4215" calcext:value-type="percentage">
            <text:p>42,1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0526" calcext:value-type="percentage">
            <text:p>5,26%</text:p>
          </table:table-cell>
          <table:table-cell office:value-type="percentage" office:value="0.2772" calcext:value-type="percentage">
            <text:p>27,72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10</text:p>
          </table:table-cell>
          <table:table-cell office:value-type="percentage" office:value="0.3136" calcext:value-type="percentage">
            <text:p>31,36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3236" calcext:value-type="percentage">
            <text:p>32,36%</text:p>
          </table:table-cell>
          <table:table-cell office:value-type="percentage" office:value="0.3732" calcext:value-type="percentage">
            <text:p>37,32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80:.B89])" office:value-type="percentage" office:value="0.23999" calcext:value-type="percentage">
            <text:p>24,00%</text:p>
          </table:table-cell>
          <table:table-cell table:style-name="ce21" table:formula="of:=AVERAGE([.C80:.C89])" office:value-type="percentage" office:value="0.1435" calcext:value-type="percentage">
            <text:p>14,35%</text:p>
          </table:table-cell>
          <table:table-cell table:style-name="ce21" table:formula="of:=AVERAGE([.D80:.D89])" office:value-type="percentage" office:value="0.34349" calcext:value-type="percentage">
            <text:p>34,35%</text:p>
          </table:table-cell>
          <table:table-cell table:style-name="ce21" table:formula="of:=AVERAGE([.E80:.E89])" office:value-type="percentage" office:value="0.1935" calcext:value-type="percentage">
            <text:p>19,35%</text:p>
          </table:table-cell>
          <table:table-cell table:style-name="ce21" table:number-columns-repeated="2"/>
          <table:table-cell table:style-name="ce21" table:formula="of:=AVERAGE([.H80:.H89])" office:value-type="percentage" office:value="0.35595" calcext:value-type="percentage">
            <text:p>35,60%</text:p>
          </table:table-cell>
          <table:table-cell table:style-name="ce21" table:formula="of:=AVERAGE([.I80:.I89])" office:value-type="percentage" office:value="0.25575" calcext:value-type="percentage">
            <text:p>25,58%</text:p>
          </table:table-cell>
          <table:table-cell table:style-name="ce21" table:formula="of:=AVERAGE([.J80:.J89])" office:value-type="percentage" office:value="0.35795" calcext:value-type="percentage">
            <text:p>35,80%</text:p>
          </table:table-cell>
          <table:table-cell table:style-name="ce21" table:formula="of:=AVERAGE([.K80:.K89])" office:value-type="percentage" office:value="0.34512" calcext:value-type="percentage">
            <text:p>34,51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80:.B89])" office:value-type="percentage" office:value="0.102823921233231" calcext:value-type="percentage">
            <text:p>10,28%</text:p>
          </table:table-cell>
          <table:table-cell table:formula="of:=STDEV([.C80:.C89])" office:value-type="percentage" office:value="0.067864702001687" calcext:value-type="percentage">
            <text:p>6,79%</text:p>
          </table:table-cell>
          <table:table-cell table:formula="of:=STDEV([.D80:.D89])" office:value-type="percentage" office:value="0.0578899617089757" calcext:value-type="percentage">
            <text:p>5,79%</text:p>
          </table:table-cell>
          <table:table-cell table:formula="of:=STDEV([.E80:.E89])" office:value-type="percentage" office:value="0.0686691423501933" calcext:value-type="percentage">
            <text:p>6,87%</text:p>
          </table:table-cell>
          <table:table-cell table:number-columns-repeated="2"/>
          <table:table-cell table:formula="of:=STDEV([.H80:.H89])" office:value-type="percentage" office:value="0.0426329619478221" calcext:value-type="percentage">
            <text:p>4,26%</text:p>
          </table:table-cell>
          <table:table-cell table:formula="of:=STDEV([.I80:.I89])" office:value-type="percentage" office:value="0.0454507120100689" calcext:value-type="percentage">
            <text:p>4,55%</text:p>
          </table:table-cell>
          <table:table-cell table:formula="of:=STDEV([.J80:.J89])" office:value-type="percentage" office:value="0.0424082342633283" calcext:value-type="percentage">
            <text:p>4,24%</text:p>
          </table:table-cell>
          <table:table-cell table:formula="of:=STDEV([.K80:.K89])" office:value-type="percentage" office:value="0.0466885853287503" calcext:value-type="percentage">
            <text:p>4,67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679" calcext:value-type="percentage">
            <text:p>6,79%</text:p>
          </table:table-cell>
          <table:table-cell office:value-type="percentage" office:value="0.1111" calcext:value-type="percentage">
            <text:p>11,11%</text:p>
          </table:table-cell>
          <table:table-cell/>
          <table:table-cell office:value-type="string" calcext:value-type="string">
            <text:p>Saheart_1</text:p>
          </table:table-cell>
          <table:table-cell table:style-name="ce15" office:value-type="percentage" office:value="0.2819" calcext:value-type="percentage">
            <text:p>28,19%</text:p>
          </table:table-cell>
          <table:table-cell office:value-type="percentage" office:value="0.2391" calcext:value-type="percentage">
            <text:p>23,91%</text:p>
          </table:table-cell>
          <table:table-cell office:value-type="percentage" office:value="0.2919" calcext:value-type="percentage">
            <text:p>29,19%</text:p>
          </table:table-cell>
          <table:table-cell office:value-type="percentage" office:value="0.279" calcext:value-type="percentage">
            <text:p>27,9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605" calcext:value-type="percentage">
            <text:p>6,05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1111" calcext:value-type="percentage">
            <text:p>11,11%</text:p>
          </table:table-cell>
          <table:table-cell/>
          <table:table-cell office:value-type="string" calcext:value-type="string">
            <text:p>Saheart_2</text:p>
          </table:table-cell>
          <table:table-cell table:style-name="ce15" office:value-type="percentage" office:value="0.3022" calcext:value-type="percentage">
            <text:p>30,22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826" calcext:value-type="percentage">
            <text:p>28,2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21" calcext:value-type="percentage">
            <text:p>2,10%</text:p>
          </table:table-cell>
          <table:table-cell office:value-type="percentage" office:value="0.037" calcext:value-type="percentage">
            <text:p>3,70%</text:p>
          </table:table-cell>
          <table:table-cell/>
          <table:table-cell office:value-type="string" calcext:value-type="string">
            <text:p>Saheart_3</text:p>
          </table:table-cell>
          <table:table-cell table:style-name="ce15" office:value-type="percentage" office:value="0.4283" calcext:value-type="percentage">
            <text:p>42,83%</text:p>
          </table:table-cell>
          <table:table-cell office:value-type="percentage" office:value="0.4348" calcext:value-type="percentage">
            <text:p>43,48%</text:p>
          </table:table-cell>
          <table:table-cell office:value-type="percentage" office:value="0.4383" calcext:value-type="percentage">
            <text:p>43,83%</text:p>
          </table:table-cell>
          <table:table-cell office:value-type="percentage" office:value="0.4522" calcext:value-type="percentage">
            <text:p>45,2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185" calcext:value-type="percentage">
            <text:p>1,85%</text:p>
          </table:table-cell>
          <table:table-cell/>
          <table:table-cell office:value-type="string" calcext:value-type="string">
            <text:p>Saheart_4</text:p>
          </table:table-cell>
          <table:table-cell table:style-name="ce15" office:value-type="percentage" office:value="0.3819" calcext:value-type="percentage">
            <text:p>38,19%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3719" calcext:value-type="percentage">
            <text:p>37,19%</text:p>
          </table:table-cell>
          <table:table-cell office:value-type="percentage" office:value="0.3435" calcext:value-type="percentage">
            <text:p>34,3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5</text:p>
          </table:table-cell>
          <table:table-cell table:style-name="ce15" office:value-type="percentage" office:value="0.3268" calcext:value-type="percentage">
            <text:p>32,68%</text:p>
          </table:table-cell>
          <table:table-cell office:value-type="percentage" office:value="0.1964" calcext:value-type="percentage">
            <text:p>19,64%</text:p>
          </table:table-cell>
          <table:table-cell office:value-type="percentage" office:value="0.3368" calcext:value-type="percentage">
            <text:p>33,68%</text:p>
          </table:table-cell>
          <table:table-cell office:value-type="percentage" office:value="0.2986" calcext:value-type="percentage">
            <text:p>29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91" calcext:value-type="percentage">
            <text:p>6,91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6</text:p>
          </table:table-cell>
          <table:table-cell table:style-name="ce15" office:value-type="percentage" office:value="0.3449" calcext:value-type="percentage">
            <text:p>34,49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3349" calcext:value-type="percentage">
            <text:p>33,49%</text:p>
          </table:table-cell>
          <table:table-cell office:value-type="percentage" office:value="0.3797" calcext:value-type="percentage">
            <text:p>37,9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7</text:p>
          </table:table-cell>
          <table:table-cell table:style-name="ce15" office:value-type="percentage" office:value="0.3768" calcext:value-type="percentage">
            <text:p>37,68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868" calcext:value-type="percentage">
            <text:p>38,68%</text:p>
          </table:table-cell>
          <table:table-cell office:value-type="percentage" office:value="0.3739" calcext:value-type="percentage">
            <text:p>37,3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352" calcext:value-type="percentage">
            <text:p>3,52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8</text:p>
          </table:table-cell>
          <table:table-cell table:style-name="ce15" office:value-type="percentage" office:value="0.4152" calcext:value-type="percentage">
            <text:p>41,52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4052" calcext:value-type="percentage">
            <text:p>40,52%</text:p>
          </table:table-cell>
          <table:table-cell office:value-type="percentage" office:value="0.3985" calcext:value-type="percentage">
            <text:p>39,85%</text:p>
          </table:table-cell>
          <table:table-cell table:number-columns-repeated="16369"/>
          <table:table-cell table:style-name="ce15" table:number-columns-repeated="4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321" calcext:value-type="percentage">
            <text:p>3,21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9</text:p>
          </table:table-cell>
          <table:table-cell table:style-name="ce15" office:value-type="percentage" office:value="0.3254" calcext:value-type="percentage">
            <text:p>32,54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3354" calcext:value-type="percentage">
            <text:p>33,54%</text:p>
          </table:table-cell>
          <table:table-cell office:value-type="percentage" office:value="0.3203" calcext:value-type="percentage">
            <text:p>32,0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63" calcext:value-type="percentage">
            <text:p>6,30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654" calcext:value-type="percentage">
            <text:p>6,54%</text:p>
          </table:table-cell>
          <table:table-cell office:value-type="percentage" office:value="0.0753" calcext:value-type="percentage">
            <text:p>7,53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42" calcext:value-type="percentage">
            <text:p>34,20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332" calcext:value-type="percentage">
            <text:p>33,20%</text:p>
          </table:table-cell>
          <table:table-cell office:value-type="percentage" office:value="0.3225" calcext:value-type="percentage">
            <text:p>32,25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93:.B102])" office:value-type="percentage" office:value="0.05235" calcext:value-type="percentage">
            <text:p>5,24%</text:p>
          </table:table-cell>
          <table:table-cell table:style-name="ce21" table:formula="of:=AVERAGE([.C93:.C102])" office:value-type="percentage" office:value="0.04575" calcext:value-type="percentage">
            <text:p>4,58%</text:p>
          </table:table-cell>
          <table:table-cell table:style-name="ce21" table:formula="of:=AVERAGE([.D93:.D102])" office:value-type="percentage" office:value="0.05098" calcext:value-type="percentage">
            <text:p>5,10%</text:p>
          </table:table-cell>
          <table:table-cell table:style-name="ce21" table:formula="of:=AVERAGE([.E93:.E102])" office:value-type="percentage" office:value="0.0705" calcext:value-type="percentage">
            <text:p>7,05%</text:p>
          </table:table-cell>
          <table:table-cell table:style-name="ce21" table:number-columns-repeated="2"/>
          <table:table-cell table:style-name="ce21" table:formula="of:=AVERAGE([.H93:.H102])" office:value-type="percentage" office:value="0.35254" calcext:value-type="percentage">
            <text:p>35,25%</text:p>
          </table:table-cell>
          <table:table-cell table:style-name="ce21" table:formula="of:=AVERAGE([.I93:.I102])" office:value-type="percentage" office:value="0.27427" calcext:value-type="percentage">
            <text:p>27,43%</text:p>
          </table:table-cell>
          <table:table-cell table:style-name="ce21" table:formula="of:=AVERAGE([.J93:.J102])" office:value-type="percentage" office:value="0.35254" calcext:value-type="percentage">
            <text:p>35,25%</text:p>
          </table:table-cell>
          <table:table-cell table:style-name="ce21" table:formula="of:=AVERAGE([.K93:.K102])" office:value-type="percentage" office:value="0.34508" calcext:value-type="percentage">
            <text:p>34,51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93:.B102])" office:value-type="percentage" office:value="0.0179492649184057" calcext:value-type="percentage">
            <text:p>1,79%</text:p>
          </table:table-cell>
          <table:table-cell table:formula="of:=STDEV([.C93:.C102])" office:value-type="percentage" office:value="0.0231532695075423" calcext:value-type="percentage">
            <text:p>2,32%</text:p>
          </table:table-cell>
          <table:table-cell table:formula="of:=STDEV([.D93:.D102])" office:value-type="percentage" office:value="0.0181322793811356" calcext:value-type="percentage">
            <text:p>1,81%</text:p>
          </table:table-cell>
          <table:table-cell table:formula="of:=STDEV([.E93:.E102])" office:value-type="percentage" office:value="0.0287128697431812" calcext:value-type="percentage">
            <text:p>2,87%</text:p>
          </table:table-cell>
          <table:table-cell/>
          <table:table-cell table:style-name="ce11"/>
          <table:table-cell table:style-name="ce11" table:formula="of:=STDEV([.H93:.H102])" office:value-type="percentage" office:value="0.0473862661772609" calcext:value-type="percentage">
            <text:p>4,74%</text:p>
          </table:table-cell>
          <table:table-cell table:style-name="ce11" table:formula="of:=STDEV([.I93:.I102])" office:value-type="percentage" office:value="0.0687771126336532" calcext:value-type="percentage">
            <text:p>6,88%</text:p>
          </table:table-cell>
          <table:table-cell table:style-name="ce11" table:formula="of:=STDEV([.J93:.J102])" office:value-type="percentage" office:value="0.0474565579123569" calcext:value-type="percentage">
            <text:p>4,75%</text:p>
          </table:table-cell>
          <table:table-cell table:style-name="ce11" table:formula="of:=STDEV([.K93:.K102])" office:value-type="percentage" office:value="0.0556922456202138" calcext:value-type="percentage">
            <text:p>5,57%</text:p>
          </table:table-cell>
          <table:table-cell table:style-name="ce11"/>
          <table:table-cell table:number-columns-repeated="16372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style-name="ce22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</text:p>
          </table:table-cell>
          <table:table-cell/>
          <table:table-cell office:value-type="percentage" office:value="0.0617" calcext:value-type="percentage">
            <text:p>6,17%</text:p>
          </table:table-cell>
          <table:table-cell table:number-columns-repeated="3"/>
          <table:table-cell office:value-type="string" calcext:value-type="string">
            <text:p>Spiral_1</text:p>
          </table:table-cell>
          <table:table-cell/>
          <table:table-cell office:value-type="percentage" office:value="0.5485" calcext:value-type="percentage">
            <text:p>54,85%</text:p>
          </table:table-cell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2</text:p>
          </table:table-cell>
          <table:table-cell/>
          <table:table-cell office:value-type="percentage" office:value="0.2483" calcext:value-type="percentage">
            <text:p>24,83%</text:p>
          </table:table-cell>
          <table:table-cell table:number-columns-repeated="3"/>
          <table:table-cell office:value-type="string" calcext:value-type="string">
            <text:p>Spiral_2</text:p>
          </table:table-cell>
          <table:table-cell/>
          <table:table-cell office:value-type="percentage" office:value="0.4427" calcext:value-type="percentage">
            <text:p>44,27%</text:p>
          </table:table-cell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3</text:p>
          </table:table-cell>
          <table:table-cell/>
          <table:table-cell office:value-type="percentage" office:value="0.2" calcext:value-type="percentage">
            <text:p>20,00%</text:p>
          </table:table-cell>
          <table:table-cell table:number-columns-repeated="3"/>
          <table:table-cell office:value-type="string" calcext:value-type="string">
            <text:p>Spiral_3</text:p>
          </table:table-cell>
          <table:table-cell/>
          <table:table-cell office:value-type="percentage" office:value="0.3778" calcext:value-type="percentage">
            <text:p>37,78%</text:p>
          </table:table-cell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4</text:p>
          </table:table-cell>
          <table:table-cell/>
          <table:table-cell office:value-type="percentage" office:value="0.2" calcext:value-type="percentage">
            <text:p>20,00%</text:p>
          </table:table-cell>
          <table:table-cell table:number-columns-repeated="3"/>
          <table:table-cell office:value-type="string" calcext:value-type="string">
            <text:p>Spiral_4</text:p>
          </table:table-cell>
          <table:table-cell/>
          <table:table-cell office:value-type="percentage" office:value="0.405" calcext:value-type="percentage">
            <text:p>40,50%</text:p>
          </table:table-cell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5</text:p>
          </table:table-cell>
          <table:table-cell/>
          <table:table-cell office:value-type="percentage" office:value="0.15" calcext:value-type="percentage">
            <text:p>15,00%</text:p>
          </table:table-cell>
          <table:table-cell table:number-columns-repeated="3"/>
          <table:table-cell office:value-type="string" calcext:value-type="string">
            <text:p>Spiral_5</text:p>
          </table:table-cell>
          <table:table-cell/>
          <table:table-cell office:value-type="percentage" office:value="0.459" calcext:value-type="percentage">
            <text:p>45,90%</text:p>
          </table:table-cell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6</text:p>
          </table:table-cell>
          <table:table-cell/>
          <table:table-cell office:value-type="percentage" office:value="0.1" calcext:value-type="percentage">
            <text:p>10,00%</text:p>
          </table:table-cell>
          <table:table-cell table:number-columns-repeated="3"/>
          <table:table-cell office:value-type="string" calcext:value-type="string">
            <text:p>Spiral_6</text:p>
          </table:table-cell>
          <table:table-cell/>
          <table:table-cell office:value-type="percentage" office:value="0.4075" calcext:value-type="percentage">
            <text:p>40,75%</text:p>
          </table:table-cell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7</text:p>
          </table:table-cell>
          <table:table-cell/>
          <table:table-cell office:value-type="percentage" office:value="0.2" calcext:value-type="percentage">
            <text:p>20,00%</text:p>
          </table:table-cell>
          <table:table-cell table:number-columns-repeated="3"/>
          <table:table-cell office:value-type="string" calcext:value-type="string">
            <text:p>Spiral_7</text:p>
          </table:table-cell>
          <table:table-cell/>
          <table:table-cell office:value-type="percentage" office:value="0.3955" calcext:value-type="percentage">
            <text:p>39,55%</text:p>
          </table:table-cell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8</text:p>
          </table:table-cell>
          <table:table-cell/>
          <table:table-cell office:value-type="percentage" office:value="0.05" calcext:value-type="percentage">
            <text:p>5,00%</text:p>
          </table:table-cell>
          <table:table-cell table:number-columns-repeated="3"/>
          <table:table-cell office:value-type="string" calcext:value-type="string">
            <text:p>Spiral_8</text:p>
          </table:table-cell>
          <table:table-cell/>
          <table:table-cell office:value-type="percentage" office:value="0.395" calcext:value-type="percentage">
            <text:p>39,50%</text:p>
          </table:table-cell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9</text:p>
          </table:table-cell>
          <table:table-cell/>
          <table:table-cell office:value-type="percentage" office:value="0.2967" calcext:value-type="percentage">
            <text:p>29,67%</text:p>
          </table:table-cell>
          <table:table-cell table:number-columns-repeated="3"/>
          <table:table-cell office:value-type="string" calcext:value-type="string">
            <text:p>Spiral_9</text:p>
          </table:table-cell>
          <table:table-cell/>
          <table:table-cell office:value-type="percentage" office:value="0.4887" calcext:value-type="percentage">
            <text:p>48,87%</text:p>
          </table:table-cell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0</text:p>
          </table:table-cell>
          <table:table-cell/>
          <table:table-cell office:value-type="percentage" office:value="0.2" calcext:value-type="percentage">
            <text:p>20,00%</text:p>
          </table:table-cell>
          <table:table-cell table:number-columns-repeated="3"/>
          <table:table-cell office:value-type="string" calcext:value-type="string">
            <text:p>Spiral_10</text:p>
          </table:table-cell>
          <table:table-cell/>
          <table:table-cell office:value-type="percentage" office:value="0.46" calcext:value-type="percentage">
            <text:p>46,00%</text:p>
          </table:table-cell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table:style-name="ce19"/>
          <table:table-cell table:style-name="ce19" table:formula="of:=AVERAGE([.B106:.B115])" office:value-type="string" office:string-value="" calcext:value-type="error">
            <text:p>#DIV/0!</text:p>
          </table:table-cell>
          <table:table-cell table:style-name="ce19" table:formula="of:=AVERAGE([.C106:.C115])" office:value-type="percentage" office:value="0.17067" calcext:value-type="percentage">
            <text:p>17,07%</text:p>
          </table:table-cell>
          <table:table-cell table:style-name="ce19" table:formula="of:=AVERAGE([.D106:.D115])" office:value-type="string" office:string-value="" calcext:value-type="error">
            <text:p>#DIV/0!</text:p>
          </table:table-cell>
          <table:table-cell table:style-name="ce19" table:formula="of:=AVERAGE([.E106:.E115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H106:.H115])" office:value-type="string" office:string-value="" calcext:value-type="error">
            <text:p>#DIV/0!</text:p>
          </table:table-cell>
          <table:table-cell table:style-name="ce19" table:formula="of:=AVERAGE([.I106:.I115])" office:value-type="percentage" office:value="0.43797" calcext:value-type="percentage">
            <text:p>43,80%</text:p>
          </table:table-cell>
          <table:table-cell table:style-name="ce19" table:formula="of:=AVERAGE([.J106:.J115])" office:value-type="string" office:string-value="" calcext:value-type="error">
            <text:p>#DIV/0!</text:p>
          </table:table-cell>
          <table:table-cell table:style-name="ce19" table:formula="of:=AVERAGE([.K106:.K115])" office:value-type="string" office:string-value="" calcext:value-type="error">
            <text:p>#DIV/0!</text:p>
          </table:table-cell>
          <table:table-cell table:style-name="ce25"/>
          <table:table-cell table:style-name="ce19" table:number-columns-repeated="16368"/>
          <table:table-cell table:number-columns-repeated="4"/>
        </table:table-row>
        <table:table-row table:style-name="ro1">
          <table:table-cell/>
          <table:table-cell table:formula="of:=STDEV([.B106:.B115])" office:value-type="string" office:string-value="" calcext:value-type="error">
            <text:p>#DIV/0!</text:p>
          </table:table-cell>
          <table:table-cell table:formula="of:=STDEV([.C106:.C115])" office:value-type="percentage" office:value="0.079727439163412" calcext:value-type="percentage">
            <text:p>7,97%</text:p>
          </table:table-cell>
          <table:table-cell table:formula="of:=STDEV([.D106:.D115])" office:value-type="string" office:string-value="" calcext:value-type="error">
            <text:p>#DIV/0!</text:p>
          </table:table-cell>
          <table:table-cell table:formula="of:=STDEV([.E106:.E115])" office:value-type="string" office:string-value="" calcext:value-type="error">
            <text:p>#DIV/0!</text:p>
          </table:table-cell>
          <table:table-cell table:number-columns-repeated="2"/>
          <table:table-cell table:formula="of:=STDEV([.H106:.H115])" office:value-type="string" office:string-value="" calcext:value-type="error">
            <text:p>#DIV/0!</text:p>
          </table:table-cell>
          <table:table-cell table:formula="of:=STDEV([.I106:.I115])" office:value-type="percentage" office:value="0.0527324072822186" calcext:value-type="percentage">
            <text:p>5,27%</text:p>
          </table:table-cell>
          <table:table-cell table:formula="of:=STDEV([.J106:.J115])" office:value-type="string" office:string-value="" calcext:value-type="error">
            <text:p>#DIV/0!</text:p>
          </table:table-cell>
          <table:table-cell table:formula="of:=STDEV([.K106:.K115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style-name="ce22"/>
          <table:table-cell table:number-columns-repeated="16372"/>
        </table:table-row>
        <table:table-row table:style-name="ro1">
          <table:table-cell office:value-type="string" calcext:value-type="string">
            <text:p>Tae_1</text:p>
          </table:table-cell>
          <table:table-cell/>
          <table:table-cell office:value-type="percentage" office:value="0.5556" calcext:value-type="percentage">
            <text:p>55,56%</text:p>
          </table:table-cell>
          <table:table-cell table:number-columns-repeated="3"/>
          <table:table-cell office:value-type="string" calcext:value-type="string">
            <text:p>Wdbc_1</text:p>
          </table:table-cell>
          <table:table-cell office:value-type="percentage" office:value="0.3024" calcext:value-type="percentage">
            <text:p>30,24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2214" calcext:value-type="percentage">
            <text:p>22,14%</text:p>
          </table:table-cell>
          <table:table-cell office:value-type="percentage" office:value="0.2089" calcext:value-type="percentage">
            <text:p>20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2</text:p>
          </table:table-cell>
          <table:table-cell/>
          <table:table-cell office:value-type="percentage" office:value="0.4778" calcext:value-type="percentage">
            <text:p>47,78%</text:p>
          </table:table-cell>
          <table:table-cell table:number-columns-repeated="3"/>
          <table:table-cell office:value-type="string" calcext:value-type="string">
            <text:p>Wdbc_2</text:p>
          </table:table-cell>
          <table:table-cell office:value-type="percentage" office:value="0.3131" calcext:value-type="percentage">
            <text:p>31,31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2196" calcext:value-type="percentage">
            <text:p>21,96%</text:p>
          </table:table-cell>
          <table:table-cell office:value-type="percentage" office:value="0.0887" calcext:value-type="percentage">
            <text:p>8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3</text:p>
          </table:table-cell>
          <table:table-cell/>
          <table:table-cell office:value-type="percentage" office:value="0.4667" calcext:value-type="percentage">
            <text:p>46,67%</text:p>
          </table:table-cell>
          <table:table-cell table:number-columns-repeated="3"/>
          <table:table-cell office:value-type="string" calcext:value-type="string">
            <text:p>Wdbc_3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0595" calcext:value-type="percentage">
            <text:p>5,95%</text:p>
          </table:table-cell>
          <table:table-cell office:value-type="percentage" office:value="0.3018" calcext:value-type="percentage">
            <text:p>30,18%</text:p>
          </table:table-cell>
          <table:table-cell office:value-type="percentage" office:value="0.1446" calcext:value-type="percentage">
            <text:p>14,4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4</text:p>
          </table:table-cell>
          <table:table-cell/>
          <table:table-cell office:value-type="percentage" office:value="0.4044" calcext:value-type="percentage">
            <text:p>40,44%</text:p>
          </table:table-cell>
          <table:table-cell table:number-columns-repeated="3"/>
          <table:table-cell office:value-type="string" calcext:value-type="string">
            <text:p>Wdbc_4</text:p>
          </table:table-cell>
          <table:table-cell office:value-type="percentage" office:value="0.3399" calcext:value-type="percentage">
            <text:p>33,99%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2018" calcext:value-type="percentage">
            <text:p>20,18%</text:p>
          </table:table-cell>
          <table:table-cell office:value-type="percentage" office:value="0.1054" calcext:value-type="percentage">
            <text:p>10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5</text:p>
          </table:table-cell>
          <table:table-cell/>
          <table:table-cell office:value-type="percentage" office:value="0.3489" calcext:value-type="percentage">
            <text:p>34,89%</text:p>
          </table:table-cell>
          <table:table-cell table:number-columns-repeated="3"/>
          <table:table-cell office:value-type="string" calcext:value-type="string">
            <text:p>Wdbc_5</text:p>
          </table:table-cell>
          <table:table-cell office:value-type="percentage" office:value="0.3512" calcext:value-type="percentage">
            <text:p>35,12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3036" calcext:value-type="percentage">
            <text:p>30,36%</text:p>
          </table:table-cell>
          <table:table-cell office:value-type="percentage" office:value="0.1298" calcext:value-type="percentage">
            <text:p>12,9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6</text:p>
          </table:table-cell>
          <table:table-cell/>
          <table:table-cell office:value-type="percentage" office:value="0.7333" calcext:value-type="percentage">
            <text:p>73,33%</text:p>
          </table:table-cell>
          <table:table-cell table:number-columns-repeated="3"/>
          <table:table-cell office:value-type="string" calcext:value-type="string">
            <text:p>Wdbc_6</text:p>
          </table:table-cell>
          <table:table-cell office:value-type="percentage" office:value="0.2696" calcext:value-type="percentage">
            <text:p>26,96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2214" calcext:value-type="percentage">
            <text:p>22,14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7</text:p>
          </table:table-cell>
          <table:table-cell/>
          <table:table-cell office:value-type="percentage" office:value="0.5933" calcext:value-type="percentage">
            <text:p>59,33%</text:p>
          </table:table-cell>
          <table:table-cell table:number-columns-repeated="3"/>
          <table:table-cell office:value-type="string" calcext:value-type="string">
            <text:p>Wdbc_7</text:p>
          </table:table-cell>
          <table:table-cell office:value-type="percentage" office:value="0.3024" calcext:value-type="percentage">
            <text:p>30,24%</text:p>
          </table:table-cell>
          <table:table-cell office:value-type="percentage" office:value="0.1232" calcext:value-type="percentage">
            <text:p>12,32%</text:p>
          </table:table-cell>
          <table:table-cell office:value-type="percentage" office:value="0.3161" calcext:value-type="percentage">
            <text:p>31,61%</text:p>
          </table:table-cell>
          <table:table-cell office:value-type="percentage" office:value="0.1286" calcext:value-type="percentage">
            <text:p>12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8</text:p>
          </table:table-cell>
          <table:table-cell/>
          <table:table-cell office:value-type="percentage" office:value="0.28" calcext:value-type="percentage">
            <text:p>28,00%</text:p>
          </table:table-cell>
          <table:table-cell table:number-columns-repeated="3"/>
          <table:table-cell office:value-type="string" calcext:value-type="string">
            <text:p>Wdbc_8</text:p>
          </table:table-cell>
          <table:table-cell office:value-type="percentage" office:value="0.3131" calcext:value-type="percentage">
            <text:p>31,31%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3071" calcext:value-type="percentage">
            <text:p>30,71%</text:p>
          </table:table-cell>
          <table:table-cell office:value-type="percentage" office:value="0.1417" calcext:value-type="percentage">
            <text:p>14,1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9</text:p>
          </table:table-cell>
          <table:table-cell/>
          <table:table-cell office:value-type="percentage" office:value="0.6" calcext:value-type="percentage">
            <text:p>60,00%</text:p>
          </table:table-cell>
          <table:table-cell table:number-columns-repeated="3"/>
          <table:table-cell office:value-type="string" calcext:value-type="string">
            <text:p>Wdbc_9</text:p>
          </table:table-cell>
          <table:table-cell office:value-type="percentage" office:value="0.3042" calcext:value-type="percentage">
            <text:p>30,42%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.2929" calcext:value-type="percentage">
            <text:p>29,29%</text:p>
          </table:table-cell>
          <table:table-cell office:value-type="percentage" office:value="0.1417" calcext:value-type="percentage">
            <text:p>14,1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10</text:p>
          </table:table-cell>
          <table:table-cell/>
          <table:table-cell office:value-type="percentage" office:value="0.1978" calcext:value-type="percentage">
            <text:p>19,78%</text:p>
          </table:table-cell>
          <table:table-cell table:number-columns-repeated="3"/>
          <table:table-cell office:value-type="string" calcext:value-type="string">
            <text:p>Wdbc_10</text:p>
          </table:table-cell>
          <table:table-cell office:value-type="percentage" office:value="0.2518" calcext:value-type="percentage">
            <text:p>25,18%</text:p>
          </table:table-cell>
          <table:table-cell office:value-type="percentage" office:value="0.0214" calcext:value-type="percentage">
            <text:p>2,14%</text:p>
          </table:table-cell>
          <table:table-cell office:value-type="percentage" office:value="0.2946" calcext:value-type="percentage">
            <text:p>29,46%</text:p>
          </table:table-cell>
          <table:table-cell office:value-type="percentage" office:value="0.0988" calcext:value-type="percentage">
            <text:p>9,8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19:.B128])" office:value-type="string" office:string-value="" calcext:value-type="error">
            <text:p>#DIV/0!</text:p>
          </table:table-cell>
          <table:table-cell table:style-name="ce19" table:formula="of:=AVERAGE([.C119:.C128])" office:value-type="percentage" office:value="0.46578" calcext:value-type="percentage">
            <text:p>46,58%</text:p>
          </table:table-cell>
          <table:table-cell table:style-name="ce19" table:formula="of:=AVERAGE([.D119:.D128])" office:value-type="string" office:string-value="" calcext:value-type="error">
            <text:p>#DIV/0!</text:p>
          </table:table-cell>
          <table:table-cell table:style-name="ce19" table:formula="of:=AVERAGE([.E119:.E128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H119:.H128])" office:value-type="percentage" office:value="0.30227" calcext:value-type="percentage">
            <text:p>30,23%</text:p>
          </table:table-cell>
          <table:table-cell table:style-name="ce19" table:formula="of:=AVERAGE([.I119:.I128])" office:value-type="percentage" office:value="0.05226" calcext:value-type="percentage">
            <text:p>5,23%</text:p>
          </table:table-cell>
          <table:table-cell table:style-name="ce19" table:formula="of:=AVERAGE([.J119:.J128])" office:value-type="percentage" office:value="0.26803" calcext:value-type="percentage">
            <text:p>26,80%</text:p>
          </table:table-cell>
          <table:table-cell table:style-name="ce19" table:formula="of:=AVERAGE([.K119:.K128])" office:value-type="percentage" office:value="0.12882" calcext:value-type="percentage">
            <text:p>12,88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19:.B128])" office:value-type="string" office:string-value="" calcext:value-type="error">
            <text:p>#DIV/0!</text:p>
          </table:table-cell>
          <table:table-cell table:formula="of:=STDEV([.C119:.C128])" office:value-type="percentage" office:value="0.162553306128585" calcext:value-type="percentage">
            <text:p>16,26%</text:p>
          </table:table-cell>
          <table:table-cell table:formula="of:=STDEV([.D119:.D128])" office:value-type="string" office:string-value="" calcext:value-type="error">
            <text:p>#DIV/0!</text:p>
          </table:table-cell>
          <table:table-cell table:formula="of:=STDEV([.E119:.E128])" office:value-type="string" office:string-value="" calcext:value-type="error">
            <text:p>#DIV/0!</text:p>
          </table:table-cell>
          <table:table-cell table:number-columns-repeated="2"/>
          <table:table-cell table:formula="of:=STDEV([.H119:.H128])" office:value-type="percentage" office:value="0.0305626878544556" calcext:value-type="percentage">
            <text:p>3,06%</text:p>
          </table:table-cell>
          <table:table-cell table:formula="of:=STDEV([.I119:.I128])" office:value-type="percentage" office:value="0.0365956342265638" calcext:value-type="percentage">
            <text:p>3,66%</text:p>
          </table:table-cell>
          <table:table-cell table:formula="of:=STDEV([.J119:.J128])" office:value-type="percentage" office:value="0.0455191058787406" calcext:value-type="percentage">
            <text:p>4,55%</text:p>
          </table:table-cell>
          <table:table-cell table:formula="of:=STDEV([.K119:.K128])" office:value-type="percentage" office:value="0.0347762946080612" calcext:value-type="percentage">
            <text:p>3,4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7529" calcext:value-type="percentage">
            <text:p>75,29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6627" calcext:value-type="percentage">
            <text:p>66,27%</text:p>
          </table:table-cell>
          <table:table-cell office:value-type="percentage" office:value="0.3431" calcext:value-type="percentage">
            <text:p>34,31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43" calcext:value-type="percentage">
            <text:p>43,00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41" calcext:value-type="percentage">
            <text:p>41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5745" calcext:value-type="percentage">
            <text:p>57,45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5373" calcext:value-type="percentage">
            <text:p>53,73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4711" calcext:value-type="percentage">
            <text:p>47,11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4978" calcext:value-type="percentage">
            <text:p>49,78%</text:p>
          </table:table-cell>
          <table:table-cell office:value-type="percentage" office:value="0.2933" calcext:value-type="percentage">
            <text:p>29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4686" calcext:value-type="percentage">
            <text:p>46,86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502" calcext:value-type="percentage">
            <text:p>50,20%</text:p>
          </table:table-cell>
          <table:table-cell office:value-type="percentage" office:value="0.6922" calcext:value-type="percentage">
            <text:p>69,22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4111" calcext:value-type="percentage">
            <text:p>41,11%</text:p>
          </table:table-cell>
          <table:table-cell office:value-type="percentage" office:value="0.1344" calcext:value-type="percentage">
            <text:p>13,44%</text:p>
          </table:table-cell>
          <table:table-cell office:value-type="percentage" office:value="0.5222" calcext:value-type="percentage">
            <text:p>52,22%</text:p>
          </table:table-cell>
          <table:table-cell office:value-type="percentage" office:value="0.3111" calcext:value-type="percentage">
            <text:p>31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5216" calcext:value-type="percentage">
            <text:p>52,16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5647" calcext:value-type="percentage">
            <text:p>56,47%</text:p>
          </table:table-cell>
          <table:table-cell office:value-type="percentage" office:value="0.5098" calcext:value-type="percentage">
            <text:p>50,98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3311" calcext:value-type="percentage">
            <text:p>33,11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4111" calcext:value-type="percentage">
            <text:p>41,11%</text:p>
          </table:table-cell>
          <table:table-cell office:value-type="percentage" office:value="0.38" calcext:value-type="percentage">
            <text:p>38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6765" calcext:value-type="percentage">
            <text:p>67,65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6275" calcext:value-type="percentage">
            <text:p>62,75%</text:p>
          </table:table-cell>
          <table:table-cell office:value-type="percentage" office:value="0.3373" calcext:value-type="percentage">
            <text:p>33,73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4044" calcext:value-type="percentage">
            <text:p>40,44%</text:p>
          </table:table-cell>
          <table:table-cell office:value-type="percentage" office:value="0.0011" calcext:value-type="percentage">
            <text:p>0,11%</text:p>
          </table:table-cell>
          <table:table-cell office:value-type="percentage" office:value="0.48" calcext:value-type="percentage">
            <text:p>48,00%</text:p>
          </table:table-cell>
          <table:table-cell office:value-type="percentage" office:value="0.37" calcext:value-type="percentage">
            <text:p>37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5235" calcext:value-type="percentage">
            <text:p>52,35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3656" calcext:value-type="percentage">
            <text:p>36,56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4289" calcext:value-type="percentage">
            <text:p>42,89%</text:p>
          </table:table-cell>
          <table:table-cell office:value-type="percentage" office:value="0.4989" calcext:value-type="percentage">
            <text:p>49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0118" calcext:value-type="percentage">
            <text:p>1,18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4178" calcext:value-type="percentage">
            <text:p>41,78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3744" calcext:value-type="percentage">
            <text:p>37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5412" calcext:value-type="percentage">
            <text:p>54,12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3944" calcext:value-type="percentage">
            <text:p>39,44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4133" calcext:value-type="percentage">
            <text:p>41,33%</text:p>
          </table:table-cell>
          <table:table-cell office:value-type="percentage" office:value="0.4633" calcext:value-type="percentage">
            <text:p>46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6314" calcext:value-type="percentage">
            <text:p>63,14%</text:p>
          </table:table-cell>
          <table:table-cell office:value-type="percentage" office:value="0.0529" calcext:value-type="percentage">
            <text:p>5,29%</text:p>
          </table:table-cell>
          <table:table-cell office:value-type="percentage" office:value="0.69" calcext:value-type="percentage">
            <text:p>69,00%</text:p>
          </table:table-cell>
          <table:table-cell office:value-type="percentage" office:value="0.3451" calcext:value-type="percentage">
            <text:p>34,51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42" calcext:value-type="percentage">
            <text:p>42,00%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4933" calcext:value-type="percentage">
            <text:p>49,33%</text:p>
          </table:table-cell>
          <table:table-cell office:value-type="percentage" office:value="0.37" calcext:value-type="percentage">
            <text:p>37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5765" calcext:value-type="percentage">
            <text:p>57,65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5529" calcext:value-type="percentage">
            <text:p>55,29%</text:p>
          </table:table-cell>
          <table:table-cell office:value-type="percentage" office:value="0.4235" calcext:value-type="percentage">
            <text:p>42,35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4978" calcext:value-type="percentage">
            <text:p>49,78%</text:p>
          </table:table-cell>
          <table:table-cell office:value-type="percentage" office:value="0.37" calcext:value-type="percentage">
            <text:p>37,00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32:.B141])" office:value-type="percentage" office:value="0.57608" calcext:value-type="percentage">
            <text:p>57,61%</text:p>
          </table:table-cell>
          <table:table-cell table:style-name="ce19" table:formula="of:=AVERAGE([.C132:.C141])" office:value-type="percentage" office:value="0.05351" calcext:value-type="percentage">
            <text:p>5,35%</text:p>
          </table:table-cell>
          <table:table-cell table:style-name="ce19" table:formula="of:=AVERAGE([.D132:.D141])" office:value-type="percentage" office:value="0.56077" calcext:value-type="percentage">
            <text:p>56,08%</text:p>
          </table:table-cell>
          <table:table-cell table:style-name="ce19" table:formula="of:=AVERAGE([.E132:.E141])" office:value-type="percentage" office:value="0.45432" calcext:value-type="percentage">
            <text:p>45,43%</text:p>
          </table:table-cell>
          <table:table-cell table:style-name="ce19" table:number-columns-repeated="2"/>
          <table:table-cell table:style-name="ce19" table:formula="of:=AVERAGE([.H132:.H141])" office:value-type="percentage" office:value="0.40611" calcext:value-type="percentage">
            <text:p>40,61%</text:p>
          </table:table-cell>
          <table:table-cell table:style-name="ce19" table:formula="of:=AVERAGE([.I132:.I141])" office:value-type="percentage" office:value="0.06555" calcext:value-type="percentage">
            <text:p>6,56%</text:p>
          </table:table-cell>
          <table:table-cell table:style-name="ce19" table:formula="of:=AVERAGE([.J132:.J141])" office:value-type="percentage" office:value="0.48067" calcext:value-type="percentage">
            <text:p>48,07%</text:p>
          </table:table-cell>
          <table:table-cell table:style-name="ce19" table:formula="of:=AVERAGE([.K132:.K141])" office:value-type="percentage" office:value="0.3841" calcext:value-type="percentage">
            <text:p>38,41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32:.B141])" office:value-type="percentage" office:value="0.0937179076922987" calcext:value-type="percentage">
            <text:p>9,37%</text:p>
          </table:table-cell>
          <table:table-cell table:formula="of:=STDEV([.C132:.C141])" office:value-type="percentage" office:value="0.0573715851077672" calcext:value-type="percentage">
            <text:p>5,74%</text:p>
          </table:table-cell>
          <table:table-cell table:formula="of:=STDEV([.D132:.D141])" office:value-type="percentage" office:value="0.0777996151090165" calcext:value-type="percentage">
            <text:p>7,78%</text:p>
          </table:table-cell>
          <table:table-cell table:formula="of:=STDEV([.E132:.E141])" office:value-type="percentage" office:value="0.109867271438465" calcext:value-type="percentage">
            <text:p>10,99%</text:p>
          </table:table-cell>
          <table:table-cell table:number-columns-repeated="2"/>
          <table:table-cell table:formula="of:=STDEV([.H132:.H141])" office:value-type="percentage" office:value="0.037485684675027" calcext:value-type="percentage">
            <text:p>3,75%</text:p>
          </table:table-cell>
          <table:table-cell table:formula="of:=STDEV([.I132:.I141])" office:value-type="percentage" office:value="0.054486639544836" calcext:value-type="percentage">
            <text:p>5,45%</text:p>
          </table:table-cell>
          <table:table-cell table:formula="of:=STDEV([.J132:.J141])" office:value-type="percentage" office:value="0.0480999896049885" calcext:value-type="percentage">
            <text:p>4,81%</text:p>
          </table:table-cell>
          <table:table-cell table:formula="of:=STDEV([.K132:.K141])" office:value-type="percentage" office:value="0.0618272324034213" calcext:value-type="percentage">
            <text:p>6,1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967" calcext:value-type="percentage">
            <text:p>9,67%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7" calcext:value-type="percentage">
            <text:p>70,00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3773" calcext:value-type="percentage">
            <text:p>37,73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4353" calcext:value-type="percentage">
            <text:p>43,5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4233" calcext:value-type="percentage">
            <text:p>42,33%</text:p>
          </table:table-cell>
          <table:table-cell table:number-columns-repeated="2" office:value-type="percentage" office:value="0.3" calcext:value-type="percentage">
            <text:p>30,00%</text:p>
          </table:table-cell>
          <table:table-cell office:value-type="percentage" office:value="0.7" calcext:value-type="percentage">
            <text:p>70,00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366" calcext:value-type="percentage">
            <text:p>36,60%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4027" calcext:value-type="percentage">
            <text:p>40,27%</text:p>
          </table:table-cell>
          <table:table-cell office:value-type="percentage" office:value="0.46" calcext:value-type="percentage">
            <text:p>46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933" calcext:value-type="percentage">
            <text:p>19,33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372" calcext:value-type="percentage">
            <text:p>37,20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5013" calcext:value-type="percentage">
            <text:p>50,1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567" calcext:value-type="percentage">
            <text:p>15,67%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7" calcext:value-type="percentage">
            <text:p>70,00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4787" calcext:value-type="percentage">
            <text:p>47,87%</text:p>
          </table:table-cell>
          <table:table-cell office:value-type="percentage" office:value="0.282" calcext:value-type="percentage">
            <text:p>28,2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7" calcext:value-type="percentage">
            <text:p>70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398" calcext:value-type="percentage">
            <text:p>39,80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.4387" calcext:value-type="percentage">
            <text:p>43,87%</text:p>
          </table:table-cell>
          <table:table-cell office:value-type="percentage" office:value="0.402" calcext:value-type="percentage">
            <text:p>40,2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3807" calcext:value-type="percentage">
            <text:p>38,0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58" calcext:value-type="percentage">
            <text:p>45,8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6" calcext:value-type="percentage">
            <text:p>60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3767" calcext:value-type="percentage">
            <text:p>37,67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3707" calcext:value-type="percentage">
            <text:p>37,07%</text:p>
          </table:table-cell>
          <table:table-cell office:value-type="percentage" office:value="0.452" calcext:value-type="percentage">
            <text:p>45,2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133" calcext:value-type="percentage">
            <text:p>11,33%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3973" calcext:value-type="percentage">
            <text:p>39,73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4813" calcext:value-type="percentage">
            <text:p>48,13%</text:p>
          </table:table-cell>
          <table:table-cell office:value-type="percentage" office:value="0.4653" calcext:value-type="percentage">
            <text:p>46,5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567" calcext:value-type="percentage">
            <text:p>15,67%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6" calcext:value-type="percentage">
            <text:p>60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42" calcext:value-type="percentage">
            <text:p>42,0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472" calcext:value-type="percentage">
            <text:p>47,20%</text:p>
          </table:table-cell>
          <table:table-cell office:value-type="percentage" office:value="0.384" calcext:value-type="percentage">
            <text:p>38,4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.7" calcext:value-type="percentage">
            <text:p>70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352" calcext:value-type="percentage">
            <text:p>35,20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4773" calcext:value-type="percentage">
            <text:p>47,73%</text:p>
          </table:table-cell>
          <table:table-cell office:value-type="percentage" office:value="0.5353" calcext:value-type="percentage">
            <text:p>53,53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45:.B154])" office:value-type="percentage" office:value="0.163" calcext:value-type="percentage">
            <text:p>16,30%</text:p>
          </table:table-cell>
          <table:table-cell table:style-name="ce19" table:formula="of:=AVERAGE([.C145:.C154])" office:value-type="percentage" office:value="0.061" calcext:value-type="percentage">
            <text:p>6,10%</text:p>
          </table:table-cell>
          <table:table-cell table:style-name="ce19" table:formula="of:=AVERAGE([.D145:.D154])" office:value-type="percentage" office:value="0.101" calcext:value-type="percentage">
            <text:p>10,10%</text:p>
          </table:table-cell>
          <table:table-cell table:style-name="ce19" table:formula="of:=AVERAGE([.E145:.E154])" office:value-type="percentage" office:value="0.6" calcext:value-type="percentage">
            <text:p>60,00%</text:p>
          </table:table-cell>
          <table:table-cell table:style-name="ce19" table:number-columns-repeated="2"/>
          <table:table-cell table:style-name="ce19" table:formula="of:=AVERAGE([.H145:.H154])" office:value-type="percentage" office:value="0.3926" calcext:value-type="percentage">
            <text:p>39,26%</text:p>
          </table:table-cell>
          <table:table-cell table:style-name="ce19" table:formula="of:=AVERAGE([.I145:.I154])" office:value-type="percentage" office:value="0.03601" calcext:value-type="percentage">
            <text:p>3,60%</text:p>
          </table:table-cell>
          <table:table-cell table:style-name="ce19" table:formula="of:=AVERAGE([.J145:.J154])" office:value-type="percentage" office:value="0.44081" calcext:value-type="percentage">
            <text:p>44,08%</text:p>
          </table:table-cell>
          <table:table-cell table:style-name="ce19" table:formula="of:=AVERAGE([.K145:.K154])" office:value-type="percentage" office:value="0.43752" calcext:value-type="percentage">
            <text:p>43,75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table:formula="of:=COM.MICROSOFT.STDEV.S([.B145:.B154])" office:value-type="percentage" office:value="0.115157438125184" calcext:value-type="percentage">
            <text:p>11,52%</text:p>
          </table:table-cell>
          <table:table-cell table:style-name="ce19" table:formula="of:=COM.MICROSOFT.STDEV.S([.C145:.C154])" office:value-type="percentage" office:value="0.0967159529527345" calcext:value-type="percentage">
            <text:p>9,67%</text:p>
          </table:table-cell>
          <table:table-cell table:style-name="ce19" table:formula="of:=COM.MICROSOFT.STDEV.S([.D145:.D154])" office:value-type="percentage" office:value="0.113024962827785" calcext:value-type="percentage">
            <text:p>11,30%</text:p>
          </table:table-cell>
          <table:table-cell table:style-name="ce19" table:formula="of:=COM.MICROSOFT.STDEV.S([.E145:.E154])" office:value-type="percentage" office:value="0.124721912892465" calcext:value-type="percentage">
            <text:p>12,47%</text:p>
          </table:table-cell>
          <table:table-cell table:style-name="ce19" table:number-columns-repeated="2"/>
          <table:table-cell table:style-name="ce19" table:formula="of:=STDEV([.H145:.H154])" office:value-type="percentage" office:value="0.0379097759306371" calcext:value-type="percentage">
            <text:p>3,79%</text:p>
          </table:table-cell>
          <table:table-cell table:style-name="ce19" table:formula="of:=STDEV([.I145:.I154])" office:value-type="percentage" office:value="0.02047401876634" calcext:value-type="percentage">
            <text:p>2,05%</text:p>
          </table:table-cell>
          <table:table-cell table:style-name="ce19" table:formula="of:=STDEV([.J145:.J154])" office:value-type="percentage" office:value="0.0434795596931605" calcext:value-type="percentage">
            <text:p>4,35%</text:p>
          </table:table-cell>
          <table:table-cell table:style-name="ce19" table:formula="of:=STDEV([.K145:.K154])" office:value-type="percentage" office:value="0.0698032600321154" calcext:value-type="percentage">
            <text:p>6,98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</text:p>
          </table:table-cell>
          <table:table-cell/>
          <table:table-cell office:value-type="percentage" office:value="0.3343" calcext:value-type="percentage">
            <text:p>33,43%</text:p>
          </table:table-cell>
          <table:table-cell table:number-columns-repeated="3"/>
          <table:table-cell office:value-type="string" calcext:value-type="string">
            <text:p>Cleveland_1</text:p>
          </table:table-cell>
          <table:table-cell office:value-type="percentage" office:value="0.8207" calcext:value-type="percentage">
            <text:p>82,07%</text:p>
          </table:table-cell>
          <table:table-cell office:value-type="percentage" office:value="0.5862" calcext:value-type="percentage">
            <text:p>58,62%</text:p>
          </table:table-cell>
          <table:table-cell office:value-type="percentage" office:value="0.8621" calcext:value-type="percentage">
            <text:p>86,21%</text:p>
          </table:table-cell>
          <table:table-cell office:value-type="percentage" office:value="0.555" calcext:value-type="percentage">
            <text:p>55,5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2</text:p>
          </table:table-cell>
          <table:table-cell/>
          <table:table-cell office:value-type="percentage" office:value="0.3333" calcext:value-type="percentage">
            <text:p>33,33%</text:p>
          </table:table-cell>
          <table:table-cell table:number-columns-repeated="3"/>
          <table:table-cell office:value-type="string" calcext:value-type="string">
            <text:p>Cleveland_2</text:p>
          </table:table-cell>
          <table:table-cell office:value-type="percentage" office:value="0.7678" calcext:value-type="percentage">
            <text:p>76,78%</text:p>
          </table:table-cell>
          <table:table-cell office:value-type="percentage" office:value="0.4483" calcext:value-type="percentage">
            <text:p>44,83%</text:p>
          </table:table-cell>
          <table:table-cell office:value-type="percentage" office:value="0.7078" calcext:value-type="percentage">
            <text:p>70,78%</text:p>
          </table:table-cell>
          <table:table-cell office:value-type="percentage" office:value="0.4483" calcext:value-type="percentage">
            <text:p>44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3</text:p>
          </table:table-cell>
          <table:table-cell/>
          <table:table-cell office:value-type="percentage" office:value="0.4167" calcext:value-type="percentage">
            <text:p>41,67%</text:p>
          </table:table-cell>
          <table:table-cell table:number-columns-repeated="3"/>
          <table:table-cell office:value-type="string" calcext:value-type="string">
            <text:p>Cleveland_3</text:p>
          </table:table-cell>
          <table:table-cell office:value-type="percentage" office:value="0.777" calcext:value-type="percentage">
            <text:p>77,70%</text:p>
          </table:table-cell>
          <table:table-cell office:value-type="percentage" office:value="0.4471" calcext:value-type="percentage">
            <text:p>44,71%</text:p>
          </table:table-cell>
          <table:table-cell office:value-type="percentage" office:value="0.677" calcext:value-type="percentage">
            <text:p>67,70%</text:p>
          </table:table-cell>
          <table:table-cell office:value-type="percentage" office:value="0.4441" calcext:value-type="percentage">
            <text:p>44,4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4</text:p>
          </table:table-cell>
          <table:table-cell/>
          <table:table-cell office:value-type="percentage" office:value="0.3056" calcext:value-type="percentage">
            <text:p>30,56%</text:p>
          </table:table-cell>
          <table:table-cell table:number-columns-repeated="3"/>
          <table:table-cell office:value-type="string" calcext:value-type="string">
            <text:p>Cleveland_4</text:p>
          </table:table-cell>
          <table:table-cell office:value-type="percentage" office:value="0.8506" calcext:value-type="percentage">
            <text:p>85,06%</text:p>
          </table:table-cell>
          <table:table-cell office:value-type="percentage" office:value="0.5172" calcext:value-type="percentage">
            <text:p>51,72%</text:p>
          </table:table-cell>
          <table:table-cell office:value-type="percentage" office:value="0.7506" calcext:value-type="percentage">
            <text:p>75,06%</text:p>
          </table:table-cell>
          <table:table-cell office:value-type="percentage" office:value="0.5172" calcext:value-type="percentage">
            <text:p>51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5</text:p>
          </table:table-cell>
          <table:table-cell/>
          <table:table-cell office:value-type="percentage" office:value="0.3889" calcext:value-type="percentage">
            <text:p>38,89%</text:p>
          </table:table-cell>
          <table:table-cell table:number-columns-repeated="3"/>
          <table:table-cell office:value-type="string" calcext:value-type="string">
            <text:p>Cleveland_5</text:p>
          </table:table-cell>
          <table:table-cell office:value-type="percentage" office:value="0.692" calcext:value-type="percentage">
            <text:p>69,20%</text:p>
          </table:table-cell>
          <table:table-cell office:value-type="percentage" office:value="0.5506" calcext:value-type="percentage">
            <text:p>55,06%</text:p>
          </table:table-cell>
          <table:table-cell office:value-type="percentage" office:value="0.592" calcext:value-type="percentage">
            <text:p>59,20%</text:p>
          </table:table-cell>
          <table:table-cell office:value-type="percentage" office:value="0.431" calcext:value-type="percentage">
            <text:p>43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6</text:p>
          </table:table-cell>
          <table:table-cell/>
          <table:table-cell office:value-type="percentage" office:value="0.4148" calcext:value-type="percentage">
            <text:p>41,48%</text:p>
          </table:table-cell>
          <table:table-cell table:number-columns-repeated="3"/>
          <table:table-cell office:value-type="string" calcext:value-type="string">
            <text:p>Cleveland_6</text:p>
          </table:table-cell>
          <table:table-cell office:value-type="percentage" office:value="0.869" calcext:value-type="percentage">
            <text:p>86,90%</text:p>
          </table:table-cell>
          <table:table-cell office:value-type="percentage" office:value="0.3103" calcext:value-type="percentage">
            <text:p>31,03%</text:p>
          </table:table-cell>
          <table:table-cell office:value-type="percentage" office:value="0.769" calcext:value-type="percentage">
            <text:p>76,90%</text:p>
          </table:table-cell>
          <table:table-cell office:value-type="percentage" office:value="0.5517" calcext:value-type="percentage">
            <text:p>55,1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7</text:p>
          </table:table-cell>
          <table:table-cell/>
          <table:table-cell office:value-type="percentage" office:value="0.3056" calcext:value-type="percentage">
            <text:p>30,56%</text:p>
          </table:table-cell>
          <table:table-cell table:number-columns-repeated="3"/>
          <table:table-cell office:value-type="string" calcext:value-type="string">
            <text:p>Cleveland_7</text:p>
          </table:table-cell>
          <table:table-cell office:value-type="percentage" office:value="0.8115" calcext:value-type="percentage">
            <text:p>81,15%</text:p>
          </table:table-cell>
          <table:table-cell office:value-type="percentage" office:value="0.3805" calcext:value-type="percentage">
            <text:p>38,05%</text:p>
          </table:table-cell>
          <table:table-cell office:value-type="percentage" office:value="0.7115" calcext:value-type="percentage">
            <text:p>71,15%</text:p>
          </table:table-cell>
          <table:table-cell office:value-type="percentage" office:value="0.4023" calcext:value-type="percentage">
            <text:p>40,2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8</text:p>
          </table:table-cell>
          <table:table-cell/>
          <table:table-cell office:value-type="percentage" office:value="0.2778" calcext:value-type="percentage">
            <text:p>27,78%</text:p>
          </table:table-cell>
          <table:table-cell table:number-columns-repeated="3"/>
          <table:table-cell office:value-type="string" calcext:value-type="string">
            <text:p>Cleveland_8</text:p>
          </table:table-cell>
          <table:table-cell office:value-type="percentage" office:value="0.6782" calcext:value-type="percentage">
            <text:p>67,82%</text:p>
          </table:table-cell>
          <table:table-cell office:value-type="percentage" office:value="0.5494" calcext:value-type="percentage">
            <text:p>54,94%</text:p>
          </table:table-cell>
          <table:table-cell office:value-type="percentage" office:value="0.5782" calcext:value-type="percentage">
            <text:p>57,82%</text:p>
          </table:table-cell>
          <table:table-cell office:value-type="percentage" office:value="0.5948" calcext:value-type="percentage">
            <text:p>59,4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9</text:p>
          </table:table-cell>
          <table:table-cell/>
          <table:table-cell office:value-type="percentage" office:value="0.3278" calcext:value-type="percentage">
            <text:p>32,78%</text:p>
          </table:table-cell>
          <table:table-cell table:number-columns-repeated="3"/>
          <table:table-cell office:value-type="string" calcext:value-type="string">
            <text:p>Cleveland_9</text:p>
          </table:table-cell>
          <table:table-cell office:value-type="percentage" office:value="0.6805" calcext:value-type="percentage">
            <text:p>68,05%</text:p>
          </table:table-cell>
          <table:table-cell office:value-type="percentage" office:value="0.4494" calcext:value-type="percentage">
            <text:p>44,94%</text:p>
          </table:table-cell>
          <table:table-cell office:value-type="percentage" office:value="0.5805" calcext:value-type="percentage">
            <text:p>58,05%</text:p>
          </table:table-cell>
          <table:table-cell office:value-type="percentage" office:value="0.6092" calcext:value-type="percentage">
            <text:p>60,9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0</text:p>
          </table:table-cell>
          <table:table-cell/>
          <table:table-cell office:value-type="percentage" office:value="0.3907" calcext:value-type="percentage">
            <text:p>39,07%</text:p>
          </table:table-cell>
          <table:table-cell table:number-columns-repeated="3"/>
          <table:table-cell office:value-type="string" calcext:value-type="string">
            <text:p>Cleveland_10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5517" calcext:value-type="percentage">
            <text:p>55,17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5345" calcext:value-type="percentage">
            <text:p>53,45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58:.B167])" office:value-type="string" office:string-value="" calcext:value-type="error">
            <text:p>#DIV/0!</text:p>
          </table:table-cell>
          <table:table-cell table:style-name="ce19" table:formula="of:=AVERAGE([.C158:.C167])" office:value-type="percentage" office:value="0.34955" calcext:value-type="percentage">
            <text:p>34,96%</text:p>
          </table:table-cell>
          <table:table-cell table:style-name="ce19" table:formula="of:=AVERAGE([.D158:.D167])" office:value-type="string" office:string-value="" calcext:value-type="error">
            <text:p>#DIV/0!</text:p>
          </table:table-cell>
          <table:table-cell table:style-name="ce19" table:formula="of:=AVERAGE([.E158:.E167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H158:.H167])" office:value-type="percentage" office:value="0.77473" calcext:value-type="percentage">
            <text:p>77,47%</text:p>
          </table:table-cell>
          <table:table-cell table:style-name="ce19" table:formula="of:=AVERAGE([.I158:.I167])" office:value-type="percentage" office:value="0.47907" calcext:value-type="percentage">
            <text:p>47,91%</text:p>
          </table:table-cell>
          <table:table-cell table:style-name="ce19" table:formula="of:=AVERAGE([.J158:.J167])" office:value-type="percentage" office:value="0.69287" calcext:value-type="percentage">
            <text:p>69,29%</text:p>
          </table:table-cell>
          <table:table-cell table:style-name="ce19" table:formula="of:=AVERAGE([.K158:.K167])" office:value-type="percentage" office:value="0.50881" calcext:value-type="percentage">
            <text:p>50,8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58:.B167])" office:value-type="string" office:string-value="" calcext:value-type="error">
            <text:p>#DIV/0!</text:p>
          </table:table-cell>
          <table:table-cell table:style-name="ce19" table:formula="of:=STDEV([.C158:.C167])" office:value-type="percentage" office:value="0.0494293940889427" calcext:value-type="percentage">
            <text:p>4,94%</text:p>
          </table:table-cell>
          <table:table-cell table:style-name="ce19" table:formula="of:=STDEV([.D158:.D167])" office:value-type="string" office:string-value="" calcext:value-type="error">
            <text:p>#DIV/0!</text:p>
          </table:table-cell>
          <table:table-cell table:style-name="ce19" table:formula="of:=STDEV([.E158:.E167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STDEV([.H158:.H167])" office:value-type="percentage" office:value="0.0697946997350881" calcext:value-type="percentage">
            <text:p>6,98%</text:p>
          </table:table-cell>
          <table:table-cell table:style-name="ce19" table:formula="of:=STDEV([.I158:.I167])" office:value-type="percentage" office:value="0.0877605587189751" calcext:value-type="percentage">
            <text:p>8,78%</text:p>
          </table:table-cell>
          <table:table-cell table:style-name="ce19" table:formula="of:=STDEV([.J158:.J167])" office:value-type="percentage" office:value="0.0910378315744492" calcext:value-type="percentage">
            <text:p>9,10%</text:p>
          </table:table-cell>
          <table:table-cell table:style-name="ce19" table:formula="of:=STDEV([.K158:.K167])" office:value-type="percentage" office:value="0.0725897827215067" calcext:value-type="percentage">
            <text:p>7,26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976" calcext:value-type="percentage">
            <text:p>29,76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2976" calcext:value-type="percentage">
            <text:p>29,76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613" calcext:value-type="percentage">
            <text:p>26,13%</text:p>
          </table:table-cell>
          <table:table-cell table:number-columns-repeated="2" office:value-type="percentage" office:value="0.2419" calcext:value-type="percentage">
            <text:p>24,19%</text:p>
          </table:table-cell>
          <table:table-cell office:value-type="percentage" office:value="0.2613" calcext:value-type="percentage">
            <text:p>26,1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762" calcext:value-type="percentage">
            <text:p>17,62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1071" calcext:value-type="percentage">
            <text:p>10,71%</text:p>
          </table:table-cell>
          <table:table-cell office:value-type="percentage" office:value="0.1762" calcext:value-type="percentage">
            <text:p>17,62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731" calcext:value-type="percentage">
            <text:p>27,31%</text:p>
          </table:table-cell>
          <table:table-cell table:number-columns-repeated="2" office:value-type="percentage" office:value="0.3516" calcext:value-type="percentage">
            <text:p>35,1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2381" calcext:value-type="percentage">
            <text:p>23,81%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2381" calcext:value-type="percentage">
            <text:p>23,81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817" calcext:value-type="percentage">
            <text:p>28,17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2" office:value-type="percentage" office:value="0.2817" calcext:value-type="percentage">
            <text:p>28,1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2476" calcext:value-type="percentage">
            <text:p>24,76%</text:p>
          </table:table-cell>
          <table:table-cell office:value-type="percentage" office:value="0.2143" calcext:value-type="percentage">
            <text:p>21,43%</text:p>
          </table:table-cell>
          <table:table-cell table:number-columns-repeated="2" office:value-type="percentage" office:value="0.2929" calcext:value-type="percentage">
            <text:p>29,29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3054" calcext:value-type="percentage">
            <text:p>30,54%</text:p>
          </table:table-cell>
          <table:table-cell office:value-type="percentage" office:value="0.2097" calcext:value-type="percentage">
            <text:p>20,97%</text:p>
          </table:table-cell>
          <table:table-cell office:value-type="percentage" office:value="0.2954" calcext:value-type="percentage">
            <text:p>29,54%</text:p>
          </table:table-cell>
          <table:table-cell office:value-type="percentage" office:value="0.3054" calcext:value-type="percentage">
            <text:p>30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3881" calcext:value-type="percentage">
            <text:p>38,81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3643" calcext:value-type="percentage">
            <text:p>36,43%</text:p>
          </table:table-cell>
          <table:table-cell office:value-type="percentage" office:value="0.3881" calcext:value-type="percentage">
            <text:p>38,81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134" calcext:value-type="percentage">
            <text:p>31,34%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3034" calcext:value-type="percentage">
            <text:p>30,34%</text:p>
          </table:table-cell>
          <table:table-cell office:value-type="percentage" office:value="0.3134" calcext:value-type="percentage">
            <text:p>31,3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405" calcext:value-type="percentage">
            <text:p>24,05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214" calcext:value-type="percentage">
            <text:p>22,14%</text:p>
          </table:table-cell>
          <table:table-cell office:value-type="percentage" office:value="0.2405" calcext:value-type="percentage">
            <text:p>24,05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468" calcext:value-type="percentage">
            <text:p>34,68%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3368" calcext:value-type="percentage">
            <text:p>33,68%</text:p>
          </table:table-cell>
          <table:table-cell office:value-type="percentage" office:value="0.3978" calcext:value-type="percentage">
            <text:p>39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1929" calcext:value-type="percentage">
            <text:p>19,29%</text:p>
          </table:table-cell>
          <table:table-cell office:value-type="percentage" office:value="0.219" calcext:value-type="percentage">
            <text:p>21,90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3548" calcext:value-type="percentage">
            <text:p>35,4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2597" calcext:value-type="percentage">
            <text:p>25,97%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2497" calcext:value-type="percentage">
            <text:p>24,97%</text:p>
          </table:table-cell>
          <table:table-cell office:value-type="percentage" office:value="0.3065" calcext:value-type="percentage">
            <text:p>30,6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619" calcext:value-type="percentage">
            <text:p>36,19%</text:p>
          </table:table-cell>
          <table:table-cell office:value-type="percentage" office:value="0.3571" calcext:value-type="percentage">
            <text:p>35,71%</text:p>
          </table:table-cell>
          <table:table-cell table:number-columns-repeated="2" office:value-type="percentage" office:value="0.3857" calcext:value-type="percentage">
            <text:p>38,57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2328" calcext:value-type="percentage">
            <text:p>23,28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2228" calcext:value-type="percentage">
            <text:p>22,28%</text:p>
          </table:table-cell>
          <table:table-cell office:value-type="percentage" office:value="0.2328" calcext:value-type="percentage">
            <text:p>23,2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31" calcext:value-type="percentage">
            <text:p>23,10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571" calcext:value-type="percentage">
            <text:p>15,71%</text:p>
          </table:table-cell>
          <table:table-cell office:value-type="percentage" office:value="0.231" calcext:value-type="percentage">
            <text:p>23,10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567" calcext:value-type="percentage">
            <text:p>35,67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71:.B180])" office:value-type="percentage" office:value="0.26167" calcext:value-type="percentage">
            <text:p>26,17%</text:p>
          </table:table-cell>
          <table:table-cell table:style-name="ce19" table:formula="of:=AVERAGE([.C171:.C180])" office:value-type="percentage" office:value="0.17858" calcext:value-type="percentage">
            <text:p>17,86%</text:p>
          </table:table-cell>
          <table:table-cell table:style-name="ce19" table:formula="of:=AVERAGE([.D171:.D180])" office:value-type="percentage" office:value="0.23071" calcext:value-type="percentage">
            <text:p>23,07%</text:p>
          </table:table-cell>
          <table:table-cell table:style-name="ce19" table:formula="of:=AVERAGE([.E171:.E180])" office:value-type="percentage" office:value="0.26858" calcext:value-type="percentage">
            <text:p>26,86%</text:p>
          </table:table-cell>
          <table:table-cell table:style-name="Default"/>
          <table:table-cell table:style-name="ce19"/>
          <table:table-cell table:style-name="ce19" table:formula="of:=AVERAGE([.H171:.H180])" office:value-type="percentage" office:value="0.29414" calcext:value-type="percentage">
            <text:p>29,41%</text:p>
          </table:table-cell>
          <table:table-cell table:style-name="ce19" table:formula="of:=AVERAGE([.I171:.I180])" office:value-type="percentage" office:value="0.28322" calcext:value-type="percentage">
            <text:p>28,32%</text:p>
          </table:table-cell>
          <table:table-cell table:style-name="ce19" table:formula="of:=AVERAGE([.J171:.J180])" office:value-type="percentage" office:value="0.29133" calcext:value-type="percentage">
            <text:p>29,13%</text:p>
          </table:table-cell>
          <table:table-cell table:style-name="ce19" table:formula="of:=AVERAGE([.K171:.K180])" office:value-type="percentage" office:value="0.3172" calcext:value-type="percentage">
            <text:p>31,72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71:.B180])" office:value-type="percentage" office:value="0.0671747646069564" calcext:value-type="percentage">
            <text:p>6,72%</text:p>
          </table:table-cell>
          <table:table-cell table:style-name="ce19" table:formula="of:=STDEV([.C171:.C180])" office:value-type="percentage" office:value="0.0841739970405218" calcext:value-type="percentage">
            <text:p>8,42%</text:p>
          </table:table-cell>
          <table:table-cell table:style-name="ce19" table:formula="of:=STDEV([.D171:.D180])" office:value-type="percentage" office:value="0.0947709923974631" calcext:value-type="percentage">
            <text:p>9,48%</text:p>
          </table:table-cell>
          <table:table-cell table:style-name="ce19" table:formula="of:=STDEV([.E171:.E180])" office:value-type="percentage" office:value="0.0716854983010279" calcext:value-type="percentage">
            <text:p>7,17%</text:p>
          </table:table-cell>
          <table:table-cell table:style-name="Default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4819" calcext:value-type="percentage">
            <text:p>48,19%</text:p>
          </table:table-cell>
          <table:table-cell office:value-type="percentage" office:value="0.2121" calcext:value-type="percentage">
            <text:p>21,21%</text:p>
          </table:table-cell>
          <table:table-cell office:value-type="percentage" office:value="0.8874" calcext:value-type="percentage">
            <text:p>88,74%</text:p>
          </table:table-cell>
          <table:table-cell office:value-type="percentage" office:value="0.8225" calcext:value-type="percentage">
            <text:p>82,2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78" calcext:value-type="percentage">
            <text:p>7,80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78" calcext:value-type="percentage">
            <text:p>7,80%</text:p>
          </table:table-cell>
          <table:table-cell office:value-type="percentage" office:value="0.044" calcext:value-type="percentage">
            <text:p>4,40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4743" calcext:value-type="percentage">
            <text:p>47,43%</text:p>
          </table:table-cell>
          <table:table-cell office:value-type="percentage" office:value="0.2338" calcext:value-type="percentage">
            <text:p>23,38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8961" calcext:value-type="percentage">
            <text:p>89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987" calcext:value-type="percentage">
            <text:p>9,87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7" calcext:value-type="percentage">
            <text:p>7,00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4571" calcext:value-type="percentage">
            <text:p>45,71%</text:p>
          </table:table-cell>
          <table:table-cell office:value-type="percentage" office:value="0.2251" calcext:value-type="percentage">
            <text:p>22,51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8831" calcext:value-type="percentage">
            <text:p>88,3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1013" calcext:value-type="percentage">
            <text:p>10,13%</text:p>
          </table:table-cell>
          <table:table-cell office:value-type="percentage" office:value="0.0653" calcext:value-type="percentage">
            <text:p>6,53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384" calcext:value-type="percentage">
            <text:p>53,84%</text:p>
          </table:table-cell>
          <table:table-cell office:value-type="percentage" office:value="0.1472" calcext:value-type="percentage">
            <text:p>14,72%</text:p>
          </table:table-cell>
          <table:table-cell office:value-type="percentage" office:value="0.8095" calcext:value-type="percentage">
            <text:p>80,95%</text:p>
          </table:table-cell>
          <table:table-cell office:value-type="percentage" office:value="0.8701" calcext:value-type="percentage">
            <text:p>87,0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0727" calcext:value-type="percentage">
            <text:p>7,27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5007" calcext:value-type="percentage">
            <text:p>50,07%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7201" calcext:value-type="percentage">
            <text:p>72,01%</text:p>
          </table:table-cell>
          <table:table-cell office:value-type="percentage" office:value="0.8831" calcext:value-type="percentage">
            <text:p>88,3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1007" calcext:value-type="percentage">
            <text:p>10,07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1107" calcext:value-type="percentage">
            <text:p>11,07%</text:p>
          </table:table-cell>
          <table:table-cell office:value-type="percentage" office:value="0.0447" calcext:value-type="percentage">
            <text:p>4,47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4519" calcext:value-type="percentage">
            <text:p>45,19%</text:p>
          </table:table-cell>
          <table:table-cell office:value-type="percentage" office:value="0.2251" calcext:value-type="percentage">
            <text:p>22,51%</text:p>
          </table:table-cell>
          <table:table-cell office:value-type="percentage" office:value="0.7758" calcext:value-type="percentage">
            <text:p>77,58%</text:p>
          </table:table-cell>
          <table:table-cell office:value-type="percentage" office:value="0.8139" calcext:value-type="percentage">
            <text:p>81,3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847" calcext:value-type="percentage">
            <text:p>8,47%</text:p>
          </table:table-cell>
          <table:table-cell office:value-type="percentage" office:value="0.0013" calcext:value-type="percentage">
            <text:p>0,13%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0507" calcext:value-type="percentage">
            <text:p>5,07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4869" calcext:value-type="percentage">
            <text:p>48,69%</text:p>
          </table:table-cell>
          <table:table-cell office:value-type="percentage" office:value="0.1818" calcext:value-type="percentage">
            <text:p>18,18%</text:p>
          </table:table-cell>
          <table:table-cell office:value-type="percentage" office:value="0.7328" calcext:value-type="percentage">
            <text:p>73,28%</text:p>
          </table:table-cell>
          <table:table-cell office:value-type="percentage" office:value="0.8355" calcext:value-type="percentage">
            <text:p>83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48" calcext:value-type="percentage">
            <text:p>4,80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5417" calcext:value-type="percentage">
            <text:p>54,17%</text:p>
          </table:table-cell>
          <table:table-cell office:value-type="percentage" office:value="0.2121" calcext:value-type="percentage">
            <text:p>21,21%</text:p>
          </table:table-cell>
          <table:table-cell office:value-type="percentage" office:value="0.6935" calcext:value-type="percentage">
            <text:p>69,35%</text:p>
          </table:table-cell>
          <table:table-cell office:value-type="percentage" office:value="0.8442" calcext:value-type="percentage">
            <text:p>84,4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927" calcext:value-type="percentage">
            <text:p>9,27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048" calcext:value-type="percentage">
            <text:p>4,80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5053" calcext:value-type="percentage">
            <text:p>50,53%</text:p>
          </table:table-cell>
          <table:table-cell/>
          <table:table-cell office:value-type="percentage" office:value="0.7076" calcext:value-type="percentage">
            <text:p>70,76%</text:p>
          </table:table-cell>
          <table:table-cell office:value-type="percentage" office:value="0.8615" calcext:value-type="percentage">
            <text:p>86,1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993" calcext:value-type="percentage">
            <text:p>9,93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893" calcext:value-type="percentage">
            <text:p>8,93%</text:p>
          </table:table-cell>
          <table:table-cell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4874" calcext:value-type="percentage">
            <text:p>48,74%</text:p>
          </table:table-cell>
          <table:table-cell office:value-type="percentage" office:value="0.1861" calcext:value-type="percentage">
            <text:p>18,61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8615" calcext:value-type="percentage">
            <text:p>86,1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847" calcext:value-type="percentage">
            <text:p>8,47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44" calcext:value-type="percentage">
            <text:p>4,40%</text:p>
          </table:table-cell>
          <table:table-cell table:style-name="ce19" table:number-columns-repeated="2"/>
          <table:table-cell table:style-name="ce19" table:formula="of:=AVERAGE([.H183:.H192])" office:value-type="percentage" office:value="0.49256" calcext:value-type="percentage">
            <text:p>49,26%</text:p>
          </table:table-cell>
          <table:table-cell table:style-name="ce19" table:formula="of:=AVERAGE([.I183:.I192])" office:value-type="percentage" office:value="0.206822222222222" calcext:value-type="percentage">
            <text:p>20,68%</text:p>
          </table:table-cell>
          <table:table-cell table:style-name="ce19" table:formula="of:=AVERAGE([.J183:.J192])" office:value-type="percentage" office:value="0.73934" calcext:value-type="percentage">
            <text:p>73,93%</text:p>
          </table:table-cell>
          <table:table-cell table:style-name="ce19" table:formula="of:=AVERAGE([.K183:.K192])" office:value-type="percentage" office:value="0.85715" calcext:value-type="percentage">
            <text:p>85,72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84:.B193])" office:value-type="percentage" office:value="0.09327" calcext:value-type="percentage">
            <text:p>9,33%</text:p>
          </table:table-cell>
          <table:table-cell table:style-name="ce19" table:formula="of:=AVERAGE([.C184:.C193])" office:value-type="percentage" office:value="0.02207" calcext:value-type="percentage">
            <text:p>2,21%</text:p>
          </table:table-cell>
          <table:table-cell table:style-name="ce19" table:formula="of:=AVERAGE([.D184:.D193])" office:value-type="percentage" office:value="0.0904" calcext:value-type="percentage">
            <text:p>9,04%</text:p>
          </table:table-cell>
          <table:table-cell table:style-name="ce19" table:formula="of:=AVERAGE([.E184:.E193])" office:value-type="percentage" office:value="0.05441" calcext:value-type="percentage">
            <text:p>5,44%</text:p>
          </table:table-cell>
          <table:table-cell table:number-columns-repeated="2"/>
          <table:table-cell table:formula="of:=STDEV([.H183:.H192])" office:value-type="percentage" office:value="0.0301127215641496" calcext:value-type="percentage">
            <text:p>3,01%</text:p>
          </table:table-cell>
          <table:table-cell table:formula="of:=STDEV([.I183:.I192])" office:value-type="percentage" office:value="0.0296654166403313" calcext:value-type="percentage">
            <text:p>2,97%</text:p>
          </table:table-cell>
          <table:table-cell table:formula="of:=STDEV([.J183:.J192])" office:value-type="percentage" office:value="0.0685442468612631" calcext:value-type="percentage">
            <text:p>6,85%</text:p>
          </table:table-cell>
          <table:table-cell table:formula="of:=STDEV([.K183:.K192])" office:value-type="percentage" office:value="0.0274409770639134" calcext:value-type="percentage">
            <text:p>2,7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84:.B193])" office:value-type="percentage" office:value="0.0119363171316226" calcext:value-type="percentage">
            <text:p>1,19%</text:p>
          </table:table-cell>
          <table:table-cell table:style-name="ce19" table:formula="of:=STDEV([.C184:.C193])" office:value-type="percentage" office:value="0.0203977694859021" calcext:value-type="percentage">
            <text:p>2,04%</text:p>
          </table:table-cell>
          <table:table-cell table:style-name="ce19" table:formula="of:=STDEV([.D184:.D193])" office:value-type="percentage" office:value="0.0157970461373849" calcext:value-type="percentage">
            <text:p>1,58%</text:p>
          </table:table-cell>
          <table:table-cell table:style-name="ce19" table:formula="of:=STDEV([.E184:.E193])" office:value-type="percentage" office:value="0.0110973920860313" calcext:value-type="percentage">
            <text:p>1,11%</text:p>
          </table:table-cell>
          <table:table-cell table:number-columns-repeated="16379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number-columns-repeated="2"/>
          <table:table-cell office:value-type="string" calcext:value-type="string">
            <text:p>ADAM</text:p>
          </table:table-cell>
          <table:table-cell office:value-type="string" calcext:value-type="string">
            <text:p>F=0.5</text:p>
          </table:table-cell>
          <table:table-cell table:style-name="ce22" office:value-type="string" calcext:value-type="string">
            <text:p>RPROP</text:p>
          </table:table-cell>
          <table:table-cell table:style-name="ce22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 office:value-type="float" office:value="1390.9" calcext:value-type="float">
            <text:p>1390,9</text:p>
          </table:table-cell>
          <table:table-cell table:style-name="ce19"/>
          <table:table-cell table:style-name="ce23" office:value-type="float" office:value="3184.3" calcext:value-type="float">
            <text:p>3184,3</text:p>
          </table:table-cell>
          <table:table-cell table:style-name="ce23" office:value-type="float" office:value="3569.7" calcext:value-type="float">
            <text:p>3569,7</text:p>
          </table:table-cell>
          <table:table-cell/>
          <table:table-cell table:style-name="ce22" office:value-type="string" calcext:value-type="string">
            <text:p>Airfoil_1</text:p>
          </table:table-cell>
          <table:table-cell table:style-name="ce22" office:value-type="float" office:value="0.589" calcext:value-type="float">
            <text:p>0,589</text:p>
          </table:table-cell>
          <table:table-cell/>
          <table:table-cell table:style-name="ce22" office:value-type="float" office:value="0.241" calcext:value-type="float">
            <text:p>0,241</text:p>
          </table:table-cell>
          <table:table-cell table:style-name="ce22" office:value-type="float" office:value="9.542" calcext:value-type="float">
            <text:p>9,5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 office:value-type="float" office:value="1660.2" calcext:value-type="float">
            <text:p>1660,2</text:p>
          </table:table-cell>
          <table:table-cell table:style-name="ce22" office:value-type="float" office:value="1585.15" calcext:value-type="float">
            <text:p>1585,15</text:p>
          </table:table-cell>
          <table:table-cell table:style-name="ce22" office:value-type="float" office:value="3872.1" calcext:value-type="float">
            <text:p>3872,1</text:p>
          </table:table-cell>
          <table:table-cell table:style-name="ce22" office:value-type="float" office:value="3948" calcext:value-type="float">
            <text:p>3948</text:p>
          </table:table-cell>
          <table:table-cell table:style-name="ce22"/>
          <table:table-cell table:style-name="ce22" office:value-type="string" calcext:value-type="string">
            <text:p>Airfoil_2</text:p>
          </table:table-cell>
          <table:table-cell table:style-name="ce22" office:value-type="float" office:value="0.531" calcext:value-type="float">
            <text:p>0,531</text:p>
          </table:table-cell>
          <table:table-cell table:style-name="ce22" office:value-type="float" office:value="0.388" calcext:value-type="float">
            <text:p>0,388</text:p>
          </table:table-cell>
          <table:table-cell table:style-name="ce22" office:value-type="float" office:value="0.287" calcext:value-type="float">
            <text:p>0,287</text:p>
          </table:table-cell>
          <table:table-cell table:style-name="ce22" office:value-type="float" office:value="9.984" calcext:value-type="float">
            <text:p>9,98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 office:value-type="float" office:value="2217.89" calcext:value-type="float">
            <text:p>2217,89</text:p>
          </table:table-cell>
          <table:table-cell table:style-name="ce22" office:value-type="float" office:value="1714.99" calcext:value-type="float">
            <text:p>1714,99</text:p>
          </table:table-cell>
          <table:table-cell table:style-name="ce22" office:value-type="float" office:value="2961.6" calcext:value-type="float">
            <text:p>2961,6</text:p>
          </table:table-cell>
          <table:table-cell table:style-name="ce22" office:value-type="float" office:value="3776.3" calcext:value-type="float">
            <text:p>3776,3</text:p>
          </table:table-cell>
          <table:table-cell table:style-name="ce22"/>
          <table:table-cell table:style-name="ce22" office:value-type="string" calcext:value-type="string">
            <text:p>Airfoil_3</text:p>
          </table:table-cell>
          <table:table-cell table:style-name="ce22" office:value-type="float" office:value="0.538" calcext:value-type="float">
            <text:p>0,538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287" calcext:value-type="float">
            <text:p>0,287</text:p>
          </table:table-cell>
          <table:table-cell table:style-name="ce22" office:value-type="float" office:value="10.098" calcext:value-type="float">
            <text:p>10,09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 office:value-type="float" office:value="1820.35" calcext:value-type="float">
            <text:p>1820,35</text:p>
          </table:table-cell>
          <table:table-cell table:style-name="ce22" office:value-type="float" office:value="2166.2" calcext:value-type="float">
            <text:p>2166,2</text:p>
          </table:table-cell>
          <table:table-cell table:style-name="ce22" office:value-type="float" office:value="2716" calcext:value-type="float">
            <text:p>2716</text:p>
          </table:table-cell>
          <table:table-cell table:style-name="ce22" office:value-type="float" office:value="3653.3" calcext:value-type="float">
            <text:p>3653,3</text:p>
          </table:table-cell>
          <table:table-cell table:style-name="ce22"/>
          <table:table-cell table:style-name="ce22" office:value-type="string" calcext:value-type="string">
            <text:p>Airfoil_4</text:p>
          </table:table-cell>
          <table:table-cell table:style-name="ce22" office:value-type="float" office:value="0.439" calcext:value-type="float">
            <text:p>0,439</text:p>
          </table:table-cell>
          <table:table-cell table:style-name="ce22" office:value-type="float" office:value="0.48" calcext:value-type="float">
            <text:p>0,48</text:p>
          </table:table-cell>
          <table:table-cell table:style-name="ce22" office:value-type="float" office:value="0.241" calcext:value-type="float">
            <text:p>0,241</text:p>
          </table:table-cell>
          <table:table-cell table:style-name="ce22" office:value-type="float" office:value="10.58" calcext:value-type="float">
            <text:p>10,5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 office:value-type="float" office:value="1843.57" calcext:value-type="float">
            <text:p>1843,57</text:p>
          </table:table-cell>
          <table:table-cell table:style-name="ce22" office:value-type="float" office:value="1889.9" calcext:value-type="float">
            <text:p>1889,9</text:p>
          </table:table-cell>
          <table:table-cell table:style-name="ce22" office:value-type="float" office:value="3755.6" calcext:value-type="float">
            <text:p>3755,6</text:p>
          </table:table-cell>
          <table:table-cell table:style-name="ce22" office:value-type="float" office:value="3698.8" calcext:value-type="float">
            <text:p>3698,8</text:p>
          </table:table-cell>
          <table:table-cell table:style-name="ce22"/>
          <table:table-cell table:style-name="ce22" office:value-type="string" calcext:value-type="string">
            <text:p>Airfoil_5</text:p>
          </table:table-cell>
          <table:table-cell table:style-name="ce22" office:value-type="float" office:value="0.502" calcext:value-type="float">
            <text:p>0,502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 office:value-type="float" office:value="0.299" calcext:value-type="float">
            <text:p>0,299</text:p>
          </table:table-cell>
          <table:table-cell table:style-name="ce22" office:value-type="float" office:value="10.226" calcext:value-type="float">
            <text:p>10,2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 office:value-type="float" office:value="1896.9" calcext:value-type="float">
            <text:p>1896,9</text:p>
          </table:table-cell>
          <table:table-cell table:style-name="ce22" office:value-type="float" office:value="2029.1" calcext:value-type="float">
            <text:p>2029,1</text:p>
          </table:table-cell>
          <table:table-cell table:style-name="ce22" office:value-type="float" office:value="3327.8" calcext:value-type="float">
            <text:p>3327,8</text:p>
          </table:table-cell>
          <table:table-cell table:style-name="ce22" office:value-type="float" office:value="3855.1" calcext:value-type="float">
            <text:p>3855,1</text:p>
          </table:table-cell>
          <table:table-cell table:style-name="ce22"/>
          <table:table-cell table:style-name="ce22" office:value-type="string" calcext:value-type="string">
            <text:p>Airfoil_6</text:p>
          </table:table-cell>
          <table:table-cell table:style-name="ce22" office:value-type="float" office:value="0.482" calcext:value-type="float">
            <text:p>0,482</text:p>
          </table:table-cell>
          <table:table-cell table:style-name="ce22" office:value-type="float" office:value="0.396" calcext:value-type="float">
            <text:p>0,396</text:p>
          </table:table-cell>
          <table:table-cell table:style-name="ce22" office:value-type="float" office:value="0.212" calcext:value-type="float">
            <text:p>0,212</text:p>
          </table:table-cell>
          <table:table-cell table:style-name="ce22" office:value-type="float" office:value="9.429" calcext:value-type="float">
            <text:p>9,42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 office:value-type="float" office:value="1524.08" calcext:value-type="float">
            <text:p>1524,08</text:p>
          </table:table-cell>
          <table:table-cell table:style-name="ce22" office:value-type="float" office:value="1566.5" calcext:value-type="float">
            <text:p>1566,5</text:p>
          </table:table-cell>
          <table:table-cell table:style-name="ce22" office:value-type="float" office:value="3531.9" calcext:value-type="float">
            <text:p>3531,9</text:p>
          </table:table-cell>
          <table:table-cell table:style-name="ce22" office:value-type="float" office:value="3619.7" calcext:value-type="float">
            <text:p>3619,7</text:p>
          </table:table-cell>
          <table:table-cell table:style-name="ce22"/>
          <table:table-cell table:style-name="ce22" office:value-type="string" calcext:value-type="string">
            <text:p>Airfoil_7</text:p>
          </table:table-cell>
          <table:table-cell table:style-name="ce22" office:value-type="float" office:value="0.502" calcext:value-type="float">
            <text:p>0,502</text:p>
          </table:table-cell>
          <table:table-cell table:style-name="ce22" office:value-type="float" office:value="0.334" calcext:value-type="float">
            <text:p>0,334</text:p>
          </table:table-cell>
          <table:table-cell table:style-name="ce22" office:value-type="float" office:value="0.214" calcext:value-type="float">
            <text:p>0,214</text:p>
          </table:table-cell>
          <table:table-cell table:style-name="ce22" office:value-type="float" office:value="10.169" calcext:value-type="float">
            <text:p>10,16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 office:value-type="float" office:value="1944.66" calcext:value-type="float">
            <text:p>1944,66</text:p>
          </table:table-cell>
          <table:table-cell table:style-name="ce22" office:value-type="float" office:value="2119.7" calcext:value-type="float">
            <text:p>2119,7</text:p>
          </table:table-cell>
          <table:table-cell table:style-name="ce22" office:value-type="float" office:value="3800.9" calcext:value-type="float">
            <text:p>3800,9</text:p>
          </table:table-cell>
          <table:table-cell table:style-name="ce22" office:value-type="float" office:value="4015" calcext:value-type="float">
            <text:p>4015</text:p>
          </table:table-cell>
          <table:table-cell table:style-name="ce22"/>
          <table:table-cell table:style-name="ce22" office:value-type="string" calcext:value-type="string">
            <text:p>Airfoil_8</text:p>
          </table:table-cell>
          <table:table-cell table:style-name="ce22" office:value-type="float" office:value="0.557" calcext:value-type="float">
            <text:p>0,557</text:p>
          </table:table-cell>
          <table:table-cell table:style-name="ce22" office:value-type="float" office:value="0.364" calcext:value-type="float">
            <text:p>0,364</text:p>
          </table:table-cell>
          <table:table-cell table:style-name="ce22" office:value-type="float" office:value="0.304" calcext:value-type="float">
            <text:p>0,304</text:p>
          </table:table-cell>
          <table:table-cell table:style-name="ce22" office:value-type="float" office:value="9.515" calcext:value-type="float">
            <text:p>9,5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 office:value-type="float" office:value="1794.46" calcext:value-type="float">
            <text:p>1794,46</text:p>
          </table:table-cell>
          <table:table-cell table:style-name="ce22" office:value-type="float" office:value="1862.48" calcext:value-type="float">
            <text:p>1862,48</text:p>
          </table:table-cell>
          <table:table-cell table:style-name="ce22" office:value-type="float" office:value="2829.7" calcext:value-type="float">
            <text:p>2829,7</text:p>
          </table:table-cell>
          <table:table-cell table:style-name="ce22" office:value-type="float" office:value="3611.1" calcext:value-type="float">
            <text:p>3611,1</text:p>
          </table:table-cell>
          <table:table-cell table:style-name="ce22"/>
          <table:table-cell table:style-name="ce22" office:value-type="string" calcext:value-type="string">
            <text:p>Airfoil_9</text:p>
          </table:table-cell>
          <table:table-cell table:style-name="ce22" office:value-type="float" office:value="0.656" calcext:value-type="float">
            <text:p>0,656</text:p>
          </table:table-cell>
          <table:table-cell table:style-name="ce22" office:value-type="float" office:value="0.391" calcext:value-type="float">
            <text:p>0,391</text:p>
          </table:table-cell>
          <table:table-cell table:style-name="ce22" office:value-type="float" office:value="0.312" calcext:value-type="float">
            <text:p>0,312</text:p>
          </table:table-cell>
          <table:table-cell table:style-name="ce22" office:value-type="float" office:value="10.067" calcext:value-type="float">
            <text:p>10,06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 office:value-type="float" office:value="1894.77" calcext:value-type="float">
            <text:p>1894,77</text:p>
          </table:table-cell>
          <table:table-cell table:style-name="ce22" office:value-type="float" office:value="1889.4" calcext:value-type="float">
            <text:p>1889,4</text:p>
          </table:table-cell>
          <table:table-cell table:style-name="ce22" office:value-type="float" office:value="3249.5" calcext:value-type="float">
            <text:p>3249,5</text:p>
          </table:table-cell>
          <table:table-cell table:style-name="ce22" office:value-type="float" office:value="3871" calcext:value-type="float">
            <text:p>3871</text:p>
          </table:table-cell>
          <table:table-cell table:style-name="ce22"/>
          <table:table-cell table:style-name="ce22" office:value-type="string" calcext:value-type="string">
            <text:p>Airfoil_10</text:p>
          </table:table-cell>
          <table:table-cell table:style-name="ce22" office:value-type="float" office:value="0.546" calcext:value-type="float">
            <text:p>0,546</text:p>
          </table:table-cell>
          <table:table-cell table:style-name="ce22" office:value-type="float" office:value="0.289" calcext:value-type="float">
            <text:p>0,289</text:p>
          </table:table-cell>
          <table:table-cell table:style-name="ce22" office:value-type="float" office:value="0.236" calcext:value-type="float">
            <text:p>0,236</text:p>
          </table:table-cell>
          <table:table-cell table:style-name="ce22" office:value-type="float" office:value="10.156" calcext:value-type="float">
            <text:p>10,156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198:.B206])" office:value-type="float" office:value="1844.09777777778" calcext:value-type="float">
            <text:p>1844,09777777778</text:p>
          </table:table-cell>
          <table:table-cell table:style-name="ce23" table:formula="of:=AVERAGE([.C198:.C206])" office:value-type="float" office:value="1869.26888888889" calcext:value-type="float">
            <text:p>1869,26888888889</text:p>
          </table:table-cell>
          <table:table-cell table:style-name="ce23" table:formula="of:=AVERAGE([.D198:.D206])" office:value-type="float" office:value="3338.34444444444" calcext:value-type="float">
            <text:p>3338,34444444444</text:p>
          </table:table-cell>
          <table:table-cell table:style-name="ce23" table:formula="of:=AVERAGE([.E198:.E206])" office:value-type="float" office:value="3783.14444444444" calcext:value-type="float">
            <text:p>3783,14444444444</text:p>
          </table:table-cell>
          <table:table-cell table:style-name="ce23" table:number-columns-repeated="2"/>
          <table:table-cell table:style-name="ce23" table:formula="of:=AVERAGE([.H198:.H206])" office:value-type="float" office:value="0.528111111111111" calcext:value-type="float">
            <text:p>0,528111111111111</text:p>
          </table:table-cell>
          <table:table-cell table:style-name="ce23" table:formula="of:=AVERAGE([.I198:.I206])" office:value-type="float" office:value="0.357555555555556" calcext:value-type="float">
            <text:p>0,357555555555556</text:p>
          </table:table-cell>
          <table:table-cell table:style-name="ce23" table:formula="of:=AVERAGE([.J198:.J206])" office:value-type="float" office:value="0.265777777777778" calcext:value-type="float">
            <text:p>0,265777777777778</text:p>
          </table:table-cell>
          <table:table-cell table:style-name="ce23" table:formula="of:=AVERAGE([.K198:.K206])" office:value-type="float" office:value="10.0248888888889" calcext:value-type="float">
            <text:p>10,0248888888889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197:.B206])" office:value-type="float" office:value="230.770798547438" calcext:value-type="float">
            <text:p>230,770798547438</text:p>
          </table:table-cell>
          <table:table-cell table:style-name="ce22" table:formula="of:=STDEV([.C197:.C206])" office:value-type="float" office:value="216.073286840625" calcext:value-type="float">
            <text:p>216,073286840625</text:p>
          </table:table-cell>
          <table:table-cell table:style-name="ce22" table:formula="of:=STDEV([.D197:.D206])" office:value-type="float" office:value="412.007009649108" calcext:value-type="float">
            <text:p>412,007009649108</text:p>
          </table:table-cell>
          <table:table-cell table:style-name="ce22" table:formula="of:=STDEV([.E197:.E206])" office:value-type="float" office:value="154.620330702876" calcext:value-type="float">
            <text:p>154,620330702876</text:p>
          </table:table-cell>
          <table:table-cell table:style-name="ce22" table:number-columns-repeated="2"/>
          <table:table-cell table:style-name="ce22" table:formula="of:=STDEV([.H197:.H206])" office:value-type="float" office:value="0.0599848128927463" calcext:value-type="float">
            <text:p>0,0599848128927463</text:p>
          </table:table-cell>
          <table:table-cell table:style-name="ce22" table:formula="of:=STDEV([.I197:.I206])" office:value-type="float" office:value="0.065713604206266" calcext:value-type="float">
            <text:p>0,065713604206266</text:p>
          </table:table-cell>
          <table:table-cell table:style-name="ce22" table:formula="of:=STDEV([.J197:.J206])" office:value-type="float" office:value="0.0383378258237069" calcext:value-type="float">
            <text:p>0,0383378258237069</text:p>
          </table:table-cell>
          <table:table-cell table:style-name="ce22" table:formula="of:=STDEV([.K197:.K206])" office:value-type="float" office:value="0.368220405011274" calcext:value-type="float">
            <text:p>0,368220405011274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=0.5</text:p>
          </table:table-cell>
          <table:table-cell table:style-name="ce23" office:value-type="string" calcext:value-type="string">
            <text:p>RPROP</text:p>
          </table:table-cell>
          <table:table-cell table:style-name="ce23" office:value-type="string" calcext:value-type="string">
            <text:p>NEAT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RPROP</text:p>
          </table:table-cell>
          <table:table-cell table:style-name="ce23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office:value-type="float" office:value="2423.84" calcext:value-type="float">
            <text:p>2423,84</text:p>
          </table:table-cell>
          <table:table-cell table:style-name="ce22" office:value-type="float" office:value="2012.42" calcext:value-type="float">
            <text:p>2012,42</text:p>
          </table:table-cell>
          <table:table-cell table:style-name="ce22" office:value-type="float" office:value="4105" calcext:value-type="float">
            <text:p>4105</text:p>
          </table:table-cell>
          <table:table-cell table:style-name="ce22" office:value-type="float" office:value="4518.7" calcext:value-type="float">
            <text:p>4518,7</text:p>
          </table:table-cell>
          <table:table-cell table:style-name="ce22"/>
          <table:table-cell table:style-name="ce22" office:value-type="string" calcext:value-type="string">
            <text:p>BK_1</text:p>
          </table:table-cell>
          <table:table-cell table:style-name="ce22" office:value-type="float" office:value="0.184" calcext:value-type="float">
            <text:p>0,184</text:p>
          </table:table-cell>
          <table:table-cell table:style-name="ce22" office:value-type="float" office:value="0.106" calcext:value-type="float">
            <text:p>0,106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1.573" calcext:value-type="float">
            <text:p>1,5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office:value-type="float" office:value="1654.24" calcext:value-type="float">
            <text:p>1654,24</text:p>
          </table:table-cell>
          <table:table-cell table:style-name="ce22" office:value-type="float" office:value="1381.54" calcext:value-type="float">
            <text:p>1381,54</text:p>
          </table:table-cell>
          <table:table-cell table:style-name="ce22" office:value-type="float" office:value="2502.7" calcext:value-type="float">
            <text:p>2502,7</text:p>
          </table:table-cell>
          <table:table-cell table:style-name="ce22" office:value-type="float" office:value="3986.7" calcext:value-type="float">
            <text:p>3986,7</text:p>
          </table:table-cell>
          <table:table-cell table:style-name="ce22"/>
          <table:table-cell table:style-name="ce22" office:value-type="string" calcext:value-type="string">
            <text:p>BK_2</text:p>
          </table:table-cell>
          <table:table-cell table:style-name="ce22" office:value-type="float" office:value="0.217" calcext:value-type="float">
            <text:p>0,217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247" calcext:value-type="float">
            <text:p>0,247</text:p>
          </table:table-cell>
          <table:table-cell table:style-name="ce22" office:value-type="float" office:value="1.01" calcext:value-type="float">
            <text:p>1,0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office:value-type="float" office:value="2561.45" calcext:value-type="float">
            <text:p>2561,45</text:p>
          </table:table-cell>
          <table:table-cell table:style-name="ce22" office:value-type="float" office:value="2086.45" calcext:value-type="float">
            <text:p>2086,45</text:p>
          </table:table-cell>
          <table:table-cell table:style-name="ce22" office:value-type="float" office:value="3835.9" calcext:value-type="float">
            <text:p>3835,9</text:p>
          </table:table-cell>
          <table:table-cell table:style-name="ce22" office:value-type="float" office:value="4212.1" calcext:value-type="float">
            <text:p>4212,1</text:p>
          </table:table-cell>
          <table:table-cell table:style-name="ce22"/>
          <table:table-cell table:style-name="ce22" office:value-type="string" calcext:value-type="string">
            <text:p>BK_3</text:p>
          </table:table-cell>
          <table:table-cell table:style-name="ce22" office:value-type="float" office:value="0.106" calcext:value-type="float">
            <text:p>0,106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0.09" calcext:value-type="float">
            <text:p>0,09</text:p>
          </table:table-cell>
          <table:table-cell table:style-name="ce22" office:value-type="float" office:value="1.408" calcext:value-type="float">
            <text:p>1,40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office:value-type="float" office:value="3046.86" calcext:value-type="float">
            <text:p>3046,86</text:p>
          </table:table-cell>
          <table:table-cell table:style-name="ce22" office:value-type="float" office:value="1769.86" calcext:value-type="float">
            <text:p>1769,86</text:p>
          </table:table-cell>
          <table:table-cell table:style-name="ce22" office:value-type="float" office:value="5766.1" calcext:value-type="float">
            <text:p>5766,1</text:p>
          </table:table-cell>
          <table:table-cell table:style-name="ce22" office:value-type="float" office:value="5222" calcext:value-type="float">
            <text:p>5222</text:p>
          </table:table-cell>
          <table:table-cell table:style-name="ce22"/>
          <table:table-cell table:style-name="ce22" office:value-type="string" calcext:value-type="string">
            <text:p>BK_4</text:p>
          </table:table-cell>
          <table:table-cell table:style-name="ce22" office:value-type="float" office:value="0.291" calcext:value-type="float">
            <text:p>0,291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0.282" calcext:value-type="float">
            <text:p>0,282</text:p>
          </table:table-cell>
          <table:table-cell table:style-name="ce22" office:value-type="float" office:value="1.739" calcext:value-type="float">
            <text:p>1,73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office:value-type="float" office:value="2887.6" calcext:value-type="float">
            <text:p>2887,6</text:p>
          </table:table-cell>
          <table:table-cell table:style-name="ce22" office:value-type="float" office:value="1439.15" calcext:value-type="float">
            <text:p>1439,15</text:p>
          </table:table-cell>
          <table:table-cell table:style-name="ce22" office:value-type="float" office:value="3547.1" calcext:value-type="float">
            <text:p>3547,1</text:p>
          </table:table-cell>
          <table:table-cell table:style-name="ce22" office:value-type="float" office:value="4506.2" calcext:value-type="float">
            <text:p>4506,2</text:p>
          </table:table-cell>
          <table:table-cell table:style-name="ce22"/>
          <table:table-cell table:style-name="ce22" office:value-type="string" calcext:value-type="string">
            <text:p>BK_5</text:p>
          </table:table-cell>
          <table:table-cell table:style-name="ce22" office:value-type="float" office:value="0.531" calcext:value-type="float">
            <text:p>0,531</text:p>
          </table:table-cell>
          <table:table-cell table:style-name="ce22" office:value-type="float" office:value="0.357" calcext:value-type="float">
            <text:p>0,357</text:p>
          </table:table-cell>
          <table:table-cell table:style-name="ce22" office:value-type="float" office:value="0.578" calcext:value-type="float">
            <text:p>0,578</text:p>
          </table:table-cell>
          <table:table-cell table:style-name="ce22" office:value-type="float" office:value="1.66" calcext:value-type="float">
            <text:p>1,6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office:value-type="float" office:value="1871.55" calcext:value-type="float">
            <text:p>1871,55</text:p>
          </table:table-cell>
          <table:table-cell table:style-name="ce22" office:value-type="float" office:value="1158.56" calcext:value-type="float">
            <text:p>1158,56</text:p>
          </table:table-cell>
          <table:table-cell table:style-name="ce22" office:value-type="float" office:value="2918" calcext:value-type="float">
            <text:p>2918</text:p>
          </table:table-cell>
          <table:table-cell table:style-name="ce22" office:value-type="float" office:value="2454" calcext:value-type="float">
            <text:p>2454</text:p>
          </table:table-cell>
          <table:table-cell table:style-name="ce22"/>
          <table:table-cell table:style-name="ce22" office:value-type="string" calcext:value-type="string">
            <text:p>BK_6</text:p>
          </table:table-cell>
          <table:table-cell table:style-name="ce22" office:value-type="float" office:value="0.206" calcext:value-type="float">
            <text:p>0,206</text:p>
          </table:table-cell>
          <table:table-cell table:style-name="ce22" office:value-type="float" office:value="0.132" calcext:value-type="float">
            <text:p>0,132</text:p>
          </table:table-cell>
          <table:table-cell table:style-name="ce22" office:value-type="float" office:value="0.206" calcext:value-type="float">
            <text:p>0,206</text:p>
          </table:table-cell>
          <table:table-cell table:style-name="ce22" office:value-type="float" office:value="1.041" calcext:value-type="float">
            <text:p>1,04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office:value-type="float" office:value="2507.97" calcext:value-type="float">
            <text:p>2507,97</text:p>
          </table:table-cell>
          <table:table-cell table:style-name="ce22" office:value-type="float" office:value="1515.53" calcext:value-type="float">
            <text:p>1515,53</text:p>
          </table:table-cell>
          <table:table-cell table:style-name="ce22" office:value-type="float" office:value="2802.7" calcext:value-type="float">
            <text:p>2802,7</text:p>
          </table:table-cell>
          <table:table-cell table:style-name="ce22" office:value-type="float" office:value="3463.7" calcext:value-type="float">
            <text:p>3463,7</text:p>
          </table:table-cell>
          <table:table-cell table:style-name="ce22"/>
          <table:table-cell table:style-name="ce22" office:value-type="string" calcext:value-type="string">
            <text:p>BK_7</text:p>
          </table:table-cell>
          <table:table-cell table:style-name="ce22" office:value-type="float" office:value="0.0406" calcext:value-type="float">
            <text:p>0,0406</text:p>
          </table:table-cell>
          <table:table-cell table:style-name="ce22" office:value-type="float" office:value="0.116" calcext:value-type="float">
            <text:p>0,116</text:p>
          </table:table-cell>
          <table:table-cell table:style-name="ce22" office:value-type="float" office:value="0.122" calcext:value-type="float">
            <text:p>0,122</text:p>
          </table:table-cell>
          <table:table-cell table:style-name="ce22" office:value-type="float" office:value="1.185" calcext:value-type="float">
            <text:p>1,18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office:value-type="float" office:value="3339.25" calcext:value-type="float">
            <text:p>3339,25</text:p>
          </table:table-cell>
          <table:table-cell table:style-name="ce22" office:value-type="float" office:value="2194.07" calcext:value-type="float">
            <text:p>2194,07</text:p>
          </table:table-cell>
          <table:table-cell table:style-name="ce22" office:value-type="float" office:value="5667.3" calcext:value-type="float">
            <text:p>5667,3</text:p>
          </table:table-cell>
          <table:table-cell table:style-name="ce22" office:value-type="float" office:value="5943" calcext:value-type="float">
            <text:p>5943</text:p>
          </table:table-cell>
          <table:table-cell table:style-name="ce22"/>
          <table:table-cell table:style-name="ce22" office:value-type="string" calcext:value-type="string">
            <text:p>BK_8</text:p>
          </table:table-cell>
          <table:table-cell table:style-name="ce22" office:value-type="float" office:value="1.162" calcext:value-type="float">
            <text:p>1,162</text:p>
          </table:table-cell>
          <table:table-cell table:style-name="ce22" office:value-type="float" office:value="0.104" calcext:value-type="float">
            <text:p>0,104</text:p>
          </table:table-cell>
          <table:table-cell table:style-name="ce22" office:value-type="float" office:value="0.584" calcext:value-type="float">
            <text:p>0,584</text:p>
          </table:table-cell>
          <table:table-cell table:style-name="ce22" office:value-type="float" office:value="1.377" calcext:value-type="float">
            <text:p>1,37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office:value-type="float" office:value="2565.11" calcext:value-type="float">
            <text:p>2565,11</text:p>
          </table:table-cell>
          <table:table-cell table:style-name="ce22" office:value-type="float" office:value="1779.77" calcext:value-type="float">
            <text:p>1779,77</text:p>
          </table:table-cell>
          <table:table-cell table:style-name="ce22" office:value-type="float" office:value="3577.9" calcext:value-type="float">
            <text:p>3577,9</text:p>
          </table:table-cell>
          <table:table-cell table:style-name="ce22" office:value-type="float" office:value="4569.7" calcext:value-type="float">
            <text:p>4569,7</text:p>
          </table:table-cell>
          <table:table-cell table:style-name="ce22"/>
          <table:table-cell table:style-name="ce22" office:value-type="string" calcext:value-type="string">
            <text:p>BK_9</text:p>
          </table:table-cell>
          <table:table-cell table:style-name="ce22" office:value-type="float" office:value="0.304" calcext:value-type="float">
            <text:p>0,304</text:p>
          </table:table-cell>
          <table:table-cell table:style-name="ce22" office:value-type="float" office:value="0.239" calcext:value-type="float">
            <text:p>0,239</text:p>
          </table:table-cell>
          <table:table-cell table:style-name="ce22" office:value-type="float" office:value="0.324" calcext:value-type="float">
            <text:p>0,324</text:p>
          </table:table-cell>
          <table:table-cell table:style-name="ce22" office:value-type="float" office:value="1.507" calcext:value-type="float">
            <text:p>1,50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office:value-type="float" office:value="3151.26" calcext:value-type="float">
            <text:p>3151,26</text:p>
          </table:table-cell>
          <table:table-cell table:style-name="ce22" office:value-type="float" office:value="1622.12" calcext:value-type="float">
            <text:p>1622,12</text:p>
          </table:table-cell>
          <table:table-cell table:style-name="ce22" office:value-type="float" office:value="3701.1" calcext:value-type="float">
            <text:p>3701,1</text:p>
          </table:table-cell>
          <table:table-cell table:style-name="ce22" office:value-type="float" office:value="5973" calcext:value-type="float">
            <text:p>5973</text:p>
          </table:table-cell>
          <table:table-cell table:style-name="ce22"/>
          <table:table-cell table:style-name="ce22" office:value-type="string" calcext:value-type="string">
            <text:p>BK_10</text:p>
          </table:table-cell>
          <table:table-cell table:style-name="ce22" office:value-type="float" office:value="0.147" calcext:value-type="float">
            <text:p>0,147</text:p>
          </table:table-cell>
          <table:table-cell table:style-name="ce22" office:value-type="float" office:value="0.037" calcext:value-type="float">
            <text:p>0,037</text:p>
          </table:table-cell>
          <table:table-cell table:style-name="ce22" office:value-type="float" office:value="0.171" calcext:value-type="float">
            <text:p>0,171</text:p>
          </table:table-cell>
          <table:table-cell table:style-name="ce22" office:value-type="float" office:value="1.138" calcext:value-type="float">
            <text:p>1,138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10:.B219])" office:value-type="float" office:value="2600.913" calcext:value-type="float">
            <text:p>2600,913</text:p>
          </table:table-cell>
          <table:table-cell table:style-name="ce23" table:formula="of:=AVERAGE([.C210:.C219])" office:value-type="float" office:value="1695.947" calcext:value-type="float">
            <text:p>1695,947</text:p>
          </table:table-cell>
          <table:table-cell table:style-name="ce23" table:formula="of:=AVERAGE([.D210:.D219])" office:value-type="float" office:value="3842.38" calcext:value-type="float">
            <text:p>3842,38</text:p>
          </table:table-cell>
          <table:table-cell table:style-name="ce23" table:formula="of:=AVERAGE([.E210:.E219])" office:value-type="float" office:value="4484.91" calcext:value-type="float">
            <text:p>4484,91</text:p>
          </table:table-cell>
          <table:table-cell table:style-name="ce23" table:number-columns-repeated="2"/>
          <table:table-cell table:style-name="ce23" table:formula="of:=AVERAGE([.H210:.H219])" office:value-type="float" office:value="0.31886" calcext:value-type="float">
            <text:p>0,31886</text:p>
          </table:table-cell>
          <table:table-cell table:style-name="ce23" table:formula="of:=AVERAGE([.I210:.I219])" office:value-type="float" office:value="0.1593" calcext:value-type="float">
            <text:p>0,1593</text:p>
          </table:table-cell>
          <table:table-cell table:style-name="ce23" table:formula="of:=AVERAGE([.J210:.J219])" office:value-type="float" office:value="0.2869" calcext:value-type="float">
            <text:p>0,2869</text:p>
          </table:table-cell>
          <table:table-cell table:style-name="ce23" table:formula="of:=AVERAGE([.K210:.K219])" office:value-type="float" office:value="1.3638" calcext:value-type="float">
            <text:p>1,3638</text:p>
          </table:table-cell>
          <table:table-cell table:style-name="ce23"/>
          <table:table-cell table:number-columns-repeated="16372"/>
        </table:table-row>
        <table:table-row table:style-name="ro1">
          <table:table-cell/>
          <table:table-cell table:style-name="ce22" table:formula="of:=STDEV([.B210:.B219])" office:value-type="float" office:value="537.491508481762" calcext:value-type="float">
            <text:p>537,491508481762</text:p>
          </table:table-cell>
          <table:table-cell table:style-name="ce22" table:formula="of:=STDEV([.C210:.C219])" office:value-type="float" office:value="334.139969209512" calcext:value-type="float">
            <text:p>334,139969209512</text:p>
          </table:table-cell>
          <table:table-cell table:style-name="ce22" table:formula="of:=STDEV([.D210:.D219])" office:value-type="float" office:value="1105.90828814047" calcext:value-type="float">
            <text:p>1105,90828814047</text:p>
          </table:table-cell>
          <table:table-cell table:style-name="ce22" table:formula="of:=STDEV([.E210:.E219])" office:value-type="float" office:value="1074.06952645844" calcext:value-type="float">
            <text:p>1074,06952645844</text:p>
          </table:table-cell>
          <table:table-cell table:style-name="ce22" table:number-columns-repeated="2"/>
          <table:table-cell table:style-name="ce22" table:formula="of:=STDEV([.H210:.H219])" office:value-type="float" office:value="0.324971684920394" calcext:value-type="float">
            <text:p>0,324971684920394</text:p>
          </table:table-cell>
          <table:table-cell table:style-name="ce22" table:formula="of:=STDEV([.I210:.I219])" office:value-type="float" office:value="0.0915970038326097" calcext:value-type="float">
            <text:p>0,0915970038326097</text:p>
          </table:table-cell>
          <table:table-cell table:style-name="ce22" table:formula="of:=STDEV([.J210:.J219])" office:value-type="float" office:value="0.170756128896024" calcext:value-type="float">
            <text:p>0,170756128896024</text:p>
          </table:table-cell>
          <table:table-cell table:style-name="ce22" table:formula="of:=STDEV([.K210:.K219])" office:value-type="float" office:value="0.25975150518225" calcext:value-type="float">
            <text:p>0,25975150518225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RPROP</text:p>
          </table:table-cell>
          <table:table-cell table:style-name="ce23" office:value-type="string" calcext:value-type="string">
            <text:p>NEAT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RPROP</text:p>
          </table:table-cell>
          <table:table-cell table:style-name="ce23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office:value-type="float" office:value="4.065" calcext:value-type="float">
            <text:p>4,065</text:p>
          </table:table-cell>
          <table:table-cell table:style-name="ce22" office:value-type="float" office:value="0.00036" calcext:value-type="float">
            <text:p>0,00036</text:p>
          </table:table-cell>
          <table:table-cell table:style-name="ce22" office:value-type="float" office:value="0.189" calcext:value-type="float">
            <text:p>0,189</text:p>
          </table:table-cell>
          <table:table-cell table:style-name="ce22" office:value-type="float" office:value="0.204" calcext:value-type="float">
            <text:p>0,204</text:p>
          </table:table-cell>
          <table:table-cell table:style-name="ce22"/>
          <table:table-cell table:style-name="ce22" office:value-type="string" calcext:value-type="string">
            <text:p>Concrete_1</text:p>
          </table:table-cell>
          <table:table-cell table:style-name="ce22" office:value-type="float" office:value="1.246" calcext:value-type="float">
            <text:p>1,246</text:p>
          </table:table-cell>
          <table:table-cell table:style-name="ce22" office:value-type="float" office:value="0.473" calcext:value-type="float">
            <text:p>0,473</text:p>
          </table:table-cell>
          <table:table-cell table:style-name="ce22" office:value-type="float" office:value="1.187" calcext:value-type="float">
            <text:p>1,187</text:p>
          </table:table-cell>
          <table:table-cell table:style-name="ce22" office:value-type="float" office:value="8.805" calcext:value-type="float">
            <text:p>8,80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2</text:p>
          </table:table-cell>
          <table:table-cell table:style-name="ce22" office:value-type="float" office:value="0.455" calcext:value-type="float">
            <text:p>0,455</text:p>
          </table:table-cell>
          <table:table-cell table:style-name="ce22" office:value-type="float" office:value="0.00197" calcext:value-type="float">
            <text:p>0,00197</text:p>
          </table:table-cell>
          <table:table-cell table:style-name="ce6" office:value-type="float" office:value="0.373" calcext:value-type="float">
            <text:p>3,73E-01</text:p>
          </table:table-cell>
          <table:table-cell table:style-name="ce6" office:value-type="float" office:value="0.062" calcext:value-type="float">
            <text:p>6,20E-02</text:p>
          </table:table-cell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office:value-type="float" office:value="1.027" calcext:value-type="float">
            <text:p>1,027</text:p>
          </table:table-cell>
          <table:table-cell table:style-name="ce22" office:value-type="float" office:value="0.405" calcext:value-type="float">
            <text:p>0,405</text:p>
          </table:table-cell>
          <table:table-cell table:style-name="ce22" office:value-type="float" office:value="0.962" calcext:value-type="float">
            <text:p>0,962</text:p>
          </table:table-cell>
          <table:table-cell table:style-name="ce22" office:value-type="float" office:value="8.806" calcext:value-type="float">
            <text:p>8,8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office:value-type="float" office:value="0.559" calcext:value-type="float">
            <text:p>0,559</text:p>
          </table:table-cell>
          <table:table-cell table:style-name="ce22" office:value-type="float" office:value="0.0095" calcext:value-type="float">
            <text:p>0,0095</text:p>
          </table:table-cell>
          <table:table-cell table:style-name="ce22" office:value-type="float" office:value="0.181" calcext:value-type="float">
            <text:p>0,181</text:p>
          </table:table-cell>
          <table:table-cell table:style-name="ce22" office:value-type="float" office:value="0.186" calcext:value-type="float">
            <text:p>0,186</text:p>
          </table:table-cell>
          <table:table-cell table:style-name="ce22"/>
          <table:table-cell table:style-name="ce22" office:value-type="string" calcext:value-type="string">
            <text:p>Concrete_3</text:p>
          </table:table-cell>
          <table:table-cell table:style-name="ce22" office:value-type="float" office:value="0.906" calcext:value-type="float">
            <text:p>0,906</text:p>
          </table:table-cell>
          <table:table-cell table:style-name="ce22" office:value-type="float" office:value="0.437" calcext:value-type="float">
            <text:p>0,437</text:p>
          </table:table-cell>
          <table:table-cell table:style-name="ce22" office:value-type="float" office:value="0.858" calcext:value-type="float">
            <text:p>0,858</text:p>
          </table:table-cell>
          <table:table-cell table:style-name="ce22" office:value-type="float" office:value="8.157" calcext:value-type="float">
            <text:p>8,15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office:value-type="float" office:value="3.21" calcext:value-type="float">
            <text:p>3,21</text:p>
          </table:table-cell>
          <table:table-cell table:style-name="ce22" office:value-type="float" office:value="0.0012" calcext:value-type="float">
            <text:p>0,0012</text:p>
          </table:table-cell>
          <table:table-cell table:style-name="ce22" office:value-type="float" office:value="1.369" calcext:value-type="float">
            <text:p>1,369</text:p>
          </table:table-cell>
          <table:table-cell table:style-name="ce22" office:value-type="float" office:value="0.557" calcext:value-type="float">
            <text:p>0,557</text:p>
          </table:table-cell>
          <table:table-cell table:style-name="ce22"/>
          <table:table-cell table:style-name="ce22" office:value-type="string" calcext:value-type="string">
            <text:p>Concrete_4</text:p>
          </table:table-cell>
          <table:table-cell table:style-name="ce22" office:value-type="float" office:value="0.9" calcext:value-type="float">
            <text:p>0,9</text:p>
          </table:table-cell>
          <table:table-cell table:style-name="ce22" office:value-type="float" office:value="0.314" calcext:value-type="float">
            <text:p>0,314</text:p>
          </table:table-cell>
          <table:table-cell table:style-name="ce22" office:value-type="float" office:value="0.79" calcext:value-type="float">
            <text:p>0,79</text:p>
          </table:table-cell>
          <table:table-cell table:style-name="ce22" office:value-type="float" office:value="7.81" calcext:value-type="float">
            <text:p>7,8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office:value-type="float" office:value="1.118" calcext:value-type="float">
            <text:p>1,118</text:p>
          </table:table-cell>
          <table:table-cell table:style-name="ce22" office:value-type="float" office:value="0.0422" calcext:value-type="float">
            <text:p>0,0422</text:p>
          </table:table-cell>
          <table:table-cell table:style-name="ce22" office:value-type="float" office:value="0.563" calcext:value-type="float">
            <text:p>0,563</text:p>
          </table:table-cell>
          <table:table-cell table:style-name="ce22" office:value-type="float" office:value="0.086" calcext:value-type="float">
            <text:p>0,086</text:p>
          </table:table-cell>
          <table:table-cell table:style-name="ce22"/>
          <table:table-cell table:style-name="ce22" office:value-type="string" calcext:value-type="string">
            <text:p>Concrete_5</text:p>
          </table:table-cell>
          <table:table-cell table:style-name="ce22" office:value-type="float" office:value="1.147" calcext:value-type="float">
            <text:p>1,147</text:p>
          </table:table-cell>
          <table:table-cell table:style-name="ce22" office:value-type="float" office:value="0.442" calcext:value-type="float">
            <text:p>0,442</text:p>
          </table:table-cell>
          <table:table-cell table:style-name="ce22" office:value-type="float" office:value="1.039" calcext:value-type="float">
            <text:p>1,039</text:p>
          </table:table-cell>
          <table:table-cell table:style-name="ce22" office:value-type="float" office:value="8.381" calcext:value-type="float">
            <text:p>8,38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office:value-type="float" office:value="0.302" calcext:value-type="float">
            <text:p>0,302</text:p>
          </table:table-cell>
          <table:table-cell table:style-name="ce22" office:value-type="float" office:value="0.0163" calcext:value-type="float">
            <text:p>0,0163</text:p>
          </table:table-cell>
          <table:table-cell table:style-name="ce22" office:value-type="float" office:value="0.304" calcext:value-type="float">
            <text:p>0,304</text:p>
          </table:table-cell>
          <table:table-cell table:style-name="ce22" office:value-type="float" office:value="0.234" calcext:value-type="float">
            <text:p>0,234</text:p>
          </table:table-cell>
          <table:table-cell table:style-name="ce22"/>
          <table:table-cell table:style-name="ce22" office:value-type="string" calcext:value-type="string">
            <text:p>Concrete_6</text:p>
          </table:table-cell>
          <table:table-cell table:style-name="ce22" office:value-type="float" office:value="1.019" calcext:value-type="float">
            <text:p>1,019</text:p>
          </table:table-cell>
          <table:table-cell table:style-name="ce22" office:value-type="float" office:value="0.416" calcext:value-type="float">
            <text:p>0,416</text:p>
          </table:table-cell>
          <table:table-cell table:style-name="ce22" office:value-type="float" office:value="0.922" calcext:value-type="float">
            <text:p>0,922</text:p>
          </table:table-cell>
          <table:table-cell table:style-name="ce22" office:value-type="float" office:value="8.865" calcext:value-type="float">
            <text:p>8,86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office:value-type="float" office:value="1.428" calcext:value-type="float">
            <text:p>1,428</text:p>
          </table:table-cell>
          <table:table-cell table:style-name="ce22" office:value-type="float" office:value="0.0072" calcext:value-type="float">
            <text:p>0,0072</text:p>
          </table:table-cell>
          <table:table-cell table:style-name="ce22" office:value-type="float" office:value="0.142" calcext:value-type="float">
            <text:p>0,142</text:p>
          </table:table-cell>
          <table:table-cell table:style-name="ce22" office:value-type="float" office:value="0.158" calcext:value-type="float">
            <text:p>0,158</text:p>
          </table:table-cell>
          <table:table-cell table:style-name="ce22"/>
          <table:table-cell table:style-name="ce22" office:value-type="string" calcext:value-type="string">
            <text:p>Concrete_7</text:p>
          </table:table-cell>
          <table:table-cell table:style-name="ce22" office:value-type="float" office:value="1.159" calcext:value-type="float">
            <text:p>1,159</text:p>
          </table:table-cell>
          <table:table-cell table:style-name="ce22" office:value-type="float" office:value="0.334" calcext:value-type="float">
            <text:p>0,334</text:p>
          </table:table-cell>
          <table:table-cell table:style-name="ce22" office:value-type="float" office:value="1.098" calcext:value-type="float">
            <text:p>1,098</text:p>
          </table:table-cell>
          <table:table-cell table:style-name="ce22" office:value-type="float" office:value="8.643" calcext:value-type="float">
            <text:p>8,64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office:value-type="float" office:value="0.598" calcext:value-type="float">
            <text:p>0,598</text:p>
          </table:table-cell>
          <table:table-cell table:style-name="ce22" office:value-type="float" office:value="0.00238" calcext:value-type="float">
            <text:p>0,00238</text:p>
          </table:table-cell>
          <table:table-cell table:style-name="ce22" office:value-type="float" office:value="0.094" calcext:value-type="float">
            <text:p>0,094</text:p>
          </table:table-cell>
          <table:table-cell table:style-name="ce22" office:value-type="float" office:value="0.244" calcext:value-type="float">
            <text:p>0,244</text:p>
          </table:table-cell>
          <table:table-cell table:style-name="ce22"/>
          <table:table-cell table:style-name="ce22" office:value-type="string" calcext:value-type="string">
            <text:p>Concrete_8</text:p>
          </table:table-cell>
          <table:table-cell table:style-name="ce22" office:value-type="float" office:value="0.956" calcext:value-type="float">
            <text:p>0,956</text:p>
          </table:table-cell>
          <table:table-cell table:style-name="ce22" office:value-type="float" office:value="0.307" calcext:value-type="float">
            <text:p>0,307</text:p>
          </table:table-cell>
          <table:table-cell table:style-name="ce22" office:value-type="float" office:value="0.953" calcext:value-type="float">
            <text:p>0,953</text:p>
          </table:table-cell>
          <table:table-cell table:style-name="ce22" office:value-type="float" office:value="7.923" calcext:value-type="float">
            <text:p>7,92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office:value-type="float" office:value="0.579" calcext:value-type="float">
            <text:p>0,579</text:p>
          </table:table-cell>
          <table:table-cell table:style-name="ce22" office:value-type="float" office:value="0.0044" calcext:value-type="float">
            <text:p>0,0044</text:p>
          </table:table-cell>
          <table:table-cell table:style-name="ce22" office:value-type="float" office:value="0.111" calcext:value-type="float">
            <text:p>0,111</text:p>
          </table:table-cell>
          <table:table-cell table:style-name="ce22" office:value-type="float" office:value="0.216" calcext:value-type="float">
            <text:p>0,216</text:p>
          </table:table-cell>
          <table:table-cell table:style-name="ce22"/>
          <table:table-cell table:style-name="ce22" office:value-type="string" calcext:value-type="string">
            <text:p>Concrete_9</text:p>
          </table:table-cell>
          <table:table-cell table:style-name="ce22" office:value-type="float" office:value="0.793" calcext:value-type="float">
            <text:p>0,793</text:p>
          </table:table-cell>
          <table:table-cell table:style-name="ce22" office:value-type="float" office:value="0.344" calcext:value-type="float">
            <text:p>0,344</text:p>
          </table:table-cell>
          <table:table-cell table:style-name="ce22" office:value-type="float" office:value="0.769" calcext:value-type="float">
            <text:p>0,769</text:p>
          </table:table-cell>
          <table:table-cell table:style-name="ce22" office:value-type="float" office:value="8.237" calcext:value-type="float">
            <text:p>8,23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0</text:p>
          </table:table-cell>
          <table:table-cell table:style-name="ce22" office:value-type="float" office:value="1.05" calcext:value-type="float">
            <text:p>1,05</text:p>
          </table:table-cell>
          <table:table-cell table:style-name="ce22" office:value-type="float" office:value="0.0124" calcext:value-type="float">
            <text:p>0,0124</text:p>
          </table:table-cell>
          <table:table-cell table:style-name="ce6" office:value-type="float" office:value="0.235" calcext:value-type="float">
            <text:p>2,35E-01</text:p>
          </table:table-cell>
          <table:table-cell table:style-name="ce6" office:value-type="float" office:value="0.0043" calcext:value-type="float">
            <text:p>4,30E-03</text:p>
          </table:table-cell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 office:value-type="float" office:value="1.09" calcext:value-type="float">
            <text:p>1,09</text:p>
          </table:table-cell>
          <table:table-cell table:style-name="ce22" office:value-type="float" office:value="0.384" calcext:value-type="float">
            <text:p>0,384</text:p>
          </table:table-cell>
          <table:table-cell table:style-name="ce22" office:value-type="float" office:value="0.998" calcext:value-type="float">
            <text:p>0,998</text:p>
          </table:table-cell>
          <table:table-cell table:style-name="ce22" office:value-type="float" office:value="8.145" calcext:value-type="float">
            <text:p>8,145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23:.B232])" office:value-type="float" office:value="1.3364" calcext:value-type="float">
            <text:p>1,3364</text:p>
          </table:table-cell>
          <table:table-cell table:style-name="ce23" table:formula="of:=AVERAGE([.C223:.C232])" office:value-type="float" office:value="0.009791" calcext:value-type="float">
            <text:p>0,009791</text:p>
          </table:table-cell>
          <table:table-cell table:style-name="ce23" table:formula="of:=AVERAGE([.D223:.D232])" office:value-type="float" office:value="0.3561" calcext:value-type="float">
            <text:p>0,3561</text:p>
          </table:table-cell>
          <table:table-cell table:style-name="ce23" table:formula="of:=AVERAGE([.E223:.E232])" office:value-type="float" office:value="0.19513" calcext:value-type="float">
            <text:p>0,19513</text:p>
          </table:table-cell>
          <table:table-cell table:style-name="ce23" table:number-columns-repeated="2"/>
          <table:table-cell table:style-name="ce23" table:formula="of:=AVERAGE([.H223:.H232])" office:value-type="float" office:value="1.0243" calcext:value-type="float">
            <text:p>1,0243</text:p>
          </table:table-cell>
          <table:table-cell table:style-name="ce23" table:formula="of:=AVERAGE([.I223:.I232])" office:value-type="float" office:value="0.3856" calcext:value-type="float">
            <text:p>0,3856</text:p>
          </table:table-cell>
          <table:table-cell table:style-name="ce23" table:formula="of:=AVERAGE([.J223:.J232])" office:value-type="float" office:value="0.9576" calcext:value-type="float">
            <text:p>0,9576</text:p>
          </table:table-cell>
          <table:table-cell table:style-name="ce23" table:formula="of:=AVERAGE([.K223:.K232])" office:value-type="float" office:value="8.3772" calcext:value-type="float">
            <text:p>8,3772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23:.B232])" office:value-type="float" office:value="1.27644638656615" calcext:value-type="float">
            <text:p>1,27644638656615</text:p>
          </table:table-cell>
          <table:table-cell table:style-name="ce22" table:formula="of:=STDEV([.C223:.C232])" office:value-type="float" office:value="0.0125353637096549" calcext:value-type="float">
            <text:p>0,0125353637096549</text:p>
          </table:table-cell>
          <table:table-cell table:style-name="ce22" table:formula="of:=STDEV([.D223:.D232])" office:value-type="float" office:value="0.382917295973368" calcext:value-type="float">
            <text:p>0,382917295973368</text:p>
          </table:table-cell>
          <table:table-cell table:style-name="ce22" table:formula="of:=STDEV([.E223:.E232])" office:value-type="float" office:value="0.150138573398785" calcext:value-type="float">
            <text:p>0,150138573398785</text:p>
          </table:table-cell>
          <table:table-cell table:style-name="ce22" table:number-columns-repeated="2"/>
          <table:table-cell table:style-name="ce22" table:formula="of:=STDEV([.H223:.H232])" office:value-type="float" office:value="0.139169001976414" calcext:value-type="float">
            <text:p>0,139169001976414</text:p>
          </table:table-cell>
          <table:table-cell table:style-name="ce22" table:formula="of:=STDEV([.I223:.I232])" office:value-type="float" office:value="0.0581782700938341" calcext:value-type="float">
            <text:p>0,0581782700938341</text:p>
          </table:table-cell>
          <table:table-cell table:style-name="ce22" table:formula="of:=STDEV([.J223:.J232])" office:value-type="float" office:value="0.131437522124476" calcext:value-type="float">
            <text:p>0,131437522124476</text:p>
          </table:table-cell>
          <table:table-cell table:style-name="ce22" table:formula="of:=STDEV([.K223:.K232])" office:value-type="float" office:value="0.383777945055616" calcext:value-type="float">
            <text:p>0,383777945055616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RPROP</text:p>
          </table:table-cell>
          <table:table-cell table:style-name="ce23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</text:p>
          </table:table-cell>
          <table:table-cell table:style-name="ce22" office:value-type="float" office:value="23.46" calcext:value-type="float">
            <text:p>23,46</text:p>
          </table:table-cell>
          <table:table-cell table:style-name="ce22" office:value-type="float" office:value="7.86" calcext:value-type="float">
            <text:p>7,86</text:p>
          </table:table-cell>
          <table:table-cell table:style-name="ce22" office:value-type="float" office:value="22.46" calcext:value-type="float">
            <text:p>22,46</text:p>
          </table:table-cell>
          <table:table-cell table:style-name="ce22" office:value-type="float" office:value="230.41" calcext:value-type="float">
            <text:p>230,41</text:p>
          </table:table-cell>
          <table:table-cell table:style-name="ce22"/>
          <table:table-cell table:style-name="ce22" office:value-type="string" calcext:value-type="string">
            <text:p>Diabetes_1</text:p>
          </table:table-cell>
          <table:table-cell table:style-name="ce22" office:value-type="float" office:value="1.574" calcext:value-type="float">
            <text:p>1,574</text:p>
          </table:table-cell>
          <table:table-cell table:style-name="ce22" office:value-type="float" office:value="1.503" calcext:value-type="float">
            <text:p>1,503</text:p>
          </table:table-cell>
          <table:table-cell table:style-name="ce22" office:value-type="float" office:value="0.575" calcext:value-type="float">
            <text:p>0,575</text:p>
          </table:table-cell>
          <table:table-cell table:style-name="ce22" office:value-type="float" office:value="52.5" calcext:value-type="float">
            <text:p>52,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office:value-type="float" office:value="21.97" calcext:value-type="float">
            <text:p>21,97</text:p>
          </table:table-cell>
          <table:table-cell table:style-name="ce22" office:value-type="float" office:value="6.23" calcext:value-type="float">
            <text:p>6,23</text:p>
          </table:table-cell>
          <table:table-cell table:style-name="ce22" office:value-type="float" office:value="22.97" calcext:value-type="float">
            <text:p>22,97</text:p>
          </table:table-cell>
          <table:table-cell table:style-name="ce22" office:value-type="float" office:value="172.65" calcext:value-type="float">
            <text:p>172,65</text:p>
          </table:table-cell>
          <table:table-cell table:style-name="ce22"/>
          <table:table-cell table:style-name="ce22" office:value-type="string" calcext:value-type="string">
            <text:p>Diabetes_2</text:p>
          </table:table-cell>
          <table:table-cell table:style-name="ce22" office:value-type="float" office:value="1.122" calcext:value-type="float">
            <text:p>1,122</text:p>
          </table:table-cell>
          <table:table-cell table:style-name="ce22" office:value-type="float" office:value="1.132" calcext:value-type="float">
            <text:p>1,132</text:p>
          </table:table-cell>
          <table:table-cell table:style-name="ce22" office:value-type="float" office:value="71.913" calcext:value-type="float">
            <text:p>71,913</text:p>
          </table:table-cell>
          <table:table-cell table:style-name="ce22" office:value-type="float" office:value="60.65" calcext:value-type="float">
            <text:p>60,6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office:value-type="float" office:value="19.43" calcext:value-type="float">
            <text:p>19,43</text:p>
          </table:table-cell>
          <table:table-cell table:style-name="ce22" office:value-type="float" office:value="11.46" calcext:value-type="float">
            <text:p>11,46</text:p>
          </table:table-cell>
          <table:table-cell table:style-name="ce22" office:value-type="float" office:value="20.43" calcext:value-type="float">
            <text:p>20,43</text:p>
          </table:table-cell>
          <table:table-cell table:style-name="ce22" office:value-type="float" office:value="162.62" calcext:value-type="float">
            <text:p>162,62</text:p>
          </table:table-cell>
          <table:table-cell table:style-name="ce22"/>
          <table:table-cell table:style-name="ce22" office:value-type="string" calcext:value-type="string">
            <text:p>Diabetes_3</text:p>
          </table:table-cell>
          <table:table-cell table:style-name="ce22" office:value-type="float" office:value="4.183" calcext:value-type="float">
            <text:p>4,183</text:p>
          </table:table-cell>
          <table:table-cell table:style-name="ce22" office:value-type="float" office:value="2.176" calcext:value-type="float">
            <text:p>2,176</text:p>
          </table:table-cell>
          <table:table-cell table:style-name="ce22" office:value-type="float" office:value="1.497" calcext:value-type="float">
            <text:p>1,497</text:p>
          </table:table-cell>
          <table:table-cell table:style-name="ce22" office:value-type="float" office:value="47.72" calcext:value-type="float">
            <text:p>47,7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office:value-type="float" office:value="19.08" calcext:value-type="float">
            <text:p>19,08</text:p>
          </table:table-cell>
          <table:table-cell table:style-name="ce22" office:value-type="float" office:value="7.54" calcext:value-type="float">
            <text:p>7,54</text:p>
          </table:table-cell>
          <table:table-cell table:style-name="ce22" office:value-type="float" office:value="20.08" calcext:value-type="float">
            <text:p>20,08</text:p>
          </table:table-cell>
          <table:table-cell table:style-name="ce22" office:value-type="float" office:value="152.78" calcext:value-type="float">
            <text:p>152,78</text:p>
          </table:table-cell>
          <table:table-cell table:style-name="ce22"/>
          <table:table-cell table:style-name="ce22" office:value-type="string" calcext:value-type="string">
            <text:p>Diabetes_4</text:p>
          </table:table-cell>
          <table:table-cell table:style-name="ce22" office:value-type="float" office:value="3.209" calcext:value-type="float">
            <text:p>3,209</text:p>
          </table:table-cell>
          <table:table-cell table:style-name="ce22" office:value-type="float" office:value="2.163" calcext:value-type="float">
            <text:p>2,163</text:p>
          </table:table-cell>
          <table:table-cell table:style-name="ce22" office:value-type="float" office:value="3.249" calcext:value-type="float">
            <text:p>3,249</text:p>
          </table:table-cell>
          <table:table-cell table:style-name="ce22" office:value-type="float" office:value="50.73" calcext:value-type="float">
            <text:p>50,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office:value-type="float" office:value="19.66" calcext:value-type="float">
            <text:p>19,66</text:p>
          </table:table-cell>
          <table:table-cell table:style-name="ce22" office:value-type="float" office:value="7.86" calcext:value-type="float">
            <text:p>7,86</text:p>
          </table:table-cell>
          <table:table-cell table:style-name="ce22" office:value-type="float" office:value="20.66" calcext:value-type="float">
            <text:p>20,66</text:p>
          </table:table-cell>
          <table:table-cell table:style-name="ce22" office:value-type="float" office:value="175.89" calcext:value-type="float">
            <text:p>175,89</text:p>
          </table:table-cell>
          <table:table-cell table:style-name="ce22"/>
          <table:table-cell table:style-name="ce22" office:value-type="string" calcext:value-type="string">
            <text:p>Diabetes_5</text:p>
          </table:table-cell>
          <table:table-cell table:style-name="ce22" office:value-type="float" office:value="2.024" calcext:value-type="float">
            <text:p>2,024</text:p>
          </table:table-cell>
          <table:table-cell table:style-name="ce22" office:value-type="float" office:value="1.379" calcext:value-type="float">
            <text:p>1,379</text:p>
          </table:table-cell>
          <table:table-cell table:style-name="ce22" office:value-type="float" office:value="1.207" calcext:value-type="float">
            <text:p>1,207</text:p>
          </table:table-cell>
          <table:table-cell table:style-name="ce22" office:value-type="float" office:value="59.63" calcext:value-type="float">
            <text:p>59,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office:value-type="float" office:value="21.01" calcext:value-type="float">
            <text:p>21,01</text:p>
          </table:table-cell>
          <table:table-cell table:style-name="ce22" office:value-type="float" office:value="14.38" calcext:value-type="float">
            <text:p>14,38</text:p>
          </table:table-cell>
          <table:table-cell table:style-name="ce22" office:value-type="float" office:value="22.02" calcext:value-type="float">
            <text:p>22,02</text:p>
          </table:table-cell>
          <table:table-cell table:style-name="ce22" office:value-type="float" office:value="163.27" calcext:value-type="float">
            <text:p>163,27</text:p>
          </table:table-cell>
          <table:table-cell table:style-name="ce22"/>
          <table:table-cell table:style-name="ce22" office:value-type="string" calcext:value-type="string">
            <text:p>Diabetes_6</text:p>
          </table:table-cell>
          <table:table-cell table:style-name="ce22" office:value-type="float" office:value="1.543" calcext:value-type="float">
            <text:p>1,543</text:p>
          </table:table-cell>
          <table:table-cell table:style-name="ce22" office:value-type="float" office:value="1.022" calcext:value-type="float">
            <text:p>1,022</text:p>
          </table:table-cell>
          <table:table-cell table:style-name="ce22" office:value-type="float" office:value="1.406" calcext:value-type="float">
            <text:p>1,406</text:p>
          </table:table-cell>
          <table:table-cell table:style-name="ce22" office:value-type="float" office:value="50.06" calcext:value-type="float">
            <text:p>50,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office:value-type="float" office:value="20.75" calcext:value-type="float">
            <text:p>20,75</text:p>
          </table:table-cell>
          <table:table-cell table:style-name="ce22" office:value-type="float" office:value="7.58" calcext:value-type="float">
            <text:p>7,58</text:p>
          </table:table-cell>
          <table:table-cell table:style-name="ce22" office:value-type="float" office:value="21.75" calcext:value-type="float">
            <text:p>21,75</text:p>
          </table:table-cell>
          <table:table-cell table:style-name="ce22" office:value-type="float" office:value="179.69" calcext:value-type="float">
            <text:p>179,69</text:p>
          </table:table-cell>
          <table:table-cell table:style-name="ce22"/>
          <table:table-cell table:style-name="ce22" office:value-type="string" calcext:value-type="string">
            <text:p>Diabetes_7</text:p>
          </table:table-cell>
          <table:table-cell table:style-name="ce22" office:value-type="float" office:value="1.901" calcext:value-type="float">
            <text:p>1,901</text:p>
          </table:table-cell>
          <table:table-cell table:style-name="ce22" office:value-type="float" office:value="0.819" calcext:value-type="float">
            <text:p>0,819</text:p>
          </table:table-cell>
          <table:table-cell table:style-name="ce22" office:value-type="float" office:value="0.611" calcext:value-type="float">
            <text:p>0,611</text:p>
          </table:table-cell>
          <table:table-cell table:style-name="ce22" office:value-type="float" office:value="59.42" calcext:value-type="float">
            <text:p>59,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office:value-type="float" office:value="28.48" calcext:value-type="float">
            <text:p>28,48</text:p>
          </table:table-cell>
          <table:table-cell table:style-name="ce22" office:value-type="float" office:value="7.96" calcext:value-type="float">
            <text:p>7,96</text:p>
          </table:table-cell>
          <table:table-cell table:style-name="ce22" office:value-type="float" office:value="29.48" calcext:value-type="float">
            <text:p>29,48</text:p>
          </table:table-cell>
          <table:table-cell table:style-name="ce22" office:value-type="float" office:value="215.62" calcext:value-type="float">
            <text:p>215,62</text:p>
          </table:table-cell>
          <table:table-cell table:style-name="ce22"/>
          <table:table-cell table:style-name="ce22" office:value-type="string" calcext:value-type="string">
            <text:p>Diabetes_8</text:p>
          </table:table-cell>
          <table:table-cell table:style-name="ce22" office:value-type="float" office:value="5.53" calcext:value-type="float">
            <text:p>5,53</text:p>
          </table:table-cell>
          <table:table-cell table:style-name="ce22" office:value-type="float" office:value="4.353" calcext:value-type="float">
            <text:p>4,353</text:p>
          </table:table-cell>
          <table:table-cell table:style-name="ce22" office:value-type="float" office:value="3.602" calcext:value-type="float">
            <text:p>3,602</text:p>
          </table:table-cell>
          <table:table-cell table:style-name="ce22" office:value-type="float" office:value="68.42" calcext:value-type="float">
            <text:p>68,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office:value-type="float" office:value="19.2" calcext:value-type="float">
            <text:p>19,2</text:p>
          </table:table-cell>
          <table:table-cell table:style-name="ce22" office:value-type="float" office:value="5.41" calcext:value-type="float">
            <text:p>5,41</text:p>
          </table:table-cell>
          <table:table-cell table:style-name="ce22" office:value-type="float" office:value="20.2" calcext:value-type="float">
            <text:p>20,2</text:p>
          </table:table-cell>
          <table:table-cell table:style-name="ce22" office:value-type="float" office:value="146.37" calcext:value-type="float">
            <text:p>146,37</text:p>
          </table:table-cell>
          <table:table-cell table:style-name="ce22"/>
          <table:table-cell table:style-name="ce22" office:value-type="string" calcext:value-type="string">
            <text:p>Diabetes_9</text:p>
          </table:table-cell>
          <table:table-cell table:style-name="ce22" office:value-type="float" office:value="1.726" calcext:value-type="float">
            <text:p>1,726</text:p>
          </table:table-cell>
          <table:table-cell table:style-name="ce22" office:value-type="float" office:value="0.328" calcext:value-type="float">
            <text:p>0,328</text:p>
          </table:table-cell>
          <table:table-cell table:style-name="ce22" office:value-type="float" office:value="0.985" calcext:value-type="float">
            <text:p>0,985</text:p>
          </table:table-cell>
          <table:table-cell table:style-name="ce22" office:value-type="float" office:value="69.38" calcext:value-type="float">
            <text:p>69,3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5.94" calcext:value-type="float">
            <text:p>5,94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145.12" calcext:value-type="float">
            <text:p>145,12</text:p>
          </table:table-cell>
          <table:table-cell table:style-name="ce22"/>
          <table:table-cell table:style-name="ce22" office:value-type="string" calcext:value-type="string">
            <text:p>Diabetes_10</text:p>
          </table:table-cell>
          <table:table-cell table:style-name="ce22" office:value-type="float" office:value="2.975" calcext:value-type="float">
            <text:p>2,975</text:p>
          </table:table-cell>
          <table:table-cell table:style-name="ce22" office:value-type="float" office:value="1.605" calcext:value-type="float">
            <text:p>1,605</text:p>
          </table:table-cell>
          <table:table-cell table:style-name="ce22" office:value-type="float" office:value="0.996" calcext:value-type="float">
            <text:p>0,996</text:p>
          </table:table-cell>
          <table:table-cell table:style-name="ce22" office:value-type="float" office:value="51.62" calcext:value-type="float">
            <text:p>51,6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36:.B245])" office:value-type="float" office:value="21.504" calcext:value-type="float">
            <text:p>21,504</text:p>
          </table:table-cell>
          <table:table-cell table:style-name="ce23" table:formula="of:=AVERAGE([.C236:.C245])" office:value-type="float" office:value="8.222" calcext:value-type="float">
            <text:p>8,222</text:p>
          </table:table-cell>
          <table:table-cell table:style-name="ce23" table:formula="of:=AVERAGE([.D236:.D245])" office:value-type="float" office:value="22.305" calcext:value-type="float">
            <text:p>22,305</text:p>
          </table:table-cell>
          <table:table-cell table:style-name="ce23" table:formula="of:=AVERAGE([.E236:.E245])" office:value-type="float" office:value="174.442" calcext:value-type="float">
            <text:p>174,442</text:p>
          </table:table-cell>
          <table:table-cell table:style-name="ce23" table:number-columns-repeated="2"/>
          <table:table-cell table:style-name="ce23" table:formula="of:=AVERAGE([.H236:.H245])" office:value-type="float" office:value="2.5787" calcext:value-type="float">
            <text:p>2,5787</text:p>
          </table:table-cell>
          <table:table-cell table:style-name="ce23" table:formula="of:=AVERAGE([.I236:.I245])" office:value-type="float" office:value="1.648" calcext:value-type="float">
            <text:p>1,648</text:p>
          </table:table-cell>
          <table:table-cell table:style-name="ce23" table:formula="of:=AVERAGE([.J236:.J245])" office:value-type="float" office:value="8.6041" calcext:value-type="float">
            <text:p>8,6041</text:p>
          </table:table-cell>
          <table:table-cell table:style-name="ce23" table:formula="of:=AVERAGE([.K236:.K245])" office:value-type="float" office:value="57.013" calcext:value-type="float">
            <text:p>57,013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36:.B245])" office:value-type="float" office:value="2.84120944513267" calcext:value-type="float">
            <text:p>2,84120944513267</text:p>
          </table:table-cell>
          <table:table-cell table:style-name="ce22" table:formula="of:=STDEV([.C236:.C245])" office:value-type="float" office:value="2.72226539648303" calcext:value-type="float">
            <text:p>2,72226539648303</text:p>
          </table:table-cell>
          <table:table-cell table:style-name="ce22" table:formula="of:=STDEV([.D236:.D245])" office:value-type="float" office:value="2.75726212835204" calcext:value-type="float">
            <text:p>2,75726212835204</text:p>
          </table:table-cell>
          <table:table-cell table:style-name="ce22" table:formula="of:=STDEV([.E236:.E245])" office:value-type="float" office:value="28.3676783211692" calcext:value-type="float">
            <text:p>28,3676783211692</text:p>
          </table:table-cell>
          <table:table-cell table:style-name="ce22" table:number-columns-repeated="2"/>
          <table:table-cell table:style-name="ce22" table:formula="of:=STDEV([.H236:.H245])" office:value-type="float" office:value="1.39588363491454" calcext:value-type="float">
            <text:p>1,39588363491454</text:p>
          </table:table-cell>
          <table:table-cell table:style-name="ce22" table:formula="of:=STDEV([.I236:.I245])" office:value-type="float" office:value="1.10775257967552" calcext:value-type="float">
            <text:p>1,10775257967552</text:p>
          </table:table-cell>
          <table:table-cell table:style-name="ce22" table:formula="of:=STDEV([.J236:.J245])" office:value-type="float" office:value="22.2686762738356" calcext:value-type="float">
            <text:p>22,2686762738356</text:p>
          </table:table-cell>
          <table:table-cell table:style-name="ce22" table:formula="of:=STDEV([.K236:.K245])" office:value-type="float" office:value="7.6924509170427" calcext:value-type="float">
            <text:p>7,692450917042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F=0.5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RPROP</text:p>
          </table:table-cell>
          <table:table-cell table:style-name="ce23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office:value-type="float" office:value="3319.94" calcext:value-type="float">
            <text:p>3319,94</text:p>
          </table:table-cell>
          <table:table-cell table:style-name="ce22" office:value-type="float" office:value="894.66" calcext:value-type="float">
            <text:p>894,66</text:p>
          </table:table-cell>
          <table:table-cell table:style-name="ce22" office:value-type="float" office:value="5747.8" calcext:value-type="float">
            <text:p>5747,8</text:p>
          </table:table-cell>
          <table:table-cell table:style-name="ce22" office:value-type="float" office:value="3011.4" calcext:value-type="float">
            <text:p>3011,4</text:p>
          </table:table-cell>
          <table:table-cell table:style-name="ce22"/>
          <table:table-cell table:style-name="ce22" office:value-type="string" calcext:value-type="string">
            <text:p>FA_1</text:p>
          </table:table-cell>
          <table:table-cell table:style-name="ce22" office:value-type="float" office:value="0.777" calcext:value-type="float">
            <text:p>0,777</text:p>
          </table:table-cell>
          <table:table-cell table:style-name="ce22" office:value-type="float" office:value="0.243" calcext:value-type="float">
            <text:p>0,243</text:p>
          </table:table-cell>
          <table:table-cell table:style-name="ce22" office:value-type="float" office:value="0.81" calcext:value-type="float">
            <text:p>0,81</text:p>
          </table:table-cell>
          <table:table-cell table:style-name="ce22" office:value-type="float" office:value="4.796" calcext:value-type="float">
            <text:p>4,7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office:value-type="float" office:value="2964.26" calcext:value-type="float">
            <text:p>2964,26</text:p>
          </table:table-cell>
          <table:table-cell table:style-name="ce22" office:value-type="float" office:value="1431.16" calcext:value-type="float">
            <text:p>1431,16</text:p>
          </table:table-cell>
          <table:table-cell table:style-name="ce22" office:value-type="float" office:value="4223.5" calcext:value-type="float">
            <text:p>4223,5</text:p>
          </table:table-cell>
          <table:table-cell table:style-name="ce22" office:value-type="float" office:value="2526.1" calcext:value-type="float">
            <text:p>2526,1</text:p>
          </table:table-cell>
          <table:table-cell table:style-name="ce22"/>
          <table:table-cell table:style-name="ce22" office:value-type="string" calcext:value-type="string">
            <text:p>FA_2</text:p>
          </table:table-cell>
          <table:table-cell table:style-name="ce22" office:value-type="float" office:value="1.678" calcext:value-type="float">
            <text:p>1,678</text:p>
          </table:table-cell>
          <table:table-cell table:style-name="ce22" office:value-type="float" office:value="0.278" calcext:value-type="float">
            <text:p>0,278</text:p>
          </table:table-cell>
          <table:table-cell table:style-name="ce22" office:value-type="float" office:value="0.722" calcext:value-type="float">
            <text:p>0,722</text:p>
          </table:table-cell>
          <table:table-cell table:style-name="ce22" office:value-type="float" office:value="4.784" calcext:value-type="float">
            <text:p>4,78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office:value-type="float" office:value="2888.89" calcext:value-type="float">
            <text:p>2888,89</text:p>
          </table:table-cell>
          <table:table-cell table:style-name="ce22" office:value-type="float" office:value="956.56" calcext:value-type="float">
            <text:p>956,56</text:p>
          </table:table-cell>
          <table:table-cell table:style-name="ce22" office:value-type="float" office:value="4252.8" calcext:value-type="float">
            <text:p>4252,8</text:p>
          </table:table-cell>
          <table:table-cell table:style-name="ce22" office:value-type="float" office:value="2574" calcext:value-type="float">
            <text:p>2574</text:p>
          </table:table-cell>
          <table:table-cell table:style-name="ce22"/>
          <table:table-cell table:style-name="ce22" office:value-type="string" calcext:value-type="string">
            <text:p>FA_3</text:p>
          </table:table-cell>
          <table:table-cell table:style-name="ce22" office:value-type="float" office:value="1.475" calcext:value-type="float">
            <text:p>1,475</text:p>
          </table:table-cell>
          <table:table-cell table:style-name="ce22" office:value-type="float" office:value="0.422" calcext:value-type="float">
            <text:p>0,422</text:p>
          </table:table-cell>
          <table:table-cell table:style-name="ce22" office:value-type="float" office:value="1.427" calcext:value-type="float">
            <text:p>1,427</text:p>
          </table:table-cell>
          <table:table-cell table:style-name="ce22" office:value-type="float" office:value="4.526" calcext:value-type="float">
            <text:p>4,5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office:value-type="float" office:value="3420.36" calcext:value-type="float">
            <text:p>3420,36</text:p>
          </table:table-cell>
          <table:table-cell table:style-name="ce22" office:value-type="float" office:value="1675.902" calcext:value-type="float">
            <text:p>1675,902</text:p>
          </table:table-cell>
          <table:table-cell table:style-name="ce22" office:value-type="float" office:value="4347.2" calcext:value-type="float">
            <text:p>4347,2</text:p>
          </table:table-cell>
          <table:table-cell table:style-name="ce22" office:value-type="float" office:value="2575.4" calcext:value-type="float">
            <text:p>2575,4</text:p>
          </table:table-cell>
          <table:table-cell table:style-name="ce22"/>
          <table:table-cell table:style-name="ce22" office:value-type="string" calcext:value-type="string">
            <text:p>FA_4</text:p>
          </table:table-cell>
          <table:table-cell table:style-name="ce22" office:value-type="float" office:value="0.824" calcext:value-type="float">
            <text:p>0,824</text:p>
          </table:table-cell>
          <table:table-cell table:style-name="ce22" office:value-type="float" office:value="0.588" calcext:value-type="float">
            <text:p>0,588</text:p>
          </table:table-cell>
          <table:table-cell table:style-name="ce22" office:value-type="float" office:value="1.16" calcext:value-type="float">
            <text:p>1,16</text:p>
          </table:table-cell>
          <table:table-cell table:style-name="ce22" office:value-type="float" office:value="5.039" calcext:value-type="float">
            <text:p>5,03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office:value-type="float" office:value="4168.18" calcext:value-type="float">
            <text:p>4168,18</text:p>
          </table:table-cell>
          <table:table-cell table:style-name="ce22" office:value-type="float" office:value="1563.18" calcext:value-type="float">
            <text:p>1563,18</text:p>
          </table:table-cell>
          <table:table-cell table:style-name="ce22" office:value-type="float" office:value="6230.8" calcext:value-type="float">
            <text:p>6230,8</text:p>
          </table:table-cell>
          <table:table-cell table:style-name="ce22" office:value-type="float" office:value="3048.9" calcext:value-type="float">
            <text:p>3048,9</text:p>
          </table:table-cell>
          <table:table-cell table:style-name="ce22"/>
          <table:table-cell table:style-name="ce22" office:value-type="string" calcext:value-type="string">
            <text:p>FA_5</text:p>
          </table:table-cell>
          <table:table-cell table:style-name="ce22" office:value-type="float" office:value="0.975" calcext:value-type="float">
            <text:p>0,975</text:p>
          </table:table-cell>
          <table:table-cell table:style-name="ce22" office:value-type="float" office:value="0.462" calcext:value-type="float">
            <text:p>0,462</text:p>
          </table:table-cell>
          <table:table-cell table:style-name="ce22" office:value-type="float" office:value="0.921" calcext:value-type="float">
            <text:p>0,921</text:p>
          </table:table-cell>
          <table:table-cell table:style-name="ce22" office:value-type="float" office:value="4.529" calcext:value-type="float">
            <text:p>4,52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office:value-type="float" office:value="3816.79" calcext:value-type="float">
            <text:p>3816,79</text:p>
          </table:table-cell>
          <table:table-cell table:style-name="ce22" office:value-type="float" office:value="1578.45" calcext:value-type="float">
            <text:p>1578,45</text:p>
          </table:table-cell>
          <table:table-cell table:style-name="ce22" office:value-type="float" office:value="6069.8" calcext:value-type="float">
            <text:p>6069,8</text:p>
          </table:table-cell>
          <table:table-cell table:style-name="ce22" office:value-type="float" office:value="2719.8" calcext:value-type="float">
            <text:p>2719,8</text:p>
          </table:table-cell>
          <table:table-cell table:style-name="ce22"/>
          <table:table-cell table:style-name="ce22" office:value-type="string" calcext:value-type="string">
            <text:p>FA_6</text:p>
          </table:table-cell>
          <table:table-cell table:style-name="ce22" office:value-type="float" office:value="1.465" calcext:value-type="float">
            <text:p>1,465</text:p>
          </table:table-cell>
          <table:table-cell table:style-name="ce22" office:value-type="float" office:value="0.268" calcext:value-type="float">
            <text:p>0,268</text:p>
          </table:table-cell>
          <table:table-cell table:style-name="ce22" office:value-type="float" office:value="0.648" calcext:value-type="float">
            <text:p>0,648</text:p>
          </table:table-cell>
          <table:table-cell table:style-name="ce22" office:value-type="float" office:value="4.658" calcext:value-type="float">
            <text:p>4,65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office:value-type="float" office:value="3162.5" calcext:value-type="float">
            <text:p>3162,5</text:p>
          </table:table-cell>
          <table:table-cell table:style-name="ce22" office:value-type="float" office:value="1063.062" calcext:value-type="float">
            <text:p>1063,062</text:p>
          </table:table-cell>
          <table:table-cell table:style-name="ce22" office:value-type="float" office:value="5779.8" calcext:value-type="float">
            <text:p>5779,8</text:p>
          </table:table-cell>
          <table:table-cell table:style-name="ce22" office:value-type="float" office:value="2779.2" calcext:value-type="float">
            <text:p>2779,2</text:p>
          </table:table-cell>
          <table:table-cell table:style-name="ce22"/>
          <table:table-cell table:style-name="ce22" office:value-type="string" calcext:value-type="string">
            <text:p>FA_7</text:p>
          </table:table-cell>
          <table:table-cell table:style-name="ce22" office:value-type="float" office:value="0.463" calcext:value-type="float">
            <text:p>0,463</text:p>
          </table:table-cell>
          <table:table-cell table:style-name="ce22" office:value-type="float" office:value="0.182" calcext:value-type="float">
            <text:p>0,182</text:p>
          </table:table-cell>
          <table:table-cell table:style-name="ce22" office:value-type="float" office:value="0.687" calcext:value-type="float">
            <text:p>0,687</text:p>
          </table:table-cell>
          <table:table-cell table:style-name="ce22" office:value-type="float" office:value="4.461" calcext:value-type="float">
            <text:p>4,46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office:value-type="float" office:value="2861.14" calcext:value-type="float">
            <text:p>2861,14</text:p>
          </table:table-cell>
          <table:table-cell table:style-name="ce22" office:value-type="float" office:value="1300.34" calcext:value-type="float">
            <text:p>1300,34</text:p>
          </table:table-cell>
          <table:table-cell table:style-name="ce22" office:value-type="float" office:value="4026.9" calcext:value-type="float">
            <text:p>4026,9</text:p>
          </table:table-cell>
          <table:table-cell table:style-name="ce22" office:value-type="float" office:value="2335.5" calcext:value-type="float">
            <text:p>2335,5</text:p>
          </table:table-cell>
          <table:table-cell table:style-name="ce22"/>
          <table:table-cell table:style-name="ce22" office:value-type="string" calcext:value-type="string">
            <text:p>FA_8</text:p>
          </table:table-cell>
          <table:table-cell table:style-name="ce22" office:value-type="float" office:value="1.746" calcext:value-type="float">
            <text:p>1,746</text:p>
          </table:table-cell>
          <table:table-cell table:style-name="ce22" office:value-type="float" office:value="0.37" calcext:value-type="float">
            <text:p>0,37</text:p>
          </table:table-cell>
          <table:table-cell table:style-name="ce22" office:value-type="float" office:value="1.27" calcext:value-type="float">
            <text:p>1,27</text:p>
          </table:table-cell>
          <table:table-cell table:style-name="ce22" office:value-type="float" office:value="5.205" calcext:value-type="float">
            <text:p>5,20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office:value-type="float" office:value="3338.9" calcext:value-type="float">
            <text:p>3338,9</text:p>
          </table:table-cell>
          <table:table-cell table:style-name="ce22" office:value-type="float" office:value="1053.67" calcext:value-type="float">
            <text:p>1053,67</text:p>
          </table:table-cell>
          <table:table-cell table:style-name="ce22" office:value-type="float" office:value="4797" calcext:value-type="float">
            <text:p>4797</text:p>
          </table:table-cell>
          <table:table-cell table:style-name="ce22" office:value-type="float" office:value="2679.1" calcext:value-type="float">
            <text:p>2679,1</text:p>
          </table:table-cell>
          <table:table-cell table:style-name="ce22"/>
          <table:table-cell table:style-name="ce22" office:value-type="string" calcext:value-type="string">
            <text:p>FA_9</text:p>
          </table:table-cell>
          <table:table-cell table:style-name="ce22" office:value-type="float" office:value="0.621" calcext:value-type="float">
            <text:p>0,621</text:p>
          </table:table-cell>
          <table:table-cell table:style-name="ce22" office:value-type="float" office:value="0.18" calcext:value-type="float">
            <text:p>0,18</text:p>
          </table:table-cell>
          <table:table-cell table:style-name="ce22" office:value-type="float" office:value="0.862" calcext:value-type="float">
            <text:p>0,862</text:p>
          </table:table-cell>
          <table:table-cell table:style-name="ce22" office:value-type="float" office:value="5.295" calcext:value-type="float">
            <text:p>5,29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office:value-type="float" office:value="2826.29" calcext:value-type="float">
            <text:p>2826,29</text:p>
          </table:table-cell>
          <table:table-cell table:style-name="ce22" office:value-type="float" office:value="756.87" calcext:value-type="float">
            <text:p>756,87</text:p>
          </table:table-cell>
          <table:table-cell table:style-name="ce22" office:value-type="float" office:value="5172.7" calcext:value-type="float">
            <text:p>5172,7</text:p>
          </table:table-cell>
          <table:table-cell table:style-name="ce22" office:value-type="float" office:value="2965" calcext:value-type="float">
            <text:p>2965</text:p>
          </table:table-cell>
          <table:table-cell table:style-name="ce22"/>
          <table:table-cell table:style-name="ce22" office:value-type="string" calcext:value-type="string">
            <text:p>FA_10</text:p>
          </table:table-cell>
          <table:table-cell table:style-name="ce22" office:value-type="float" office:value="1.907" calcext:value-type="float">
            <text:p>1,907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office:value-type="float" office:value="0.912" calcext:value-type="float">
            <text:p>0,912</text:p>
          </table:table-cell>
          <table:table-cell table:style-name="ce22" office:value-type="float" office:value="4.244" calcext:value-type="float">
            <text:p>4,244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49:.B258])" office:value-type="float" office:value="3276.725" calcext:value-type="float">
            <text:p>3276,725</text:p>
          </table:table-cell>
          <table:table-cell table:style-name="ce23" table:formula="of:=AVERAGE([.C249:.C258])" office:value-type="float" office:value="1227.3854" calcext:value-type="float">
            <text:p>1227,3854</text:p>
          </table:table-cell>
          <table:table-cell table:style-name="ce23" table:formula="of:=AVERAGE([.D249:.D258])" office:value-type="float" office:value="5064.83" calcext:value-type="float">
            <text:p>5064,83</text:p>
          </table:table-cell>
          <table:table-cell table:style-name="ce23" table:formula="of:=AVERAGE([.E249:.E258])" office:value-type="float" office:value="2721.44" calcext:value-type="float">
            <text:p>2721,44</text:p>
          </table:table-cell>
          <table:table-cell table:style-name="ce23" table:number-columns-repeated="2"/>
          <table:table-cell table:style-name="ce23" table:formula="of:=AVERAGE([.H249:.H258])" office:value-type="float" office:value="1.1931" calcext:value-type="float">
            <text:p>1,1931</text:p>
          </table:table-cell>
          <table:table-cell table:style-name="ce23" table:formula="of:=AVERAGE([.I249:.I258])" office:value-type="float" office:value="0.3285" calcext:value-type="float">
            <text:p>0,3285</text:p>
          </table:table-cell>
          <table:table-cell table:style-name="ce23" table:formula="of:=AVERAGE([.J249:.J258])" office:value-type="float" office:value="0.9419" calcext:value-type="float">
            <text:p>0,9419</text:p>
          </table:table-cell>
          <table:table-cell table:style-name="ce23" table:formula="of:=AVERAGE([.K249:.K258])" office:value-type="float" office:value="4.7537" calcext:value-type="float">
            <text:p>4,7537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49:.B258])" office:value-type="float" office:value="440.886329120733" calcext:value-type="float">
            <text:p>440,886329120733</text:p>
          </table:table-cell>
          <table:table-cell table:style-name="ce22" table:formula="of:=STDEV([.C249:.C258])" office:value-type="float" office:value="324.317149170787" calcext:value-type="float">
            <text:p>324,317149170787</text:p>
          </table:table-cell>
          <table:table-cell table:style-name="ce22" table:formula="of:=STDEV([.D249:.D258])" office:value-type="float" office:value="842.613006005063" calcext:value-type="float">
            <text:p>842,613006005063</text:p>
          </table:table-cell>
          <table:table-cell table:style-name="ce22" table:formula="of:=STDEV([.E249:.E258])" office:value-type="float" office:value="232.36311239093" calcext:value-type="float">
            <text:p>232,36311239093</text:p>
          </table:table-cell>
          <table:table-cell table:style-name="ce22" table:number-columns-repeated="2"/>
          <table:table-cell table:style-name="ce22" table:formula="of:=STDEV([.H249:.H258])" office:value-type="float" office:value="0.518669547978287" calcext:value-type="float">
            <text:p>0,518669547978287</text:p>
          </table:table-cell>
          <table:table-cell table:style-name="ce22" table:formula="of:=STDEV([.I249:.I258])" office:value-type="float" office:value="0.130807109898507" calcext:value-type="float">
            <text:p>0,130807109898507</text:p>
          </table:table-cell>
          <table:table-cell table:style-name="ce22" table:formula="of:=STDEV([.J249:.J258])" office:value-type="float" office:value="0.261482716658503" calcext:value-type="float">
            <text:p>0,261482716658503</text:p>
          </table:table-cell>
          <table:table-cell table:style-name="ce22" table:formula="of:=STDEV([.K249:.K258])" office:value-type="float" office:value="0.339565752101121" calcext:value-type="float">
            <text:p>0,339565752101121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RPROP</text:p>
          </table:table-cell>
          <table:table-cell table:style-name="ce23" office:value-type="string" calcext:value-type="string">
            <text:p>NEAT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RPROP</text:p>
          </table:table-cell>
          <table:table-cell table:style-name="ce23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</text:p>
          </table:table-cell>
          <table:table-cell table:style-name="ce22" office:value-type="float" office:value="0.386" calcext:value-type="float">
            <text:p>0,386</text:p>
          </table:table-cell>
          <table:table-cell table:style-name="ce22" office:value-type="float" office:value="0.346" calcext:value-type="float">
            <text:p>0,346</text:p>
          </table:table-cell>
          <table:table-cell table:style-name="ce22" office:value-type="float" office:value="0.466" calcext:value-type="float">
            <text:p>0,466</text:p>
          </table:table-cell>
          <table:table-cell table:style-name="ce22" office:value-type="float" office:value="0.476" calcext:value-type="float">
            <text:p>0,476</text:p>
          </table:table-cell>
          <table:table-cell table:style-name="ce22"/>
          <table:table-cell table:style-name="ce22" office:value-type="string" calcext:value-type="string">
            <text:p>Mortgage_1</text:p>
          </table:table-cell>
          <table:table-cell table:style-name="ce22" office:value-type="float" office:value="844.16" calcext:value-type="float">
            <text:p>844,16</text:p>
          </table:table-cell>
          <table:table-cell table:style-name="ce22" office:value-type="float" office:value="24.96" calcext:value-type="float">
            <text:p>24,96</text:p>
          </table:table-cell>
          <table:table-cell table:style-name="ce22" office:value-type="float" office:value="1399" calcext:value-type="float">
            <text:p>1399</text:p>
          </table:table-cell>
          <table:table-cell table:style-name="ce22" office:value-type="float" office:value="4684.6" calcext:value-type="float">
            <text:p>4684,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office:value-type="float" office:value="0.651" calcext:value-type="float">
            <text:p>0,651</text:p>
          </table:table-cell>
          <table:table-cell table:style-name="ce22" office:value-type="float" office:value="0.71" calcext:value-type="float">
            <text:p>0,71</text:p>
          </table:table-cell>
          <table:table-cell table:style-name="ce22" office:value-type="float" office:value="0.679" calcext:value-type="float">
            <text:p>0,679</text:p>
          </table:table-cell>
          <table:table-cell table:style-name="ce22" office:value-type="float" office:value="0.631" calcext:value-type="float">
            <text:p>0,631</text:p>
          </table:table-cell>
          <table:table-cell table:style-name="ce22"/>
          <table:table-cell table:style-name="ce22" office:value-type="string" calcext:value-type="string">
            <text:p>Mortgage_2</text:p>
          </table:table-cell>
          <table:table-cell table:style-name="ce22" office:value-type="float" office:value="1119.87" calcext:value-type="float">
            <text:p>1119,87</text:p>
          </table:table-cell>
          <table:table-cell table:style-name="ce22" office:value-type="float" office:value="185.13" calcext:value-type="float">
            <text:p>185,13</text:p>
          </table:table-cell>
          <table:table-cell table:style-name="ce22" office:value-type="float" office:value="1745.1" calcext:value-type="float">
            <text:p>1745,1</text:p>
          </table:table-cell>
          <table:table-cell table:style-name="ce22" office:value-type="float" office:value="6380.1" calcext:value-type="float">
            <text:p>6380,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3</text:p>
          </table:table-cell>
          <table:table-cell table:style-name="ce22" office:value-type="float" office:value="0.378" calcext:value-type="float">
            <text:p>0,378</text:p>
          </table:table-cell>
          <table:table-cell table:style-name="ce22" office:value-type="float" office:value="0.165" calcext:value-type="float">
            <text:p>0,165</text:p>
          </table:table-cell>
          <table:table-cell table:style-name="ce22" office:value-type="float" office:value="0.743" calcext:value-type="float">
            <text:p>0,743</text:p>
          </table:table-cell>
          <table:table-cell table:style-name="ce22" office:value-type="float" office:value="0.293" calcext:value-type="float">
            <text:p>0,293</text:p>
          </table:table-cell>
          <table:table-cell table:style-name="ce22"/>
          <table:table-cell table:style-name="ce22" office:value-type="string" calcext:value-type="string">
            <text:p>Mortgage_3</text:p>
          </table:table-cell>
          <table:table-cell table:style-name="ce22" office:value-type="float" office:value="819.63" calcext:value-type="float">
            <text:p>819,63</text:p>
          </table:table-cell>
          <table:table-cell table:style-name="ce22" office:value-type="float" office:value="185.128" calcext:value-type="float">
            <text:p>185,128</text:p>
          </table:table-cell>
          <table:table-cell table:style-name="ce22" office:value-type="float" office:value="1225.2" calcext:value-type="float">
            <text:p>1225,2</text:p>
          </table:table-cell>
          <table:table-cell table:style-name="ce22" office:value-type="float" office:value="4762" calcext:value-type="float">
            <text:p>476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office:value-type="float" office:value="0.144" calcext:value-type="float">
            <text:p>0,144</text:p>
          </table:table-cell>
          <table:table-cell table:style-name="ce22" office:value-type="float" office:value="0.183" calcext:value-type="float">
            <text:p>0,183</text:p>
          </table:table-cell>
          <table:table-cell table:style-name="ce22" office:value-type="float" office:value="0.216" calcext:value-type="float">
            <text:p>0,216</text:p>
          </table:table-cell>
          <table:table-cell table:style-name="ce22" office:value-type="float" office:value="0.294" calcext:value-type="float">
            <text:p>0,294</text:p>
          </table:table-cell>
          <table:table-cell table:style-name="ce22"/>
          <table:table-cell table:style-name="ce22" office:value-type="string" calcext:value-type="string">
            <text:p>Mortgage_4</text:p>
          </table:table-cell>
          <table:table-cell table:style-name="ce22" office:value-type="float" office:value="893.58" calcext:value-type="float">
            <text:p>893,58</text:p>
          </table:table-cell>
          <table:table-cell table:style-name="ce22" office:value-type="float" office:value="92.25" calcext:value-type="float">
            <text:p>92,25</text:p>
          </table:table-cell>
          <table:table-cell table:style-name="ce22" office:value-type="float" office:value="1379.9" calcext:value-type="float">
            <text:p>1379,9</text:p>
          </table:table-cell>
          <table:table-cell table:style-name="ce22" office:value-type="float" office:value="5130.7" calcext:value-type="float">
            <text:p>5130,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office:value-type="float" office:value="0.389" calcext:value-type="float">
            <text:p>0,389</text:p>
          </table:table-cell>
          <table:table-cell table:style-name="ce22" office:value-type="float" office:value="0.471" calcext:value-type="float">
            <text:p>0,471</text:p>
          </table:table-cell>
          <table:table-cell table:style-name="ce22" office:value-type="float" office:value="0.552" calcext:value-type="float">
            <text:p>0,552</text:p>
          </table:table-cell>
          <table:table-cell table:style-name="ce22" office:value-type="float" office:value="0.384" calcext:value-type="float">
            <text:p>0,384</text:p>
          </table:table-cell>
          <table:table-cell table:style-name="ce22"/>
          <table:table-cell table:style-name="ce22" office:value-type="string" calcext:value-type="string">
            <text:p>Mortgage_5</text:p>
          </table:table-cell>
          <table:table-cell table:style-name="ce22" office:value-type="float" office:value="708.53" calcext:value-type="float">
            <text:p>708,53</text:p>
          </table:table-cell>
          <table:table-cell table:style-name="ce22" office:value-type="float" office:value="26.01" calcext:value-type="float">
            <text:p>26,01</text:p>
          </table:table-cell>
          <table:table-cell table:style-name="ce22" office:value-type="float" office:value="1146.9" calcext:value-type="float">
            <text:p>1146,9</text:p>
          </table:table-cell>
          <table:table-cell table:style-name="ce22" office:value-type="float" office:value="4737.6" calcext:value-type="float">
            <text:p>4737,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6</text:p>
          </table:table-cell>
          <table:table-cell table:style-name="ce22" office:value-type="float" office:value="0.132" calcext:value-type="float">
            <text:p>0,132</text:p>
          </table:table-cell>
          <table:table-cell table:style-name="ce22" office:value-type="float" office:value="0.084" calcext:value-type="float">
            <text:p>0,084</text:p>
          </table:table-cell>
          <table:table-cell table:style-name="ce22" office:value-type="float" office:value="0.349" calcext:value-type="float">
            <text:p>0,349</text:p>
          </table:table-cell>
          <table:table-cell table:style-name="ce22" office:value-type="float" office:value="0.113" calcext:value-type="float">
            <text:p>0,113</text:p>
          </table:table-cell>
          <table:table-cell table:style-name="ce22"/>
          <table:table-cell table:style-name="ce22" office:value-type="string" calcext:value-type="string">
            <text:p>Mortgage_6</text:p>
          </table:table-cell>
          <table:table-cell table:style-name="ce22" office:value-type="float" office:value="934.03" calcext:value-type="float">
            <text:p>934,03</text:p>
          </table:table-cell>
          <table:table-cell table:style-name="ce22" office:value-type="float" office:value="76.47" calcext:value-type="float">
            <text:p>76,47</text:p>
          </table:table-cell>
          <table:table-cell table:style-name="ce22" office:value-type="float" office:value="1619" calcext:value-type="float">
            <text:p>1619</text:p>
          </table:table-cell>
          <table:table-cell table:style-name="ce22" office:value-type="float" office:value="6043.7" calcext:value-type="float">
            <text:p>6043,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office:value-type="float" office:value="0.537" calcext:value-type="float">
            <text:p>0,537</text:p>
          </table:table-cell>
          <table:table-cell table:style-name="ce22" office:value-type="float" office:value="0.35" calcext:value-type="float">
            <text:p>0,35</text:p>
          </table:table-cell>
          <table:table-cell table:style-name="ce22" office:value-type="float" office:value="0.621" calcext:value-type="float">
            <text:p>0,621</text:p>
          </table:table-cell>
          <table:table-cell table:style-name="ce22" office:value-type="float" office:value="0.548" calcext:value-type="float">
            <text:p>0,548</text:p>
          </table:table-cell>
          <table:table-cell table:style-name="ce22"/>
          <table:table-cell table:style-name="ce22" office:value-type="string" calcext:value-type="string">
            <text:p>Mortgage_7</text:p>
          </table:table-cell>
          <table:table-cell table:style-name="ce22" office:value-type="float" office:value="742.62" calcext:value-type="float">
            <text:p>742,62</text:p>
          </table:table-cell>
          <table:table-cell table:style-name="ce22" office:value-type="float" office:value="61.802" calcext:value-type="float">
            <text:p>61,802</text:p>
          </table:table-cell>
          <table:table-cell table:style-name="ce22" office:value-type="float" office:value="1210.5" calcext:value-type="float">
            <text:p>1210,5</text:p>
          </table:table-cell>
          <table:table-cell table:style-name="ce22" office:value-type="float" office:value="5208.6" calcext:value-type="float">
            <text:p>5208,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office:value-type="float" office:value="0.443" calcext:value-type="float">
            <text:p>0,443</text:p>
          </table:table-cell>
          <table:table-cell table:style-name="ce22" office:value-type="float" office:value="0.148" calcext:value-type="float">
            <text:p>0,148</text:p>
          </table:table-cell>
          <table:table-cell table:style-name="ce22" office:value-type="float" office:value="0.488" calcext:value-type="float">
            <text:p>0,488</text:p>
          </table:table-cell>
          <table:table-cell table:style-name="ce22" office:value-type="float" office:value="0.417" calcext:value-type="float">
            <text:p>0,417</text:p>
          </table:table-cell>
          <table:table-cell table:style-name="ce22"/>
          <table:table-cell table:style-name="ce22" office:value-type="string" calcext:value-type="string">
            <text:p>Mortgage_8</text:p>
          </table:table-cell>
          <table:table-cell table:style-name="ce22" office:value-type="float" office:value="907.88" calcext:value-type="float">
            <text:p>907,88</text:p>
          </table:table-cell>
          <table:table-cell table:style-name="ce22" office:value-type="float" office:value="1.447" calcext:value-type="float">
            <text:p>1,447</text:p>
          </table:table-cell>
          <table:table-cell table:style-name="ce22" office:value-type="float" office:value="1509.8" calcext:value-type="float">
            <text:p>1509,8</text:p>
          </table:table-cell>
          <table:table-cell table:style-name="ce22" office:value-type="float" office:value="5581.1" calcext:value-type="float">
            <text:p>5581,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office:value-type="float" office:value="0.219" calcext:value-type="float">
            <text:p>0,219</text:p>
          </table:table-cell>
          <table:table-cell table:style-name="ce22" office:value-type="float" office:value="0.228" calcext:value-type="float">
            <text:p>0,228</text:p>
          </table:table-cell>
          <table:table-cell table:style-name="ce22" office:value-type="float" office:value="0.424" calcext:value-type="float">
            <text:p>0,424</text:p>
          </table:table-cell>
          <table:table-cell table:style-name="ce22" office:value-type="float" office:value="0.245" calcext:value-type="float">
            <text:p>0,245</text:p>
          </table:table-cell>
          <table:table-cell table:style-name="ce22"/>
          <table:table-cell table:style-name="ce22" office:value-type="string" calcext:value-type="string">
            <text:p>Mortgage_9</text:p>
          </table:table-cell>
          <table:table-cell table:style-name="ce22" office:value-type="float" office:value="1013.7" calcext:value-type="float">
            <text:p>1013,7</text:p>
          </table:table-cell>
          <table:table-cell table:style-name="ce22" office:value-type="float" office:value="11.224" calcext:value-type="float">
            <text:p>11,224</text:p>
          </table:table-cell>
          <table:table-cell table:style-name="ce22" office:value-type="float" office:value="1553.2" calcext:value-type="float">
            <text:p>1553,2</text:p>
          </table:table-cell>
          <table:table-cell table:style-name="ce22" office:value-type="float" office:value="5943.3" calcext:value-type="float">
            <text:p>5943,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0</text:p>
          </table:table-cell>
          <table:table-cell table:style-name="ce22" office:value-type="float" office:value="0.331" calcext:value-type="float">
            <text:p>0,331</text:p>
          </table:table-cell>
          <table:table-cell table:style-name="ce22" office:value-type="float" office:value="0.173" calcext:value-type="float">
            <text:p>0,173</text:p>
          </table:table-cell>
          <table:table-cell table:style-name="ce22" office:value-type="float" office:value="0.472" calcext:value-type="float">
            <text:p>0,472</text:p>
          </table:table-cell>
          <table:table-cell table:style-name="ce22" office:value-type="float" office:value="0.27" calcext:value-type="float">
            <text:p>0,27</text:p>
          </table:table-cell>
          <table:table-cell table:style-name="ce22"/>
          <table:table-cell table:style-name="ce22" office:value-type="string" calcext:value-type="string">
            <text:p>Mortgage_10</text:p>
          </table:table-cell>
          <table:table-cell table:style-name="ce22" office:value-type="float" office:value="1024.61" calcext:value-type="float">
            <text:p>1024,61</text:p>
          </table:table-cell>
          <table:table-cell table:style-name="ce22" office:value-type="float" office:value="16.498" calcext:value-type="float">
            <text:p>16,498</text:p>
          </table:table-cell>
          <table:table-cell table:style-name="ce22" office:value-type="float" office:value="1600.4" calcext:value-type="float">
            <text:p>1600,4</text:p>
          </table:table-cell>
          <table:table-cell table:style-name="ce22" office:value-type="float" office:value="6206.3" calcext:value-type="float">
            <text:p>6206,3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62:.B271])" office:value-type="float" office:value="0.361" calcext:value-type="float">
            <text:p>0,361</text:p>
          </table:table-cell>
          <table:table-cell table:style-name="ce23" table:formula="of:=AVERAGE([.C262:.C271])" office:value-type="float" office:value="0.2858" calcext:value-type="float">
            <text:p>0,2858</text:p>
          </table:table-cell>
          <table:table-cell table:style-name="ce23" table:formula="of:=AVERAGE([.D262:.D271])" office:value-type="float" office:value="0.501" calcext:value-type="float">
            <text:p>0,501</text:p>
          </table:table-cell>
          <table:table-cell table:style-name="ce23" table:formula="of:=AVERAGE([.E262:.E271])" office:value-type="float" office:value="0.3671" calcext:value-type="float">
            <text:p>0,3671</text:p>
          </table:table-cell>
          <table:table-cell table:style-name="ce23" table:number-columns-repeated="2"/>
          <table:table-cell table:style-name="ce23" table:formula="of:=AVERAGE([.H262:.H271])" office:value-type="float" office:value="900.861" calcext:value-type="float">
            <text:p>900,861</text:p>
          </table:table-cell>
          <table:table-cell table:style-name="ce23" table:formula="of:=AVERAGE([.I262:.I271])" office:value-type="float" office:value="68.0919" calcext:value-type="float">
            <text:p>68,0919</text:p>
          </table:table-cell>
          <table:table-cell table:style-name="ce23" table:formula="of:=AVERAGE([.J262:.J271])" office:value-type="float" office:value="1438.9" calcext:value-type="float">
            <text:p>1438,9</text:p>
          </table:table-cell>
          <table:table-cell table:style-name="ce23" table:formula="of:=AVERAGE([.K262:.K271])" office:value-type="float" office:value="5467.8" calcext:value-type="float">
            <text:p>5467,8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STDEV([.B262:.B271])" office:value-type="float" office:value="0.164685558970219" calcext:value-type="float">
            <text:p>0,164685558970219</text:p>
          </table:table-cell>
          <table:table-cell table:style-name="ce23" table:formula="of:=STDEV([.C262:.C271])" office:value-type="float" office:value="0.189422396892354" calcext:value-type="float">
            <text:p>0,189422396892354</text:p>
          </table:table-cell>
          <table:table-cell table:style-name="ce23" table:formula="of:=STDEV([.D262:.D271])" office:value-type="float" office:value="0.156255488792483" calcext:value-type="float">
            <text:p>0,156255488792483</text:p>
          </table:table-cell>
          <table:table-cell table:style-name="ce23" table:formula="of:=STDEV([.E262:.E271])" office:value-type="float" office:value="0.155184800229347" calcext:value-type="float">
            <text:p>0,155184800229347</text:p>
          </table:table-cell>
          <table:table-cell table:style-name="ce23" table:number-columns-repeated="2"/>
          <table:table-cell table:style-name="ce23" table:formula="of:=STDEV([.H262:.H271])" office:value-type="float" office:value="128.693764542895" calcext:value-type="float">
            <text:p>128,693764542895</text:p>
          </table:table-cell>
          <table:table-cell table:style-name="ce23" table:formula="of:=STDEV([.I262:.I271])" office:value-type="float" office:value="68.3596803848747" calcext:value-type="float">
            <text:p>68,3596803848747</text:p>
          </table:table-cell>
          <table:table-cell table:style-name="ce23" table:formula="of:=STDEV([.J262:.J271])" office:value-type="float" office:value="199.5938264465" calcext:value-type="float">
            <text:p>199,5938264465</text:p>
          </table:table-cell>
          <table:table-cell table:style-name="ce23" table:formula="of:=STDEV([.K262:.K271])" office:value-type="float" office:value="647.545833641656" calcext:value-type="float">
            <text:p>647,545833641656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RPROP</text:p>
          </table:table-cell>
          <table:table-cell table:style-name="ce23" office:value-type="string" calcext:value-type="string">
            <text:p>NEAT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RPROP</text:p>
          </table:table-cell>
          <table:table-cell table:style-name="ce23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office:value-type="float" office:value="0.108" calcext:value-type="float">
            <text:p>0,108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51" calcext:value-type="float">
            <text:p>0,151</text:p>
          </table:table-cell>
          <table:table-cell table:style-name="ce22" office:value-type="float" office:value="0.403" calcext:value-type="float">
            <text:p>0,403</text:p>
          </table:table-cell>
          <table:table-cell table:style-name="ce22"/>
          <table:table-cell table:style-name="ce22" office:value-type="string" calcext:value-type="string">
            <text:p>PY_1</text:p>
          </table:table-cell>
          <table:table-cell table:style-name="ce22" office:value-type="float" office:value="3.31" calcext:value-type="float">
            <text:p>3,31</text:p>
          </table:table-cell>
          <table:table-cell table:style-name="ce22" office:value-type="float" office:value="0.918" calcext:value-type="float">
            <text:p>0,918</text:p>
          </table:table-cell>
          <table:table-cell table:style-name="ce22" office:value-type="float" office:value="1.18" calcext:value-type="float">
            <text:p>1,18</text:p>
          </table:table-cell>
          <table:table-cell table:style-name="ce22" office:value-type="float" office:value="1.279" calcext:value-type="float">
            <text:p>1,27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2</text:p>
          </table:table-cell>
          <table:table-cell table:style-name="ce22" office:value-type="float" office:value="0.054" calcext:value-type="float">
            <text:p>0,054</text:p>
          </table:table-cell>
          <table:table-cell table:style-name="ce22" office:value-type="float" office:value="0.046" calcext:value-type="float">
            <text:p>0,046</text:p>
          </table:table-cell>
          <table:table-cell table:style-name="ce22" office:value-type="float" office:value="0.056" calcext:value-type="float">
            <text:p>0,056</text:p>
          </table:table-cell>
          <table:table-cell table:style-name="ce22" office:value-type="float" office:value="0.324" calcext:value-type="float">
            <text:p>0,324</text:p>
          </table:table-cell>
          <table:table-cell table:style-name="ce22"/>
          <table:table-cell table:style-name="ce22" office:value-type="string" calcext:value-type="string">
            <text:p>PY_2</text:p>
          </table:table-cell>
          <table:table-cell table:style-name="ce22" office:value-type="float" office:value="0.64" calcext:value-type="float">
            <text:p>0,64</text:p>
          </table:table-cell>
          <table:table-cell table:style-name="ce22" office:value-type="float" office:value="0.043" calcext:value-type="float">
            <text:p>0,043</text:p>
          </table:table-cell>
          <table:table-cell table:style-name="ce22" office:value-type="float" office:value="0.11" calcext:value-type="float">
            <text:p>0,11</text:p>
          </table:table-cell>
          <table:table-cell table:style-name="ce22" office:value-type="float" office:value="0.426" calcext:value-type="float">
            <text:p>0,4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3</text:p>
          </table:table-cell>
          <table:table-cell table:style-name="ce22" office:value-type="float" office:value="0.108" calcext:value-type="float">
            <text:p>0,108</text:p>
          </table:table-cell>
          <table:table-cell table:style-name="ce22" office:value-type="float" office:value="0.109" calcext:value-type="float">
            <text:p>0,109</text:p>
          </table:table-cell>
          <table:table-cell table:style-name="ce22" office:value-type="float" office:value="0.127" calcext:value-type="float">
            <text:p>0,127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/>
          <table:table-cell table:style-name="ce22" office:value-type="string" calcext:value-type="string">
            <text:p>PY_3</text:p>
          </table:table-cell>
          <table:table-cell table:style-name="ce22" office:value-type="float" office:value="0.97" calcext:value-type="float">
            <text:p>0,97</text:p>
          </table:table-cell>
          <table:table-cell table:style-name="ce22" office:value-type="float" office:value="0.022" calcext:value-type="float">
            <text:p>0,022</text:p>
          </table:table-cell>
          <table:table-cell table:style-name="ce22" office:value-type="float" office:value="0.259" calcext:value-type="float">
            <text:p>0,259</text:p>
          </table:table-cell>
          <table:table-cell table:style-name="ce22" office:value-type="float" office:value="0.323" calcext:value-type="float">
            <text:p>0,32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office:value-type="float" office:value="0.087" calcext:value-type="float">
            <text:p>0,087</text:p>
          </table:table-cell>
          <table:table-cell table:style-name="ce22" office:value-type="float" office:value="0.086" calcext:value-type="float">
            <text:p>0,086</text:p>
          </table:table-cell>
          <table:table-cell table:style-name="ce22" office:value-type="float" office:value="0.097" calcext:value-type="float">
            <text:p>0,097</text:p>
          </table:table-cell>
          <table:table-cell table:style-name="ce22" office:value-type="float" office:value="0.293" calcext:value-type="float">
            <text:p>0,293</text:p>
          </table:table-cell>
          <table:table-cell table:style-name="ce22"/>
          <table:table-cell table:style-name="ce22" office:value-type="string" calcext:value-type="string">
            <text:p>PY_4</text:p>
          </table:table-cell>
          <table:table-cell table:style-name="ce22" office:value-type="float" office:value="0.24" calcext:value-type="float">
            <text:p>0,24</text:p>
          </table:table-cell>
          <table:table-cell table:style-name="ce22" office:value-type="float" office:value="0.013" calcext:value-type="float">
            <text:p>0,013</text:p>
          </table:table-cell>
          <table:table-cell table:style-name="ce22" office:value-type="float" office:value="0.026" calcext:value-type="float">
            <text:p>0,026</text:p>
          </table:table-cell>
          <table:table-cell table:style-name="ce22" office:value-type="float" office:value="0.464" calcext:value-type="float">
            <text:p>0,4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5</text:p>
          </table:table-cell>
          <table:table-cell table:style-name="ce22" office:value-type="float" office:value="0.127" calcext:value-type="float">
            <text:p>0,127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 office:value-type="float" office:value="0.141" calcext:value-type="float">
            <text:p>0,141</text:p>
          </table:table-cell>
          <table:table-cell table:style-name="ce22" office:value-type="float" office:value="0.372" calcext:value-type="float">
            <text:p>0,372</text:p>
          </table:table-cell>
          <table:table-cell table:style-name="ce22"/>
          <table:table-cell table:style-name="ce22" office:value-type="string" calcext:value-type="string">
            <text:p>PY_5</text:p>
          </table:table-cell>
          <table:table-cell table:style-name="ce22" office:value-type="float" office:value="0.22" calcext:value-type="float">
            <text:p>0,22</text:p>
          </table:table-cell>
          <table:table-cell table:style-name="ce22" office:value-type="float" office:value="0.0202" calcext:value-type="float">
            <text:p>0,0202</text:p>
          </table:table-cell>
          <table:table-cell table:style-name="ce22" office:value-type="float" office:value="0.049" calcext:value-type="float">
            <text:p>0,049</text:p>
          </table:table-cell>
          <table:table-cell table:style-name="ce22" office:value-type="float" office:value="0.305" calcext:value-type="float">
            <text:p>0,30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office:value-type="float" office:value="0.063" calcext:value-type="float">
            <text:p>0,063</text:p>
          </table:table-cell>
          <table:table-cell table:style-name="ce22" office:value-type="float" office:value="0.062" calcext:value-type="float">
            <text:p>0,062</text:p>
          </table:table-cell>
          <table:table-cell table:style-name="ce22" office:value-type="float" office:value="0.07" calcext:value-type="float">
            <text:p>0,07</text:p>
          </table:table-cell>
          <table:table-cell table:style-name="ce22" office:value-type="float" office:value="0.329" calcext:value-type="float">
            <text:p>0,329</text:p>
          </table:table-cell>
          <table:table-cell table:style-name="ce22"/>
          <table:table-cell table:style-name="ce22" office:value-type="string" calcext:value-type="string">
            <text:p>PY_6</text:p>
          </table:table-cell>
          <table:table-cell table:style-name="ce22" office:value-type="float" office:value="1.39" calcext:value-type="float">
            <text:p>1,39</text:p>
          </table:table-cell>
          <table:table-cell table:style-name="ce22" office:value-type="float" office:value="0.206" calcext:value-type="float">
            <text:p>0,206</text:p>
          </table:table-cell>
          <table:table-cell table:style-name="ce22" office:value-type="float" office:value="0.297" calcext:value-type="float">
            <text:p>0,297</text:p>
          </table:table-cell>
          <table:table-cell table:style-name="ce22" office:value-type="float" office:value="0.661" calcext:value-type="float">
            <text:p>0,66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office:value-type="float" office:value="0.04" calcext:value-type="float">
            <text:p>0,04</text:p>
          </table:table-cell>
          <table:table-cell table:style-name="ce22" office:value-type="float" office:value="0.036" calcext:value-type="float">
            <text:p>0,036</text:p>
          </table:table-cell>
          <table:table-cell table:style-name="ce22" office:value-type="float" office:value="0.057" calcext:value-type="float">
            <text:p>0,057</text:p>
          </table:table-cell>
          <table:table-cell table:style-name="ce22" office:value-type="float" office:value="0.305" calcext:value-type="float">
            <text:p>0,305</text:p>
          </table:table-cell>
          <table:table-cell table:style-name="ce22"/>
          <table:table-cell table:style-name="ce22" office:value-type="string" calcext:value-type="string">
            <text:p>PY_7</text:p>
          </table:table-cell>
          <table:table-cell table:style-name="ce22" office:value-type="float" office:value="1.53" calcext:value-type="float">
            <text:p>1,53</text:p>
          </table:table-cell>
          <table:table-cell table:style-name="ce22" office:value-type="float" office:value="0.398" calcext:value-type="float">
            <text:p>0,398</text:p>
          </table:table-cell>
          <table:table-cell table:style-name="ce22" office:value-type="float" office:value="0.396" calcext:value-type="float">
            <text:p>0,396</text:p>
          </table:table-cell>
          <table:table-cell table:style-name="ce22" office:value-type="float" office:value="0.527" calcext:value-type="float">
            <text:p>0,52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office:value-type="float" office:value="0.09" calcext:value-type="float">
            <text:p>0,09</text:p>
          </table:table-cell>
          <table:table-cell table:style-name="ce22" office:value-type="float" office:value="0.084" calcext:value-type="float">
            <text:p>0,084</text:p>
          </table:table-cell>
          <table:table-cell table:style-name="ce22" office:value-type="float" office:value="0.086" calcext:value-type="float">
            <text:p>0,086</text:p>
          </table:table-cell>
          <table:table-cell table:style-name="ce22" office:value-type="float" office:value="0.426" calcext:value-type="float">
            <text:p>0,426</text:p>
          </table:table-cell>
          <table:table-cell table:style-name="ce22"/>
          <table:table-cell table:style-name="ce22" office:value-type="string" calcext:value-type="string">
            <text:p>PY_8</text:p>
          </table:table-cell>
          <table:table-cell table:style-name="ce22" office:value-type="float" office:value="0.83" calcext:value-type="float">
            <text:p>0,83</text:p>
          </table:table-cell>
          <table:table-cell table:style-name="ce22" office:value-type="float" office:value="0.0058" calcext:value-type="float">
            <text:p>0,0058</text:p>
          </table:table-cell>
          <table:table-cell table:style-name="ce22" office:value-type="float" office:value="0.133" calcext:value-type="float">
            <text:p>0,133</text:p>
          </table:table-cell>
          <table:table-cell table:style-name="ce22" office:value-type="float" office:value="0.512" calcext:value-type="float">
            <text:p>0,5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9</text:p>
          </table:table-cell>
          <table:table-cell table:number-columns-repeated="2" table:style-name="ce22" office:value-type="float" office:value="0.096" calcext:value-type="float">
            <text:p>0,096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327" calcext:value-type="float">
            <text:p>0,327</text:p>
          </table:table-cell>
          <table:table-cell table:style-name="ce22"/>
          <table:table-cell table:style-name="ce22" office:value-type="string" calcext:value-type="string">
            <text:p>PY_9</text:p>
          </table:table-cell>
          <table:table-cell table:style-name="ce22" office:value-type="float" office:value="0.78" calcext:value-type="float">
            <text:p>0,78</text:p>
          </table:table-cell>
          <table:table-cell table:style-name="ce22" office:value-type="float" office:value="0.039" calcext:value-type="float">
            <text:p>0,039</text:p>
          </table:table-cell>
          <table:table-cell table:style-name="ce22" office:value-type="float" office:value="0.08" calcext:value-type="float">
            <text:p>0,08</text:p>
          </table:table-cell>
          <table:table-cell table:style-name="ce22" office:value-type="float" office:value="0.269" calcext:value-type="float">
            <text:p>0,26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office:value-type="float" office:value="0.045" calcext:value-type="float">
            <text:p>0,045</text:p>
          </table:table-cell>
          <table:table-cell table:style-name="ce22" office:value-type="float" office:value="0.051" calcext:value-type="float">
            <text:p>0,051</text:p>
          </table:table-cell>
          <table:table-cell table:style-name="ce22" office:value-type="float" office:value="0.052" calcext:value-type="float">
            <text:p>0,052</text:p>
          </table:table-cell>
          <table:table-cell table:style-name="ce22" office:value-type="float" office:value="0.358" calcext:value-type="float">
            <text:p>0,358</text:p>
          </table:table-cell>
          <table:table-cell table:style-name="ce22"/>
          <table:table-cell table:style-name="ce22" office:value-type="string" calcext:value-type="string">
            <text:p>PY_10</text:p>
          </table:table-cell>
          <table:table-cell table:style-name="ce22" office:value-type="float" office:value="0.73" calcext:value-type="float">
            <text:p>0,73</text:p>
          </table:table-cell>
          <table:table-cell table:style-name="ce22" office:value-type="float" office:value="0.097" calcext:value-type="float">
            <text:p>0,097</text:p>
          </table:table-cell>
          <table:table-cell table:style-name="ce22" office:value-type="float" office:value="0.275" calcext:value-type="float">
            <text:p>0,275</text:p>
          </table:table-cell>
          <table:table-cell table:style-name="ce22" office:value-type="float" office:value="0.45" calcext:value-type="float">
            <text:p>0,45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75:.B284])" office:value-type="float" office:value="0.0818" calcext:value-type="float">
            <text:p>0,0818</text:p>
          </table:table-cell>
          <table:table-cell table:style-name="ce23" table:formula="of:=AVERAGE([.C275:.C284])" office:value-type="float" office:value="0.0796" calcext:value-type="float">
            <text:p>0,0796</text:p>
          </table:table-cell>
          <table:table-cell table:style-name="ce23" table:formula="of:=AVERAGE([.D275:.D284])" office:value-type="float" office:value="0.0939" calcext:value-type="float">
            <text:p>0,0939</text:p>
          </table:table-cell>
          <table:table-cell table:style-name="ce23" table:formula="of:=AVERAGE([.E275:.E284])" office:value-type="float" office:value="0.3448" calcext:value-type="float">
            <text:p>0,3448</text:p>
          </table:table-cell>
          <table:table-cell table:style-name="ce23" table:number-columns-repeated="2"/>
          <table:table-cell table:style-name="ce23" table:formula="of:=AVERAGE([.H275:.H284])" office:value-type="float" office:value="1.064" calcext:value-type="float">
            <text:p>1,064</text:p>
          </table:table-cell>
          <table:table-cell table:style-name="ce23" table:formula="of:=AVERAGE([.I275:.I284])" office:value-type="float" office:value="0.1762" calcext:value-type="float">
            <text:p>0,1762</text:p>
          </table:table-cell>
          <table:table-cell table:style-name="ce23" table:formula="of:=AVERAGE([.J275:.J284])" office:value-type="float" office:value="0.2805" calcext:value-type="float">
            <text:p>0,2805</text:p>
          </table:table-cell>
          <table:table-cell table:style-name="ce23" table:formula="of:=AVERAGE([.K275:.K284])" office:value-type="float" office:value="0.5216" calcext:value-type="float">
            <text:p>0,5216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75:.B284])" office:value-type="float" office:value="0.0297014777036056" calcext:value-type="float">
            <text:p>0,0297014777036056</text:p>
          </table:table-cell>
          <table:table-cell table:style-name="ce22" table:formula="of:=STDEV([.C275:.C284])" office:value-type="float" office:value="0.0294852128664145" calcext:value-type="float">
            <text:p>0,0294852128664145</text:p>
          </table:table-cell>
          <table:table-cell table:style-name="ce22" table:formula="of:=STDEV([.D275:.D284])" office:value-type="float" office:value="0.0362658394513502" calcext:value-type="float">
            <text:p>0,0362658394513502</text:p>
          </table:table-cell>
          <table:table-cell table:style-name="ce22" table:formula="of:=STDEV([.E275:.E284])" office:value-type="float" office:value="0.0438477162714573" calcext:value-type="float">
            <text:p>0,0438477162714573</text:p>
          </table:table-cell>
          <table:table-cell table:style-name="ce22" table:number-columns-repeated="2"/>
          <table:table-cell table:style-name="ce22" table:formula="of:=STDEV([.H275:.H284])" office:value-type="float" office:value="0.894106630479087" calcext:value-type="float">
            <text:p>0,894106630479087</text:p>
          </table:table-cell>
          <table:table-cell table:style-name="ce22" table:formula="of:=STDEV([.I275:.I284])" office:value-type="float" office:value="0.288092053189794" calcext:value-type="float">
            <text:p>0,288092053189794</text:p>
          </table:table-cell>
          <table:table-cell table:style-name="ce22" table:formula="of:=STDEV([.J275:.J284])" office:value-type="float" office:value="0.338722190330398" calcext:value-type="float">
            <text:p>0,338722190330398</text:p>
          </table:table-cell>
          <table:table-cell table:style-name="ce22" table:formula="of:=STDEV([.K275:.K284])" office:value-type="float" office:value="0.290776049754981" calcext:value-type="float">
            <text:p>0,290776049754981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RPROP</text:p>
          </table:table-cell>
          <table:table-cell table:style-name="ce23" office:value-type="string" calcext:value-type="string">
            <text:p>NEAT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RPROP</text:p>
          </table:table-cell>
          <table:table-cell table:style-name="ce23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 office:value-type="float" office:value="13.51" calcext:value-type="float">
            <text:p>13,51</text:p>
          </table:table-cell>
          <table:table-cell table:style-name="ce22" office:value-type="float" office:value="8.5" calcext:value-type="float">
            <text:p>8,5</text:p>
          </table:table-cell>
          <table:table-cell table:style-name="ce22" office:value-type="float" office:value="11.226" calcext:value-type="float">
            <text:p>11,226</text:p>
          </table:table-cell>
          <table:table-cell table:style-name="ce22" office:value-type="float" office:value="59.47" calcext:value-type="float">
            <text:p>59,47</text:p>
          </table:table-cell>
          <table:table-cell table:style-name="ce22"/>
          <table:table-cell table:style-name="ce22" office:value-type="string" calcext:value-type="string">
            <text:p>TREASURY_1</text:p>
          </table:table-cell>
          <table:table-cell table:style-name="ce22" office:value-type="float" office:value="1086.25" calcext:value-type="float">
            <text:p>1086,25</text:p>
          </table:table-cell>
          <table:table-cell table:style-name="ce22" office:value-type="float" office:value="161.36" calcext:value-type="float">
            <text:p>161,36</text:p>
          </table:table-cell>
          <table:table-cell table:style-name="ce22" office:value-type="float" office:value="1771.2" calcext:value-type="float">
            <text:p>1771,2</text:p>
          </table:table-cell>
          <table:table-cell table:style-name="ce22" office:value-type="float" office:value="5345.3" calcext:value-type="float">
            <text:p>5345,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 office:value-type="float" office:value="13.71" calcext:value-type="float">
            <text:p>13,71</text:p>
          </table:table-cell>
          <table:table-cell table:style-name="ce22" office:value-type="float" office:value="7.47" calcext:value-type="float">
            <text:p>7,47</text:p>
          </table:table-cell>
          <table:table-cell table:style-name="ce22" office:value-type="float" office:value="8.698" calcext:value-type="float">
            <text:p>8,698</text:p>
          </table:table-cell>
          <table:table-cell table:style-name="ce22" office:value-type="float" office:value="23.31" calcext:value-type="float">
            <text:p>23,31</text:p>
          </table:table-cell>
          <table:table-cell table:style-name="ce22"/>
          <table:table-cell table:style-name="ce22" office:value-type="string" calcext:value-type="string">
            <text:p>TREASURY_2</text:p>
          </table:table-cell>
          <table:table-cell table:style-name="ce22" office:value-type="float" office:value="1069.19" calcext:value-type="float">
            <text:p>1069,19</text:p>
          </table:table-cell>
          <table:table-cell table:style-name="ce22" office:value-type="float" office:value="120.67" calcext:value-type="float">
            <text:p>120,67</text:p>
          </table:table-cell>
          <table:table-cell table:style-name="ce22" office:value-type="float" office:value="1520.3" calcext:value-type="float">
            <text:p>1520,3</text:p>
          </table:table-cell>
          <table:table-cell table:style-name="ce22" office:value-type="float" office:value="5419.5" calcext:value-type="float">
            <text:p>5419,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 office:value-type="float" office:value="11.87" calcext:value-type="float">
            <text:p>11,87</text:p>
          </table:table-cell>
          <table:table-cell table:style-name="ce22" office:value-type="float" office:value="9.13" calcext:value-type="float">
            <text:p>9,13</text:p>
          </table:table-cell>
          <table:table-cell table:style-name="ce22" office:value-type="float" office:value="8.136" calcext:value-type="float">
            <text:p>8,136</text:p>
          </table:table-cell>
          <table:table-cell table:style-name="ce22" office:value-type="float" office:value="5.97" calcext:value-type="float">
            <text:p>5,97</text:p>
          </table:table-cell>
          <table:table-cell table:style-name="ce22"/>
          <table:table-cell table:style-name="ce22" office:value-type="string" calcext:value-type="string">
            <text:p>TREASURY_3</text:p>
          </table:table-cell>
          <table:table-cell table:style-name="ce22" office:value-type="float" office:value="946.37" calcext:value-type="float">
            <text:p>946,37</text:p>
          </table:table-cell>
          <table:table-cell table:style-name="ce22" office:value-type="float" office:value="9.918" calcext:value-type="float">
            <text:p>9,918</text:p>
          </table:table-cell>
          <table:table-cell table:style-name="ce22" office:value-type="float" office:value="1429.3" calcext:value-type="float">
            <text:p>1429,3</text:p>
          </table:table-cell>
          <table:table-cell table:style-name="ce22" office:value-type="float" office:value="5290.3" calcext:value-type="float">
            <text:p>5290,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 office:value-type="float" office:value="10.78" calcext:value-type="float">
            <text:p>10,78</text:p>
          </table:table-cell>
          <table:table-cell table:style-name="ce22" office:value-type="float" office:value="7.56" calcext:value-type="float">
            <text:p>7,56</text:p>
          </table:table-cell>
          <table:table-cell table:style-name="ce22" office:value-type="float" office:value="8.504" calcext:value-type="float">
            <text:p>8,504</text:p>
          </table:table-cell>
          <table:table-cell table:style-name="ce22" office:value-type="float" office:value="77.91" calcext:value-type="float">
            <text:p>77,91</text:p>
          </table:table-cell>
          <table:table-cell table:style-name="ce22"/>
          <table:table-cell table:style-name="ce22" office:value-type="string" calcext:value-type="string">
            <text:p>TREASURY_4</text:p>
          </table:table-cell>
          <table:table-cell table:style-name="ce22" office:value-type="float" office:value="985.16" calcext:value-type="float">
            <text:p>985,16</text:p>
          </table:table-cell>
          <table:table-cell table:style-name="ce22" office:value-type="float" office:value="15.54" calcext:value-type="float">
            <text:p>15,54</text:p>
          </table:table-cell>
          <table:table-cell table:style-name="ce22" office:value-type="float" office:value="1484.8" calcext:value-type="float">
            <text:p>1484,8</text:p>
          </table:table-cell>
          <table:table-cell table:style-name="ce22" office:value-type="float" office:value="5522.5" calcext:value-type="float">
            <text:p>5522,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 office:value-type="float" office:value="8.17" calcext:value-type="float">
            <text:p>8,17</text:p>
          </table:table-cell>
          <table:table-cell table:style-name="ce22"/>
          <table:table-cell table:style-name="ce22" office:value-type="float" office:value="10.892" calcext:value-type="float">
            <text:p>10,892</text:p>
          </table:table-cell>
          <table:table-cell table:style-name="ce22" office:value-type="float" office:value="72.48" calcext:value-type="float">
            <text:p>72,48</text:p>
          </table:table-cell>
          <table:table-cell table:style-name="ce22"/>
          <table:table-cell table:style-name="ce22" office:value-type="string" calcext:value-type="string">
            <text:p>TREASURY_5</text:p>
          </table:table-cell>
          <table:table-cell table:style-name="ce22" office:value-type="float" office:value="1184.79" calcext:value-type="float">
            <text:p>1184,79</text:p>
          </table:table-cell>
          <table:table-cell table:style-name="ce22" office:value-type="float" office:value="98.476" calcext:value-type="float">
            <text:p>98,476</text:p>
          </table:table-cell>
          <table:table-cell table:style-name="ce22" office:value-type="float" office:value="1747.5" calcext:value-type="float">
            <text:p>1747,5</text:p>
          </table:table-cell>
          <table:table-cell table:style-name="ce22" office:value-type="float" office:value="6002.8" calcext:value-type="float">
            <text:p>6002,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 office:value-type="float" office:value="10.57" calcext:value-type="float">
            <text:p>10,57</text:p>
          </table:table-cell>
          <table:table-cell table:style-name="ce22"/>
          <table:table-cell table:style-name="ce22" office:value-type="float" office:value="10.907" calcext:value-type="float">
            <text:p>10,907</text:p>
          </table:table-cell>
          <table:table-cell table:style-name="ce22" office:value-type="float" office:value="98.17" calcext:value-type="float">
            <text:p>98,17</text:p>
          </table:table-cell>
          <table:table-cell table:style-name="ce22"/>
          <table:table-cell table:style-name="ce22" office:value-type="string" calcext:value-type="string">
            <text:p>TREASURY_6</text:p>
          </table:table-cell>
          <table:table-cell table:style-name="ce22" office:value-type="float" office:value="1402.75" calcext:value-type="float">
            <text:p>1402,75</text:p>
          </table:table-cell>
          <table:table-cell table:style-name="ce22" office:value-type="float" office:value="178.3" calcext:value-type="float">
            <text:p>178,3</text:p>
          </table:table-cell>
          <table:table-cell table:style-name="ce22" office:value-type="float" office:value="1952.8" calcext:value-type="float">
            <text:p>1952,8</text:p>
          </table:table-cell>
          <table:table-cell table:style-name="ce22" office:value-type="float" office:value="6483.9" calcext:value-type="float">
            <text:p>6483,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 office:value-type="float" office:value="20.56" calcext:value-type="float">
            <text:p>20,56</text:p>
          </table:table-cell>
          <table:table-cell table:style-name="ce22"/>
          <table:table-cell table:style-name="ce22" office:value-type="float" office:value="10.907" calcext:value-type="float">
            <text:p>10,907</text:p>
          </table:table-cell>
          <table:table-cell table:style-name="ce22" office:value-type="float" office:value="39.81" calcext:value-type="float">
            <text:p>39,81</text:p>
          </table:table-cell>
          <table:table-cell table:style-name="ce22"/>
          <table:table-cell table:style-name="ce22" office:value-type="string" calcext:value-type="string">
            <text:p>TREASURY_7</text:p>
          </table:table-cell>
          <table:table-cell table:style-name="ce22" office:value-type="float" office:value="1025.502" calcext:value-type="float">
            <text:p>1025,502</text:p>
          </table:table-cell>
          <table:table-cell table:style-name="ce22" office:value-type="float" office:value="39.77" calcext:value-type="float">
            <text:p>39,77</text:p>
          </table:table-cell>
          <table:table-cell table:style-name="ce22" office:value-type="float" office:value="1525.4" calcext:value-type="float">
            <text:p>1525,4</text:p>
          </table:table-cell>
          <table:table-cell table:style-name="ce22" office:value-type="float" office:value="5491" calcext:value-type="float">
            <text:p>549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 office:value-type="float" office:value="8.94" calcext:value-type="float">
            <text:p>8,94</text:p>
          </table:table-cell>
          <table:table-cell table:style-name="ce22"/>
          <table:table-cell table:style-name="ce22" office:value-type="float" office:value="8.854" calcext:value-type="float">
            <text:p>8,854</text:p>
          </table:table-cell>
          <table:table-cell table:style-name="ce22" office:value-type="float" office:value="66.26" calcext:value-type="float">
            <text:p>66,26</text:p>
          </table:table-cell>
          <table:table-cell table:style-name="ce22"/>
          <table:table-cell table:style-name="ce22" office:value-type="string" calcext:value-type="string">
            <text:p>TREASURY_8</text:p>
          </table:table-cell>
          <table:table-cell table:style-name="ce22" office:value-type="float" office:value="909.76" calcext:value-type="float">
            <text:p>909,76</text:p>
          </table:table-cell>
          <table:table-cell table:style-name="ce22" office:value-type="float" office:value="7.334" calcext:value-type="float">
            <text:p>7,334</text:p>
          </table:table-cell>
          <table:table-cell table:style-name="ce22" office:value-type="float" office:value="1426.1" calcext:value-type="float">
            <text:p>1426,1</text:p>
          </table:table-cell>
          <table:table-cell table:style-name="ce22" office:value-type="float" office:value="5442.3" calcext:value-type="float">
            <text:p>5442,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 office:value-type="float" office:value="9.51" calcext:value-type="float">
            <text:p>9,51</text:p>
          </table:table-cell>
          <table:table-cell table:style-name="ce22"/>
          <table:table-cell table:style-name="ce22" office:value-type="float" office:value="7.35" calcext:value-type="float">
            <text:p>7,35</text:p>
          </table:table-cell>
          <table:table-cell table:style-name="ce22" office:value-type="float" office:value="81.25" calcext:value-type="float">
            <text:p>81,25</text:p>
          </table:table-cell>
          <table:table-cell table:style-name="ce22"/>
          <table:table-cell table:style-name="ce22" office:value-type="string" calcext:value-type="string">
            <text:p>TREASURY_9</text:p>
          </table:table-cell>
          <table:table-cell table:style-name="ce22" office:value-type="float" office:value="1120.67" calcext:value-type="float">
            <text:p>1120,67</text:p>
          </table:table-cell>
          <table:table-cell table:style-name="ce22" office:value-type="float" office:value="50.76" calcext:value-type="float">
            <text:p>50,76</text:p>
          </table:table-cell>
          <table:table-cell table:style-name="ce22" office:value-type="float" office:value="1710.7" calcext:value-type="float">
            <text:p>1710,7</text:p>
          </table:table-cell>
          <table:table-cell table:style-name="ce22" office:value-type="float" office:value="5608.3" calcext:value-type="float">
            <text:p>5608,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 office:value-type="float" office:value="9.202" calcext:value-type="float">
            <text:p>9,202</text:p>
          </table:table-cell>
          <table:table-cell table:style-name="ce22"/>
          <table:table-cell table:style-name="ce22" office:value-type="float" office:value="8.916" calcext:value-type="float">
            <text:p>8,916</text:p>
          </table:table-cell>
          <table:table-cell table:style-name="ce22" office:value-type="float" office:value="66.37" calcext:value-type="float">
            <text:p>66,37</text:p>
          </table:table-cell>
          <table:table-cell table:style-name="ce22"/>
          <table:table-cell table:style-name="ce22" office:value-type="string" calcext:value-type="string">
            <text:p>TREASURY_10</text:p>
          </table:table-cell>
          <table:table-cell table:style-name="ce22" office:value-type="float" office:value="1162.09" calcext:value-type="float">
            <text:p>1162,09</text:p>
          </table:table-cell>
          <table:table-cell table:style-name="ce22" office:value-type="float" office:value="187.87" calcext:value-type="float">
            <text:p>187,87</text:p>
          </table:table-cell>
          <table:table-cell table:style-name="ce22" office:value-type="float" office:value="1803.8" calcext:value-type="float">
            <text:p>1803,8</text:p>
          </table:table-cell>
          <table:table-cell table:style-name="ce22" office:value-type="float" office:value="5530.5" calcext:value-type="float">
            <text:p>5530,5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88:.B297])" office:value-type="float" office:value="11.6822" calcext:value-type="float">
            <text:p>11,6822</text:p>
          </table:table-cell>
          <table:table-cell table:style-name="ce23" table:formula="of:=AVERAGE([.C288:.C297])" office:value-type="float" office:value="8.165" calcext:value-type="float">
            <text:p>8,165</text:p>
          </table:table-cell>
          <table:table-cell table:style-name="ce23" table:formula="of:=AVERAGE([.D288:.D297])" office:value-type="float" office:value="9.439" calcext:value-type="float">
            <text:p>9,439</text:p>
          </table:table-cell>
          <table:table-cell table:style-name="ce23" table:formula="of:=AVERAGE([.E288:.E297])" office:value-type="float" office:value="59.1" calcext:value-type="float">
            <text:p>59,1</text:p>
          </table:table-cell>
          <table:table-cell table:style-name="ce23" table:number-columns-repeated="2"/>
          <table:table-cell table:style-name="ce23" table:formula="of:=AVERAGE([.H288:.H297])" office:value-type="float" office:value="1089.2532" calcext:value-type="float">
            <text:p>1089,2532</text:p>
          </table:table-cell>
          <table:table-cell table:style-name="ce23" table:formula="of:=AVERAGE([.I288:.I297])" office:value-type="float" office:value="86.9998" calcext:value-type="float">
            <text:p>86,9998</text:p>
          </table:table-cell>
          <table:table-cell table:style-name="ce23" table:formula="of:=AVERAGE([.J288:.J297])" office:value-type="float" office:value="1637.19" calcext:value-type="float">
            <text:p>1637,19</text:p>
          </table:table-cell>
          <table:table-cell table:style-name="ce23" table:formula="of:=AVERAGE([.K288:.K297])" office:value-type="float" office:value="5613.64" calcext:value-type="float">
            <text:p>5613,64</text:p>
          </table:table-cell>
          <table:table-cell table:number-columns-repeated="16373"/>
        </table:table-row>
        <table:table-row table:style-name="ro1">
          <table:table-cell table:style-name="Default"/>
          <table:table-cell table:style-name="ce7" table:formula="of:=STDEV([.B288:.B297])" office:value-type="float" office:value="3.63745081066397" calcext:value-type="float">
            <text:p>3,63745081066397</text:p>
          </table:table-cell>
          <table:table-cell table:style-name="ce7" table:formula="of:=STDEV([.C288:.C297])" office:value-type="float" office:value="0.794250170496258" calcext:value-type="float">
            <text:p>0,794250170496258</text:p>
          </table:table-cell>
          <table:table-cell table:style-name="ce7" table:formula="of:=STDEV([.D288:.D297])" office:value-type="float" office:value="1.40298950657357" calcext:value-type="float">
            <text:p>1,40298950657357</text:p>
          </table:table-cell>
          <table:table-cell table:style-name="ce7" table:formula="of:=STDEV([.E288:.E297])" office:value-type="float" office:value="28.1464590233933" calcext:value-type="float">
            <text:p>28,1464590233933</text:p>
          </table:table-cell>
          <table:table-cell table:style-name="Default" table:number-columns-repeated="2"/>
          <table:table-cell table:style-name="Default" table:formula="of:=STDEV([.H288:.H297])" office:value-type="float" office:value="142.065836538166" calcext:value-type="float">
            <text:p>142,065836538166</text:p>
          </table:table-cell>
          <table:table-cell table:style-name="Default" table:formula="of:=STDEV([.I288:.I297])" office:value-type="float" office:value="71.6814499137213" calcext:value-type="float">
            <text:p>71,6814499137213</text:p>
          </table:table-cell>
          <table:table-cell table:style-name="Default" table:formula="of:=STDEV([.J288:.J297])" office:value-type="float" office:value="182.592286863992" calcext:value-type="float">
            <text:p>182,592286863992</text:p>
          </table:table-cell>
          <table:table-cell table:style-name="Default" table:formula="of:=STDEV([.K288:.K297])" office:value-type="float" office:value="362.504967628797" calcext:value-type="float">
            <text:p>362,50496762879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RPROP</text:p>
          </table:table-cell>
          <table:table-cell table:style-name="ce23" office:value-type="string" calcext:value-type="string">
            <text:p>NEAT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office:value-type="float" office:value="0.0481" calcext:value-type="float">
            <text:p>0,0481</text:p>
          </table:table-cell>
          <table:table-cell table:style-name="ce22" office:value-type="float" office:value="0.0272" calcext:value-type="float">
            <text:p>0,0272</text:p>
          </table:table-cell>
          <table:table-cell table:style-name="ce22" office:value-type="float" office:value="0.077" calcext:value-type="float">
            <text:p>0,077</text:p>
          </table:table-cell>
          <table:table-cell table:style-name="ce22" office:value-type="float" office:value="0.852" calcext:value-type="float">
            <text:p>0,85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 office:value-type="float" office:value="0.038" calcext:value-type="float">
            <text:p>0,038</text:p>
          </table:table-cell>
          <table:table-cell table:style-name="ce22"/>
          <table:table-cell table:style-name="ce22" office:value-type="float" office:value="0.07" calcext:value-type="float">
            <text:p>0,07</text:p>
          </table:table-cell>
          <table:table-cell table:style-name="ce22" office:value-type="float" office:value="0.849" calcext:value-type="float">
            <text:p>0,849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 office:value-type="float" office:value="0.0402" calcext:value-type="float">
            <text:p>0,0402</text:p>
          </table:table-cell>
          <table:table-cell table:style-name="ce22"/>
          <table:table-cell table:style-name="ce22" office:value-type="float" office:value="0.086" calcext:value-type="float">
            <text:p>0,086</text:p>
          </table:table-cell>
          <table:table-cell table:style-name="ce22" office:value-type="float" office:value="0.721" calcext:value-type="float">
            <text:p>0,72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 office:value-type="float" office:value="0.053" calcext:value-type="float">
            <text:p>0,053</text:p>
          </table:table-cell>
          <table:table-cell table:style-name="ce22"/>
          <table:table-cell table:style-name="ce22" office:value-type="float" office:value="0.089" calcext:value-type="float">
            <text:p>0,089</text:p>
          </table:table-cell>
          <table:table-cell table:style-name="ce22" office:value-type="float" office:value="0.77" calcext:value-type="float">
            <text:p>0,77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 office:value-type="float" office:value="0.0434" calcext:value-type="float">
            <text:p>0,0434</text:p>
          </table:table-cell>
          <table:table-cell table:style-name="ce22"/>
          <table:table-cell table:style-name="ce22" office:value-type="float" office:value="0.089" calcext:value-type="float">
            <text:p>0,089</text:p>
          </table:table-cell>
          <table:table-cell table:style-name="ce22" office:value-type="float" office:value="0.838" calcext:value-type="float">
            <text:p>0,838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 office:value-type="float" office:value="0.0459" calcext:value-type="float">
            <text:p>0,0459</text:p>
          </table:table-cell>
          <table:table-cell table:style-name="ce22"/>
          <table:table-cell table:style-name="ce22" office:value-type="float" office:value="0.083" calcext:value-type="float">
            <text:p>0,083</text:p>
          </table:table-cell>
          <table:table-cell table:style-name="ce22" office:value-type="float" office:value="0.777" calcext:value-type="float">
            <text:p>0,777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 office:value-type="float" office:value="0.0471" calcext:value-type="float">
            <text:p>0,0471</text:p>
          </table:table-cell>
          <table:table-cell table:style-name="ce22"/>
          <table:table-cell table:style-name="ce22" office:value-type="float" office:value="0.086" calcext:value-type="float">
            <text:p>0,086</text:p>
          </table:table-cell>
          <table:table-cell table:style-name="ce22" office:value-type="float" office:value="0.805" calcext:value-type="float">
            <text:p>0,805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 office:value-type="float" office:value="0.0434" calcext:value-type="float">
            <text:p>0,0434</text:p>
          </table:table-cell>
          <table:table-cell table:style-name="ce22"/>
          <table:table-cell table:style-name="ce22" office:value-type="float" office:value="0.103" calcext:value-type="float">
            <text:p>0,103</text:p>
          </table:table-cell>
          <table:table-cell table:style-name="ce22" office:value-type="float" office:value="0.82" calcext:value-type="float">
            <text:p>0,8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 office:value-type="float" office:value="0.0528" calcext:value-type="float">
            <text:p>0,0528</text:p>
          </table:table-cell>
          <table:table-cell table:style-name="ce22"/>
          <table:table-cell table:style-name="ce22" office:value-type="float" office:value="0.088" calcext:value-type="float">
            <text:p>0,088</text:p>
          </table:table-cell>
          <table:table-cell table:style-name="ce22" office:value-type="float" office:value="0.85" calcext:value-type="float">
            <text:p>0,85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 office:value-type="float" office:value="0.0412" calcext:value-type="float">
            <text:p>0,0412</text:p>
          </table:table-cell>
          <table:table-cell table:style-name="ce22"/>
          <table:table-cell table:style-name="ce22" office:value-type="float" office:value="0.074" calcext:value-type="float">
            <text:p>0,074</text:p>
          </table:table-cell>
          <table:table-cell table:style-name="ce22" office:value-type="float" office:value="0.795" calcext:value-type="float">
            <text:p>0,795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301:.B310])" office:value-type="float" office:value="0.04531" calcext:value-type="float">
            <text:p>0,04531</text:p>
          </table:table-cell>
          <table:table-cell table:style-name="ce23" table:formula="of:=AVERAGE([.C301:.C310])" office:value-type="float" office:value="0.0272" calcext:value-type="float">
            <text:p>0,0272</text:p>
          </table:table-cell>
          <table:table-cell table:style-name="ce23" table:formula="of:=AVERAGE([.D301:.D310])" office:value-type="float" office:value="0.0845" calcext:value-type="float">
            <text:p>0,0845</text:p>
          </table:table-cell>
          <table:table-cell table:style-name="ce23" table:formula="of:=AVERAGE([.E301:.E310])" office:value-type="float" office:value="0.8077" calcext:value-type="float">
            <text:p>0,8077</text:p>
          </table:table-cell>
          <table:table-cell table:number-columns-repeated="16379"/>
        </table:table-row>
        <table:table-row table:style-name="ro1">
          <table:table-cell table:style-name="Default"/>
          <table:table-cell table:style-name="ce7" table:formula="of:=STDEV([.B301:.B310])" office:value-type="float" office:value="0.00505864496568883" calcext:value-type="float">
            <text:p>0,00505864496568883</text:p>
          </table:table-cell>
          <table:table-cell table:style-name="ce7" table:formula="of:=STDEV([.C301:.C310])" office:value-type="string" office:string-value="" calcext:value-type="error">
            <text:p>#DIV/0!</text:p>
          </table:table-cell>
          <table:table-cell table:style-name="ce7" table:formula="of:=STDEV([.D301:.D310])" office:value-type="float" office:value="0.00930053761886913" calcext:value-type="float">
            <text:p>0,00930053761886913</text:p>
          </table:table-cell>
          <table:table-cell table:style-name="ce7" table:formula="of:=STDEV([.E301:.E310])" office:value-type="float" office:value="0.0429160679569889" calcext:value-type="float">
            <text:p>0,0429160679569889</text:p>
          </table:table-cell>
          <table:table-cell/>
          <table:table-cell table:style-name="ce19" table:number-columns-repeated="5"/>
          <table:table-cell table:number-columns-repeated="16373"/>
        </table:table-row>
        <table:table-row table:style-name="ro1" table:number-rows-repeated="6">
          <table:table-cell table:style-name="Default"/>
          <table:table-cell table:style-name="ce7" table:number-columns-repeated="2"/>
          <table:table-cell table:style-name="Default" table:number-columns-repeated="8"/>
          <table:table-cell table:number-columns-repeated="16373"/>
        </table:table-row>
        <table:table-row table:style-name="ro1" table:number-rows-repeated="6">
          <table:table-cell table:style-name="Default" table:number-columns-repeated="11"/>
          <table:table-cell table:number-columns-repeated="16373"/>
        </table:table-row>
        <table:table-row table:style-name="ro1" table:number-rows-repeated="11">
          <table:table-cell table:style-name="Default" table:number-columns-repeated="5"/>
          <table:table-cell/>
          <table:table-cell table:style-name="Default" table:number-columns-repeated="5"/>
          <table:table-cell table:number-columns-repeated="16373"/>
        </table:table-row>
        <table:table-row table:style-name="ro1">
          <table:table-cell table:style-name="Default" table:number-columns-repeated="5"/>
          <table:table-cell table:style-name="ce19"/>
          <table:table-cell table:style-name="Default"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 table:number-columns-repeated="5"/>
          <table:table-cell table:number-columns-repeated="16379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style-name="ce19" table:number-columns-repeated="5"/>
          <table:table-cell table:number-columns-repeated="16379"/>
        </table:table-row>
        <table:table-row table:style-name="ro1" table:number-rows-repeated="10482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eural_averages" table:style-name="ta1">
        <table:table-column table:style-name="co5" table:default-cell-style-name="ce39"/>
        <table:table-column table:style-name="co2" table:default-cell-style-name="ce39"/>
        <table:table-column table:style-name="co6" table:default-cell-style-name="ce39"/>
        <table:table-column table:style-name="co3" table:number-columns-repeated="16381" table:default-cell-style-name="ce39"/>
        <table:table-row table:style-name="ro1">
          <table:table-cell table:style-name="ce12"/>
          <table:table-cell table:style-name="ce35" office:value-type="string" calcext:value-type="string">
            <text:p>CLASSIFICATION DATASETS</text:p>
          </table:table-cell>
          <table:table-cell table:style-name="ce35" table:number-columns-repeated="4"/>
          <table:table-cell table:number-columns-repeated="16378"/>
        </table:table-row>
        <table:table-row table:style-name="ro1"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GENETIC</text:p>
          </table:table-cell>
          <table:table-cell table:style-name="ce12" office:value-type="string" calcext:value-type="string">
            <text:p>DF=0.5</text:p>
          </table:table-cell>
          <table:table-cell table:style-name="ce12" office:value-type="string" calcext:value-type="string">
            <text:p>ADAM</text:p>
          </table:table-cell>
          <table:table-cell table:style-name="ce12" office:value-type="string" calcext:value-type="string">
            <text:p>RPROP</text:p>
          </table:table-cell>
          <table:table-cell table:style-name="ce12" office:value-type="string" calcext:value-type="string">
            <text:p>NEAT</text:p>
          </table:table-cell>
          <table:table-cell table:number-columns-repeated="16378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673" calcext:value-type="percentage">
            <text:p>16,73%</text:p>
          </table:table-cell>
          <table:table-cell table:style-name="ce18" office:value-type="percentage" office:value="0.17" calcext:value-type="percentage">
            <text:p>17,00%</text:p>
          </table:table-cell>
          <table:table-cell table:style-name="ce18" office:value-type="percentage" office:value="0.167" calcext:value-type="percentage">
            <text:p>16,70%</text:p>
          </table:table-cell>
          <table:table-cell table:style-name="ce18" office:value-type="percentage" office:value="0.1653" calcext:value-type="percentage">
            <text:p>16,53%</text:p>
          </table:table-cell>
          <table:table-cell table:style-name="ce18" office:value-type="percentage" office:value="0.182" calcext:value-type="percentage">
            <text:p>18,20%</text:p>
          </table:table-cell>
          <table:table-cell table:style-name="ce30" table:number-columns-repeated="16376"/>
          <table:table-cell table:number-columns-repeated="2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3263" calcext:value-type="percentage">
            <text:p>32,63%</text:p>
          </table:table-cell>
          <table:table-cell table:style-name="ce18" office:value-type="percentage" office:value="0.2455" calcext:value-type="percentage">
            <text:p>24,55%</text:p>
          </table:table-cell>
          <table:table-cell table:style-name="ce18" office:value-type="percentage" office:value="0.3601" calcext:value-type="percentage">
            <text:p>36,01%</text:p>
          </table:table-cell>
          <table:table-cell table:style-name="ce18" office:value-type="percentage" office:value="0.4464" calcext:value-type="percentage">
            <text:p>44,64%</text:p>
          </table:table-cell>
          <table:table-cell table:style-name="ce18" office:value-type="percentage" office:value="0.3198" calcext:value-type="percentage">
            <text:p>31,98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0914" calcext:value-type="percentage">
            <text:p>9,14%</text:p>
          </table:table-cell>
          <table:table-cell table:style-name="ce18" office:value-type="percentage" office:value="0.1671" calcext:value-type="percentage">
            <text:p>16,71%</text:p>
          </table:table-cell>
          <table:table-cell table:style-name="ce18" office:value-type="percentage" office:value="0.0845" calcext:value-type="percentage">
            <text:p>8,45%</text:p>
          </table:table-cell>
          <table:table-cell table:style-name="ce18" office:value-type="percentage" office:value="0.0983" calcext:value-type="percentage">
            <text:p>9,83%</text:p>
          </table:table-cell>
          <table:table-cell table:style-name="ce18" office:value-type="percentage" office:value="0.4776" calcext:value-type="percentage">
            <text:p>47,76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5655" calcext:value-type="percentage">
            <text:p>56,55%</text:p>
          </table:table-cell>
          <table:table-cell table:style-name="ce18" office:value-type="percentage" office:value="0.4791" calcext:value-type="percentage">
            <text:p>47,91%</text:p>
          </table:table-cell>
          <table:table-cell table:style-name="ce18" office:value-type="percentage" office:value="0.7747" calcext:value-type="percentage">
            <text:p>77,47%</text:p>
          </table:table-cell>
          <table:table-cell table:style-name="ce18" office:value-type="percentage" office:value="0.6929" calcext:value-type="percentage">
            <text:p>69,29%</text:p>
          </table:table-cell>
          <table:table-cell table:style-name="ce18" office:value-type="percentage" office:value="0.5088" calcext:value-type="percentage">
            <text:p>50,88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3122" calcext:value-type="percentage">
            <text:p>31,22%</text:p>
          </table:table-cell>
          <table:table-cell table:style-name="ce18" office:value-type="percentage" office:value="0.0893" calcext:value-type="percentage">
            <text:p>8,93%</text:p>
          </table:table-cell>
          <table:table-cell table:style-name="ce18" office:value-type="percentage" office:value="0.199" calcext:value-type="percentage">
            <text:p>19,90%</text:p>
          </table:table-cell>
          <table:table-cell table:style-name="ce18" office:value-type="percentage" office:value="0.1155" calcext:value-type="percentage">
            <text:p>11,55%</text:p>
          </table:table-cell>
          <table:table-cell table:style-name="ce18" office:value-type="percentage" office:value="0.6486" calcext:value-type="percentage">
            <text:p>64,86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5977" calcext:value-type="percentage">
            <text:p>59,77%</text:p>
          </table:table-cell>
          <table:table-cell table:style-name="ce18" office:value-type="percentage" office:value="0.3221" calcext:value-type="percentage">
            <text:p>32,21%</text:p>
          </table:table-cell>
          <table:table-cell table:style-name="ce18" office:value-type="percentage" office:value="0.49" calcext:value-type="percentage">
            <text:p>49,00%</text:p>
          </table:table-cell>
          <table:table-cell table:style-name="ce18" office:value-type="percentage" office:value="0.5092" calcext:value-type="percentage">
            <text:p>50,92%</text:p>
          </table:table-cell>
          <table:table-cell table:style-name="ce18" office:value-type="percentage" office:value="0.5134" calcext:value-type="percentage">
            <text:p>51,34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3009" calcext:value-type="percentage">
            <text:p>30,09%</text:p>
          </table:table-cell>
          <table:table-cell table:style-name="ce18" office:value-type="percentage" office:value="0.174" calcext:value-type="percentage">
            <text:p>17,40%</text:p>
          </table:table-cell>
          <table:table-cell table:style-name="ce18" office:value-type="percentage" office:value="0.378" calcext:value-type="percentage">
            <text:p>37,80%</text:p>
          </table:table-cell>
          <table:table-cell table:style-name="ce18" office:value-type="percentage" office:value="0.4332" calcext:value-type="percentage">
            <text:p>43,32%</text:p>
          </table:table-cell>
          <table:table-cell table:style-name="ce18" office:value-type="percentage" office:value="0.3942" calcext:value-type="percentage">
            <text:p>39,42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0773" calcext:value-type="percentage">
            <text:p>7,73%</text:p>
          </table:table-cell>
          <table:table-cell table:style-name="ce18" office:value-type="percentage" office:value="0.0348" calcext:value-type="percentage">
            <text:p>3,48%</text:p>
          </table:table-cell>
          <table:table-cell table:style-name="ce18" office:value-type="percentage" office:value="0.1035" calcext:value-type="percentage">
            <text:p>10,35%</text:p>
          </table:table-cell>
          <table:table-cell table:style-name="ce18" office:value-type="percentage" office:value="0.0584" calcext:value-type="percentage">
            <text:p>5,84%</text:p>
          </table:table-cell>
          <table:table-cell table:style-name="ce18" office:value-type="percentage" office:value="0.1091" calcext:value-type="percentage">
            <text:p>10,91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018" calcext:value-type="percentage">
            <text:p>10,18%</text:p>
          </table:table-cell>
          <table:table-cell table:style-name="ce18" office:value-type="percentage" office:value="0.0714" calcext:value-type="percentage">
            <text:p>7,14%</text:p>
          </table:table-cell>
          <table:table-cell table:style-name="ce18" office:value-type="percentage" office:value="0.1854" calcext:value-type="percentage">
            <text:p>18,54%</text:p>
          </table:table-cell>
          <table:table-cell table:style-name="ce18" office:value-type="percentage" office:value="0.1439" calcext:value-type="percentage">
            <text:p>14,39%</text:p>
          </table:table-cell>
          <table:table-cell table:style-name="ce18" office:value-type="percentage" office:value="0.1968" calcext:value-type="percentage">
            <text:p>19,68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3087" calcext:value-type="percentage">
            <text:p>30,87%</text:p>
          </table:table-cell>
          <table:table-cell table:style-name="ce18" office:value-type="percentage" office:value="0.289" calcext:value-type="percentage">
            <text:p>28,90%</text:p>
          </table:table-cell>
          <table:table-cell table:style-name="ce18" office:value-type="percentage" office:value="0.4143" calcext:value-type="percentage">
            <text:p>41,43%</text:p>
          </table:table-cell>
          <table:table-cell table:style-name="ce18" office:value-type="percentage" office:value="0.4977" calcext:value-type="percentage">
            <text:p>49,77%</text:p>
          </table:table-cell>
          <table:table-cell table:style-name="ce18" office:value-type="percentage" office:value="0.3069" calcext:value-type="percentage">
            <text:p>30,69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2369" calcext:value-type="percentage">
            <text:p>23,69%</text:p>
          </table:table-cell>
          <table:table-cell table:style-name="ce18" office:value-type="percentage" office:value="0.1786" calcext:value-type="percentage">
            <text:p>17,86%</text:p>
          </table:table-cell>
          <table:table-cell table:style-name="ce18" office:value-type="percentage" office:value="0.2617" calcext:value-type="percentage">
            <text:p>26,17%</text:p>
          </table:table-cell>
          <table:table-cell table:style-name="ce18" office:value-type="percentage" office:value="0.2307" calcext:value-type="percentage">
            <text:p>23,07%</text:p>
          </table:table-cell>
          <table:table-cell table:style-name="ce18" office:value-type="percentage" office:value="0.2686" calcext:value-type="percentage">
            <text:p>26,86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202" calcext:value-type="percentage">
            <text:p>20,20%</text:p>
          </table:table-cell>
          <table:table-cell table:style-name="ce18" office:value-type="percentage" office:value="0.1732" calcext:value-type="percentage">
            <text:p>17,32%</text:p>
          </table:table-cell>
          <table:table-cell table:style-name="ce18" office:value-type="percentage" office:value="0.2643" calcext:value-type="percentage">
            <text:p>26,43%</text:p>
          </table:table-cell>
          <table:table-cell table:style-name="ce18" office:value-type="percentage" office:value="0.4036" calcext:value-type="percentage">
            <text:p>40,36%</text:p>
          </table:table-cell>
          <table:table-cell table:style-name="ce18" office:value-type="percentage" office:value="0.2281" calcext:value-type="percentage">
            <text:p>22,81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1802" calcext:value-type="percentage">
            <text:p>18,02%</text:p>
          </table:table-cell>
          <table:table-cell table:style-name="ce18" office:value-type="percentage" office:value="0.1435" calcext:value-type="percentage">
            <text:p>14,35%</text:p>
          </table:table-cell>
          <table:table-cell table:style-name="ce18" office:value-type="percentage" office:value="0.24" calcext:value-type="percentage">
            <text:p>24,00%</text:p>
          </table:table-cell>
          <table:table-cell table:style-name="ce18" office:value-type="percentage" office:value="0.3435" calcext:value-type="percentage">
            <text:p>34,35%</text:p>
          </table:table-cell>
          <table:table-cell table:style-name="ce18" office:value-type="percentage" office:value="0.1935" calcext:value-type="percentage">
            <text:p>19,35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3226" calcext:value-type="percentage">
            <text:p>32,26%</text:p>
          </table:table-cell>
          <table:table-cell table:style-name="ce18" office:value-type="percentage" office:value="0.2558" calcext:value-type="percentage">
            <text:p>25,58%</text:p>
          </table:table-cell>
          <table:table-cell table:style-name="ce18" office:value-type="percentage" office:value="0.356" calcext:value-type="percentage">
            <text:p>35,60%</text:p>
          </table:table-cell>
          <table:table-cell table:style-name="ce18" office:value-type="percentage" office:value="0.358" calcext:value-type="percentage">
            <text:p>35,80%</text:p>
          </table:table-cell>
          <table:table-cell table:style-name="ce18" office:value-type="percentage" office:value="0.3451" calcext:value-type="percentage">
            <text:p>34,51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588" calcext:value-type="percentage">
            <text:p>5,88%</text:p>
          </table:table-cell>
          <table:table-cell table:style-name="ce18" office:value-type="percentage" office:value="0.0458" calcext:value-type="percentage">
            <text:p>4,58%</text:p>
          </table:table-cell>
          <table:table-cell table:style-name="ce18" office:value-type="percentage" office:value="0.0523" calcext:value-type="percentage">
            <text:p>5,23%</text:p>
          </table:table-cell>
          <table:table-cell table:style-name="ce18" office:value-type="percentage" office:value="0.051" calcext:value-type="percentage">
            <text:p>5,10%</text:p>
          </table:table-cell>
          <table:table-cell table:style-name="ce18" office:value-type="percentage" office:value="0.0705" calcext:value-type="percentage">
            <text:p>7,05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3014" calcext:value-type="percentage">
            <text:p>30,14%</text:p>
          </table:table-cell>
          <table:table-cell table:style-name="ce18" office:value-type="percentage" office:value="0.2832" calcext:value-type="percentage">
            <text:p>28,32%</text:p>
          </table:table-cell>
          <table:table-cell table:style-name="ce18" office:value-type="percentage" office:value="0.2941" calcext:value-type="percentage">
            <text:p>29,41%</text:p>
          </table:table-cell>
          <table:table-cell table:style-name="ce18" office:value-type="percentage" office:value="0.2913" calcext:value-type="percentage">
            <text:p>29,13%</text:p>
          </table:table-cell>
          <table:table-cell table:style-name="ce18" office:value-type="percentage" office:value="0.3172" calcext:value-type="percentage">
            <text:p>31,72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544" calcext:value-type="percentage">
            <text:p>35,44%</text:p>
          </table:table-cell>
          <table:table-cell table:style-name="ce18" office:value-type="percentage" office:value="0.2743" calcext:value-type="percentage">
            <text:p>27,43%</text:p>
          </table:table-cell>
          <table:table-cell table:number-columns-repeated="2" table:style-name="ce18" office:value-type="percentage" office:value="0.3525" calcext:value-type="percentage">
            <text:p>35,25%</text:p>
          </table:table-cell>
          <table:table-cell table:style-name="ce18" office:value-type="percentage" office:value="0.3451" calcext:value-type="percentage">
            <text:p>34,51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5867" calcext:value-type="percentage">
            <text:p>58,67%</text:p>
          </table:table-cell>
          <table:table-cell table:style-name="ce18" office:value-type="percentage" office:value="0.2068" calcext:value-type="percentage">
            <text:p>20,68%</text:p>
          </table:table-cell>
          <table:table-cell table:style-name="ce18" office:value-type="percentage" office:value="0.4926" calcext:value-type="percentage">
            <text:p>49,26%</text:p>
          </table:table-cell>
          <table:table-cell table:style-name="ce18" office:value-type="percentage" office:value="0.7393" calcext:value-type="percentage">
            <text:p>73,93%</text:p>
          </table:table-cell>
          <table:table-cell table:style-name="ce18" office:value-type="percentage" office:value="0.8572" calcext:value-type="percentage">
            <text:p>85,72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0879" calcext:value-type="percentage">
            <text:p>8,79%</text:p>
          </table:table-cell>
          <table:table-cell table:style-name="ce18" office:value-type="percentage" office:value="0.0523" calcext:value-type="percentage">
            <text:p>5,23%</text:p>
          </table:table-cell>
          <table:table-cell table:style-name="ce18" office:value-type="percentage" office:value="0.3023" calcext:value-type="percentage">
            <text:p>30,23%</text:p>
          </table:table-cell>
          <table:table-cell table:style-name="ce18" office:value-type="percentage" office:value="0.268" calcext:value-type="percentage">
            <text:p>26,80%</text:p>
          </table:table-cell>
          <table:table-cell table:style-name="ce18" office:value-type="percentage" office:value="0.1288" calcext:value-type="percentage">
            <text:p>12,88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2608" calcext:value-type="percentage">
            <text:p>26,08%</text:p>
          </table:table-cell>
          <table:table-cell table:style-name="ce18" office:value-type="percentage" office:value="0.0535" calcext:value-type="percentage">
            <text:p>5,35%</text:p>
          </table:table-cell>
          <table:table-cell table:style-name="ce18" office:value-type="percentage" office:value="0.5761" calcext:value-type="percentage">
            <text:p>57,61%</text:p>
          </table:table-cell>
          <table:table-cell table:style-name="ce18" office:value-type="percentage" office:value="0.5608" calcext:value-type="percentage">
            <text:p>56,08%</text:p>
          </table:table-cell>
          <table:table-cell table:style-name="ce18" office:value-type="percentage" office:value="0.4543" calcext:value-type="percentage">
            <text:p>45,43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0858" calcext:value-type="percentage">
            <text:p>8,58%</text:p>
          </table:table-cell>
          <table:table-cell table:style-name="ce18" office:value-type="percentage" office:value="0.0656" calcext:value-type="percentage">
            <text:p>6,56%</text:p>
          </table:table-cell>
          <table:table-cell table:style-name="ce18" office:value-type="percentage" office:value="0.4061" calcext:value-type="percentage">
            <text:p>40,61%</text:p>
          </table:table-cell>
          <table:table-cell table:style-name="ce18" office:value-type="percentage" office:value="0.4807" calcext:value-type="percentage">
            <text:p>48,07%</text:p>
          </table:table-cell>
          <table:table-cell table:style-name="ce18" office:value-type="percentage" office:value="0.3841" calcext:value-type="percentage">
            <text:p>38,41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18" office:value-type="percentage" office:value="0.036" calcext:value-type="percentage">
            <text:p>3,60%</text:p>
          </table:table-cell>
          <table:table-cell table:style-name="ce18" office:value-type="percentage" office:value="0.3926" calcext:value-type="percentage">
            <text:p>39,26%</text:p>
          </table:table-cell>
          <table:table-cell table:style-name="ce18" office:value-type="percentage" office:value="0.4408" calcext:value-type="percentage">
            <text:p>44,08%</text:p>
          </table:table-cell>
          <table:table-cell table:style-name="ce18" office:value-type="percentage" office:value="0.4375" calcext:value-type="percentage">
            <text:p>43,75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0233" calcext:value-type="percentage">
            <text:p>2,33%</text:p>
          </table:table-cell>
          <table:table-cell table:style-name="ce18" office:value-type="percentage" office:value="0.0221" calcext:value-type="percentage">
            <text:p>2,21%</text:p>
          </table:table-cell>
          <table:table-cell table:style-name="ce18" office:value-type="percentage" office:value="0.0933" calcext:value-type="percentage">
            <text:p>9,33%</text:p>
          </table:table-cell>
          <table:table-cell table:style-name="ce18" office:value-type="percentage" office:value="0.0904" calcext:value-type="percentage">
            <text:p>9,04%</text:p>
          </table:table-cell>
          <table:table-cell table:style-name="ce18" office:value-type="percentage" office:value="0.0544" calcext:value-type="percentage">
            <text:p>5,44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1543" calcext:value-type="percentage">
            <text:p>15,43%</text:p>
          </table:table-cell>
          <table:table-cell table:style-name="ce18" office:value-type="percentage" office:value="0.061" calcext:value-type="percentage">
            <text:p>6,10%</text:p>
          </table:table-cell>
          <table:table-cell table:style-name="ce18" office:value-type="percentage" office:value="0.163" calcext:value-type="percentage">
            <text:p>16,30%</text:p>
          </table:table-cell>
          <table:table-cell table:style-name="ce18" office:value-type="percentage" office:value="0.101" calcext:value-type="percentage">
            <text:p>10,10%</text:p>
          </table:table-cell>
          <table:table-cell table:style-name="ce18" office:value-type="percentage" office:value="0.6" calcext:value-type="percentage">
            <text:p>60,00%</text:p>
          </table:table-cell>
          <table:table-cell table:number-columns-repeated="16378"/>
        </table:table-row>
        <table:table-row table:style-name="ro2">
          <table:table-cell table:style-name="ce28"/>
          <table:table-cell table:style-name="ce38" table:formula="of:=AVERAGE([.B3:.B26])" office:value-type="percentage" office:value="0.240575" calcext:value-type="percentage">
            <text:p>24,06%</text:p>
          </table:table-cell>
          <table:table-cell table:style-name="ce38" table:formula="of:=AVERAGE([.C3:.C26])" office:value-type="percentage" office:value="0.16225" calcext:value-type="percentage">
            <text:p>16,23%</text:p>
          </table:table-cell>
          <table:table-cell table:style-name="ce38" table:formula="of:=AVERAGE([.D3:.D26])" office:value-type="percentage" office:value="0.308475" calcext:value-type="percentage">
            <text:p>30,85%</text:p>
          </table:table-cell>
          <table:table-cell table:style-name="ce38" table:formula="of:=AVERAGE([.E3:.E26])" office:value-type="percentage" office:value="0.328016666666667" calcext:value-type="percentage">
            <text:p>32,80%</text:p>
          </table:table-cell>
          <table:table-cell table:style-name="ce38" table:formula="of:=AVERAGE([.F3:.F26])" office:value-type="percentage" office:value="0.347566666666667" calcext:value-type="percentage">
            <text:p>34,76%</text:p>
          </table:table-cell>
          <table:table-cell table:style-name="ce28" table:number-columns-repeated="16376"/>
          <table:table-cell table:style-name="ce34" table:number-columns-repeated="2"/>
        </table:table-row>
        <table:table-row table:style-name="ro2">
          <table:table-cell table:style-name="ce28"/>
          <table:table-cell table:style-name="ce38" office:value-type="string" calcext:value-type="string">
            <text:p>GAIN</text:p>
          </table:table-cell>
          <table:table-cell table:style-name="ce38" table:formula="of:=([.B27]-[.C27])/[.B27]" office:value-type="percentage" office:value="0.325574145276941" calcext:value-type="percentage">
            <text:p>32,56%</text:p>
          </table:table-cell>
          <table:table-cell table:style-name="ce38" table:number-columns-repeated="3"/>
          <table:table-cell table:style-name="ce28" table:number-columns-repeated="16376"/>
          <table:table-cell table:style-name="ce34" table:number-columns-repeated="2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REGRESSION DATASETS</text:p>
          </table:table-cell>
          <table:covered-table-cell table:style-name="ce12"/>
          <table:table-cell table:style-name="ce12" table:number-columns-repeated="3"/>
          <table:table-cell table:number-columns-repeated="16378"/>
        </table:table-row>
        <table:table-row table:style-name="ro1">
          <table:table-cell office:value-type="string" calcext:value-type="string">
            <text:p>ABALONE</text:p>
          </table:table-cell>
          <table:table-cell table:formula="of:=2318.44111111111/417" office:value-type="float" office:value="5.55981081801225" calcext:value-type="float">
            <text:p>5,55981081801225</text:p>
          </table:table-cell>
          <table:table-cell table:style-name="ce30" table:formula="of:=1869.26888888889/417" office:value-type="float" office:value="4.48265920596856" calcext:value-type="float">
            <text:p>4,48265920596856</text:p>
          </table:table-cell>
          <table:table-cell table:style-name="ce30" table:formula="of:=1844.09777777778/417" office:value-type="float" office:value="4.42229682920331" calcext:value-type="float">
            <text:p>4,42229682920331</text:p>
          </table:table-cell>
          <table:table-cell table:style-name="ce30" table:formula="of:=3338.34444444444/417" office:value-type="float" office:value="8.00562216893151" calcext:value-type="float">
            <text:p>8,00562216893151</text:p>
          </table:table-cell>
          <table:table-cell table:style-name="ce30" table:formula="of:=3783.14444444444/417" office:value-type="float" office:value="9.07228883559818" calcext:value-type="float">
            <text:p>9,07228883559818</text:p>
          </table:table-cell>
          <table:table-cell office:value-type="float" office:value="417" calcext:value-type="float">
            <text:p>4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IRFOIL</text:p>
          </table:table-cell>
          <table:table-cell table:formula="of:=0.615888888888889/150" office:value-type="float" office:value="0.00410592592592593" calcext:value-type="float">
            <text:p>0,00410592592592593</text:p>
          </table:table-cell>
          <table:table-cell table:style-name="ce30" table:formula="of:=0.357555555555556/150" office:value-type="float" office:value="0.00238370370370371" calcext:value-type="float">
            <text:p>0,00238370370370371</text:p>
          </table:table-cell>
          <table:table-cell table:style-name="ce30" table:formula="of:=0.528111111111111/150" office:value-type="float" office:value="0.00352074074074074" calcext:value-type="float">
            <text:p>0,00352074074074074</text:p>
          </table:table-cell>
          <table:table-cell table:style-name="ce30" table:formula="of:=0.265777777777778/150" office:value-type="float" office:value="0.00177185185185185" calcext:value-type="float">
            <text:p>0,00177185185185185</text:p>
          </table:table-cell>
          <table:table-cell table:style-name="ce30" table:formula="of:=10.0248888888889/150" office:value-type="float" office:value="0.0668325925925927" calcext:value-type="float">
            <text:p>0,0668325925925927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SEBALL</text:p>
          </table:table-cell>
          <table:table-cell table:formula="of:=3429.258/33" office:value-type="float" office:value="103.916909090909" calcext:value-type="float">
            <text:p>103,916909090909</text:p>
          </table:table-cell>
          <table:table-cell table:style-name="ce30" table:formula="of:=1695.947/33" office:value-type="float" office:value="51.3923333333333" calcext:value-type="float">
            <text:p>51,3923333333333</text:p>
          </table:table-cell>
          <table:table-cell table:style-name="ce30" table:formula="of:=2600.913/33" office:value-type="float" office:value="78.8155454545455" calcext:value-type="float">
            <text:p>78,8155454545455</text:p>
          </table:table-cell>
          <table:table-cell table:style-name="ce30" table:formula="of:=3842.38/33" office:value-type="float" office:value="116.435757575758" calcext:value-type="float">
            <text:p>116,435757575758</text:p>
          </table:table-cell>
          <table:table-cell table:style-name="ce30" table:formula="of:=4484.91/33" office:value-type="float" office:value="135.906363636364" calcext:value-type="float">
            <text:p>135,906363636364</text:p>
          </table:table-cell>
          <table:table-cell office:value-type="float" office:value="33" calcext:value-type="float">
            <text:p>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K</text:p>
          </table:table-cell>
          <table:table-cell table:formula="of:=7.991/9" office:value-type="float" office:value="0.887888888888889" calcext:value-type="float">
            <text:p>0,887888888888889</text:p>
          </table:table-cell>
          <table:table-cell table:style-name="ce30" table:formula="of:=0.1593/9" office:value-type="float" office:value="0.0177" calcext:value-type="float">
            <text:p>0,0177</text:p>
          </table:table-cell>
          <table:table-cell table:style-name="ce30" table:formula="of:=0.31886/9" office:value-type="float" office:value="0.0354288888888889" calcext:value-type="float">
            <text:p>0,0354288888888889</text:p>
          </table:table-cell>
          <table:table-cell table:style-name="ce30" table:formula="of:=0.2869/9" office:value-type="float" office:value="0.0318777777777778" calcext:value-type="float">
            <text:p>0,0318777777777778</text:p>
          </table:table-cell>
          <table:table-cell table:style-name="ce30" table:formula="of:=1.3638/9" office:value-type="float" office:value="0.151533333333333" calcext:value-type="float">
            <text:p>0,151533333333333</text:p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L</text:p>
          </table:table-cell>
          <table:table-cell table:formula="of:=0.03284/4" office:value-type="float" office:value="0.00821" calcext:value-type="float">
            <text:p>0,00821</text:p>
          </table:table-cell>
          <table:table-cell table:style-name="ce30" table:formula="of:=0.009791/4" office:value-type="float" office:value="0.00244775" calcext:value-type="float">
            <text:p>0,00244775</text:p>
          </table:table-cell>
          <table:table-cell table:style-name="ce30" table:formula="of:=1.3364/4" office:value-type="float" office:value="0.3341" calcext:value-type="float">
            <text:p>0,3341</text:p>
          </table:table-cell>
          <table:table-cell table:style-name="ce30" table:formula="of:=0.3561/4" office:value-type="float" office:value="0.089025" calcext:value-type="float">
            <text:p>0,089025</text:p>
          </table:table-cell>
          <table:table-cell table:style-name="ce30" table:formula="of:=0.19513/4" office:value-type="float" office:value="0.0487825" calcext:value-type="float">
            <text:p>0,0487825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RETE</text:p>
          </table:table-cell>
          <table:table-cell table:formula="of:=0.9902/103" office:value-type="float" office:value="0.00961359223300971" calcext:value-type="float">
            <text:p>0,00961359223300971</text:p>
          </table:table-cell>
          <table:table-cell table:style-name="ce30" table:formula="of:=0.3856/103" office:value-type="float" office:value="0.00374368932038835" calcext:value-type="float">
            <text:p>0,00374368932038835</text:p>
          </table:table-cell>
          <table:table-cell table:style-name="ce30" table:formula="of:=1.0243/103" office:value-type="float" office:value="0.00994466019417476" calcext:value-type="float">
            <text:p>0,00994466019417476</text:p>
          </table:table-cell>
          <table:table-cell table:style-name="ce30" table:formula="of:=0.9576/103" office:value-type="float" office:value="0.00929708737864078" calcext:value-type="float">
            <text:p>0,00929708737864078</text:p>
          </table:table-cell>
          <table:table-cell table:style-name="ce30" table:formula="of:=8.3772/103" office:value-type="float" office:value="0.0813320388349515" calcext:value-type="float">
            <text:p>0,0813320388349515</text:p>
          </table:table-cell>
          <table:table-cell office:value-type="float" office:value="103" calcext:value-type="float">
            <text:p>1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E</text:p>
          </table:table-cell>
          <table:table-cell table:formula="of:=9.791/36" office:value-type="float" office:value="0.271972222222222" calcext:value-type="float">
            <text:p>0,271972222222222</text:p>
          </table:table-cell>
          <table:table-cell table:style-name="ce30" table:formula="of:=8.222/36" office:value-type="float" office:value="0.228388888888889" calcext:value-type="float">
            <text:p>0,228388888888889</text:p>
          </table:table-cell>
          <table:table-cell table:style-name="ce30" table:formula="of:=21.504/36" office:value-type="float" office:value="0.597333333333333" calcext:value-type="float">
            <text:p>0,597333333333333</text:p>
          </table:table-cell>
          <table:table-cell table:style-name="ce30" table:formula="of:=22.31/36" office:value-type="float" office:value="0.619722222222222" calcext:value-type="float">
            <text:p>0,619722222222222</text:p>
          </table:table-cell>
          <table:table-cell table:style-name="ce30" table:formula="of:=174.442/36" office:value-type="float" office:value="4.84561111111111" calcext:value-type="float">
            <text:p>4,84561111111111</text:p>
          </table:table-cell>
          <table:table-cell office:value-type="float" office:value="36" calcext:value-type="float">
            <text:p>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ABETES</text:p>
          </table:table-cell>
          <table:table-cell table:formula="of:=58.1297/4" office:value-type="float" office:value="14.532425" calcext:value-type="float">
            <text:p>14,532425</text:p>
          </table:table-cell>
          <table:table-cell table:style-name="ce30" table:formula="of:=1.648/4" office:value-type="float" office:value="0.412" calcext:value-type="float">
            <text:p>0,412</text:p>
          </table:table-cell>
          <table:table-cell table:style-name="ce30" table:formula="of:=2.5787/4" office:value-type="float" office:value="0.644675" calcext:value-type="float">
            <text:p>0,644675</text:p>
          </table:table-cell>
          <table:table-cell table:style-name="ce30" table:formula="of:=8.6041/4" office:value-type="float" office:value="2.151025" calcext:value-type="float">
            <text:p>2,151025</text:p>
          </table:table-cell>
          <table:table-cell table:style-name="ce30" table:formula="of:=57.013/4" office:value-type="float" office:value="14.25325" calcext:value-type="float">
            <text:p>14,25325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OUSING</text:p>
          </table:table-cell>
          <table:table-cell table:formula="of:=2407.567/50" office:value-type="float" office:value="48.15134" calcext:value-type="float">
            <text:p>48,15134</text:p>
          </table:table-cell>
          <table:table-cell table:style-name="ce30" table:formula="of:=1227.3854/50" office:value-type="float" office:value="24.547708" calcext:value-type="float">
            <text:p>24,547708</text:p>
          </table:table-cell>
          <table:table-cell table:style-name="ce30" table:formula="of:=3276.725/50" office:value-type="float" office:value="65.5345" calcext:value-type="float">
            <text:p>65,5345</text:p>
          </table:table-cell>
          <table:table-cell table:style-name="ce30" table:formula="of:=5064.83/50" office:value-type="float" office:value="101.2966" calcext:value-type="float">
            <text:p>101,2966</text:p>
          </table:table-cell>
          <table:table-cell table:style-name="ce30" table:formula="of:=2721.44/50" office:value-type="float" office:value="54.4288" calcext:value-type="float">
            <text:p>54,4288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</text:p>
          </table:table-cell>
          <table:table-cell table:formula="of:=8.562/25" office:value-type="float" office:value="0.34248" calcext:value-type="float">
            <text:p>0,34248</text:p>
          </table:table-cell>
          <table:table-cell table:style-name="ce30" table:formula="of:=0.3285/25" office:value-type="float" office:value="0.01314" calcext:value-type="float">
            <text:p>0,01314</text:p>
          </table:table-cell>
          <table:table-cell table:style-name="ce30" table:formula="of:=1.1931/25" office:value-type="float" office:value="0.047724" calcext:value-type="float">
            <text:p>0,047724</text:p>
          </table:table-cell>
          <table:table-cell table:style-name="ce30" table:formula="of:=0.9419/25" office:value-type="float" office:value="0.037676" calcext:value-type="float">
            <text:p>0,037676</text:p>
          </table:table-cell>
          <table:table-cell table:style-name="ce30" table:formula="of:=4.7537/25" office:value-type="float" office:value="0.190148" calcext:value-type="float">
            <text:p>0,190148</text:p>
          </table:table-cell>
          <table:table-cell office:value-type="float" office:value="25" calcext:value-type="float">
            <text:p>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B</text:p>
          </table:table-cell>
          <table:table-cell table:formula="of:=92.657/6" office:value-type="float" office:value="15.4428333333333" calcext:value-type="float">
            <text:p>15,4428333333333</text:p>
          </table:table-cell>
          <table:table-cell table:style-name="ce30" table:formula="of:=0.2858/6" office:value-type="float" office:value="0.0476333333333333" calcext:value-type="float">
            <text:p>0,0476333333333333</text:p>
          </table:table-cell>
          <table:table-cell table:style-name="ce30" table:formula="of:=0.361/6" office:value-type="float" office:value="0.0601666666666667" calcext:value-type="float">
            <text:p>0,0601666666666667</text:p>
          </table:table-cell>
          <table:table-cell table:style-name="ce30" table:formula="of:=0.501/6" office:value-type="float" office:value="0.0835" calcext:value-type="float">
            <text:p>0,0835</text:p>
          </table:table-cell>
          <table:table-cell table:style-name="ce30" table:formula="of:=0.3671/6" office:value-type="float" office:value="0.0611833333333333" calcext:value-type="float">
            <text:p>0,0611833333333333</text:p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ORTGAGE</text:p>
          </table:table-cell>
          <table:table-cell table:formula="of:=314.015/104" office:value-type="float" office:value="3.019375" calcext:value-type="float">
            <text:p>3,019375</text:p>
          </table:table-cell>
          <table:table-cell table:style-name="ce30" table:formula="of:=68.0919/104" office:value-type="float" office:value="0.654729807692308" calcext:value-type="float">
            <text:p>0,654729807692308</text:p>
          </table:table-cell>
          <table:table-cell table:style-name="ce30" table:formula="of:=900.861/104" office:value-type="float" office:value="8.662125" calcext:value-type="float">
            <text:p>8,662125</text:p>
          </table:table-cell>
          <table:table-cell table:style-name="ce30" table:formula="of:=1438.9/104" office:value-type="float" office:value="13.8355769230769" calcext:value-type="float">
            <text:p>13,8355769230769</text:p>
          </table:table-cell>
          <table:table-cell table:style-name="ce30" table:formula="of:=5467.8/104" office:value-type="float" office:value="52.575" calcext:value-type="float">
            <text:p>52,575</text:p>
          </table:table-cell>
          <table:table-cell office:value-type="float" office:value="104" calcext:value-type="float">
            <text:p>1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T</text:p>
          </table:table-cell>
          <table:table-cell table:formula="of:=0.0811/13" office:value-type="float" office:value="0.00623846153846154" calcext:value-type="float">
            <text:p>0,00623846153846154</text:p>
          </table:table-cell>
          <table:table-cell table:style-name="ce30" table:formula="of:=0.0796/13" office:value-type="float" office:value="0.00612307692307692" calcext:value-type="float">
            <text:p>0,00612307692307692</text:p>
          </table:table-cell>
          <table:table-cell table:style-name="ce30" table:formula="of:=0.0818/13" office:value-type="float" office:value="0.00629230769230769" calcext:value-type="float">
            <text:p>0,00629230769230769</text:p>
          </table:table-cell>
          <table:table-cell table:style-name="ce30" table:formula="of:=0.0939/13" office:value-type="float" office:value="0.00722307692307692" calcext:value-type="float">
            <text:p>0,00722307692307692</text:p>
          </table:table-cell>
          <table:table-cell table:style-name="ce30" table:formula="of:=0.3448/13" office:value-type="float" office:value="0.0265230769230769" calcext:value-type="float">
            <text:p>0,0265230769230769</text:p>
          </table:table-cell>
          <table:table-cell office:value-type="float" office:value="13" calcext:value-type="float">
            <text:p>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Y</text:p>
          </table:table-cell>
          <table:table-cell table:formula="of:=10.3634/7" office:value-type="float" office:value="1.48048571428571" calcext:value-type="float">
            <text:p>1,48048571428571</text:p>
          </table:table-cell>
          <table:table-cell table:style-name="ce30" table:formula="of:=0.1762/7" office:value-type="float" office:value="0.0251714285714286" calcext:value-type="float">
            <text:p>0,0251714285714286</text:p>
          </table:table-cell>
          <table:table-cell table:style-name="ce30" table:formula="of:=1.064/7" office:value-type="float" office:value="0.152" calcext:value-type="float">
            <text:p>0,152</text:p>
          </table:table-cell>
          <table:table-cell table:style-name="ce30" table:formula="of:=0.2805/7" office:value-type="float" office:value="0.0400714285714286" calcext:value-type="float">
            <text:p>0,0400714285714286</text:p>
          </table:table-cell>
          <table:table-cell table:style-name="ce30" table:formula="of:=0.5216/7" office:value-type="float" office:value="0.0745142857142857" calcext:value-type="float">
            <text:p>0,0745142857142857</text:p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QUAKE</text:p>
          </table:table-cell>
          <table:table-cell table:formula="of:=11.46/217" office:value-type="float" office:value="0.0528110599078341" calcext:value-type="float">
            <text:p>0,0528110599078341</text:p>
          </table:table-cell>
          <table:table-cell table:style-name="ce30" table:formula="of:=8.165/217" office:value-type="float" office:value="0.0376267281105991" calcext:value-type="float">
            <text:p>0,0376267281105991</text:p>
          </table:table-cell>
          <table:table-cell table:style-name="ce30" table:formula="of:=11.6822/217" office:value-type="float" office:value="0.0538350230414747" calcext:value-type="float">
            <text:p>0,0538350230414747</text:p>
          </table:table-cell>
          <table:table-cell table:style-name="ce30" table:formula="of:=9.439/217" office:value-type="float" office:value="0.0434976958525346" calcext:value-type="float">
            <text:p>0,0434976958525346</text:p>
          </table:table-cell>
          <table:table-cell table:style-name="ce30" table:formula="of:=59.1/217" office:value-type="float" office:value="0.272350230414747" calcext:value-type="float">
            <text:p>0,272350230414747</text:p>
          </table:table-cell>
          <table:table-cell office:value-type="float" office:value="217" calcext:value-type="float">
            <text:p>217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TREASURY</text:p>
          </table:table-cell>
          <table:table-cell table:formula="of:=371.245/104" office:value-type="float" office:value="3.56966346153846" calcext:value-type="float">
            <text:p>3,56966346153846</text:p>
          </table:table-cell>
          <table:table-cell table:style-name="ce30" table:formula="of:=86.9998/104" office:value-type="float" office:value="0.836536538461538" calcext:value-type="float">
            <text:p>0,836536538461538</text:p>
          </table:table-cell>
          <table:table-cell table:style-name="ce30" table:formula="of:=1089.2532/104" office:value-type="float" office:value="10.4735884615385" calcext:value-type="float">
            <text:p>10,4735884615385</text:p>
          </table:table-cell>
          <table:table-cell table:style-name="ce30" table:formula="of:=1637.19/104" office:value-type="float" office:value="15.7422115384615" calcext:value-type="float">
            <text:p>15,7422115384615</text:p>
          </table:table-cell>
          <table:table-cell table:style-name="ce30" table:formula="of:=5613.64/104" office:value-type="float" office:value="53.9773076923077" calcext:value-type="float">
            <text:p>53,9773076923077</text:p>
          </table:table-cell>
          <table:table-cell office:value-type="float" office:value="104" calcext:value-type="float">
            <text:p>104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WANKARA</text:p>
          </table:table-cell>
          <table:table-cell table:formula="of:=3.3497/160" office:value-type="float" office:value="0.020935625" calcext:value-type="float">
            <text:p>0,020935625</text:p>
          </table:table-cell>
          <table:table-cell table:style-name="ce30" table:formula="of:=0.0272/160" office:value-type="float" office:value="0.00017" calcext:value-type="float">
            <text:p>0,00017</text:p>
          </table:table-cell>
          <table:table-cell table:style-name="ce30" table:formula="of:=0.04531/160" office:value-type="float" office:value="0.0002831875" calcext:value-type="float">
            <text:p>0,0002831875</text:p>
          </table:table-cell>
          <table:table-cell table:style-name="ce30" table:formula="of:=0.0845/160" office:value-type="float" office:value="0.000528125" calcext:value-type="float">
            <text:p>0,000528125</text:p>
          </table:table-cell>
          <table:table-cell table:style-name="ce30" table:formula="of:=0.8077/160" office:value-type="float" office:value="0.005048125" calcext:value-type="float">
            <text:p>0,005048125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4">
          <table:table-cell table:style-name="ce28"/>
          <table:table-cell table:style-name="ce28" table:formula="of:=AVERAGE([.B30:.B46])" office:value-type="float" office:value="11.6045351878703" calcext:value-type="float">
            <text:p>11,6045351878703</text:p>
          </table:table-cell>
          <table:table-cell table:style-name="ce28" table:formula="of:=AVERAGE([.C30:.C46])" office:value-type="float" office:value="4.86532326378277" calcext:value-type="float">
            <text:p>4,86532326378277</text:p>
          </table:table-cell>
          <table:table-cell table:style-name="ce28" table:formula="of:=AVERAGE([.D30:.D46])" office:value-type="float" office:value="9.99137409137322" calcext:value-type="float">
            <text:p>9,99137409137322</text:p>
          </table:table-cell>
          <table:table-cell table:style-name="ce28" table:formula="of:=AVERAGE([.E30:.E46])" office:value-type="float" office:value="15.201822557165" calcext:value-type="float">
            <text:p>15,201822557165</text:p>
          </table:table-cell>
          <table:table-cell table:style-name="ce28" table:formula="of:=AVERAGE([.F30:.F46])" office:value-type="float" office:value="19.1786393406781" calcext:value-type="float">
            <text:p>19,1786393406781</text:p>
          </table:table-cell>
          <table:table-cell table:style-name="ce28"/>
          <table:table-cell table:style-name="ce34" table:number-columns-repeated="16377"/>
        </table:table-row>
        <table:table-row table:style-name="ro1">
          <table:table-cell table:style-name="ce12" office:value-type="string" calcext:value-type="string">
            <text:p>GAIN</text:p>
          </table:table-cell>
          <table:table-cell table:style-name="ce12"/>
          <table:table-cell table:style-name="ce31" table:formula="of:=([.B47]-[.C47])/[.B47]" office:value-type="percentage" office:value="0.58073949666952" calcext:value-type="percentage">
            <text:p>58,07%</text:p>
          </table:table-cell>
          <table:table-cell table:style-name="ce31" table:number-columns-repeated="3"/>
          <table:table-cell table:style-name="ce12" table:number-columns-repeated="16378"/>
        </table:table-row>
        <table:table-row table:style-name="ro1" table:number-rows-repeated="104852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perimentsH_averages" table:style-name="ta1">
        <table:table-column table:style-name="co7" table:default-cell-style-name="ce39"/>
        <table:table-column table:style-name="co2" table:default-cell-style-name="ce39"/>
        <table:table-column table:style-name="co8" table:default-cell-style-name="ce39"/>
        <table:table-column table:style-name="co3" table:number-columns-repeated="16378" table:default-cell-style-name="ce39"/>
        <table:table-row table:style-name="ro1">
          <table:table-cell table:style-name="ce12"/>
          <table:table-cell table:style-name="ce35" office:value-type="string" calcext:value-type="string" table:number-columns-spanned="2" table:number-rows-spanned="1">
            <text:p>CLASSIFICATION DATASETS</text:p>
          </table:table-cell>
          <table:covered-table-cell table:style-name="ce35"/>
          <table:table-cell table:style-name="ce35"/>
          <table:table-cell table:style-name="ce12"/>
          <table:table-cell table:number-columns-repeated="16376"/>
        </table:table-row>
        <table:table-row table:style-name="ro1"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GENETIC</text:p>
          </table:table-cell>
          <table:table-cell table:style-name="ce12" office:value-type="string" calcext:value-type="string">
            <text:p>H=5</text:p>
          </table:table-cell>
          <table:table-cell table:style-name="ce12" office:value-type="string" calcext:value-type="string">
            <text:p>H=10</text:p>
          </table:table-cell>
          <table:table-cell table:style-name="ce12" office:value-type="string" calcext:value-type="string">
            <text:p>H=15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673" calcext:value-type="percentage">
            <text:p>16,73%</text:p>
          </table:table-cell>
          <table:table-cell table:style-name="ce18" office:value-type="percentage" office:value="0.16" calcext:value-type="percentage">
            <text:p>16,00%</text:p>
          </table:table-cell>
          <table:table-cell table:style-name="ce18" office:value-type="percentage" office:value="0.17" calcext:value-type="percentage">
            <text:p>17,00%</text:p>
          </table:table-cell>
          <table:table-cell table:style-name="ce18" office:value-type="percentage" office:value="0.172" calcext:value-type="percentage">
            <text:p>17,20%</text:p>
          </table:table-cell>
          <table:table-cell table:style-name="ce30" table:number-columns-repeated="16376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3263" calcext:value-type="percentage">
            <text:p>32,63%</text:p>
          </table:table-cell>
          <table:table-cell table:style-name="ce18" office:value-type="percentage" office:value="0.2395" calcext:value-type="percentage">
            <text:p>23,95%</text:p>
          </table:table-cell>
          <table:table-cell table:style-name="ce18" office:value-type="percentage" office:value="0.2455" calcext:value-type="percentage">
            <text:p>24,55%</text:p>
          </table:table-cell>
          <table:table-cell table:style-name="ce18" office:value-type="percentage" office:value="0.2349" calcext:value-type="percentage">
            <text:p>23,4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0914" calcext:value-type="percentage">
            <text:p>9,14%</text:p>
          </table:table-cell>
          <table:table-cell table:style-name="ce18" office:value-type="percentage" office:value="0.106" calcext:value-type="percentage">
            <text:p>10,60%</text:p>
          </table:table-cell>
          <table:table-cell table:style-name="ce18" office:value-type="percentage" office:value="0.1671" calcext:value-type="percentage">
            <text:p>16,71%</text:p>
          </table:table-cell>
          <table:table-cell table:style-name="ce18" office:value-type="percentage" office:value="0.0874" calcext:value-type="percentage">
            <text:p>8,74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5655" calcext:value-type="percentage">
            <text:p>56,55%</text:p>
          </table:table-cell>
          <table:table-cell table:style-name="ce18" office:value-type="percentage" office:value="0.4464" calcext:value-type="percentage">
            <text:p>44,64%</text:p>
          </table:table-cell>
          <table:table-cell table:style-name="ce18" office:value-type="percentage" office:value="0.4791" calcext:value-type="percentage">
            <text:p>47,91%</text:p>
          </table:table-cell>
          <table:table-cell table:style-name="ce18" office:value-type="percentage" office:value="0.4899" calcext:value-type="percentage">
            <text:p>48,9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3122" calcext:value-type="percentage">
            <text:p>31,22%</text:p>
          </table:table-cell>
          <table:table-cell table:style-name="ce18" office:value-type="percentage" office:value="0.0959" calcext:value-type="percentage">
            <text:p>9,59%</text:p>
          </table:table-cell>
          <table:table-cell table:style-name="ce18" office:value-type="percentage" office:value="0.0893" calcext:value-type="percentage">
            <text:p>8,93%</text:p>
          </table:table-cell>
          <table:table-cell table:style-name="ce18" office:value-type="percentage" office:value="0.0773" calcext:value-type="percentage">
            <text:p>7,7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593" calcext:value-type="percentage">
            <text:p>59,30%</text:p>
          </table:table-cell>
          <table:table-cell table:style-name="ce26" office:value-type="percentage" office:value="0.5425" calcext:value-type="percentage">
            <text:p>54,25%</text:p>
          </table:table-cell>
          <table:table-cell table:style-name="ce18" office:value-type="percentage" office:value="0.5381" calcext:value-type="percentage">
            <text:p>53,81%</text:p>
          </table:table-cell>
          <table:table-cell table:style-name="ce18" office:value-type="percentage" office:value="0.4762" calcext:value-type="percentage">
            <text:p>47,62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5977" calcext:value-type="percentage">
            <text:p>59,77%</text:p>
          </table:table-cell>
          <table:table-cell table:style-name="ce26" office:value-type="percentage" office:value="0.3546" calcext:value-type="percentage">
            <text:p>35,46%</text:p>
          </table:table-cell>
          <table:table-cell table:style-name="ce18" office:value-type="percentage" office:value="0.3221" calcext:value-type="percentage">
            <text:p>32,21%</text:p>
          </table:table-cell>
          <table:table-cell table:style-name="ce18" office:value-type="percentage" office:value="0.3841" calcext:value-type="percentage">
            <text:p>38,4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3009" calcext:value-type="percentage">
            <text:p>30,09%</text:p>
          </table:table-cell>
          <table:table-cell table:style-name="ce18" office:value-type="percentage" office:value="0.1686" calcext:value-type="percentage">
            <text:p>16,86%</text:p>
          </table:table-cell>
          <table:table-cell table:style-name="ce18" office:value-type="percentage" office:value="0.174" calcext:value-type="percentage">
            <text:p>17,40%</text:p>
          </table:table-cell>
          <table:table-cell table:style-name="ce18" office:value-type="percentage" office:value="0.1824" calcext:value-type="percentage">
            <text:p>18,24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0773" calcext:value-type="percentage">
            <text:p>7,73%</text:p>
          </table:table-cell>
          <table:table-cell table:style-name="ce18" office:value-type="percentage" office:value="0.0436" calcext:value-type="percentage">
            <text:p>4,36%</text:p>
          </table:table-cell>
          <table:table-cell table:style-name="ce18" office:value-type="percentage" office:value="0.0348" calcext:value-type="percentage">
            <text:p>3,48%</text:p>
          </table:table-cell>
          <table:table-cell table:style-name="ce18" office:value-type="percentage" office:value="0.0607" calcext:value-type="percentage">
            <text:p>6,0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018" calcext:value-type="percentage">
            <text:p>10,18%</text:p>
          </table:table-cell>
          <table:table-cell table:style-name="ce18" office:value-type="percentage" office:value="0.1028" calcext:value-type="percentage">
            <text:p>10,28%</text:p>
          </table:table-cell>
          <table:table-cell table:style-name="ce18" office:value-type="percentage" office:value="0.0714" calcext:value-type="percentage">
            <text:p>7,14%</text:p>
          </table:table-cell>
          <table:table-cell table:style-name="ce18" office:value-type="percentage" office:value="0.0857" calcext:value-type="percentage">
            <text:p>8,5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3087" calcext:value-type="percentage">
            <text:p>30,87%</text:p>
          </table:table-cell>
          <table:table-cell table:style-name="ce18" office:value-type="percentage" office:value="0.2945" calcext:value-type="percentage">
            <text:p>29,45%</text:p>
          </table:table-cell>
          <table:table-cell table:style-name="ce18" office:value-type="percentage" office:value="0.289" calcext:value-type="percentage">
            <text:p>28,90%</text:p>
          </table:table-cell>
          <table:table-cell table:style-name="ce18" office:value-type="percentage" office:value="0.3407" calcext:value-type="percentage">
            <text:p>34,0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2369" calcext:value-type="percentage">
            <text:p>23,69%</text:p>
          </table:table-cell>
          <table:table-cell table:style-name="ce18" office:value-type="percentage" office:value="0.2355" calcext:value-type="percentage">
            <text:p>23,55%</text:p>
          </table:table-cell>
          <table:table-cell table:number-columns-repeated="2" table:style-name="ce18" office:value-type="percentage" office:value="0.1786" calcext:value-type="percentage">
            <text:p>17,8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202" calcext:value-type="percentage">
            <text:p>20,20%</text:p>
          </table:table-cell>
          <table:table-cell table:style-name="ce18" office:value-type="percentage" office:value="0.1651" calcext:value-type="percentage">
            <text:p>16,51%</text:p>
          </table:table-cell>
          <table:table-cell table:style-name="ce18" office:value-type="percentage" office:value="0.1732" calcext:value-type="percentage">
            <text:p>17,32%</text:p>
          </table:table-cell>
          <table:table-cell table:style-name="ce18" office:value-type="percentage" office:value="0.18" calcext:value-type="percentage">
            <text:p>18,00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1802" calcext:value-type="percentage">
            <text:p>18,02%</text:p>
          </table:table-cell>
          <table:table-cell table:style-name="ce18" office:value-type="percentage" office:value="0.1451" calcext:value-type="percentage">
            <text:p>14,51%</text:p>
          </table:table-cell>
          <table:table-cell table:style-name="ce18" office:value-type="percentage" office:value="0.1435" calcext:value-type="percentage">
            <text:p>14,35%</text:p>
          </table:table-cell>
          <table:table-cell table:style-name="ce18" office:value-type="percentage" office:value="0.1819" calcext:value-type="percentage">
            <text:p>18,1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3226" calcext:value-type="percentage">
            <text:p>32,26%</text:p>
          </table:table-cell>
          <table:table-cell table:style-name="ce18" office:value-type="percentage" office:value="0.2744" calcext:value-type="percentage">
            <text:p>27,44%</text:p>
          </table:table-cell>
          <table:table-cell table:style-name="ce18" office:value-type="percentage" office:value="0.2558" calcext:value-type="percentage">
            <text:p>25,58%</text:p>
          </table:table-cell>
          <table:table-cell table:style-name="ce18" office:value-type="percentage" office:value="0.2946" calcext:value-type="percentage">
            <text:p>29,4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588" calcext:value-type="percentage">
            <text:p>5,88%</text:p>
          </table:table-cell>
          <table:table-cell table:style-name="ce18" office:value-type="percentage" office:value="0.0517" calcext:value-type="percentage">
            <text:p>5,17%</text:p>
          </table:table-cell>
          <table:table-cell table:style-name="ce18" office:value-type="percentage" office:value="0.0458" calcext:value-type="percentage">
            <text:p>4,58%</text:p>
          </table:table-cell>
          <table:table-cell table:style-name="ce18" office:value-type="percentage" office:value="0.0519" calcext:value-type="percentage">
            <text:p>5,1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3014" calcext:value-type="percentage">
            <text:p>30,14%</text:p>
          </table:table-cell>
          <table:table-cell table:style-name="ce18" office:value-type="percentage" office:value="0.2774" calcext:value-type="percentage">
            <text:p>27,74%</text:p>
          </table:table-cell>
          <table:table-cell table:style-name="ce18" office:value-type="percentage" office:value="0.2832" calcext:value-type="percentage">
            <text:p>28,32%</text:p>
          </table:table-cell>
          <table:table-cell table:style-name="ce18" office:value-type="percentage" office:value="0.2919" calcext:value-type="percentage">
            <text:p>29,1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544" calcext:value-type="percentage">
            <text:p>35,44%</text:p>
          </table:table-cell>
          <table:table-cell table:style-name="ce18" office:value-type="percentage" office:value="0.3258" calcext:value-type="percentage">
            <text:p>32,58%</text:p>
          </table:table-cell>
          <table:table-cell table:style-name="ce18" office:value-type="percentage" office:value="0.2743" calcext:value-type="percentage">
            <text:p>27,43%</text:p>
          </table:table-cell>
          <table:table-cell table:style-name="ce18" office:value-type="percentage" office:value="0.2915" calcext:value-type="percentage">
            <text:p>29,1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5867" calcext:value-type="percentage">
            <text:p>58,67%</text:p>
          </table:table-cell>
          <table:table-cell table:style-name="ce18" office:value-type="percentage" office:value="0.4375" calcext:value-type="percentage">
            <text:p>43,75%</text:p>
          </table:table-cell>
          <table:table-cell table:style-name="ce18" office:value-type="percentage" office:value="0.2068" calcext:value-type="percentage">
            <text:p>20,68%</text:p>
          </table:table-cell>
          <table:table-cell table:style-name="ce18" office:value-type="percentage" office:value="0.2435" calcext:value-type="percentage">
            <text:p>24,3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onar</text:p>
          </table:table-cell>
          <table:table-cell table:style-name="ce26" office:value-type="percentage" office:value="0.2213" calcext:value-type="percentage">
            <text:p>22,13%</text:p>
          </table:table-cell>
          <table:table-cell table:style-name="ce18" office:value-type="percentage" office:value="0.1863" calcext:value-type="percentage">
            <text:p>18,63%</text:p>
          </table:table-cell>
          <table:table-cell table:style-name="ce18" office:value-type="percentage" office:value="0.1707" calcext:value-type="percentage">
            <text:p>17,07%</text:p>
          </table:table-cell>
          <table:table-cell table:style-name="ce18" office:value-type="percentage" office:value="0.125" calcext:value-type="percentage">
            <text:p>12,50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piral</text:p>
          </table:table-cell>
          <table:table-cell table:style-name="ce26" office:value-type="percentage" office:value="0.4418" calcext:value-type="percentage">
            <text:p>44,18%</text:p>
          </table:table-cell>
          <table:table-cell table:style-name="ce18" office:value-type="percentage" office:value="0.4453" calcext:value-type="percentage">
            <text:p>44,53%</text:p>
          </table:table-cell>
          <table:table-cell table:style-name="ce18" office:value-type="percentage" office:value="0.438" calcext:value-type="percentage">
            <text:p>43,80%</text:p>
          </table:table-cell>
          <table:table-cell table:style-name="ce18" office:value-type="percentage" office:value="0.434" calcext:value-type="percentage">
            <text:p>43,40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Tae</text:p>
          </table:table-cell>
          <table:table-cell table:style-name="ce26" office:value-type="percentage" office:value="0.572" calcext:value-type="percentage">
            <text:p>57,20%</text:p>
          </table:table-cell>
          <table:table-cell table:style-name="ce18" office:value-type="percentage" office:value="0.4865" calcext:value-type="percentage">
            <text:p>48,65%</text:p>
          </table:table-cell>
          <table:table-cell table:style-name="ce18" office:value-type="percentage" office:value="0.4658" calcext:value-type="percentage">
            <text:p>46,58%</text:p>
          </table:table-cell>
          <table:table-cell table:style-name="ce18" office:value-type="percentage" office:value="0.5383" calcext:value-type="percentage">
            <text:p>53,8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0879" calcext:value-type="percentage">
            <text:p>8,79%</text:p>
          </table:table-cell>
          <table:table-cell table:style-name="ce18" office:value-type="percentage" office:value="0.041" calcext:value-type="percentage">
            <text:p>4,10%</text:p>
          </table:table-cell>
          <table:table-cell table:style-name="ce18" office:value-type="percentage" office:value="0.0523" calcext:value-type="percentage">
            <text:p>5,23%</text:p>
          </table:table-cell>
          <table:table-cell table:style-name="ce18" office:value-type="percentage" office:value="0.0452" calcext:value-type="percentage">
            <text:p>4,52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2608" calcext:value-type="percentage">
            <text:p>26,08%</text:p>
          </table:table-cell>
          <table:table-cell table:style-name="ce18" office:value-type="percentage" office:value="0.0809" calcext:value-type="percentage">
            <text:p>8,09%</text:p>
          </table:table-cell>
          <table:table-cell table:style-name="ce18" office:value-type="percentage" office:value="0.0535" calcext:value-type="percentage">
            <text:p>5,35%</text:p>
          </table:table-cell>
          <table:table-cell table:style-name="ce18" office:value-type="percentage" office:value="0.0445" calcext:value-type="percentage">
            <text:p>4,4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0858" calcext:value-type="percentage">
            <text:p>8,58%</text:p>
          </table:table-cell>
          <table:table-cell table:style-name="ce18" office:value-type="percentage" office:value="0.0698" calcext:value-type="percentage">
            <text:p>6,98%</text:p>
          </table:table-cell>
          <table:table-cell table:style-name="ce18" office:value-type="percentage" office:value="0.0656" calcext:value-type="percentage">
            <text:p>6,56%</text:p>
          </table:table-cell>
          <table:table-cell table:style-name="ce18" office:value-type="percentage" office:value="0.0634" calcext:value-type="percentage">
            <text:p>6,34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18" office:value-type="percentage" office:value="0.0506" calcext:value-type="percentage">
            <text:p>5,06%</text:p>
          </table:table-cell>
          <table:table-cell table:style-name="ce18" office:value-type="percentage" office:value="0.036" calcext:value-type="percentage">
            <text:p>3,60%</text:p>
          </table:table-cell>
          <table:table-cell table:style-name="ce18" office:value-type="percentage" office:value="0.0406" calcext:value-type="percentage">
            <text:p>4,0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0233" calcext:value-type="percentage">
            <text:p>2,33%</text:p>
          </table:table-cell>
          <table:table-cell table:style-name="ce18" office:value-type="percentage" office:value="0.0212" calcext:value-type="percentage">
            <text:p>2,12%</text:p>
          </table:table-cell>
          <table:table-cell table:style-name="ce18" office:value-type="percentage" office:value="0.0221" calcext:value-type="percentage">
            <text:p>2,21%</text:p>
          </table:table-cell>
          <table:table-cell table:style-name="ce18" office:value-type="percentage" office:value="0.0337" calcext:value-type="percentage">
            <text:p>3,3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1543" calcext:value-type="percentage">
            <text:p>15,43%</text:p>
          </table:table-cell>
          <table:table-cell table:style-name="ce18" office:value-type="percentage" office:value="0.1053" calcext:value-type="percentage">
            <text:p>10,53%</text:p>
          </table:table-cell>
          <table:table-cell table:style-name="ce18" office:value-type="percentage" office:value="0.061" calcext:value-type="percentage">
            <text:p>6,10%</text:p>
          </table:table-cell>
          <table:table-cell table:style-name="ce18" office:value-type="percentage" office:value="0.1097" calcext:value-type="percentage">
            <text:p>10,97%</text:p>
          </table:table-cell>
          <table:table-cell table:number-columns-repeated="16376"/>
        </table:table-row>
        <table:table-row table:style-name="ro2">
          <table:table-cell table:style-name="ce28"/>
          <table:table-cell table:style-name="ce38" table:formula="of:=AVERAGE([.B3:.B30])" office:value-type="percentage" office:value="0.271496428571429" calcext:value-type="percentage">
            <text:p>27,15%</text:p>
          </table:table-cell>
          <table:table-cell table:style-name="ce38" table:formula="of:=AVERAGE([.C3:.C30])" office:value-type="percentage" office:value="0.212635714285714" calcext:value-type="percentage">
            <text:p>21,26%</text:p>
          </table:table-cell>
          <table:table-cell table:style-name="ce38" table:formula="of:=AVERAGE([.D3:.D30])" office:value-type="percentage" office:value="0.196664285714286" calcext:value-type="percentage">
            <text:p>19,67%</text:p>
          </table:table-cell>
          <table:table-cell table:style-name="ce38" table:formula="of:=AVERAGE([.E3:.E30])" office:value-type="percentage" office:value="0.204985714285714" calcext:value-type="percentage">
            <text:p>20,50%</text:p>
          </table:table-cell>
          <table:table-cell table:style-name="ce28" table:number-columns-repeated="16376"/>
        </table:table-row>
        <table:table-row table:style-name="ro2">
          <table:table-cell table:style-name="ce28"/>
          <table:table-cell table:style-name="ce38" office:value-type="string" calcext:value-type="string">
            <text:p>GAIN</text:p>
          </table:table-cell>
          <table:table-cell table:style-name="ce38" table:formula="of:=([.B31]-[.C31])/[.B31]" office:value-type="percentage" office:value="0.216801062892172" calcext:value-type="percentage">
            <text:p>21,68%</text:p>
          </table:table-cell>
          <table:table-cell table:style-name="ce38" table:formula="of:=([.B31]-[.D31])/[.B31]" office:value-type="percentage" office:value="0.275628461305726" calcext:value-type="percentage">
            <text:p>27,56%</text:p>
          </table:table-cell>
          <table:table-cell table:style-name="ce38" table:formula="of:=([.B31]-[.E31])/[.B31]" office:value-type="percentage" office:value="0.244978229126929" calcext:value-type="percentage">
            <text:p>24,50%</text:p>
          </table:table-cell>
          <table:table-cell table:style-name="ce28" table:number-columns-repeated="16376"/>
        </table:table-row>
        <table:table-row table:style-name="ro1">
          <table:table-cell/>
          <table:table-cell table:style-name="ce12" office:value-type="string" calcext:value-type="string" table:number-columns-spanned="4" table:number-rows-spanned="1">
            <text:p>REGRESSION DATASETS</text:p>
          </table:table-cell>
          <table:covered-table-cell table:number-columns-repeated="2" table:style-name="ce12"/>
          <table:covered-table-cell/>
          <table:table-cell table:number-columns-repeated="16376"/>
        </table:table-row>
        <table:table-row table:style-name="ro1">
          <table:table-cell office:value-type="string" calcext:value-type="string">
            <text:p>ABALONE</text:p>
          </table:table-cell>
          <table:table-cell table:formula="of:=2318.44111111111/417" office:value-type="float" office:value="5.55981081801225" calcext:value-type="float">
            <text:p>5,55981081801225</text:p>
          </table:table-cell>
          <table:table-cell table:style-name="ce30"/>
          <table:table-cell table:style-name="ce30" table:formula="of:=1869.26888888889/417" office:value-type="float" office:value="4.48265920596856" calcext:value-type="float">
            <text:p>4,48265920596856</text:p>
          </table:table-cell>
          <table:table-cell table:style-name="ce30"/>
          <table:table-cell office:value-type="float" office:value="417" calcext:value-type="float">
            <text:p>4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IRFOIL</text:p>
          </table:table-cell>
          <table:table-cell table:formula="of:=0.615888888888889/150" office:value-type="float" office:value="0.00410592592592593" calcext:value-type="float">
            <text:p>0,00410592592592593</text:p>
          </table:table-cell>
          <table:table-cell table:style-name="ce30"/>
          <table:table-cell table:style-name="ce30" table:formula="of:=0.357555555555556/150" office:value-type="float" office:value="0.00238370370370371" calcext:value-type="float">
            <text:p>0,00238370370370371</text:p>
          </table:table-cell>
          <table:table-cell table:style-name="ce30"/>
          <table:table-cell office:value-type="float" office:value="150" calcext:value-type="float">
            <text:p>15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SEBALL</text:p>
          </table:table-cell>
          <table:table-cell table:formula="of:=3429.258/33" office:value-type="float" office:value="103.916909090909" calcext:value-type="float">
            <text:p>103,916909090909</text:p>
          </table:table-cell>
          <table:table-cell table:style-name="ce30"/>
          <table:table-cell table:style-name="ce30" table:formula="of:=1695.947/33" office:value-type="float" office:value="51.3923333333333" calcext:value-type="float">
            <text:p>51,3923333333333</text:p>
          </table:table-cell>
          <table:table-cell table:style-name="ce30"/>
          <table:table-cell office:value-type="float" office:value="33" calcext:value-type="float">
            <text:p>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K</text:p>
          </table:table-cell>
          <table:table-cell table:formula="of:=7.991/9" office:value-type="float" office:value="0.887888888888889" calcext:value-type="float">
            <text:p>0,887888888888889</text:p>
          </table:table-cell>
          <table:table-cell table:style-name="ce30"/>
          <table:table-cell table:style-name="ce30" table:formula="of:=0.1593/9" office:value-type="float" office:value="0.0177" calcext:value-type="float">
            <text:p>0,0177</text:p>
          </table:table-cell>
          <table:table-cell table:style-name="ce30"/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L</text:p>
          </table:table-cell>
          <table:table-cell table:formula="of:=0.03284/4" office:value-type="float" office:value="0.00821" calcext:value-type="float">
            <text:p>0,00821</text:p>
          </table:table-cell>
          <table:table-cell table:style-name="ce30"/>
          <table:table-cell table:style-name="ce30" table:formula="of:=0.009791/4" office:value-type="float" office:value="0.00244775" calcext:value-type="float">
            <text:p>0,00244775</text:p>
          </table:table-cell>
          <table:table-cell table:style-name="ce30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CRETE</text:p>
          </table:table-cell>
          <table:table-cell table:formula="of:=0.9902/103" office:value-type="float" office:value="0.00961359223300971" calcext:value-type="float">
            <text:p>0,00961359223300971</text:p>
          </table:table-cell>
          <table:table-cell table:style-name="ce30"/>
          <table:table-cell table:style-name="ce30" table:formula="of:=0.3856/103" office:value-type="float" office:value="0.00374368932038835" calcext:value-type="float">
            <text:p>0,00374368932038835</text:p>
          </table:table-cell>
          <table:table-cell table:style-name="ce30"/>
          <table:table-cell office:value-type="float" office:value="103" calcext:value-type="float">
            <text:p>1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EE</text:p>
          </table:table-cell>
          <table:table-cell table:formula="of:=9.791/36" office:value-type="float" office:value="0.271972222222222" calcext:value-type="float">
            <text:p>0,271972222222222</text:p>
          </table:table-cell>
          <table:table-cell table:style-name="ce30"/>
          <table:table-cell table:style-name="ce30" table:formula="of:=8.222/36" office:value-type="float" office:value="0.228388888888889" calcext:value-type="float">
            <text:p>0,228388888888889</text:p>
          </table:table-cell>
          <table:table-cell table:style-name="ce30"/>
          <table:table-cell office:value-type="float" office:value="36" calcext:value-type="float">
            <text:p>3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IABETES</text:p>
          </table:table-cell>
          <table:table-cell table:formula="of:=58.1297/4" office:value-type="float" office:value="14.532425" calcext:value-type="float">
            <text:p>14,532425</text:p>
          </table:table-cell>
          <table:table-cell table:style-name="ce30"/>
          <table:table-cell table:style-name="ce30" table:formula="of:=1.648/4" office:value-type="float" office:value="0.412" calcext:value-type="float">
            <text:p>0,412</text:p>
          </table:table-cell>
          <table:table-cell table:style-name="ce30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ING</text:p>
          </table:table-cell>
          <table:table-cell table:formula="of:=2407.567/50" office:value-type="float" office:value="48.15134" calcext:value-type="float">
            <text:p>48,15134</text:p>
          </table:table-cell>
          <table:table-cell table:style-name="ce30"/>
          <table:table-cell table:style-name="ce30" table:formula="of:=1227.3854/50" office:value-type="float" office:value="24.547708" calcext:value-type="float">
            <text:p>24,547708</text:p>
          </table:table-cell>
          <table:table-cell table:style-name="ce30"/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</text:p>
          </table:table-cell>
          <table:table-cell table:formula="of:=8.562/25" office:value-type="float" office:value="0.34248" calcext:value-type="float">
            <text:p>0,34248</text:p>
          </table:table-cell>
          <table:table-cell table:style-name="ce30"/>
          <table:table-cell table:style-name="ce30" table:formula="of:=0.3285/25" office:value-type="float" office:value="0.01314" calcext:value-type="float">
            <text:p>0,01314</text:p>
          </table:table-cell>
          <table:table-cell table:style-name="ce30"/>
          <table:table-cell office:value-type="float" office:value="25" calcext:value-type="float">
            <text:p>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B</text:p>
          </table:table-cell>
          <table:table-cell table:formula="of:=92.657/6" office:value-type="float" office:value="15.4428333333333" calcext:value-type="float">
            <text:p>15,4428333333333</text:p>
          </table:table-cell>
          <table:table-cell table:style-name="ce30"/>
          <table:table-cell table:style-name="ce30" table:formula="of:=0.2858/6" office:value-type="float" office:value="0.0476333333333333" calcext:value-type="float">
            <text:p>0,0476333333333333</text:p>
          </table:table-cell>
          <table:table-cell table:style-name="ce30"/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ORTGAGE</text:p>
          </table:table-cell>
          <table:table-cell table:formula="of:=314.015/104" office:value-type="float" office:value="3.019375" calcext:value-type="float">
            <text:p>3,019375</text:p>
          </table:table-cell>
          <table:table-cell table:style-name="ce30"/>
          <table:table-cell table:style-name="ce30" table:formula="of:=68.0919/104" office:value-type="float" office:value="0.654729807692308" calcext:value-type="float">
            <text:p>0,654729807692308</text:p>
          </table:table-cell>
          <table:table-cell table:style-name="ce30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T</text:p>
          </table:table-cell>
          <table:table-cell table:formula="of:=0.0811/13" office:value-type="float" office:value="0.00623846153846154" calcext:value-type="float">
            <text:p>0,00623846153846154</text:p>
          </table:table-cell>
          <table:table-cell table:style-name="ce30"/>
          <table:table-cell table:style-name="ce30" table:formula="of:=0.0796/13" office:value-type="float" office:value="0.00612307692307692" calcext:value-type="float">
            <text:p>0,00612307692307692</text:p>
          </table:table-cell>
          <table:table-cell table:style-name="ce30"/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Y</text:p>
          </table:table-cell>
          <table:table-cell table:formula="of:=10.3634/7" office:value-type="float" office:value="1.48048571428571" calcext:value-type="float">
            <text:p>1,48048571428571</text:p>
          </table:table-cell>
          <table:table-cell table:style-name="ce30"/>
          <table:table-cell table:style-name="ce30" table:formula="of:=0.1762/7" office:value-type="float" office:value="0.0251714285714286" calcext:value-type="float">
            <text:p>0,0251714285714286</text:p>
          </table:table-cell>
          <table:table-cell table:style-name="ce30"/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QUAKE</text:p>
          </table:table-cell>
          <table:table-cell table:formula="of:=11.46/217" office:value-type="float" office:value="0.0528110599078341" calcext:value-type="float">
            <text:p>0,0528110599078341</text:p>
          </table:table-cell>
          <table:table-cell table:style-name="ce30"/>
          <table:table-cell table:style-name="ce30" table:formula="of:=8.165/217" office:value-type="float" office:value="0.0376267281105991" calcext:value-type="float">
            <text:p>0,0376267281105991</text:p>
          </table:table-cell>
          <table:table-cell table:style-name="ce30"/>
          <table:table-cell office:value-type="float" office:value="217" calcext:value-type="float">
            <text:p>217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TREASURY</text:p>
          </table:table-cell>
          <table:table-cell table:formula="of:=371.245/104" office:value-type="float" office:value="3.56966346153846" calcext:value-type="float">
            <text:p>3,56966346153846</text:p>
          </table:table-cell>
          <table:table-cell table:style-name="ce30"/>
          <table:table-cell table:style-name="ce30" table:formula="of:=86.9998/104" office:value-type="float" office:value="0.836536538461538" calcext:value-type="float">
            <text:p>0,836536538461538</text:p>
          </table:table-cell>
          <table:table-cell table:style-name="ce30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WANKARA</text:p>
          </table:table-cell>
          <table:table-cell table:formula="of:=3.3497/160" office:value-type="float" office:value="0.020935625" calcext:value-type="float">
            <text:p>0,020935625</text:p>
          </table:table-cell>
          <table:table-cell table:style-name="ce30"/>
          <table:table-cell table:style-name="ce30" table:formula="of:=0.0272/160" office:value-type="float" office:value="0.00017" calcext:value-type="float">
            <text:p>0,00017</text:p>
          </table:table-cell>
          <table:table-cell table:style-name="ce30"/>
          <table:table-cell office:value-type="float" office:value="160" calcext:value-type="float">
            <text:p>160</text:p>
          </table:table-cell>
          <table:table-cell table:number-columns-repeated="16375"/>
        </table:table-row>
        <table:table-row table:style-name="ro4">
          <table:table-cell table:style-name="ce28"/>
          <table:table-cell table:style-name="ce28" table:formula="of:=AVERAGE([.B34:.B50])" office:value-type="float" office:value="11.6045351878703" calcext:value-type="float">
            <text:p>11,6045351878703</text:p>
          </table:table-cell>
          <table:table-cell table:style-name="ce28" table:formula="of:=AVERAGE([.C34:.C50])" office:value-type="string" office:string-value="" calcext:value-type="error">
            <text:p>#DIV/0!</text:p>
          </table:table-cell>
          <table:table-cell table:style-name="ce28" table:formula="of:=AVERAGE([.D34:.D50])" office:value-type="float" office:value="4.86532326378277" calcext:value-type="float">
            <text:p>4,86532326378277</text:p>
          </table:table-cell>
          <table:table-cell table:style-name="ce28" table:formula="of:=AVERAGE([.E34:.E50])" office:value-type="string" office:string-value="" calcext:value-type="error">
            <text:p>#DIV/0!</text:p>
          </table:table-cell>
          <table:table-cell table:style-name="ce28"/>
          <table:table-cell table:style-name="ce34" table:number-columns-repeated="16375"/>
        </table:table-row>
        <table:table-row table:style-name="ro1">
          <table:table-cell table:style-name="ce12" office:value-type="string" calcext:value-type="string">
            <text:p>GAIN</text:p>
          </table:table-cell>
          <table:table-cell table:style-name="ce12"/>
          <table:table-cell table:style-name="ce31" table:formula="of:=([.B51]-[.C51])/[.B51]" office:value-type="string" office:string-value="" calcext:value-type="error">
            <text:p>#DIV/0!</text:p>
          </table:table-cell>
          <table:table-cell table:style-name="ce31" table:formula="of:=([.B51]-[.D51])/[.B51]" office:value-type="percentage" office:value="0.58073949666952" calcext:value-type="percentage">
            <text:p>58,07%</text:p>
          </table:table-cell>
          <table:table-cell table:style-name="ce31" table:formula="of:=([.B51]-[.E51])/[.B51]" office:value-type="string" office:string-value="" calcext:value-type="error">
            <text:p>#DIV/0!</text:p>
          </table:table-cell>
          <table:table-cell table:style-name="ce12" table:number-columns-repeated="16376"/>
        </table:table-row>
        <table:table-row table:style-name="ro1" table:number-rows-repeated="4">
          <table:table-cell table:number-columns-repeated="16381"/>
        </table:table-row>
        <table:table-row table:style-name="ro1">
          <table:table-cell table:style-name="ce12"/>
          <table:table-cell table:style-name="ce35" office:value-type="string" calcext:value-type="string" table:number-columns-spanned="2" table:number-rows-spanned="1">
            <text:p>CLASSIFICATION DATASETS</text:p>
          </table:table-cell>
          <table:covered-table-cell table:style-name="ce35"/>
          <table:table-cell table:style-name="ce35"/>
          <table:table-cell table:style-name="ce12"/>
          <table:table-cell table:number-columns-repeated="16376"/>
        </table:table-row>
        <table:table-row table:style-name="ro1"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GENETIC</text:p>
          </table:table-cell>
          <table:table-cell table:style-name="ce12" office:value-type="string" calcext:value-type="string">
            <text:p>H=5</text:p>
          </table:table-cell>
          <table:table-cell table:style-name="ce12" office:value-type="string" calcext:value-type="string">
            <text:p>H=10</text:p>
          </table:table-cell>
          <table:table-cell table:style-name="ce12" office:value-type="string" calcext:value-type="string">
            <text:p>H=15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673" calcext:value-type="percentage">
            <text:p>16,73%</text:p>
          </table:table-cell>
          <table:table-cell table:style-name="ce18" office:value-type="percentage" office:value="0.16" calcext:value-type="percentage">
            <text:p>16,00%</text:p>
          </table:table-cell>
          <table:table-cell table:style-name="ce18" office:value-type="percentage" office:value="0.17" calcext:value-type="percentage">
            <text:p>17,00%</text:p>
          </table:table-cell>
          <table:table-cell table:style-name="ce18" office:value-type="percentage" office:value="0.172" calcext:value-type="percentage">
            <text:p>17,20%</text:p>
          </table:table-cell>
          <table:table-cell table:style-name="ce30" table:number-columns-repeated="16376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3263" calcext:value-type="percentage">
            <text:p>32,63%</text:p>
          </table:table-cell>
          <table:table-cell table:style-name="ce18" office:value-type="percentage" office:value="0.2395" calcext:value-type="percentage">
            <text:p>23,95%</text:p>
          </table:table-cell>
          <table:table-cell table:style-name="ce18" office:value-type="percentage" office:value="0.2455" calcext:value-type="percentage">
            <text:p>24,55%</text:p>
          </table:table-cell>
          <table:table-cell table:style-name="ce18" office:value-type="percentage" office:value="0.2349" calcext:value-type="percentage">
            <text:p>23,4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0914" calcext:value-type="percentage">
            <text:p>9,14%</text:p>
          </table:table-cell>
          <table:table-cell table:style-name="ce18" office:value-type="percentage" office:value="0.106" calcext:value-type="percentage">
            <text:p>10,60%</text:p>
          </table:table-cell>
          <table:table-cell table:style-name="ce18" office:value-type="percentage" office:value="0.1671" calcext:value-type="percentage">
            <text:p>16,71%</text:p>
          </table:table-cell>
          <table:table-cell table:style-name="ce18" office:value-type="percentage" office:value="0.0874" calcext:value-type="percentage">
            <text:p>8,74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5655" calcext:value-type="percentage">
            <text:p>56,55%</text:p>
          </table:table-cell>
          <table:table-cell table:style-name="ce18" office:value-type="percentage" office:value="0.4464" calcext:value-type="percentage">
            <text:p>44,64%</text:p>
          </table:table-cell>
          <table:table-cell table:style-name="ce18" office:value-type="percentage" office:value="0.4791" calcext:value-type="percentage">
            <text:p>47,91%</text:p>
          </table:table-cell>
          <table:table-cell table:style-name="ce18" office:value-type="percentage" office:value="0.4899" calcext:value-type="percentage">
            <text:p>48,9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3122" calcext:value-type="percentage">
            <text:p>31,22%</text:p>
          </table:table-cell>
          <table:table-cell table:style-name="ce18" office:value-type="percentage" office:value="0.0959" calcext:value-type="percentage">
            <text:p>9,59%</text:p>
          </table:table-cell>
          <table:table-cell table:style-name="ce18" office:value-type="percentage" office:value="0.0893" calcext:value-type="percentage">
            <text:p>8,93%</text:p>
          </table:table-cell>
          <table:table-cell table:style-name="ce18" office:value-type="percentage" office:value="0.0773" calcext:value-type="percentage">
            <text:p>7,7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5977" calcext:value-type="percentage">
            <text:p>59,77%</text:p>
          </table:table-cell>
          <table:table-cell table:style-name="ce26" office:value-type="percentage" office:value="0.3546" calcext:value-type="percentage">
            <text:p>35,46%</text:p>
          </table:table-cell>
          <table:table-cell table:style-name="ce18" office:value-type="percentage" office:value="0.3221" calcext:value-type="percentage">
            <text:p>32,21%</text:p>
          </table:table-cell>
          <table:table-cell table:style-name="ce18" office:value-type="percentage" office:value="0.3841" calcext:value-type="percentage">
            <text:p>38,4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3009" calcext:value-type="percentage">
            <text:p>30,09%</text:p>
          </table:table-cell>
          <table:table-cell table:style-name="ce18" office:value-type="percentage" office:value="0.1686" calcext:value-type="percentage">
            <text:p>16,86%</text:p>
          </table:table-cell>
          <table:table-cell table:style-name="ce18" office:value-type="percentage" office:value="0.174" calcext:value-type="percentage">
            <text:p>17,40%</text:p>
          </table:table-cell>
          <table:table-cell table:style-name="ce18" office:value-type="percentage" office:value="0.1824" calcext:value-type="percentage">
            <text:p>18,24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0773" calcext:value-type="percentage">
            <text:p>7,73%</text:p>
          </table:table-cell>
          <table:table-cell table:style-name="ce18" office:value-type="percentage" office:value="0.0436" calcext:value-type="percentage">
            <text:p>4,36%</text:p>
          </table:table-cell>
          <table:table-cell table:style-name="ce18" office:value-type="percentage" office:value="0.0348" calcext:value-type="percentage">
            <text:p>3,48%</text:p>
          </table:table-cell>
          <table:table-cell table:style-name="ce18" office:value-type="percentage" office:value="0.0607" calcext:value-type="percentage">
            <text:p>6,0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018" calcext:value-type="percentage">
            <text:p>10,18%</text:p>
          </table:table-cell>
          <table:table-cell table:style-name="ce18" office:value-type="percentage" office:value="0.1028" calcext:value-type="percentage">
            <text:p>10,28%</text:p>
          </table:table-cell>
          <table:table-cell table:style-name="ce18" office:value-type="percentage" office:value="0.0714" calcext:value-type="percentage">
            <text:p>7,14%</text:p>
          </table:table-cell>
          <table:table-cell table:style-name="ce18" office:value-type="percentage" office:value="0.0857" calcext:value-type="percentage">
            <text:p>8,5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3087" calcext:value-type="percentage">
            <text:p>30,87%</text:p>
          </table:table-cell>
          <table:table-cell table:style-name="ce18" office:value-type="percentage" office:value="0.2945" calcext:value-type="percentage">
            <text:p>29,45%</text:p>
          </table:table-cell>
          <table:table-cell table:style-name="ce18" office:value-type="percentage" office:value="0.289" calcext:value-type="percentage">
            <text:p>28,90%</text:p>
          </table:table-cell>
          <table:table-cell table:style-name="ce18" office:value-type="percentage" office:value="0.3407" calcext:value-type="percentage">
            <text:p>34,0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2369" calcext:value-type="percentage">
            <text:p>23,69%</text:p>
          </table:table-cell>
          <table:table-cell table:style-name="ce18" office:value-type="percentage" office:value="0.2355" calcext:value-type="percentage">
            <text:p>23,55%</text:p>
          </table:table-cell>
          <table:table-cell table:number-columns-repeated="2" table:style-name="ce18" office:value-type="percentage" office:value="0.1786" calcext:value-type="percentage">
            <text:p>17,8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202" calcext:value-type="percentage">
            <text:p>20,20%</text:p>
          </table:table-cell>
          <table:table-cell table:style-name="ce18" office:value-type="percentage" office:value="0.1651" calcext:value-type="percentage">
            <text:p>16,51%</text:p>
          </table:table-cell>
          <table:table-cell table:style-name="ce18" office:value-type="percentage" office:value="0.1732" calcext:value-type="percentage">
            <text:p>17,32%</text:p>
          </table:table-cell>
          <table:table-cell table:style-name="ce18" office:value-type="percentage" office:value="0.18" calcext:value-type="percentage">
            <text:p>18,00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1802" calcext:value-type="percentage">
            <text:p>18,02%</text:p>
          </table:table-cell>
          <table:table-cell table:style-name="ce18" office:value-type="percentage" office:value="0.1451" calcext:value-type="percentage">
            <text:p>14,51%</text:p>
          </table:table-cell>
          <table:table-cell table:style-name="ce18" office:value-type="percentage" office:value="0.1435" calcext:value-type="percentage">
            <text:p>14,35%</text:p>
          </table:table-cell>
          <table:table-cell table:style-name="ce18" office:value-type="percentage" office:value="0.1819" calcext:value-type="percentage">
            <text:p>18,1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3226" calcext:value-type="percentage">
            <text:p>32,26%</text:p>
          </table:table-cell>
          <table:table-cell table:style-name="ce18" office:value-type="percentage" office:value="0.2744" calcext:value-type="percentage">
            <text:p>27,44%</text:p>
          </table:table-cell>
          <table:table-cell table:style-name="ce18" office:value-type="percentage" office:value="0.2558" calcext:value-type="percentage">
            <text:p>25,58%</text:p>
          </table:table-cell>
          <table:table-cell table:style-name="ce18" office:value-type="percentage" office:value="0.2946" calcext:value-type="percentage">
            <text:p>29,4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588" calcext:value-type="percentage">
            <text:p>5,88%</text:p>
          </table:table-cell>
          <table:table-cell table:style-name="ce18" office:value-type="percentage" office:value="0.0517" calcext:value-type="percentage">
            <text:p>5,17%</text:p>
          </table:table-cell>
          <table:table-cell table:style-name="ce18" office:value-type="percentage" office:value="0.0458" calcext:value-type="percentage">
            <text:p>4,58%</text:p>
          </table:table-cell>
          <table:table-cell table:style-name="ce18" office:value-type="percentage" office:value="0.0519" calcext:value-type="percentage">
            <text:p>5,1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3014" calcext:value-type="percentage">
            <text:p>30,14%</text:p>
          </table:table-cell>
          <table:table-cell table:style-name="ce18" office:value-type="percentage" office:value="0.2774" calcext:value-type="percentage">
            <text:p>27,74%</text:p>
          </table:table-cell>
          <table:table-cell table:style-name="ce18" office:value-type="percentage" office:value="0.2832" calcext:value-type="percentage">
            <text:p>28,32%</text:p>
          </table:table-cell>
          <table:table-cell table:style-name="ce18" office:value-type="percentage" office:value="0.2919" calcext:value-type="percentage">
            <text:p>29,1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544" calcext:value-type="percentage">
            <text:p>35,44%</text:p>
          </table:table-cell>
          <table:table-cell table:style-name="ce18" office:value-type="percentage" office:value="0.3258" calcext:value-type="percentage">
            <text:p>32,58%</text:p>
          </table:table-cell>
          <table:table-cell table:style-name="ce18" office:value-type="percentage" office:value="0.2743" calcext:value-type="percentage">
            <text:p>27,43%</text:p>
          </table:table-cell>
          <table:table-cell table:style-name="ce18" office:value-type="percentage" office:value="0.2915" calcext:value-type="percentage">
            <text:p>29,1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5867" calcext:value-type="percentage">
            <text:p>58,67%</text:p>
          </table:table-cell>
          <table:table-cell table:style-name="ce18" office:value-type="percentage" office:value="0.4375" calcext:value-type="percentage">
            <text:p>43,75%</text:p>
          </table:table-cell>
          <table:table-cell table:style-name="ce18" office:value-type="percentage" office:value="0.2068" calcext:value-type="percentage">
            <text:p>20,68%</text:p>
          </table:table-cell>
          <table:table-cell table:style-name="ce18" office:value-type="percentage" office:value="0.2435" calcext:value-type="percentage">
            <text:p>24,3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0879" calcext:value-type="percentage">
            <text:p>8,79%</text:p>
          </table:table-cell>
          <table:table-cell table:style-name="ce18" office:value-type="percentage" office:value="0.041" calcext:value-type="percentage">
            <text:p>4,10%</text:p>
          </table:table-cell>
          <table:table-cell table:style-name="ce18" office:value-type="percentage" office:value="0.0523" calcext:value-type="percentage">
            <text:p>5,23%</text:p>
          </table:table-cell>
          <table:table-cell table:style-name="ce18" office:value-type="percentage" office:value="0.0452" calcext:value-type="percentage">
            <text:p>4,52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2608" calcext:value-type="percentage">
            <text:p>26,08%</text:p>
          </table:table-cell>
          <table:table-cell table:style-name="ce18" office:value-type="percentage" office:value="0.0809" calcext:value-type="percentage">
            <text:p>8,09%</text:p>
          </table:table-cell>
          <table:table-cell table:style-name="ce18" office:value-type="percentage" office:value="0.0535" calcext:value-type="percentage">
            <text:p>5,35%</text:p>
          </table:table-cell>
          <table:table-cell table:style-name="ce18" office:value-type="percentage" office:value="0.0445" calcext:value-type="percentage">
            <text:p>4,4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0858" calcext:value-type="percentage">
            <text:p>8,58%</text:p>
          </table:table-cell>
          <table:table-cell table:style-name="ce18" office:value-type="percentage" office:value="0.0698" calcext:value-type="percentage">
            <text:p>6,98%</text:p>
          </table:table-cell>
          <table:table-cell table:style-name="ce18" office:value-type="percentage" office:value="0.0656" calcext:value-type="percentage">
            <text:p>6,56%</text:p>
          </table:table-cell>
          <table:table-cell table:style-name="ce18" office:value-type="percentage" office:value="0.0634" calcext:value-type="percentage">
            <text:p>6,34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18" office:value-type="percentage" office:value="0.0506" calcext:value-type="percentage">
            <text:p>5,06%</text:p>
          </table:table-cell>
          <table:table-cell table:style-name="ce18" office:value-type="percentage" office:value="0.036" calcext:value-type="percentage">
            <text:p>3,60%</text:p>
          </table:table-cell>
          <table:table-cell table:style-name="ce18" office:value-type="percentage" office:value="0.0406" calcext:value-type="percentage">
            <text:p>4,0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0233" calcext:value-type="percentage">
            <text:p>2,33%</text:p>
          </table:table-cell>
          <table:table-cell table:style-name="ce18" office:value-type="percentage" office:value="0.0212" calcext:value-type="percentage">
            <text:p>2,12%</text:p>
          </table:table-cell>
          <table:table-cell table:style-name="ce18" office:value-type="percentage" office:value="0.0221" calcext:value-type="percentage">
            <text:p>2,21%</text:p>
          </table:table-cell>
          <table:table-cell table:style-name="ce18" office:value-type="percentage" office:value="0.0337" calcext:value-type="percentage">
            <text:p>3,3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1543" calcext:value-type="percentage">
            <text:p>15,43%</text:p>
          </table:table-cell>
          <table:table-cell table:style-name="ce18" office:value-type="percentage" office:value="0.1053" calcext:value-type="percentage">
            <text:p>10,53%</text:p>
          </table:table-cell>
          <table:table-cell table:style-name="ce18" office:value-type="percentage" office:value="0.061" calcext:value-type="percentage">
            <text:p>6,10%</text:p>
          </table:table-cell>
          <table:table-cell table:style-name="ce18" office:value-type="percentage" office:value="0.1097" calcext:value-type="percentage">
            <text:p>10,97%</text:p>
          </table:table-cell>
          <table:table-cell table:number-columns-repeated="16376"/>
        </table:table-row>
        <table:table-row table:style-name="ro2">
          <table:table-cell table:style-name="ce28"/>
          <table:table-cell table:style-name="ce38" table:formula="of:=AVERAGE([.B59:.B82])" office:value-type="percentage" office:value="0.240575" calcext:value-type="percentage">
            <text:p>24,06%</text:p>
          </table:table-cell>
          <table:table-cell table:style-name="ce38" table:formula="of:=AVERAGE([.C59:.C82])" office:value-type="percentage" office:value="0.178883333333333" calcext:value-type="percentage">
            <text:p>17,89%</text:p>
          </table:table-cell>
          <table:table-cell table:style-name="ce38" table:formula="of:=AVERAGE([.D59:.D82])" office:value-type="percentage" office:value="0.16225" calcext:value-type="percentage">
            <text:p>16,23%</text:p>
          </table:table-cell>
          <table:table-cell table:style-name="ce38" table:formula="of:=AVERAGE([.E59:.E82])" office:value-type="percentage" office:value="0.1735875" calcext:value-type="percentage">
            <text:p>17,36%</text:p>
          </table:table-cell>
          <table:table-cell table:style-name="ce28" table:number-columns-repeated="16376"/>
        </table:table-row>
        <table:table-row table:style-name="ro1">
          <table:table-cell table:number-columns-repeated="16381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AVERAGE CLASS ERR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=5</text:p>
          </table:table-cell>
          <table:table-cell table:style-name="ce43" office:value-type="percentage" office:value="0.1789" calcext:value-type="percentage">
            <text:p>17,89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=10</text:p>
          </table:table-cell>
          <table:table-cell table:style-name="ce43" office:value-type="percentage" office:value="0.1623" calcext:value-type="percentage">
            <text:p>16,23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=15</text:p>
          </table:table-cell>
          <table:table-cell table:style-name="ce43" office:value-type="percentage" office:value="0.1736" calcext:value-type="percentage">
            <text:p>17,36%</text:p>
          </table:table-cell>
          <table:table-cell table:number-columns-repeated="16379"/>
        </table:table-row>
        <table:table-row table:style-name="ro1" table:number-rows-repeated="1048484">
          <table:table-cell table:number-columns-repeated="16381"/>
        </table:table-row>
        <table:table-row table:style-name="ro5" table:number-rows-repeated="3">
          <table:table-cell table:number-columns-repeated="16381"/>
        </table:table-row>
        <table:table-row table:style-name="ro5">
          <table:table-cell table:number-columns-repeated="16381"/>
        </table:table-row>
      </table:table>
      <table:table table:name="neural_experimentsH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3" table:default-cell-style-name="ce20"/>
        <table:table-column table:style-name="co4" table:default-cell-style-name="ce20"/>
        <table:table-column table:style-name="co2" table:default-cell-style-name="ce20"/>
        <table:table-column table:style-name="co3" table:number-columns-repeated="16371" table:default-cell-style-name="ce20"/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19" table:number-columns-repeated="2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19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table:number-columns-repeated="2" office:value-type="percentage" office:value="0.3" calcext:value-type="percentage">
            <text:p>30,00%</text:p>
          </table:table-cell>
          <table:table-cell office:value-type="percentage" office:value="0.3167" calcext:value-type="percentage">
            <text:p>3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033" calcext:value-type="percentage">
            <text:p>20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3" calcext:value-type="percentage">
            <text:p>30,00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2:.B11])" office:value-type="string" office:string-value="" calcext:value-type="error">
            <text:p>#DIV/0!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2:.G11])" office:value-type="percentage" office:value="0.16" calcext:value-type="percentage">
            <text:p>16,00%</text:p>
          </table:table-cell>
          <table:table-cell table:style-name="ce21" table:formula="of:=AVERAGE([.H2:.H11])" office:value-type="percentage" office:value="0.17" calcext:value-type="percentage">
            <text:p>17,00%</text:p>
          </table:table-cell>
          <table:table-cell table:style-name="ce21" table:formula="of:=AVERAGE([.I2:.I11])" office:value-type="percentage" office:value="0.172" calcext:value-type="percentage">
            <text:p>17,20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517" calcext:value-type="percentage">
            <text:p>35,17%</text:p>
          </table:table-cell>
          <table:table-cell office:value-type="percentage" office:value="0.3353" calcext:value-type="percentage">
            <text:p>33,53%</text:p>
          </table:table-cell>
          <table:table-cell office:value-type="percentage" office:value="0.2174" calcext:value-type="percentage">
            <text:p>21,74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801" calcext:value-type="percentage">
            <text:p>8,0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159" calcext:value-type="percentage">
            <text:p>11,59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1536" calcext:value-type="percentage">
            <text:p>15,36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0968" calcext:value-type="percentage">
            <text:p>9,68%</text:p>
          </table:table-cell>
          <table:table-cell office:value-type="percentage" office:value="0.1882" calcext:value-type="percentage">
            <text:p>18,82%</text:p>
          </table:table-cell>
          <table:table-cell office:value-type="percentage" office:value="0.079" calcext:value-type="percentage">
            <text:p>7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2744" calcext:value-type="percentage">
            <text:p>27,44%</text:p>
          </table:table-cell>
          <table:table-cell office:value-type="percentage" office:value="0.3329" calcext:value-type="percentage">
            <text:p>33,29%</text:p>
          </table:table-cell>
          <table:table-cell office:value-type="percentage" office:value="0.2928" calcext:value-type="percentage">
            <text:p>29,28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29" calcext:value-type="percentage">
            <text:p>12,90%</text:p>
          </table:table-cell>
          <table:table-cell office:value-type="percentage" office:value="0.2425" calcext:value-type="percentage">
            <text:p>24,25%</text:p>
          </table:table-cell>
          <table:table-cell office:value-type="percentage" office:value="0.0995" calcext:value-type="percentage">
            <text:p>9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3169" calcext:value-type="percentage">
            <text:p>31,69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0968" calcext:value-type="percentage">
            <text:p>9,68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0645" calcext:value-type="percentage">
            <text:p>6,4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1169" calcext:value-type="percentage">
            <text:p>11,69%</text:p>
          </table:table-cell>
          <table:table-cell office:value-type="percentage" office:value="0.2319" calcext:value-type="percentage">
            <text:p>23,19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1774" calcext:value-type="percentage">
            <text:p>17,74%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0984" calcext:value-type="percentage">
            <text:p>9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2792" calcext:value-type="percentage">
            <text:p>27,92%</text:p>
          </table:table-cell>
          <table:table-cell office:value-type="percentage" office:value="0.2488" calcext:value-type="percentage">
            <text:p>24,88%</text:p>
          </table:table-cell>
          <table:table-cell office:value-type="percentage" office:value="0.1319" calcext:value-type="percentage">
            <text:p>13,19%</text:p>
          </table:table-cell>
          <table:table-cell/>
          <table:table-cell office:value-type="string" calcext:value-type="string">
            <text:p>Balance_6</text:p>
          </table:table-cell>
          <table:table-cell table:number-columns-repeated="2" office:value-type="percentage" office:value="0.0323" calcext:value-type="percentage">
            <text:p>3,23%</text:p>
          </table:table-cell>
          <table:table-cell office:value-type="percentage" office:value="0.0484" calcext:value-type="percentage">
            <text:p>4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3193" calcext:value-type="percentage">
            <text:p>31,93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2274" calcext:value-type="percentage">
            <text:p>22,74%</text:p>
          </table:table-cell>
          <table:table-cell office:value-type="percentage" office:value="0.1462" calcext:value-type="percentage">
            <text:p>14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729" calcext:value-type="percentage">
            <text:p>17,29%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1493" calcext:value-type="percentage">
            <text:p>14,93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0645" calcext:value-type="percentage">
            <text:p>6,45%</text:p>
          </table:table-cell>
          <table:table-cell office:value-type="percentage" office:value="0.1382" calcext:value-type="percentage">
            <text:p>13,82%</text:p>
          </table:table-cell>
          <table:table-cell office:value-type="percentage" office:value="0.0484" calcext:value-type="percentage">
            <text:p>4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014" calcext:value-type="percentage">
            <text:p>30,14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4203" calcext:value-type="percentage">
            <text:p>42,03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1129" calcext:value-type="percentage">
            <text:p>11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1309" calcext:value-type="percentage">
            <text:p>13,09%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0968" calcext:value-type="percentage">
            <text:p>9,68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15:.B24])" office:value-type="percentage" office:value="0.23945" calcext:value-type="percentage">
            <text:p>23,95%</text:p>
          </table:table-cell>
          <table:table-cell table:style-name="ce21" table:formula="of:=AVERAGE([.C15:.C24])" office:value-type="percentage" office:value="0.24552" calcext:value-type="percentage">
            <text:p>24,55%</text:p>
          </table:table-cell>
          <table:table-cell table:style-name="ce21" table:formula="of:=AVERAGE([.D15:.D24])" office:value-type="percentage" office:value="0.23493" calcext:value-type="percentage">
            <text:p>23,49%</text:p>
          </table:table-cell>
          <table:table-cell table:style-name="ce21" table:number-columns-repeated="2"/>
          <table:table-cell table:style-name="ce21" table:formula="of:=AVERAGE([.G15:.G24])" office:value-type="percentage" office:value="0.10601" calcext:value-type="percentage">
            <text:p>10,60%</text:p>
          </table:table-cell>
          <table:table-cell table:style-name="ce21" table:formula="of:=AVERAGE([.H15:.H24])" office:value-type="percentage" office:value="0.16705" calcext:value-type="percentage">
            <text:p>16,71%</text:p>
          </table:table-cell>
          <table:table-cell table:style-name="ce21" table:formula="of:=AVERAGE([.I15:.I24])" office:value-type="percentage" office:value="0.08742" calcext:value-type="percentage">
            <text:p>8,74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3"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1124" calcext:value-type="percentage">
            <text:p>11,24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857" calcext:value-type="percentage">
            <text:p>8,57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5603" calcext:value-type="percentage">
            <text:p>56,03%</text:p>
          </table:table-cell>
          <table:table-cell office:value-type="percentage" office:value="0.619" calcext:value-type="percentage">
            <text:p>61,90%</text:p>
          </table:table-cell>
          <table:table-cell office:value-type="percentage" office:value="0.3794" calcext:value-type="percentage">
            <text:p>37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table:number-columns-repeated="2" office:value-type="percentage" office:value="0.1143" calcext:value-type="percentage">
            <text:p>11,43%</text:p>
          </table:table-cell>
          <table:table-cell office:value-type="percentage" office:value="0.0857" calcext:value-type="percentage">
            <text:p>8,57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7603" calcext:value-type="percentage">
            <text:p>76,03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481" calcext:value-type="percentage">
            <text:p>48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table:number-columns-repeated="2" office:value-type="percentage" office:value="0.0857" calcext:value-type="percentage">
            <text:p>8,57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3</text:p>
          </table:table-cell>
          <table:table-cell table:number-columns-repeated="3" office:value-type="percentage" office:value="0.5714" calcext:value-type="percentage">
            <text:p>57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0324" calcext:value-type="percentage">
            <text:p>3,24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4317" calcext:value-type="percentage">
            <text:p>43,17%</text:p>
          </table:table-cell>
          <table:table-cell office:value-type="percentage" office:value="0.4762" calcext:value-type="percentage">
            <text:p>47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1419" calcext:value-type="percentage">
            <text:p>14,19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6651" calcext:value-type="percentage">
            <text:p>66,51%</text:p>
          </table:table-cell>
          <table:table-cell office:value-type="percentage" office:value="0.5238" calcext:value-type="percentage">
            <text:p>52,38%</text:p>
          </table:table-cell>
          <table:table-cell office:value-type="percentage" office:value="0.6159" calcext:value-type="percentage">
            <text:p>61,5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039" calcext:value-type="percentage">
            <text:p>3,90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5238" calcext:value-type="percentage">
            <text:p>52,38%</text:p>
          </table:table-cell>
          <table:table-cell table:number-columns-repeated="2" office:value-type="percentage" office:value="0.4762" calcext:value-type="percentage">
            <text:p>47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199" calcext:value-type="percentage">
            <text:p>19,90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5762" calcext:value-type="percentage">
            <text:p>57,62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619" calcext:value-type="percentage">
            <text:p>61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2841" calcext:value-type="percentage">
            <text:p>28,41%</text:p>
          </table:table-cell>
          <table:table-cell office:value-type="percentage" office:value="0.3317" calcext:value-type="percentage">
            <text:p>33,17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0381" calcext:value-type="percentage">
            <text:p>3,81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581" calcext:value-type="percentage">
            <text:p>5,81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27" calcext:value-type="percentage">
            <text:p>42,70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0819" calcext:value-type="percentage">
            <text:p>8,19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5794" calcext:value-type="percentage">
            <text:p>57,94%</text:p>
          </table:table-cell>
          <table:table-cell table:number-columns-repeated="2" office:value-type="percentage" office:value="0.5714" calcext:value-type="percentage">
            <text:p>57,14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28:.B37])" office:value-type="percentage" office:value="0.0959" calcext:value-type="percentage">
            <text:p>9,59%</text:p>
          </table:table-cell>
          <table:table-cell table:style-name="ce21" table:formula="of:=AVERAGE([.C28:.C37])" office:value-type="percentage" office:value="0.08932" calcext:value-type="percentage">
            <text:p>8,93%</text:p>
          </table:table-cell>
          <table:table-cell table:style-name="ce21" table:formula="of:=AVERAGE([.D28:.D37])" office:value-type="percentage" office:value="0.07734" calcext:value-type="percentage">
            <text:p>7,73%</text:p>
          </table:table-cell>
          <table:table-cell table:style-name="ce21" table:number-columns-repeated="2"/>
          <table:table-cell table:style-name="ce21" table:formula="of:=AVERAGE([.G28:.G37])" office:value-type="percentage" office:value="0.54253" calcext:value-type="percentage">
            <text:p>54,25%</text:p>
          </table:table-cell>
          <table:table-cell table:style-name="ce21" table:formula="of:=AVERAGE([.H28:.H37])" office:value-type="percentage" office:value="0.53808" calcext:value-type="percentage">
            <text:p>53,81%</text:p>
          </table:table-cell>
          <table:table-cell table:style-name="ce21" table:formula="of:=AVERAGE([.I28:.I37])" office:value-type="percentage" office:value="0.47619" calcext:value-type="percentage">
            <text:p>47,62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3871" calcext:value-type="percentage">
            <text:p>38,71%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3846" calcext:value-type="percentage">
            <text:p>38,46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382" calcext:value-type="percentage">
            <text:p>38,20%</text:p>
          </table:table-cell>
          <table:table-cell office:value-type="percentage" office:value="0.3846" calcext:value-type="percentage">
            <text:p>38,46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1432" calcext:value-type="percentage">
            <text:p>14,32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4641" calcext:value-type="percentage">
            <text:p>46,41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table:number-columns-repeated="2" office:value-type="percentage" office:value="0.2308" calcext:value-type="percentage">
            <text:p>23,08%</text:p>
          </table:table-cell>
          <table:table-cell office:value-type="percentage" office:value="0.1538" calcext:value-type="percentage">
            <text:p>15,38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179" calcext:value-type="percentage">
            <text:p>51,79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6128" calcext:value-type="percentage">
            <text:p>61,28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0963" calcext:value-type="percentage">
            <text:p>9,63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519" calcext:value-type="percentage">
            <text:p>15,1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3795" calcext:value-type="percentage">
            <text:p>37,95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877" calcext:value-type="percentage">
            <text:p>18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1615" calcext:value-type="percentage">
            <text:p>16,15%</text:p>
          </table:table-cell>
          <table:table-cell office:value-type="percentage" office:value="0.1538" calcext:value-type="percentage">
            <text:p>15,38%</text:p>
          </table:table-cell>
          <table:table-cell office:value-type="percentage" office:value="0.1487" calcext:value-type="percentage">
            <text:p>14,87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2605" calcext:value-type="percentage">
            <text:p>26,05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2963" calcext:value-type="percentage">
            <text:p>29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3744" calcext:value-type="percentage">
            <text:p>37,44%</text:p>
          </table:table-cell>
          <table:table-cell office:value-type="percentage" office:value="0.5385" calcext:value-type="percentage">
            <text:p>53,85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1513" calcext:value-type="percentage">
            <text:p>15,13%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2308" calcext:value-type="percentage">
            <text:p>23,08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877" calcext:value-type="percentage">
            <text:p>18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3846" calcext:value-type="percentage">
            <text:p>38,46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2222" calcext:value-type="percentage">
            <text:p>22,22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41:.B50])" office:value-type="percentage" office:value="0.3546" calcext:value-type="percentage">
            <text:p>35,46%</text:p>
          </table:table-cell>
          <table:table-cell table:style-name="ce21" table:formula="of:=AVERAGE([.C41:.C50])" office:value-type="percentage" office:value="0.32205" calcext:value-type="percentage">
            <text:p>32,21%</text:p>
          </table:table-cell>
          <table:table-cell table:style-name="ce21" table:formula="of:=AVERAGE([.D41:.D50])" office:value-type="percentage" office:value="0.38409" calcext:value-type="percentage">
            <text:p>38,41%</text:p>
          </table:table-cell>
          <table:table-cell table:style-name="ce21" table:number-columns-repeated="2"/>
          <table:table-cell table:style-name="ce21" table:formula="of:=AVERAGE([.G41:.G50])" office:value-type="percentage" office:value="0.16864" calcext:value-type="percentage">
            <text:p>16,86%</text:p>
          </table:table-cell>
          <table:table-cell table:style-name="ce21" table:formula="of:=AVERAGE([.H41:.H50])" office:value-type="percentage" office:value="0.17396" calcext:value-type="percentage">
            <text:p>17,40%</text:p>
          </table:table-cell>
          <table:table-cell table:style-name="ce21" table:formula="of:=AVERAGE([.I41:.I50])" office:value-type="percentage" office:value="0.18235" calcext:value-type="percentage">
            <text:p>18,24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3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office:value-type="percentage" office:value="0.0421" calcext:value-type="percentage">
            <text:p>4,21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office:value-type="percentage" office:value="0.1304" calcext:value-type="percentage">
            <text:p>13,04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0857" calcext:value-type="percentage">
            <text:p>8,57%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table:number-columns-repeated="3"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449" calcext:value-type="percentage">
            <text:p>4,49%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4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5</text:p>
          </table:table-cell>
          <table:table-cell table:number-columns-repeated="2" office:value-type="percentage" office:value="0.0286" calcext:value-type="percentage">
            <text:p>2,86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table:number-columns-repeated="3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7</text:p>
          </table:table-cell>
          <table:table-cell table:number-columns-repeated="3"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435" calcext:value-type="percentage">
            <text:p>4,35%</text:p>
          </table:table-cell>
          <table:table-cell table:number-columns-repeated="2"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54:.B63])" office:value-type="percentage" office:value="0.04364" calcext:value-type="percentage">
            <text:p>4,36%</text:p>
          </table:table-cell>
          <table:table-cell table:style-name="ce21" table:formula="of:=AVERAGE([.C54:.C63])" office:value-type="percentage" office:value="0.0348" calcext:value-type="percentage">
            <text:p>3,48%</text:p>
          </table:table-cell>
          <table:table-cell table:style-name="ce21" table:formula="of:=AVERAGE([.D54:.D63])" office:value-type="percentage" office:value="0.06075" calcext:value-type="percentage">
            <text:p>6,08%</text:p>
          </table:table-cell>
          <table:table-cell table:style-name="ce21" table:number-columns-repeated="2"/>
          <table:table-cell table:style-name="ce21" table:formula="of:=AVERAGE([.G54:.G63])" office:value-type="percentage" office:value="0.10277" calcext:value-type="percentage">
            <text:p>10,28%</text:p>
          </table:table-cell>
          <table:table-cell table:style-name="ce21" table:formula="of:=AVERAGE([.H54:.H63])" office:value-type="percentage" office:value="0.07143" calcext:value-type="percentage">
            <text:p>7,14%</text:p>
          </table:table-cell>
          <table:table-cell table:style-name="ce21" table:formula="of:=AVERAGE([.I54:.I63])" office:value-type="percentage" office:value="0.0857" calcext:value-type="percentage">
            <text:p>8,57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676" calcext:value-type="percentage">
            <text:p>26,76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931" calcext:value-type="percentage">
            <text:p>29,31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1847" calcext:value-type="percentage">
            <text:p>18,47%</text:p>
          </table:table-cell>
          <table:table-cell office:value-type="percentage" office:value="0.1928" calcext:value-type="percentage">
            <text:p>19,28%</text:p>
          </table:table-cell>
          <table:table-cell office:value-type="percentage" office:value="0.257" calcext:value-type="percentage">
            <text:p>25,7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2098" calcext:value-type="percentage">
            <text:p>20,98%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3216" calcext:value-type="percentage">
            <text:p>32,16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1582" calcext:value-type="percentage">
            <text:p>15,82%</text:p>
          </table:table-cell>
          <table:table-cell office:value-type="percentage" office:value="0.1687" calcext:value-type="percentage">
            <text:p>16,87%</text:p>
          </table:table-cell>
          <table:table-cell office:value-type="percentage" office:value="0.1446" calcext:value-type="percentage">
            <text:p>14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2637" calcext:value-type="percentage">
            <text:p>26,37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824" calcext:value-type="percentage">
            <text:p>38,24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206" calcext:value-type="percentage">
            <text:p>20,60%</text:p>
          </table:table-cell>
          <table:table-cell office:value-type="percentage" office:value="0.2048" calcext:value-type="percentage">
            <text:p>20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706" calcext:value-type="percentage">
            <text:p>47,06%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169" calcext:value-type="percentage">
            <text:p>21,69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2157" calcext:value-type="percentage">
            <text:p>21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245" calcext:value-type="percentage">
            <text:p>32,45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529" calcext:value-type="percentage">
            <text:p>35,29%</text:p>
          </table:table-cell>
          <table:table-cell/>
          <table:table-cell office:value-type="string" calcext:value-type="string">
            <text:p>Mammographic_5</text:p>
          </table:table-cell>
          <table:table-cell table:number-columns-repeated="2" office:value-type="percentage" office:value="0.1205" calcext:value-type="percentage">
            <text:p>12,05%</text:p>
          </table:table-cell>
          <table:table-cell office:value-type="percentage" office:value="0.1217" calcext:value-type="percentage">
            <text:p>12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table:number-columns-repeated="2" office:value-type="percentage" office:value="0.2059" calcext:value-type="percentage">
            <text:p>20,59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807" calcext:value-type="percentage">
            <text:p>18,07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807" calcext:value-type="percentage">
            <text:p>18,0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363" calcext:value-type="percentage">
            <text:p>33,63%</text:p>
          </table:table-cell>
          <table:table-cell office:value-type="percentage" office:value="0.3225" calcext:value-type="percentage">
            <text:p>32,25%</text:p>
          </table:table-cell>
          <table:table-cell office:value-type="percentage" office:value="0.3529" calcext:value-type="percentage">
            <text:p>35,29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1651" calcext:value-type="percentage">
            <text:p>16,51%</text:p>
          </table:table-cell>
          <table:table-cell office:value-type="percentage" office:value="0.2161" calcext:value-type="percentage">
            <text:p>21,61%</text:p>
          </table:table-cell>
          <table:table-cell office:value-type="percentage" office:value="0.2048" calcext:value-type="percentage">
            <text:p>20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table:number-columns-repeated="2" office:value-type="percentage" office:value="0.2059" calcext:value-type="percentage">
            <text:p>20,59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Mammographic_8</text:p>
          </table:table-cell>
          <table:table-cell table:number-columns-repeated="2" office:value-type="percentage" office:value="0.1325" calcext:value-type="percentage">
            <text:p>13,25%</text:p>
          </table:table-cell>
          <table:table-cell office:value-type="percentage" office:value="0.1566" calcext:value-type="percentage">
            <text:p>15,6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299" calcext:value-type="percentage">
            <text:p>29,90%</text:p>
          </table:table-cell>
          <table:table-cell office:value-type="percentage" office:value="0.3824" calcext:value-type="percentage">
            <text:p>38,24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1687" calcext:value-type="percentage">
            <text:p>16,87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811" calcext:value-type="percentage">
            <text:p>18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069" calcext:value-type="percentage">
            <text:p>30,69%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351" calcext:value-type="percentage">
            <text:p>35,10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1173" calcext:value-type="percentage">
            <text:p>11,73%</text:p>
          </table:table-cell>
          <table:table-cell office:value-type="percentage" office:value="0.1333" calcext:value-type="percentage">
            <text:p>13,33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67:.B76])" office:value-type="percentage" office:value="0.29451" calcext:value-type="percentage">
            <text:p>29,45%</text:p>
          </table:table-cell>
          <table:table-cell table:style-name="ce21" table:formula="of:=AVERAGE([.C67:.C76])" office:value-type="percentage" office:value="0.28902" calcext:value-type="percentage">
            <text:p>28,90%</text:p>
          </table:table-cell>
          <table:table-cell table:style-name="ce21" table:formula="of:=AVERAGE([.D67:.D76])" office:value-type="percentage" office:value="0.34068" calcext:value-type="percentage">
            <text:p>34,07%</text:p>
          </table:table-cell>
          <table:table-cell table:style-name="ce21" table:number-columns-repeated="2"/>
          <table:table-cell table:style-name="ce21" table:formula="of:=AVERAGE([.G67:.G76])" office:value-type="percentage" office:value="0.16514" calcext:value-type="percentage">
            <text:p>16,51%</text:p>
          </table:table-cell>
          <table:table-cell table:style-name="ce21" table:formula="of:=AVERAGE([.H67:.H76])" office:value-type="percentage" office:value="0.17318" calcext:value-type="percentage">
            <text:p>17,32%</text:p>
          </table:table-cell>
          <table:table-cell table:style-name="ce21" table:formula="of:=AVERAGE([.I67:.I76])" office:value-type="percentage" office:value="0.18003" calcext:value-type="percentage">
            <text:p>18,00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4"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2596" calcext:value-type="percentage">
            <text:p>25,96%</text:p>
          </table:table-cell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2373" calcext:value-type="percentage">
            <text:p>23,73%</text:p>
          </table:table-cell>
          <table:table-cell office:value-type="percentage" office:value="0.3018" calcext:value-type="percentage">
            <text:p>30,18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754" calcext:value-type="percentage">
            <text:p>17,54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2377" calcext:value-type="percentage">
            <text:p>23,77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895" calcext:value-type="percentage">
            <text:p>28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14" calcext:value-type="percentage">
            <text:p>21,40%</text:p>
          </table:table-cell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237" calcext:value-type="percentage">
            <text:p>22,37%</text:p>
          </table:table-cell>
          <table:table-cell office:value-type="percentage" office:value="0.2368" calcext:value-type="percentage">
            <text:p>23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105" calcext:value-type="percentage">
            <text:p>1,05%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" calcext:value-type="percentage">
            <text:p>10,00%</text:p>
          </table:table-cell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2303" calcext:value-type="percentage">
            <text:p>23,03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965" calcext:value-type="percentage">
            <text:p>19,65%</text:p>
          </table:table-cell>
          <table:table-cell table:number-columns-repeated="2" office:value-type="percentage" office:value="0.2614" calcext:value-type="percentage">
            <text:p>26,14%</text:p>
          </table:table-cell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2237" calcext:value-type="percentage">
            <text:p>22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561" calcext:value-type="percentage">
            <text:p>15,61%</text:p>
          </table:table-cell>
          <table:table-cell office:value-type="percentage" office:value="0.1982" calcext:value-type="percentage">
            <text:p>19,82%</text:p>
          </table:table-cell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243" calcext:value-type="percentage">
            <text:p>24,30%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2618" calcext:value-type="percentage">
            <text:p>26,1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1509" calcext:value-type="percentage">
            <text:p>15,09%</text:p>
          </table:table-cell>
          <table:table-cell office:value-type="percentage" office:value="0.0702" calcext:value-type="percentage">
            <text:p>7,02%</text:p>
          </table:table-cell>
          <table:table-cell office:value-type="percentage" office:value="0.2105" calcext:value-type="percentage">
            <text:p>21,05%</text:p>
          </table:table-cell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2491" calcext:value-type="percentage">
            <text:p>24,91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2105" calcext:value-type="percentage">
            <text:p>21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842" calcext:value-type="percentage">
            <text:p>18,42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4048" calcext:value-type="percentage">
            <text:p>40,48%</text:p>
          </table:table-cell>
          <table:table-cell office:value-type="percentage" office:value="0.3026" calcext:value-type="percentage">
            <text:p>30,26%</text:p>
          </table:table-cell>
          <table:table-cell office:value-type="percentage" office:value="0.4342" calcext:value-type="percentage">
            <text:p>43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596" calcext:value-type="percentage">
            <text:p>15,96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399" calcext:value-type="percentage">
            <text:p>23,99%</text:p>
          </table:table-cell>
          <table:table-cell office:value-type="percentage" office:value="0.3421" calcext:value-type="percentage">
            <text:p>34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table:number-columns-repeated="2" office:value-type="percentage" office:value="0.0526" calcext:value-type="percentage">
            <text:p>5,26%</text:p>
          </table:table-cell>
          <table:table-cell office:value-type="percentage" office:value="0.1018" calcext:value-type="percentage">
            <text:p>10,18%</text:p>
          </table:table-cell>
          <table:table-cell table:style-name="ce24"/>
          <table:table-cell office:value-type="string" calcext:value-type="string">
            <text:p>Pima_10</text:p>
          </table:table-cell>
          <table:table-cell office:value-type="percentage" office:value="0.3035" calcext:value-type="percentage">
            <text:p>30,35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80:.B89])" office:value-type="percentage" office:value="0.14508" calcext:value-type="percentage">
            <text:p>14,51%</text:p>
          </table:table-cell>
          <table:table-cell table:style-name="ce21" table:formula="of:=AVERAGE([.C80:.C89])" office:value-type="percentage" office:value="0.1435" calcext:value-type="percentage">
            <text:p>14,35%</text:p>
          </table:table-cell>
          <table:table-cell table:style-name="ce21" table:formula="of:=AVERAGE([.D80:.D89])" office:value-type="percentage" office:value="0.18192" calcext:value-type="percentage">
            <text:p>18,19%</text:p>
          </table:table-cell>
          <table:table-cell table:style-name="ce21" table:number-columns-repeated="2"/>
          <table:table-cell table:style-name="ce21" table:formula="of:=AVERAGE([.G80:.G89])" office:value-type="percentage" office:value="0.27442" calcext:value-type="percentage">
            <text:p>27,44%</text:p>
          </table:table-cell>
          <table:table-cell table:style-name="ce21" table:formula="of:=AVERAGE([.H80:.H89])" office:value-type="percentage" office:value="0.25575" calcext:value-type="percentage">
            <text:p>25,58%</text:p>
          </table:table-cell>
          <table:table-cell table:style-name="ce21" table:formula="of:=AVERAGE([.I80:.I89])" office:value-type="percentage" office:value="0.2946" calcext:value-type="percentage">
            <text:p>29,46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2399" calcext:value-type="percentage">
            <text:p>23,99%</text:p>
          </table:table-cell>
          <table:table-cell office:value-type="percentage" office:value="0.2391" calcext:value-type="percentage">
            <text:p>23,91%</text:p>
          </table:table-cell>
          <table:table-cell office:value-type="percentage" office:value="0.1957" calcext:value-type="percentage">
            <text:p>19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716" calcext:value-type="percentage">
            <text:p>7,16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2609" calcext:value-type="percentage">
            <text:p>26,09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2609" calcext:value-type="percentage">
            <text:p>26,0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table:number-columns-repeated="3" office:value-type="percentage" office:value="0.0185" calcext:value-type="percentage">
            <text:p>1,85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4942" calcext:value-type="percentage">
            <text:p>49,42%</text:p>
          </table:table-cell>
          <table:table-cell office:value-type="percentage" office:value="0.4348" calcext:value-type="percentage">
            <text:p>43,48%</text:p>
          </table:table-cell>
          <table:table-cell office:value-type="percentage" office:value="0.3697" calcext:value-type="percentage">
            <text:p>36,9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3043" calcext:value-type="percentage">
            <text:p>30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5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1964" calcext:value-type="percentage">
            <text:p>19,64%</text:p>
          </table:table-cell>
          <table:table-cell office:value-type="percentage" office:value="0.2609" calcext:value-type="percentage">
            <text:p>26,0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914" calcext:value-type="percentage">
            <text:p>9,14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926" calcext:value-type="percentage">
            <text:p>9,26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3051" calcext:value-type="percentage">
            <text:p>30,5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043" calcext:value-type="percentage">
            <text:p>30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352" calcext:value-type="percentage">
            <text:p>3,52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3478" calcext:value-type="percentage">
            <text:p>3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 office:value-type="percentage" office:value="0.037" calcext:value-type="percentage">
            <text:p>3,70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2406" calcext:value-type="percentage">
            <text:p>24,0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926" calcext:value-type="percentage">
            <text:p>9,26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3261" calcext:value-type="percentage">
            <text:p>32,61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93:.B102])" office:value-type="percentage" office:value="0.05172" calcext:value-type="percentage">
            <text:p>5,17%</text:p>
          </table:table-cell>
          <table:table-cell table:style-name="ce21" table:formula="of:=AVERAGE([.C93:.C102])" office:value-type="percentage" office:value="0.04575" calcext:value-type="percentage">
            <text:p>4,58%</text:p>
          </table:table-cell>
          <table:table-cell table:style-name="ce21" table:formula="of:=AVERAGE([.D93:.D102])" office:value-type="percentage" office:value="0.05186" calcext:value-type="percentage">
            <text:p>5,19%</text:p>
          </table:table-cell>
          <table:table-cell table:style-name="ce21" table:number-columns-repeated="2"/>
          <table:table-cell table:style-name="ce21" table:formula="of:=AVERAGE([.G93:.G102])" office:value-type="percentage" office:value="0.32579" calcext:value-type="percentage">
            <text:p>32,58%</text:p>
          </table:table-cell>
          <table:table-cell table:style-name="ce21" table:formula="of:=AVERAGE([.H93:.H102])" office:value-type="percentage" office:value="0.27427" calcext:value-type="percentage">
            <text:p>27,43%</text:p>
          </table:table-cell>
          <table:table-cell table:style-name="ce21" table:formula="of:=AVERAGE([.I93:.I102])" office:value-type="percentage" office:value="0.29154" calcext:value-type="percentage">
            <text:p>29,15%</text:p>
          </table:table-cell>
          <table:table-cell table:style-name="ce21" table:number-columns-repeated="16369"/>
        </table:table-row>
        <table:table-row table:style-name="ro1">
          <table:table-cell table:number-columns-repeated="5"/>
          <table:table-cell table:style-name="ce24" table:number-columns-repeated="5"/>
          <table:table-cell table:number-columns-repeated="1636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2"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5485" calcext:value-type="percentage">
            <text:p>54,85%</text:p>
          </table:table-cell>
          <table:table-cell office:value-type="percentage" office:value="0.4927" calcext:value-type="percentage">
            <text:p>49,27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483" calcext:value-type="percentage">
            <text:p>24,83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45" calcext:value-type="percentage">
            <text:p>44,50%</text:p>
          </table:table-cell>
          <table:table-cell office:value-type="percentage" office:value="0.4427" calcext:value-type="percentage">
            <text:p>44,27%</text:p>
          </table:table-cell>
          <table:table-cell office:value-type="percentage" office:value="0.4163" calcext:value-type="percentage">
            <text:p>41,63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177" calcext:value-type="percentage">
            <text:p>41,77%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4258" calcext:value-type="percentage">
            <text:p>42,58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15" calcext:value-type="percentage">
            <text:p>15,00%</text:p>
          </table:table-cell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14" calcext:value-type="percentage">
            <text:p>41,40%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4453" calcext:value-type="percentage">
            <text:p>44,53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459" calcext:value-type="percentage">
            <text:p>45,90%</text:p>
          </table:table-cell>
          <table:table-cell office:value-type="percentage" office:value="0.4295" calcext:value-type="percentage">
            <text:p>42,95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433" calcext:value-type="percentage">
            <text:p>44,33%</text:p>
          </table:table-cell>
          <table:table-cell office:value-type="percentage" office:value="0.4075" calcext:value-type="percentage">
            <text:p>40,75%</text:p>
          </table:table-cell>
          <table:table-cell office:value-type="percentage" office:value="0.4357" calcext:value-type="percentage">
            <text:p>43,57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255" calcext:value-type="percentage">
            <text:p>42,55%</text:p>
          </table:table-cell>
          <table:table-cell office:value-type="percentage" office:value="0.3955" calcext:value-type="percentage">
            <text:p>39,55%</text:p>
          </table:table-cell>
          <table:table-cell office:value-type="percentage" office:value="0.475" calcext:value-type="percentage">
            <text:p>47,5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6" calcext:value-type="percentage">
            <text:p>46,00%</text:p>
          </table:table-cell>
          <table:table-cell office:value-type="percentage" office:value="0.395" calcext:value-type="percentage">
            <text:p>39,50%</text:p>
          </table:table-cell>
          <table:table-cell office:value-type="percentage" office:value="0.375" calcext:value-type="percentage">
            <text:p>37,5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427" calcext:value-type="percentage">
            <text:p>44,27%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393" calcext:value-type="percentage">
            <text:p>43,93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3" calcext:value-type="percentage">
            <text:p>43,00%</text:p>
          </table:table-cell>
          <table:table-cell office:value-type="percentage" office:value="0.46" calcext:value-type="percentage">
            <text:p>46,00%</text:p>
          </table:table-cell>
          <table:table-cell office:value-type="percentage" office:value="0.4058" calcext:value-type="percentage">
            <text:p>40,58%</text:p>
          </table:table-cell>
          <table:table-cell table:style-name="ce24"/>
          <table:table-cell table:number-columns-repeated="16368"/>
        </table:table-row>
        <table:table-row table:style-name="ro1">
          <table:table-cell table:style-name="ce19"/>
          <table:table-cell table:style-name="ce19" table:formula="of:=AVERAGE([.B106:.B115])" office:value-type="percentage" office:value="0.18633" calcext:value-type="percentage">
            <text:p>18,63%</text:p>
          </table:table-cell>
          <table:table-cell table:style-name="ce19" table:formula="of:=AVERAGE([.C106:.C115])" office:value-type="percentage" office:value="0.17067" calcext:value-type="percentage">
            <text:p>17,07%</text:p>
          </table:table-cell>
          <table:table-cell table:style-name="ce19" table:formula="of:=AVERAGE([.D106:.D115])" office:value-type="percentage" office:value="0.125" calcext:value-type="percentage">
            <text:p>12,50%</text:p>
          </table:table-cell>
          <table:table-cell table:style-name="ce19" table:number-columns-repeated="2"/>
          <table:table-cell table:style-name="ce19" table:formula="of:=AVERAGE([.G106:.G115])" office:value-type="percentage" office:value="0.44532" calcext:value-type="percentage">
            <text:p>44,53%</text:p>
          </table:table-cell>
          <table:table-cell table:style-name="ce19" table:formula="of:=AVERAGE([.H106:.H115])" office:value-type="percentage" office:value="0.43797" calcext:value-type="percentage">
            <text:p>43,80%</text:p>
          </table:table-cell>
          <table:table-cell table:style-name="ce19" table:formula="of:=AVERAGE([.I106:.I115])" office:value-type="percentage" office:value="0.43404" calcext:value-type="percentage">
            <text:p>43,40%</text:p>
          </table:table-cell>
          <table:table-cell table:style-name="ce25"/>
          <table:table-cell table:style-name="ce19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2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7978" calcext:value-type="percentage">
            <text:p>79,78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097" calcext:value-type="percentage">
            <text:p>9,70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185" calcext:value-type="percentage">
            <text:p>1,8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595" calcext:value-type="percentage">
            <text:p>5,95%</text:p>
          </table:table-cell>
          <table:table-cell office:value-type="percentage" office:value="0.0726" calcext:value-type="percentage">
            <text:p>7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5311" calcext:value-type="percentage">
            <text:p>53,11%</text:p>
          </table:table-cell>
          <table:table-cell office:value-type="percentage" office:value="0.4044" calcext:value-type="percentage">
            <text:p>40,44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012" calcext:value-type="percentage">
            <text:p>0,1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5378" calcext:value-type="percentage">
            <text:p>53,78%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5378" calcext:value-type="percentage">
            <text:p>53,78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238" calcext:value-type="percentage">
            <text:p>2,38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69" calcext:value-type="percentage">
            <text:p>3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5978" calcext:value-type="percentage">
            <text:p>59,78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03" calcext:value-type="percentage">
            <text:p>0,3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79" calcext:value-type="percentage">
            <text:p>1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5933" calcext:value-type="percentage">
            <text:p>59,33%</text:p>
          </table:table-cell>
          <table:table-cell office:value-type="percentage" office:value="0.6" calcext:value-type="percentage">
            <text:p>60,00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1232" calcext:value-type="percentage">
            <text:p>12,32%</text:p>
          </table:table-cell>
          <table:table-cell office:value-type="percentage" office:value="0.125" calcext:value-type="percentage">
            <text:p>12,5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1422" calcext:value-type="percentage">
            <text:p>14,22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3289" calcext:value-type="percentage">
            <text:p>32,89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0482" calcext:value-type="percentage">
            <text:p>4,82%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0548" calcext:value-type="percentage">
            <text:p>5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089" calcext:value-type="percentage">
            <text:p>60,89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333" calcext:value-type="percentage">
            <text:p>73,33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0351" calcext:value-type="percentage">
            <text:p>3,51%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1978" calcext:value-type="percentage">
            <text:p>19,78%</text:p>
          </table:table-cell>
          <table:table-cell office:value-type="percentage" office:value="0.3211" calcext:value-type="percentage">
            <text:p>32,11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19" calcext:value-type="percentage">
            <text:p>1,90%</text:p>
          </table:table-cell>
          <table:table-cell office:value-type="percentage" office:value="0.0214" calcext:value-type="percentage">
            <text:p>2,14%</text:p>
          </table:table-cell>
          <table:table-cell office:value-type="percentage" office:value="0.0536" calcext:value-type="percentage">
            <text:p>5,36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19:.B128])" office:value-type="percentage" office:value="0.48646" calcext:value-type="percentage">
            <text:p>48,65%</text:p>
          </table:table-cell>
          <table:table-cell table:style-name="ce19" table:formula="of:=AVERAGE([.C119:.C128])" office:value-type="percentage" office:value="0.46578" calcext:value-type="percentage">
            <text:p>46,58%</text:p>
          </table:table-cell>
          <table:table-cell table:style-name="ce19" table:formula="of:=AVERAGE([.D119:.D128])" office:value-type="percentage" office:value="0.53833" calcext:value-type="percentage">
            <text:p>53,83%</text:p>
          </table:table-cell>
          <table:table-cell table:style-name="ce19" table:number-columns-repeated="2"/>
          <table:table-cell table:style-name="ce19" table:formula="of:=AVERAGE([.G119:.G128])" office:value-type="percentage" office:value="0.04095" calcext:value-type="percentage">
            <text:p>4,10%</text:p>
          </table:table-cell>
          <table:table-cell table:style-name="ce19" table:formula="of:=AVERAGE([.H119:.H128])" office:value-type="percentage" office:value="0.05226" calcext:value-type="percentage">
            <text:p>5,23%</text:p>
          </table:table-cell>
          <table:table-cell table:style-name="ce19" table:formula="of:=AVERAGE([.I119:.I128])" office:value-type="percentage" office:value="0.04519" calcext:value-type="percentage">
            <text:p>4,52%</text:p>
          </table:table-cell>
          <table:table-cell table:style-name="ce19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706" calcext:value-type="percentage">
            <text:p>17,06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1089" calcext:value-type="percentage">
            <text:p>10,89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table:number-columns-repeated="2" office:value-type="percentage" office:value="0.1176" calcext:value-type="percentage">
            <text:p>11,76%</text:p>
          </table:table-cell>
          <table:table-cell office:value-type="percentage" office:value="0.1157" calcext:value-type="percentage">
            <text:p>11,57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07" calcext:value-type="percentage">
            <text:p>7,00%</text:p>
          </table:table-cell>
          <table:table-cell table:number-columns-repeated="2" office:value-type="percentage" office:value="0.0333" calcext:value-type="percentage">
            <text:p>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table:number-columns-repeated="2" office:value-type="percentage" office:value="0.1176" calcext:value-type="percentage">
            <text:p>11,76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1344" calcext:value-type="percentage">
            <text:p>13,44%</text:p>
          </table:table-cell>
          <table:table-cell office:value-type="percentage" office:value="0.1322" calcext:value-type="percentage">
            <text:p>13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078" calcext:value-type="percentage">
            <text:p>0,7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2" calcext:value-type="percentage">
            <text:p>0,20%</text:p>
          </table:table-cell>
          <table:table-cell/>
          <table:table-cell office:value-type="string" calcext:value-type="string">
            <text:p>z_f_s_5</text:p>
          </table:table-cell>
          <table:table-cell table:number-columns-repeated="2" office:value-type="percentage" office:value="0.0011" calcext:value-type="percentage">
            <text:p>0,11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431" calcext:value-type="percentage">
            <text:p>4,31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0059" calcext:value-type="percentage">
            <text:p>0,59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725" calcext:value-type="percentage">
            <text:p>17,25%</text:p>
          </table:table-cell>
          <table:table-cell office:value-type="percentage" office:value="0.0118" calcext:value-type="percentage">
            <text:p>1,18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353" calcext:value-type="percentage">
            <text:p>3,53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1578" calcext:value-type="percentage">
            <text:p>15,78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1022" calcext:value-type="percentage">
            <text:p>10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529" calcext:value-type="percentage">
            <text:p>5,29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0667" calcext:value-type="percentage">
            <text:p>6,67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32:.B141])" office:value-type="percentage" office:value="0.08095" calcext:value-type="percentage">
            <text:p>8,09%</text:p>
          </table:table-cell>
          <table:table-cell table:style-name="ce19" table:formula="of:=AVERAGE([.C132:.C141])" office:value-type="percentage" office:value="0.05351" calcext:value-type="percentage">
            <text:p>5,35%</text:p>
          </table:table-cell>
          <table:table-cell table:style-name="ce19" table:formula="of:=AVERAGE([.D132:.D141])" office:value-type="percentage" office:value="0.04451" calcext:value-type="percentage">
            <text:p>4,45%</text:p>
          </table:table-cell>
          <table:table-cell table:style-name="ce19" table:number-columns-repeated="2"/>
          <table:table-cell table:style-name="ce19" table:formula="of:=AVERAGE([.G132:.G141])" office:value-type="percentage" office:value="0.06979" calcext:value-type="percentage">
            <text:p>6,98%</text:p>
          </table:table-cell>
          <table:table-cell table:style-name="ce19" table:formula="of:=AVERAGE([.H132:.H141])" office:value-type="percentage" office:value="0.06555" calcext:value-type="percentage">
            <text:p>6,56%</text:p>
          </table:table-cell>
          <table:table-cell table:style-name="ce19" table:formula="of:=AVERAGE([.I132:.I141])" office:value-type="percentage" office:value="0.06344" calcext:value-type="percentage">
            <text:p>6,34%</text:p>
          </table:table-cell>
          <table:table-cell table:style-name="ce19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93" calcext:value-type="percentage">
            <text:p>1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table:number-columns-repeated="2" office:value-type="percentage" office:value="0.3" calcext:value-type="percentage">
            <text:p>30,00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2" calcext:value-type="percentage">
            <text:p>2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table:number-columns-repeated="3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04" calcext:value-type="percentage">
            <text:p>4,00%</text:p>
          </table:table-cell>
          <table:table-cell table:number-columns-repeated="2" office:value-type="percentage" office:value="0.02" calcext:value-type="percentage">
            <text:p>2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67" calcext:value-type="percentage">
            <text:p>9,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607" calcext:value-type="percentage">
            <text:p>6,0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07" calcext:value-type="percentage">
            <text:p>4,0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227" calcext:value-type="percentage">
            <text:p>2,27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0507" calcext:value-type="percentage">
            <text:p>5,07%</text:p>
          </table:table-cell>
          <table:table-cell table:number-columns-repeated="2" office:value-type="percentage" office:value="0.06" calcext:value-type="percentage">
            <text:p>6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53" calcext:value-type="percentage">
            <text:p>2,5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0953" calcext:value-type="percentage">
            <text:p>9,53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" calcext:value-type="percentage">
            <text:p>4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" calcext:value-type="percentage">
            <text:p>4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45:.B154])" office:value-type="percentage" office:value="0.10533" calcext:value-type="percentage">
            <text:p>10,53%</text:p>
          </table:table-cell>
          <table:table-cell table:style-name="ce19" table:formula="of:=AVERAGE([.C145:.C154])" office:value-type="percentage" office:value="0.061" calcext:value-type="percentage">
            <text:p>6,10%</text:p>
          </table:table-cell>
          <table:table-cell table:style-name="ce19" table:formula="of:=AVERAGE([.D145:.D154])" office:value-type="percentage" office:value="0.10967" calcext:value-type="percentage">
            <text:p>10,97%</text:p>
          </table:table-cell>
          <table:table-cell table:style-name="ce19" table:number-columns-repeated="2"/>
          <table:table-cell table:style-name="ce19" table:formula="of:=AVERAGE([.G145:.G154])" office:value-type="percentage" office:value="0.05061" calcext:value-type="percentage">
            <text:p>5,06%</text:p>
          </table:table-cell>
          <table:table-cell table:style-name="ce19" table:formula="of:=AVERAGE([.H145:.H154])" office:value-type="percentage" office:value="0.03601" calcext:value-type="percentage">
            <text:p>3,60%</text:p>
          </table:table-cell>
          <table:table-cell table:style-name="ce19" table:formula="of:=AVERAGE([.I145:.I154])" office:value-type="percentage" office:value="0.0405888888888889" calcext:value-type="percentage">
            <text:p>4,06%</text:p>
          </table:table-cell>
          <table:table-cell table:style-name="ce19" table:number-columns-repeated="16369"/>
        </table:table-row>
        <table:table-row table:style-name="ro1">
          <table:table-cell table:style-name="ce19"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/>
          <table:table-cell office:value-type="percentage" office:value="0.3343" calcext:value-type="percentage">
            <text:p>33,43%</text:p>
          </table:table-cell>
          <table:table-cell table:number-columns-repeated="2"/>
          <table:table-cell office:value-type="string" calcext:value-type="string">
            <text:p>Cleveland_1</text:p>
          </table:table-cell>
          <table:table-cell office:value-type="percentage" office:value="0.5172" calcext:value-type="percentage">
            <text:p>51,72%</text:p>
          </table:table-cell>
          <table:table-cell office:value-type="percentage" office:value="0.5862" calcext:value-type="percentage">
            <text:p>58,62%</text:p>
          </table:table-cell>
          <table:table-cell office:value-type="percentage" office:value="0.5839" calcext:value-type="percentage">
            <text:p>58,3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/>
          <table:table-cell office:value-type="percentage" office:value="0.3333" calcext:value-type="percentage">
            <text:p>33,33%</text:p>
          </table:table-cell>
          <table:table-cell table:number-columns-repeated="2"/>
          <table:table-cell office:value-type="string" calcext:value-type="string">
            <text:p>Cleveland_2</text:p>
          </table:table-cell>
          <table:table-cell table:number-columns-repeated="2" office:value-type="percentage" office:value="0.4483" calcext:value-type="percentage">
            <text:p>44,83%</text:p>
          </table:table-cell>
          <table:table-cell office:value-type="percentage" office:value="0.4839" calcext:value-type="percentage">
            <text:p>48,3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/>
          <table:table-cell office:value-type="percentage" office:value="0.4167" calcext:value-type="percentage">
            <text:p>41,67%</text:p>
          </table:table-cell>
          <table:table-cell table:number-columns-repeated="2"/>
          <table:table-cell office:value-type="string" calcext:value-type="string">
            <text:p>Cleveland_3</text:p>
          </table:table-cell>
          <table:table-cell office:value-type="percentage" office:value="0.2782" calcext:value-type="percentage">
            <text:p>27,82%</text:p>
          </table:table-cell>
          <table:table-cell office:value-type="percentage" office:value="0.4471" calcext:value-type="percentage">
            <text:p>44,71%</text:p>
          </table:table-cell>
          <table:table-cell office:value-type="percentage" office:value="0.4483" calcext:value-type="percentage">
            <text:p>44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/>
          <table:table-cell office:value-type="percentage" office:value="0.3056" calcext:value-type="percentage">
            <text:p>30,56%</text:p>
          </table:table-cell>
          <table:table-cell table:number-columns-repeated="2"/>
          <table:table-cell office:value-type="string" calcext:value-type="string">
            <text:p>Cleveland_4</text:p>
          </table:table-cell>
          <table:table-cell office:value-type="percentage" office:value="0.4414" calcext:value-type="percentage">
            <text:p>44,14%</text:p>
          </table:table-cell>
          <table:table-cell office:value-type="percentage" office:value="0.5172" calcext:value-type="percentage">
            <text:p>51,72%</text:p>
          </table:table-cell>
          <table:table-cell office:value-type="percentage" office:value="0.3793" calcext:value-type="percentage">
            <text:p>37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/>
          <table:table-cell office:value-type="percentage" office:value="0.3889" calcext:value-type="percentage">
            <text:p>38,89%</text:p>
          </table:table-cell>
          <table:table-cell table:number-columns-repeated="2"/>
          <table:table-cell office:value-type="string" calcext:value-type="string">
            <text:p>Cleveland_5</text:p>
          </table:table-cell>
          <table:table-cell office:value-type="percentage" office:value="0.4471" calcext:value-type="percentage">
            <text:p>44,71%</text:p>
          </table:table-cell>
          <table:table-cell office:value-type="percentage" office:value="0.5506" calcext:value-type="percentage">
            <text:p>55,06%</text:p>
          </table:table-cell>
          <table:table-cell office:value-type="percentage" office:value="0.5264" calcext:value-type="percentage">
            <text:p>52,6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/>
          <table:table-cell office:value-type="percentage" office:value="0.4148" calcext:value-type="percentage">
            <text:p>41,48%</text:p>
          </table:table-cell>
          <table:table-cell table:number-columns-repeated="2"/>
          <table:table-cell office:value-type="string" calcext:value-type="string">
            <text:p>Cleveland_6</text:p>
          </table:table-cell>
          <table:table-cell office:value-type="percentage" office:value="0.3816" calcext:value-type="percentage">
            <text:p>38,16%</text:p>
          </table:table-cell>
          <table:table-cell office:value-type="percentage" office:value="0.3103" calcext:value-type="percentage">
            <text:p>31,03%</text:p>
          </table:table-cell>
          <table:table-cell office:value-type="percentage" office:value="0.3164" calcext:value-type="percentage">
            <text:p>31,6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/>
          <table:table-cell office:value-type="percentage" office:value="0.3056" calcext:value-type="percentage">
            <text:p>30,56%</text:p>
          </table:table-cell>
          <table:table-cell table:number-columns-repeated="2"/>
          <table:table-cell office:value-type="string" calcext:value-type="string">
            <text:p>Cleveland_7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3805" calcext:value-type="percentage">
            <text:p>38,05%</text:p>
          </table:table-cell>
          <table:table-cell office:value-type="percentage" office:value="0.4839" calcext:value-type="percentage">
            <text:p>48,3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/>
          <table:table-cell office:value-type="percentage" office:value="0.2778" calcext:value-type="percentage">
            <text:p>27,78%</text:p>
          </table:table-cell>
          <table:table-cell table:number-columns-repeated="2"/>
          <table:table-cell office:value-type="string" calcext:value-type="string">
            <text:p>Cleveland_8</text:p>
          </table:table-cell>
          <table:table-cell office:value-type="percentage" office:value="0.6069" calcext:value-type="percentage">
            <text:p>60,69%</text:p>
          </table:table-cell>
          <table:table-cell office:value-type="percentage" office:value="0.5494" calcext:value-type="percentage">
            <text:p>54,94%</text:p>
          </table:table-cell>
          <table:table-cell office:value-type="percentage" office:value="0.7184" calcext:value-type="percentage">
            <text:p>71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/>
          <table:table-cell office:value-type="percentage" office:value="0.3278" calcext:value-type="percentage">
            <text:p>32,78%</text:p>
          </table:table-cell>
          <table:table-cell table:number-columns-repeated="2"/>
          <table:table-cell office:value-type="string" calcext:value-type="string">
            <text:p>Cleveland_9</text:p>
          </table:table-cell>
          <table:table-cell office:value-type="percentage" office:value="0.4816" calcext:value-type="percentage">
            <text:p>48,16%</text:p>
          </table:table-cell>
          <table:table-cell office:value-type="percentage" office:value="0.4494" calcext:value-type="percentage">
            <text:p>44,94%</text:p>
          </table:table-cell>
          <table:table-cell office:value-type="percentage" office:value="0.4759" calcext:value-type="percentage">
            <text:p>47,5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/>
          <table:table-cell office:value-type="percentage" office:value="0.3907" calcext:value-type="percentage">
            <text:p>39,07%</text:p>
          </table:table-cell>
          <table:table-cell table:number-columns-repeated="2"/>
          <table:table-cell office:value-type="string" calcext:value-type="string">
            <text:p>Cleveland_10</text:p>
          </table:table-cell>
          <table:table-cell office:value-type="percentage" office:value="0.3793" calcext:value-type="percentage">
            <text:p>37,93%</text:p>
          </table:table-cell>
          <table:table-cell office:value-type="percentage" office:value="0.5517" calcext:value-type="percentage">
            <text:p>55,17%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58:.B167])" office:value-type="string" office:string-value="" calcext:value-type="error">
            <text:p>#DIV/0!</text:p>
          </table:table-cell>
          <table:table-cell table:style-name="ce19" table:formula="of:=AVERAGE([.C158:.C167])" office:value-type="percentage" office:value="0.34955" calcext:value-type="percentage">
            <text:p>34,96%</text:p>
          </table:table-cell>
          <table:table-cell table:style-name="ce19" table:formula="of:=AVERAGE([.D158:.D167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58:.G167])" office:value-type="percentage" office:value="0.44644" calcext:value-type="percentage">
            <text:p>44,64%</text:p>
          </table:table-cell>
          <table:table-cell table:style-name="ce19" table:formula="of:=AVERAGE([.H158:.H167])" office:value-type="percentage" office:value="0.47907" calcext:value-type="percentage">
            <text:p>47,91%</text:p>
          </table:table-cell>
          <table:table-cell table:style-name="ce19" table:formula="of:=AVERAGE([.I158:.I167])" office:value-type="percentage" office:value="0.48992" calcext:value-type="percentage">
            <text:p>48,99%</text:p>
          </table:table-cell>
          <table:table-cell table:number-columns-repeated="16369"/>
        </table:table-row>
        <table:table-row table:style-name="ro1">
          <table:table-cell table:style-name="ce19" table:number-columns-repeated="9"/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35" calcext:value-type="percentage">
            <text:p>35,00%</text:p>
          </table:table-cell>
          <table:table-cell table:number-columns-repeated="2"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258" calcext:value-type="percentage">
            <text:p>22,58%</text:p>
          </table:table-cell>
          <table:table-cell office:value-type="percentage" office:value="0.2419" calcext:value-type="percentage">
            <text:p>24,19%</text:p>
          </table:table-cell>
          <table:table-cell office:value-type="percentage" office:value="0.3065" calcext:value-type="percentage">
            <text:p>30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489" calcext:value-type="percentage">
            <text:p>24,89%</text:p>
          </table:table-cell>
          <table:table-cell office:value-type="percentage" office:value="0.2731" calcext:value-type="percentage">
            <text:p>27,31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113" calcext:value-type="percentage">
            <text:p>21,13%</text:p>
          </table:table-cell>
          <table:table-cell office:value-type="percentage" office:value="0.2581" calcext:value-type="percentage">
            <text:p>25,81%</text:p>
          </table:table-cell>
          <table:table-cell office:value-type="percentage" office:value="0.2731" calcext:value-type="percentage">
            <text:p>27,3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1429" calcext:value-type="percentage">
            <text:p>14,29%</text:p>
          </table:table-cell>
          <table:table-cell table:number-columns-repeated="2"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097" calcext:value-type="percentage">
            <text:p>20,97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371" calcext:value-type="percentage">
            <text:p>37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285" calcext:value-type="percentage">
            <text:p>32,85%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3387" calcext:value-type="percentage">
            <text:p>33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1595" calcext:value-type="percentage">
            <text:p>15,95%</text:p>
          </table:table-cell>
          <table:table-cell table:number-columns-repeated="2"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4027" calcext:value-type="percentage">
            <text:p>40,27%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2409" calcext:value-type="percentage">
            <text:p>24,09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762" calcext:value-type="percentage">
            <text:p>27,62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2919" calcext:value-type="percentage">
            <text:p>29,19%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065" calcext:value-type="percentage">
            <text:p>30,65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71:.B180])" office:value-type="percentage" office:value="0.23549" calcext:value-type="percentage">
            <text:p>23,55%</text:p>
          </table:table-cell>
          <table:table-cell table:style-name="ce19" table:formula="of:=AVERAGE([.C171:.C180])" office:value-type="percentage" office:value="0.17858" calcext:value-type="percentage">
            <text:p>17,86%</text:p>
          </table:table-cell>
          <table:table-cell table:style-name="ce19" table:formula="of:=AVERAGE([.D171:.D180])" office:value-type="percentage" office:value="0.17857" calcext:value-type="percentage">
            <text:p>17,86%</text:p>
          </table:table-cell>
          <table:table-cell table:style-name="Default"/>
          <table:table-cell table:style-name="ce19"/>
          <table:table-cell table:style-name="ce19" table:formula="of:=AVERAGE([.G171:.G180])" office:value-type="percentage" office:value="0.27742" calcext:value-type="percentage">
            <text:p>27,74%</text:p>
          </table:table-cell>
          <table:table-cell table:style-name="ce19" table:formula="of:=AVERAGE([.H171:.H180])" office:value-type="percentage" office:value="0.28322" calcext:value-type="percentage">
            <text:p>28,32%</text:p>
          </table:table-cell>
          <table:table-cell table:style-name="ce19" table:formula="of:=AVERAGE([.I171:.I180])" office:value-type="percentage" office:value="0.29185" calcext:value-type="percentage">
            <text:p>29,19%</text:p>
          </table:table-cell>
          <table:table-cell table:number-columns-repeated="16369"/>
        </table:table-row>
        <table:table-row table:style-name="ro1">
          <table:table-cell table:style-name="ce19" table:number-columns-repeated="4"/>
          <table:table-cell table:style-name="Default"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153" calcext:value-type="percentage">
            <text:p>51,53%</text:p>
          </table:table-cell>
          <table:table-cell office:value-type="percentage" office:value="0.2121" calcext:value-type="percentage">
            <text:p>21,21%</text:p>
          </table:table-cell>
          <table:table-cell office:value-type="percentage" office:value="0.1688" calcext:value-type="percentage">
            <text:p>16,8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213" calcext:value-type="percentage">
            <text:p>2,13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2727" calcext:value-type="percentage">
            <text:p>27,27%</text:p>
          </table:table-cell>
          <table:table-cell office:value-type="percentage" office:value="0.2338" calcext:value-type="percentage">
            <text:p>23,38%</text:p>
          </table:table-cell>
          <table:table-cell office:value-type="percentage" office:value="0.1732" calcext:value-type="percentage">
            <text:p>17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.0387" calcext:value-type="percentage">
            <text:p>3,87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4799" calcext:value-type="percentage">
            <text:p>47,99%</text:p>
          </table:table-cell>
          <table:table-cell office:value-type="percentage" office:value="0.2251" calcext:value-type="percentage">
            <text:p>22,51%</text:p>
          </table:table-cell>
          <table:table-cell office:value-type="percentage" office:value="0.2554" calcext:value-type="percentage">
            <text:p>25,5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107" calcext:value-type="percentage">
            <text:p>1,07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367" calcext:value-type="percentage">
            <text:p>3,67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446" calcext:value-type="percentage">
            <text:p>44,60%</text:p>
          </table:table-cell>
          <table:table-cell office:value-type="percentage" office:value="0.1472" calcext:value-type="percentage">
            <text:p>14,72%</text:p>
          </table:table-cell>
          <table:table-cell office:value-type="percentage" office:value="0.2573" calcext:value-type="percentage">
            <text:p>25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5</text:p>
          </table:table-cell>
          <table:table-cell office:value-type="string" calcext:value-type="string">
            <text:p>x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3593" calcext:value-type="percentage">
            <text:p>35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14" calcext:value-type="percentage">
            <text:p>1,40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6</text:p>
          </table:table-cell>
          <table:table-cell office:value-type="string" calcext:value-type="string">
            <text:p>x</text:p>
          </table:table-cell>
          <table:table-cell office:value-type="percentage" office:value="0.2251" calcext:value-type="percentage">
            <text:p>22,51%</text:p>
          </table:table-cell>
          <table:table-cell office:value-type="percentage" office:value="0.2294" calcext:value-type="percentage">
            <text:p>22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027" calcext:value-type="percentage">
            <text:p>0,27%</text:p>
          </table:table-cell>
          <table:table-cell office:value-type="percentage" office:value="0.0013" calcext:value-type="percentage">
            <text:p>0,13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7</text:p>
          </table:table-cell>
          <table:table-cell office:value-type="string" calcext:value-type="string">
            <text:p>x</text:p>
          </table:table-cell>
          <table:table-cell office:value-type="percentage" office:value="0.1818" calcext:value-type="percentage">
            <text:p>18,18%</text:p>
          </table:table-cell>
          <table:table-cell office:value-type="percentage" office:value="0.1558" calcext:value-type="percentage">
            <text:p>15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127" calcext:value-type="percentage">
            <text:p>1,27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13" calcext:value-type="percentage">
            <text:p>2,13%</text:p>
          </table:table-cell>
          <table:table-cell/>
          <table:table-cell office:value-type="string" calcext:value-type="string">
            <text:p>Segment_8</text:p>
          </table:table-cell>
          <table:table-cell office:value-type="string" calcext:value-type="string">
            <text:p>x</text:p>
          </table:table-cell>
          <table:table-cell office:value-type="percentage" office:value="0.2121" calcext:value-type="percentage">
            <text:p>21,21%</text:p>
          </table:table-cell>
          <table:table-cell office:value-type="percentage" office:value="0.303" calcext:value-type="percentage">
            <text:p>30,3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518" calcext:value-type="percentage">
            <text:p>51,80%</text:p>
          </table:table-cell>
          <table:table-cell/>
          <table:table-cell office:value-type="percentage" office:value="0.2381" calcext:value-type="percentage">
            <text:p>23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9</text:p>
          </table:table-cell>
          <table:table-cell table:number-columns-repeated="3"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3931" calcext:value-type="percentage">
            <text:p>39,31%</text:p>
          </table:table-cell>
          <table:table-cell office:value-type="percentage" office:value="0.1861" calcext:value-type="percentage">
            <text:p>18,61%</text:p>
          </table:table-cell>
          <table:table-cell office:value-type="percentage" office:value="0.2944" calcext:value-type="percentage">
            <text:p>29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" calcext:value-type="percentage">
            <text:p>2,00%</text:p>
          </table:table-cell>
          <table:table-cell table:style-name="ce19" table:number-columns-repeated="2"/>
          <table:table-cell table:style-name="ce19" table:formula="of:=AVERAGE([.G183:.G192])" office:value-type="percentage" office:value="0.4375" calcext:value-type="percentage">
            <text:p>43,75%</text:p>
          </table:table-cell>
          <table:table-cell table:style-name="ce19" table:formula="of:=AVERAGE([.H183:.H192])" office:value-type="percentage" office:value="0.206822222222222" calcext:value-type="percentage">
            <text:p>20,68%</text:p>
          </table:table-cell>
          <table:table-cell table:style-name="ce19" table:formula="of:=AVERAGE([.I183:.I192])" office:value-type="percentage" office:value="0.24347" calcext:value-type="percentage">
            <text:p>24,35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84:.B193])" office:value-type="percentage" office:value="0.02121" calcext:value-type="percentage">
            <text:p>2,12%</text:p>
          </table:table-cell>
          <table:table-cell table:style-name="ce19" table:formula="of:=AVERAGE([.C184:.C193])" office:value-type="percentage" office:value="0.02207" calcext:value-type="percentage">
            <text:p>2,21%</text:p>
          </table:table-cell>
          <table:table-cell table:style-name="ce19" table:formula="of:=AVERAGE([.D184:.D193])" office:value-type="percentage" office:value="0.03367" calcext:value-type="percentage">
            <text:p>3,37%</text:p>
          </table:table-cell>
          <table:table-cell table:number-columns-repeated="16374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2"/>
          <table:table-cell office:value-type="string" calcext:value-type="string">
            <text:p>H=5</text:p>
          </table:table-cell>
          <table:table-cell office:value-type="string" calcext:value-type="string">
            <text:p>H=10</text:p>
          </table:table-cell>
          <table:table-cell table:style-name="ce22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 office:value-type="float" office:value="1442.07" calcext:value-type="float">
            <text:p>1442,07</text:p>
          </table:table-cell>
          <table:table-cell table:style-name="ce19" table:number-columns-repeated="2"/>
          <table:table-cell/>
          <table:table-cell table:style-name="ce22" office:value-type="string" calcext:value-type="string">
            <text:p>Airfoil_1</text:p>
          </table:table-cell>
          <table:table-cell table:style-name="ce22" office:value-type="float" office:value="0.422" calcext:value-type="float">
            <text:p>0,422</text:p>
          </table:table-cell>
          <table:table-cell/>
          <table:table-cell table:style-name="ce22"/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 office:value-type="float" office:value="1686.17" calcext:value-type="float">
            <text:p>1686,17</text:p>
          </table:table-cell>
          <table:table-cell table:style-name="ce22" office:value-type="float" office:value="1585.15" calcext:value-type="float">
            <text:p>1585,15</text:p>
          </table:table-cell>
          <table:table-cell table:style-name="ce22" office:value-type="float" office:value="1488.202" calcext:value-type="float">
            <text:p>1488,202</text:p>
          </table:table-cell>
          <table:table-cell table:style-name="ce22"/>
          <table:table-cell table:style-name="ce22" office:value-type="string" calcext:value-type="string">
            <text:p>Airfoil_2</text:p>
          </table:table-cell>
          <table:table-cell table:style-name="ce22" office:value-type="float" office:value="0.44" calcext:value-type="float">
            <text:p>0,44</text:p>
          </table:table-cell>
          <table:table-cell table:style-name="ce22" office:value-type="float" office:value="0.388" calcext:value-type="float">
            <text:p>0,388</text:p>
          </table:table-cell>
          <table:table-cell table:style-name="ce22" office:value-type="float" office:value="0.427" calcext:value-type="float">
            <text:p>0,42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 office:value-type="float" office:value="2128.91" calcext:value-type="float">
            <text:p>2128,91</text:p>
          </table:table-cell>
          <table:table-cell table:style-name="ce22" office:value-type="float" office:value="1714.99" calcext:value-type="float">
            <text:p>1714,99</text:p>
          </table:table-cell>
          <table:table-cell table:style-name="ce22" office:value-type="float" office:value="1731.8" calcext:value-type="float">
            <text:p>1731,8</text:p>
          </table:table-cell>
          <table:table-cell table:style-name="ce22"/>
          <table:table-cell table:style-name="ce22" office:value-type="string" calcext:value-type="string">
            <text:p>Airfoil_3</text:p>
          </table:table-cell>
          <table:table-cell table:style-name="ce22" office:value-type="float" office:value="0.379" calcext:value-type="float">
            <text:p>0,379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439" calcext:value-type="float">
            <text:p>0,4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 office:value-type="float" office:value="1936.91" calcext:value-type="float">
            <text:p>1936,91</text:p>
          </table:table-cell>
          <table:table-cell table:style-name="ce22" office:value-type="float" office:value="2166.2" calcext:value-type="float">
            <text:p>2166,2</text:p>
          </table:table-cell>
          <table:table-cell table:style-name="ce22" office:value-type="float" office:value="2198.46" calcext:value-type="float">
            <text:p>2198,46</text:p>
          </table:table-cell>
          <table:table-cell table:style-name="ce22"/>
          <table:table-cell table:style-name="ce22" office:value-type="string" calcext:value-type="string">
            <text:p>Airfoil_4</text:p>
          </table:table-cell>
          <table:table-cell table:style-name="ce22" office:value-type="float" office:value="0.269" calcext:value-type="float">
            <text:p>0,269</text:p>
          </table:table-cell>
          <table:table-cell table:style-name="ce22" office:value-type="float" office:value="0.48" calcext:value-type="float">
            <text:p>0,48</text:p>
          </table:table-cell>
          <table:table-cell table:style-name="ce22" office:value-type="float" office:value="0.396" calcext:value-type="float">
            <text:p>0,3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 office:value-type="float" office:value="1878.72" calcext:value-type="float">
            <text:p>1878,72</text:p>
          </table:table-cell>
          <table:table-cell table:style-name="ce22" office:value-type="float" office:value="1889.9" calcext:value-type="float">
            <text:p>1889,9</text:p>
          </table:table-cell>
          <table:table-cell table:style-name="ce22" office:value-type="float" office:value="1943.11" calcext:value-type="float">
            <text:p>1943,11</text:p>
          </table:table-cell>
          <table:table-cell table:style-name="ce22"/>
          <table:table-cell table:style-name="ce22" office:value-type="string" calcext:value-type="string">
            <text:p>Airfoil_5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 office:value-type="float" office:value="0.403" calcext:value-type="float">
            <text:p>0,4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 office:value-type="float" office:value="1893.95" calcext:value-type="float">
            <text:p>1893,95</text:p>
          </table:table-cell>
          <table:table-cell table:style-name="ce22" office:value-type="float" office:value="2029.1" calcext:value-type="float">
            <text:p>2029,1</text:p>
          </table:table-cell>
          <table:table-cell table:style-name="ce22" office:value-type="float" office:value="1917.99" calcext:value-type="float">
            <text:p>1917,99</text:p>
          </table:table-cell>
          <table:table-cell table:style-name="ce22"/>
          <table:table-cell table:style-name="ce22" office:value-type="string" calcext:value-type="string">
            <text:p>Airfoil_6</text:p>
          </table:table-cell>
          <table:table-cell table:style-name="ce22" office:value-type="float" office:value="0.215" calcext:value-type="float">
            <text:p>0,215</text:p>
          </table:table-cell>
          <table:table-cell table:style-name="ce22" office:value-type="float" office:value="0.396" calcext:value-type="float">
            <text:p>0,396</text:p>
          </table:table-cell>
          <table:table-cell table:style-name="ce22" office:value-type="float" office:value="0.322" calcext:value-type="float">
            <text:p>0,32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1566.5" calcext:value-type="float">
            <text:p>1566,5</text:p>
          </table:table-cell>
          <table:table-cell table:style-name="ce22" office:value-type="float" office:value="1550.11" calcext:value-type="float">
            <text:p>1550,11</text:p>
          </table:table-cell>
          <table:table-cell table:style-name="ce22"/>
          <table:table-cell table:style-name="ce22" office:value-type="string" calcext:value-type="string">
            <text:p>Airfoil_7</text:p>
          </table:table-cell>
          <table:table-cell table:style-name="ce22" office:value-type="float" office:value="0.333" calcext:value-type="float">
            <text:p>0,333</text:p>
          </table:table-cell>
          <table:table-cell table:style-name="ce22" office:value-type="float" office:value="0.334" calcext:value-type="float">
            <text:p>0,334</text:p>
          </table:table-cell>
          <table:table-cell table:style-name="ce22" office:value-type="float" office:value="0.346" calcext:value-type="float">
            <text:p>0,34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2119.7" calcext:value-type="float">
            <text:p>2119,7</text:p>
          </table:table-cell>
          <table:table-cell table:style-name="ce22" office:value-type="float" office:value="2172.86" calcext:value-type="float">
            <text:p>2172,86</text:p>
          </table:table-cell>
          <table:table-cell table:style-name="ce22"/>
          <table:table-cell table:style-name="ce22" office:value-type="string" calcext:value-type="string">
            <text:p>Airfoil_8</text:p>
          </table:table-cell>
          <table:table-cell table:style-name="ce22" office:value-type="float" office:value="0.389" calcext:value-type="float">
            <text:p>0,389</text:p>
          </table:table-cell>
          <table:table-cell table:style-name="ce22" office:value-type="float" office:value="0.364" calcext:value-type="float">
            <text:p>0,364</text:p>
          </table:table-cell>
          <table:table-cell table:style-name="ce22" office:value-type="float" office:value="0.341" calcext:value-type="float">
            <text:p>0,3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 office:value-type="float" office:value="1766.19" calcext:value-type="float">
            <text:p>1766,19</text:p>
          </table:table-cell>
          <table:table-cell table:style-name="ce22" office:value-type="float" office:value="1862.48" calcext:value-type="float">
            <text:p>1862,48</text:p>
          </table:table-cell>
          <table:table-cell table:style-name="ce22" office:value-type="float" office:value="1830.7" calcext:value-type="float">
            <text:p>1830,7</text:p>
          </table:table-cell>
          <table:table-cell table:style-name="ce22"/>
          <table:table-cell table:style-name="ce22" office:value-type="string" calcext:value-type="string">
            <text:p>Airfoil_9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office:value-type="float" office:value="0.391" calcext:value-type="float">
            <text:p>0,391</text:p>
          </table:table-cell>
          <table:table-cell table:style-name="ce22" office:value-type="float" office:value="0.389" calcext:value-type="float">
            <text:p>0,3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 office:value-type="float" office:value="1881.08" calcext:value-type="float">
            <text:p>1881,08</text:p>
          </table:table-cell>
          <table:table-cell table:style-name="ce22" office:value-type="float" office:value="1889.4" calcext:value-type="float">
            <text:p>1889,4</text:p>
          </table:table-cell>
          <table:table-cell table:style-name="ce22" office:value-type="float" office:value="1810.74" calcext:value-type="float">
            <text:p>1810,74</text:p>
          </table:table-cell>
          <table:table-cell table:style-name="ce22"/>
          <table:table-cell table:style-name="ce22" office:value-type="string" calcext:value-type="string">
            <text:p>Airfoil_10</text:p>
          </table:table-cell>
          <table:table-cell table:style-name="ce22" office:value-type="float" office:value="0.521" calcext:value-type="float">
            <text:p>0,521</text:p>
          </table:table-cell>
          <table:table-cell table:style-name="ce22" office:value-type="float" office:value="0.289" calcext:value-type="float">
            <text:p>0,289</text:p>
          </table:table-cell>
          <table:table-cell table:style-name="ce22" office:value-type="float" office:value="0.445" calcext:value-type="float">
            <text:p>0,445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198:.B206])" office:value-type="float" office:value="1881.70428571429" calcext:value-type="float">
            <text:p>1881,70428571429</text:p>
          </table:table-cell>
          <table:table-cell table:style-name="ce23" table:formula="of:=AVERAGE([.C198:.C206])" office:value-type="float" office:value="1869.26888888889" calcext:value-type="float">
            <text:p>1869,26888888889</text:p>
          </table:table-cell>
          <table:table-cell table:style-name="ce23" table:formula="of:=AVERAGE([.D198:.D206])" office:value-type="float" office:value="1849.33022222222" calcext:value-type="float">
            <text:p>1849,33022222222</text:p>
          </table:table-cell>
          <table:table-cell table:style-name="ce23" table:number-columns-repeated="2"/>
          <table:table-cell table:style-name="ce23" table:formula="of:=AVERAGE([.G198:.G206])" office:value-type="float" office:value="0.348111111111111" calcext:value-type="float">
            <text:p>0,348111111111111</text:p>
          </table:table-cell>
          <table:table-cell table:style-name="ce23" table:formula="of:=AVERAGE([.H198:.H206])" office:value-type="float" office:value="0.357555555555556" calcext:value-type="float">
            <text:p>0,357555555555556</text:p>
          </table:table-cell>
          <table:table-cell table:style-name="ce23" table:formula="of:=AVERAGE([.I198:.I206])" office:value-type="float" office:value="0.389777777777778" calcext:value-type="float">
            <text:p>0,389777777777778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2"/>
          <table:table-cell/>
          <table:table-cell table:style-name="ce22" table:number-columns-repeated="2"/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office:value-type="float" office:value="2950.88" calcext:value-type="float">
            <text:p>2950,88</text:p>
          </table:table-cell>
          <table:table-cell table:style-name="ce22" office:value-type="float" office:value="2012.42" calcext:value-type="float">
            <text:p>2012,42</text:p>
          </table:table-cell>
          <table:table-cell table:style-name="ce22" office:value-type="float" office:value="1397.39" calcext:value-type="float">
            <text:p>1397,39</text:p>
          </table:table-cell>
          <table:table-cell table:style-name="ce22"/>
          <table:table-cell table:style-name="ce22" office:value-type="string" calcext:value-type="string">
            <text:p>BK_1</text:p>
          </table:table-cell>
          <table:table-cell table:style-name="ce22" office:value-type="float" office:value="0.172" calcext:value-type="float">
            <text:p>0,172</text:p>
          </table:table-cell>
          <table:table-cell table:style-name="ce22" office:value-type="float" office:value="0.106" calcext:value-type="float">
            <text:p>0,106</text:p>
          </table:table-cell>
          <table:table-cell table:style-name="ce22" office:value-type="float" office:value="0.118" calcext:value-type="float">
            <text:p>0,1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office:value-type="float" office:value="847.27" calcext:value-type="float">
            <text:p>847,27</text:p>
          </table:table-cell>
          <table:table-cell table:style-name="ce22" office:value-type="float" office:value="1381.54" calcext:value-type="float">
            <text:p>1381,54</text:p>
          </table:table-cell>
          <table:table-cell table:style-name="ce22" office:value-type="float" office:value="907.88" calcext:value-type="float">
            <text:p>907,88</text:p>
          </table:table-cell>
          <table:table-cell table:style-name="ce22"/>
          <table:table-cell table:style-name="ce22" office:value-type="string" calcext:value-type="string">
            <text:p>BK_2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81" calcext:value-type="float">
            <text:p>0,18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office:value-type="float" office:value="2074.33" calcext:value-type="float">
            <text:p>2074,33</text:p>
          </table:table-cell>
          <table:table-cell table:style-name="ce22" office:value-type="float" office:value="2086.45" calcext:value-type="float">
            <text:p>2086,45</text:p>
          </table:table-cell>
          <table:table-cell table:style-name="ce22" office:value-type="float" office:value="1444.07" calcext:value-type="float">
            <text:p>1444,07</text:p>
          </table:table-cell>
          <table:table-cell table:style-name="ce22"/>
          <table:table-cell table:style-name="ce22" office:value-type="string" calcext:value-type="string">
            <text:p>BK_3</text:p>
          </table:table-cell>
          <table:table-cell table:style-name="ce22" office:value-type="float" office:value="0.199" calcext:value-type="float">
            <text:p>0,199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0.189" calcext:value-type="float">
            <text:p>0,1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office:value-type="float" office:value="2495.23" calcext:value-type="float">
            <text:p>2495,23</text:p>
          </table:table-cell>
          <table:table-cell table:style-name="ce22" office:value-type="float" office:value="1769.86" calcext:value-type="float">
            <text:p>1769,86</text:p>
          </table:table-cell>
          <table:table-cell table:style-name="ce22" office:value-type="float" office:value="2085.54" calcext:value-type="float">
            <text:p>2085,54</text:p>
          </table:table-cell>
          <table:table-cell table:style-name="ce22"/>
          <table:table-cell table:style-name="ce22" office:value-type="string" calcext:value-type="string">
            <text:p>BK_4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0.184" calcext:value-type="float">
            <text:p>0,1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office:value-type="float" office:value="1563.38" calcext:value-type="float">
            <text:p>1563,38</text:p>
          </table:table-cell>
          <table:table-cell table:style-name="ce22" office:value-type="float" office:value="1439.15" calcext:value-type="float">
            <text:p>1439,15</text:p>
          </table:table-cell>
          <table:table-cell table:style-name="ce22" office:value-type="float" office:value="2045.59" calcext:value-type="float">
            <text:p>2045,59</text:p>
          </table:table-cell>
          <table:table-cell table:style-name="ce22"/>
          <table:table-cell table:style-name="ce22" office:value-type="string" calcext:value-type="string">
            <text:p>BK_5</text:p>
          </table:table-cell>
          <table:table-cell table:style-name="ce22" office:value-type="float" office:value="0.416" calcext:value-type="float">
            <text:p>0,416</text:p>
          </table:table-cell>
          <table:table-cell table:style-name="ce22" office:value-type="float" office:value="0.357" calcext:value-type="float">
            <text:p>0,357</text:p>
          </table:table-cell>
          <table:table-cell table:style-name="ce22" office:value-type="float" office:value="0.43" calcext:value-type="float">
            <text:p>0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office:value-type="float" office:value="871.305" calcext:value-type="float">
            <text:p>871,305</text:p>
          </table:table-cell>
          <table:table-cell table:style-name="ce22" office:value-type="float" office:value="1158.56" calcext:value-type="float">
            <text:p>1158,56</text:p>
          </table:table-cell>
          <table:table-cell table:style-name="ce22" office:value-type="float" office:value="946.09" calcext:value-type="float">
            <text:p>946,09</text:p>
          </table:table-cell>
          <table:table-cell table:style-name="ce22"/>
          <table:table-cell table:style-name="ce22" office:value-type="string" calcext:value-type="string">
            <text:p>BK_6</text:p>
          </table:table-cell>
          <table:table-cell table:style-name="ce22" office:value-type="float" office:value="0.103" calcext:value-type="float">
            <text:p>0,103</text:p>
          </table:table-cell>
          <table:table-cell table:style-name="ce22" office:value-type="float" office:value="0.132" calcext:value-type="float">
            <text:p>0,132</text:p>
          </table:table-cell>
          <table:table-cell table:style-name="ce22" office:value-type="float" office:value="0.096" calcext:value-type="float">
            <text:p>0,0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office:value-type="float" office:value="2282.27" calcext:value-type="float">
            <text:p>2282,27</text:p>
          </table:table-cell>
          <table:table-cell table:style-name="ce22" office:value-type="float" office:value="1515.53" calcext:value-type="float">
            <text:p>1515,53</text:p>
          </table:table-cell>
          <table:table-cell table:style-name="ce22" office:value-type="float" office:value="1033.86" calcext:value-type="float">
            <text:p>1033,86</text:p>
          </table:table-cell>
          <table:table-cell table:style-name="ce22"/>
          <table:table-cell table:style-name="ce22" office:value-type="string" calcext:value-type="string">
            <text:p>BK_7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16" calcext:value-type="float">
            <text:p>0,116</text:p>
          </table:table-cell>
          <table:table-cell table:style-name="ce22" office:value-type="float" office:value="0.121" calcext:value-type="float">
            <text:p>0,1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office:value-type="float" office:value="3299.97" calcext:value-type="float">
            <text:p>3299,97</text:p>
          </table:table-cell>
          <table:table-cell table:style-name="ce22" office:value-type="float" office:value="2194.07" calcext:value-type="float">
            <text:p>2194,07</text:p>
          </table:table-cell>
          <table:table-cell table:style-name="ce22" office:value-type="float" office:value="2327.79" calcext:value-type="float">
            <text:p>2327,79</text:p>
          </table:table-cell>
          <table:table-cell table:style-name="ce22"/>
          <table:table-cell table:style-name="ce22" office:value-type="string" calcext:value-type="string">
            <text:p>BK_8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 office:value-type="float" office:value="0.104" calcext:value-type="float">
            <text:p>0,104</text:p>
          </table:table-cell>
          <table:table-cell table:style-name="ce22" office:value-type="float" office:value="0.161" calcext:value-type="float">
            <text:p>0,16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office:value-type="float" office:value="2891.31" calcext:value-type="float">
            <text:p>2891,31</text:p>
          </table:table-cell>
          <table:table-cell table:style-name="ce22" office:value-type="float" office:value="1779.77" calcext:value-type="float">
            <text:p>1779,77</text:p>
          </table:table-cell>
          <table:table-cell table:style-name="ce22" office:value-type="float" office:value="1804.51" calcext:value-type="float">
            <text:p>1804,51</text:p>
          </table:table-cell>
          <table:table-cell table:style-name="ce22"/>
          <table:table-cell table:style-name="ce22" office:value-type="string" calcext:value-type="string">
            <text:p>BK_9</text:p>
          </table:table-cell>
          <table:table-cell table:style-name="ce22" office:value-type="float" office:value="0.291" calcext:value-type="float">
            <text:p>0,291</text:p>
          </table:table-cell>
          <table:table-cell table:style-name="ce22" office:value-type="float" office:value="0.239" calcext:value-type="float">
            <text:p>0,239</text:p>
          </table:table-cell>
          <table:table-cell table:style-name="ce22" office:value-type="float" office:value="0.232" calcext:value-type="float">
            <text:p>0,2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office:value-type="float" office:value="2899.87" calcext:value-type="float">
            <text:p>2899,87</text:p>
          </table:table-cell>
          <table:table-cell table:style-name="ce22" office:value-type="float" office:value="1622.12" calcext:value-type="float">
            <text:p>1622,12</text:p>
          </table:table-cell>
          <table:table-cell table:style-name="ce22" office:value-type="float" office:value="2315.36" calcext:value-type="float">
            <text:p>2315,36</text:p>
          </table:table-cell>
          <table:table-cell table:style-name="ce22"/>
          <table:table-cell table:style-name="ce22" office:value-type="string" calcext:value-type="string">
            <text:p>BK_10</text:p>
          </table:table-cell>
          <table:table-cell table:style-name="ce22" office:value-type="float" office:value="0.0393" calcext:value-type="float">
            <text:p>0,0393</text:p>
          </table:table-cell>
          <table:table-cell table:style-name="ce22" office:value-type="float" office:value="0.037" calcext:value-type="float">
            <text:p>0,037</text:p>
          </table:table-cell>
          <table:table-cell table:style-name="ce22" office:value-type="float" office:value="0.033" calcext:value-type="float">
            <text:p>0,03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10:.B219])" office:value-type="float" office:value="2217.5815" calcext:value-type="float">
            <text:p>2217,5815</text:p>
          </table:table-cell>
          <table:table-cell table:style-name="ce23" table:formula="of:=AVERAGE([.C210:.C219])" office:value-type="float" office:value="1695.947" calcext:value-type="float">
            <text:p>1695,947</text:p>
          </table:table-cell>
          <table:table-cell table:style-name="ce23" table:formula="of:=AVERAGE([.D210:.D219])" office:value-type="float" office:value="1630.808" calcext:value-type="float">
            <text:p>1630,808</text:p>
          </table:table-cell>
          <table:table-cell table:style-name="ce23" table:number-columns-repeated="2"/>
          <table:table-cell table:style-name="ce23" table:formula="of:=AVERAGE([.G210:.G219])" office:value-type="float" office:value="0.18903" calcext:value-type="float">
            <text:p>0,18903</text:p>
          </table:table-cell>
          <table:table-cell table:style-name="ce23" table:formula="of:=AVERAGE([.H210:.H219])" office:value-type="float" office:value="0.1593" calcext:value-type="float">
            <text:p>0,1593</text:p>
          </table:table-cell>
          <table:table-cell table:style-name="ce23" table:formula="of:=AVERAGE([.I210:.I219])" office:value-type="float" office:value="0.1745" calcext:value-type="float">
            <text:p>0,1745</text:p>
          </table:table-cell>
          <table:table-cell table:style-name="ce23"/>
          <table:table-cell table:number-columns-repeated="16368"/>
        </table:table-row>
        <table:table-row table:style-name="ro1">
          <table:table-cell table:number-columns-repeated="3"/>
          <table:table-cell table:style-name="ce22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office:value-type="float" office:value="0.011" calcext:value-type="float">
            <text:p>0,011</text:p>
          </table:table-cell>
          <table:table-cell table:style-name="ce22" office:value-type="float" office:value="0.00036" calcext:value-type="float">
            <text:p>0,00036</text:p>
          </table:table-cell>
          <table:table-cell table:style-name="ce22" office:value-type="float" office:value="0.00688" calcext:value-type="float">
            <text:p>0,00688</text:p>
          </table:table-cell>
          <table:table-cell table:style-name="ce22"/>
          <table:table-cell table:style-name="ce22" office:value-type="string" calcext:value-type="string">
            <text:p>Concrete_1</text:p>
          </table:table-cell>
          <table:table-cell table:style-name="ce22" office:value-type="float" office:value="0.3297" calcext:value-type="float">
            <text:p>0,3297</text:p>
          </table:table-cell>
          <table:table-cell table:style-name="ce22" office:value-type="float" office:value="0.473" calcext:value-type="float">
            <text:p>0,473</text:p>
          </table:table-cell>
          <table:table-cell table:style-name="ce22" office:value-type="float" office:value="0.369" calcext:value-type="float">
            <text:p>0,3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 table:style-name="ce22" office:value-type="float" office:value="0.0057" calcext:value-type="float">
            <text:p>0,0057</text:p>
          </table:table-cell>
          <table:table-cell table:style-name="ce22" office:value-type="float" office:value="0.00197" calcext:value-type="float">
            <text:p>0,00197</text:p>
          </table:table-cell>
          <table:table-cell table:style-name="ce6" office:value-type="float" office:value="0.013" calcext:value-type="float">
            <text:p>1,30E-02</text:p>
          </table:table-cell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 office:value-type="float" office:value="0.405" calcext:value-type="float">
            <text:p>0,405</text:p>
          </table:table-cell>
          <table:table-cell table:style-name="ce22" office:value-type="float" office:value="0.476" calcext:value-type="float">
            <text:p>0,47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office:value-type="float" office:value="0.00619" calcext:value-type="float">
            <text:p>0,00619</text:p>
          </table:table-cell>
          <table:table-cell table:style-name="ce22" office:value-type="float" office:value="0.0095" calcext:value-type="float">
            <text:p>0,0095</text:p>
          </table:table-cell>
          <table:table-cell table:style-name="ce22" office:value-type="float" office:value="0.0091" calcext:value-type="float">
            <text:p>0,0091</text:p>
          </table:table-cell>
          <table:table-cell table:style-name="ce22"/>
          <table:table-cell table:style-name="ce22" office:value-type="string" calcext:value-type="string">
            <text:p>Concrete_3</text:p>
          </table:table-cell>
          <table:table-cell table:style-name="ce22" office:value-type="float" office:value="0.364" calcext:value-type="float">
            <text:p>0,364</text:p>
          </table:table-cell>
          <table:table-cell table:style-name="ce22" office:value-type="float" office:value="0.437" calcext:value-type="float">
            <text:p>0,437</text:p>
          </table:table-cell>
          <table:table-cell table:style-name="ce22" office:value-type="float" office:value="0.2823" calcext:value-type="float">
            <text:p>0,28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office:value-type="float" office:value="0.0365" calcext:value-type="float">
            <text:p>0,0365</text:p>
          </table:table-cell>
          <table:table-cell table:style-name="ce22" office:value-type="float" office:value="0.0012" calcext:value-type="float">
            <text:p>0,0012</text:p>
          </table:table-cell>
          <table:table-cell table:style-name="ce22" office:value-type="float" office:value="0.0018" calcext:value-type="float">
            <text:p>0,0018</text:p>
          </table:table-cell>
          <table:table-cell table:style-name="ce22"/>
          <table:table-cell table:style-name="ce22" office:value-type="string" calcext:value-type="string">
            <text:p>Concrete_4</text:p>
          </table:table-cell>
          <table:table-cell table:style-name="ce22" office:value-type="float" office:value="0.321" calcext:value-type="float">
            <text:p>0,321</text:p>
          </table:table-cell>
          <table:table-cell table:style-name="ce22" office:value-type="float" office:value="0.314" calcext:value-type="float">
            <text:p>0,314</text:p>
          </table:table-cell>
          <table:table-cell table:style-name="ce22" office:value-type="float" office:value="0.337" calcext:value-type="float">
            <text:p>0,33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office:value-type="float" office:value="0.0048" calcext:value-type="float">
            <text:p>0,0048</text:p>
          </table:table-cell>
          <table:table-cell table:style-name="ce22" office:value-type="float" office:value="0.0422" calcext:value-type="float">
            <text:p>0,0422</text:p>
          </table:table-cell>
          <table:table-cell table:style-name="ce22" office:value-type="float" office:value="0.0014" calcext:value-type="float">
            <text:p>0,0014</text:p>
          </table:table-cell>
          <table:table-cell table:style-name="ce22"/>
          <table:table-cell table:style-name="ce22" office:value-type="string" calcext:value-type="string">
            <text:p>Concrete_5</text:p>
          </table:table-cell>
          <table:table-cell table:style-name="ce22" office:value-type="float" office:value="0.415" calcext:value-type="float">
            <text:p>0,415</text:p>
          </table:table-cell>
          <table:table-cell table:style-name="ce22" office:value-type="float" office:value="0.442" calcext:value-type="float">
            <text:p>0,442</text:p>
          </table:table-cell>
          <table:table-cell table:style-name="ce22" office:value-type="float" office:value="0.468" calcext:value-type="float">
            <text:p>0,46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office:value-type="float" office:value="0.0218" calcext:value-type="float">
            <text:p>0,0218</text:p>
          </table:table-cell>
          <table:table-cell table:style-name="ce22" office:value-type="float" office:value="0.0163" calcext:value-type="float">
            <text:p>0,0163</text:p>
          </table:table-cell>
          <table:table-cell table:style-name="ce22" office:value-type="float" office:value="0.0248" calcext:value-type="float">
            <text:p>0,0248</text:p>
          </table:table-cell>
          <table:table-cell table:style-name="ce22"/>
          <table:table-cell table:style-name="ce22" office:value-type="string" calcext:value-type="string">
            <text:p>Concrete_6</text:p>
          </table:table-cell>
          <table:table-cell table:style-name="ce22" office:value-type="float" office:value="0.369" calcext:value-type="float">
            <text:p>0,369</text:p>
          </table:table-cell>
          <table:table-cell table:style-name="ce22" office:value-type="float" office:value="0.416" calcext:value-type="float">
            <text:p>0,416</text:p>
          </table:table-cell>
          <table:table-cell table:style-name="ce22" office:value-type="float" office:value="0.377" calcext:value-type="float">
            <text:p>0,37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office:value-type="float" office:value="0.057" calcext:value-type="float">
            <text:p>0,057</text:p>
          </table:table-cell>
          <table:table-cell table:style-name="ce22" office:value-type="float" office:value="0.0072" calcext:value-type="float">
            <text:p>0,0072</text:p>
          </table:table-cell>
          <table:table-cell table:style-name="ce22" office:value-type="float" office:value="0.0088" calcext:value-type="float">
            <text:p>0,0088</text:p>
          </table:table-cell>
          <table:table-cell table:style-name="ce22"/>
          <table:table-cell table:style-name="ce22" office:value-type="string" calcext:value-type="string">
            <text:p>Concrete_7</text:p>
          </table:table-cell>
          <table:table-cell table:style-name="ce22" office:value-type="float" office:value="0.337" calcext:value-type="float">
            <text:p>0,337</text:p>
          </table:table-cell>
          <table:table-cell table:style-name="ce22" office:value-type="float" office:value="0.334" calcext:value-type="float">
            <text:p>0,334</text:p>
          </table:table-cell>
          <table:table-cell table:style-name="ce22" office:value-type="float" office:value="0.345" calcext:value-type="float">
            <text:p>0,34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office:value-type="float" office:value="0.0036" calcext:value-type="float">
            <text:p>0,0036</text:p>
          </table:table-cell>
          <table:table-cell table:style-name="ce22" office:value-type="float" office:value="0.00238" calcext:value-type="float">
            <text:p>0,00238</text:p>
          </table:table-cell>
          <table:table-cell table:style-name="ce22" office:value-type="float" office:value="0.0017" calcext:value-type="float">
            <text:p>0,0017</text:p>
          </table:table-cell>
          <table:table-cell table:style-name="ce22"/>
          <table:table-cell table:style-name="ce22" office:value-type="string" calcext:value-type="string">
            <text:p>Concrete_8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 office:value-type="float" office:value="0.307" calcext:value-type="float">
            <text:p>0,307</text:p>
          </table:table-cell>
          <table:table-cell table:style-name="ce22" office:value-type="float" office:value="0.286" calcext:value-type="float">
            <text:p>0,28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office:value-type="float" office:value="0.054" calcext:value-type="float">
            <text:p>0,054</text:p>
          </table:table-cell>
          <table:table-cell table:style-name="ce22" office:value-type="float" office:value="0.0044" calcext:value-type="float">
            <text:p>0,0044</text:p>
          </table:table-cell>
          <table:table-cell table:style-name="ce22" office:value-type="float" office:value="0.0033" calcext:value-type="float">
            <text:p>0,0033</text:p>
          </table:table-cell>
          <table:table-cell table:style-name="ce22"/>
          <table:table-cell table:style-name="ce22" office:value-type="string" calcext:value-type="string">
            <text:p>Concrete_9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0.344" calcext:value-type="float">
            <text:p>0,344</text:p>
          </table:table-cell>
          <table:table-cell table:style-name="ce22" office:value-type="float" office:value="0.321" calcext:value-type="float">
            <text:p>0,3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 table:style-name="ce22" office:value-type="float" office:value="0.038" calcext:value-type="float">
            <text:p>0,038</text:p>
          </table:table-cell>
          <table:table-cell table:style-name="ce22" office:value-type="float" office:value="0.0124" calcext:value-type="float">
            <text:p>0,0124</text:p>
          </table:table-cell>
          <table:table-cell table:style-name="ce6" office:value-type="float" office:value="0.023" calcext:value-type="float">
            <text:p>2,30E-02</text:p>
          </table:table-cell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 office:value-type="float" office:value="0.34" calcext:value-type="float">
            <text:p>0,34</text:p>
          </table:table-cell>
          <table:table-cell table:style-name="ce22" office:value-type="float" office:value="0.384" calcext:value-type="float">
            <text:p>0,384</text:p>
          </table:table-cell>
          <table:table-cell table:style-name="ce22" office:value-type="float" office:value="0.321" calcext:value-type="float">
            <text:p>0,321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23:.B232])" office:value-type="float" office:value="0.023859" calcext:value-type="float">
            <text:p>0,023859</text:p>
          </table:table-cell>
          <table:table-cell table:style-name="ce23" table:formula="of:=AVERAGE([.C223:.C232])" office:value-type="float" office:value="0.009791" calcext:value-type="float">
            <text:p>0,009791</text:p>
          </table:table-cell>
          <table:table-cell table:style-name="ce23" table:formula="of:=AVERAGE([.D223:.D232])" office:value-type="float" office:value="0.009378" calcext:value-type="float">
            <text:p>0,009378</text:p>
          </table:table-cell>
          <table:table-cell table:style-name="ce23" table:number-columns-repeated="2"/>
          <table:table-cell table:style-name="ce23" table:formula="of:=AVERAGE([.G223:.G232])" office:value-type="float" office:value="0.35397" calcext:value-type="float">
            <text:p>0,35397</text:p>
          </table:table-cell>
          <table:table-cell table:style-name="ce23" table:formula="of:=AVERAGE([.H223:.H232])" office:value-type="float" office:value="0.3856" calcext:value-type="float">
            <text:p>0,3856</text:p>
          </table:table-cell>
          <table:table-cell table:style-name="ce23" table:formula="of:=AVERAGE([.I223:.I232])" office:value-type="float" office:value="0.35823" calcext:value-type="float">
            <text:p>0,3582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 table:style-name="ce22" office:value-type="float" office:value="5.97" calcext:value-type="float">
            <text:p>5,97</text:p>
          </table:table-cell>
          <table:table-cell table:style-name="ce22" office:value-type="float" office:value="7.86" calcext:value-type="float">
            <text:p>7,86</text:p>
          </table:table-cell>
          <table:table-cell table:style-name="ce22" office:value-type="float" office:value="7.11" calcext:value-type="float">
            <text:p>7,11</text:p>
          </table:table-cell>
          <table:table-cell table:style-name="ce22"/>
          <table:table-cell table:style-name="ce22" office:value-type="string" calcext:value-type="string">
            <text:p>Diabetes_1</text:p>
          </table:table-cell>
          <table:table-cell table:style-name="ce22" office:value-type="float" office:value="1.372" calcext:value-type="float">
            <text:p>1,372</text:p>
          </table:table-cell>
          <table:table-cell table:style-name="ce22" office:value-type="float" office:value="1.503" calcext:value-type="float">
            <text:p>1,503</text:p>
          </table:table-cell>
          <table:table-cell table:style-name="ce22" office:value-type="float" office:value="1.267" calcext:value-type="float">
            <text:p>1,26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office:value-type="float" office:value="5.67" calcext:value-type="float">
            <text:p>5,67</text:p>
          </table:table-cell>
          <table:table-cell table:style-name="ce22" office:value-type="float" office:value="6.23" calcext:value-type="float">
            <text:p>6,23</text:p>
          </table:table-cell>
          <table:table-cell table:style-name="ce22" office:value-type="float" office:value="7.83" calcext:value-type="float">
            <text:p>7,83</text:p>
          </table:table-cell>
          <table:table-cell table:style-name="ce22"/>
          <table:table-cell table:style-name="ce22" office:value-type="string" calcext:value-type="string">
            <text:p>Diabetes_2</text:p>
          </table:table-cell>
          <table:table-cell table:style-name="ce22" office:value-type="float" office:value="0.87" calcext:value-type="float">
            <text:p>0,87</text:p>
          </table:table-cell>
          <table:table-cell table:style-name="ce22" office:value-type="float" office:value="1.132" calcext:value-type="float">
            <text:p>1,132</text:p>
          </table:table-cell>
          <table:table-cell table:style-name="ce22" office:value-type="float" office:value="2.778" calcext:value-type="float">
            <text:p>2,7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office:value-type="float" office:value="10.65" calcext:value-type="float">
            <text:p>10,65</text:p>
          </table:table-cell>
          <table:table-cell table:style-name="ce22" office:value-type="float" office:value="11.46" calcext:value-type="float">
            <text:p>11,46</text:p>
          </table:table-cell>
          <table:table-cell table:style-name="ce22" office:value-type="float" office:value="8.64" calcext:value-type="float">
            <text:p>8,64</text:p>
          </table:table-cell>
          <table:table-cell table:style-name="ce22"/>
          <table:table-cell table:style-name="ce22" office:value-type="string" calcext:value-type="string">
            <text:p>Diabetes_3</text:p>
          </table:table-cell>
          <table:table-cell table:style-name="ce22" office:value-type="float" office:value="1.73" calcext:value-type="float">
            <text:p>1,73</text:p>
          </table:table-cell>
          <table:table-cell table:style-name="ce22" office:value-type="float" office:value="2.176" calcext:value-type="float">
            <text:p>2,176</text:p>
          </table:table-cell>
          <table:table-cell table:style-name="ce22" office:value-type="float" office:value="1.869" calcext:value-type="float">
            <text:p>1,8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office:value-type="float" office:value="7.18" calcext:value-type="float">
            <text:p>7,18</text:p>
          </table:table-cell>
          <table:table-cell table:style-name="ce22" office:value-type="float" office:value="7.54" calcext:value-type="float">
            <text:p>7,54</text:p>
          </table:table-cell>
          <table:table-cell table:style-name="ce22" office:value-type="float" office:value="9.02" calcext:value-type="float">
            <text:p>9,02</text:p>
          </table:table-cell>
          <table:table-cell table:style-name="ce22"/>
          <table:table-cell table:style-name="ce22" office:value-type="string" calcext:value-type="string">
            <text:p>Diabetes_4</text:p>
          </table:table-cell>
          <table:table-cell table:style-name="ce22" office:value-type="float" office:value="2.125" calcext:value-type="float">
            <text:p>2,125</text:p>
          </table:table-cell>
          <table:table-cell table:style-name="ce22" office:value-type="float" office:value="2.163" calcext:value-type="float">
            <text:p>2,163</text:p>
          </table:table-cell>
          <table:table-cell table:style-name="ce22" office:value-type="float" office:value="2.318" calcext:value-type="float">
            <text:p>2,3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office:value-type="float" office:value="10.55" calcext:value-type="float">
            <text:p>10,55</text:p>
          </table:table-cell>
          <table:table-cell table:style-name="ce22" office:value-type="float" office:value="7.86" calcext:value-type="float">
            <text:p>7,86</text:p>
          </table:table-cell>
          <table:table-cell table:style-name="ce22" office:value-type="float" office:value="10.37" calcext:value-type="float">
            <text:p>10,37</text:p>
          </table:table-cell>
          <table:table-cell table:style-name="ce22"/>
          <table:table-cell table:style-name="ce22" office:value-type="string" calcext:value-type="string">
            <text:p>Diabetes_5</text:p>
          </table:table-cell>
          <table:table-cell table:style-name="ce22" office:value-type="float" office:value="1.361" calcext:value-type="float">
            <text:p>1,361</text:p>
          </table:table-cell>
          <table:table-cell table:style-name="ce22" office:value-type="float" office:value="1.379" calcext:value-type="float">
            <text:p>1,379</text:p>
          </table:table-cell>
          <table:table-cell table:style-name="ce22" office:value-type="float" office:value="1.509" calcext:value-type="float">
            <text:p>1,5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office:value-type="float" office:value="17.13" calcext:value-type="float">
            <text:p>17,13</text:p>
          </table:table-cell>
          <table:table-cell table:style-name="ce22" office:value-type="float" office:value="14.38" calcext:value-type="float">
            <text:p>14,38</text:p>
          </table:table-cell>
          <table:table-cell table:style-name="ce22" office:value-type="float" office:value="15.03" calcext:value-type="float">
            <text:p>15,03</text:p>
          </table:table-cell>
          <table:table-cell table:style-name="ce22"/>
          <table:table-cell table:style-name="ce22" office:value-type="string" calcext:value-type="string">
            <text:p>Diabetes_6</text:p>
          </table:table-cell>
          <table:table-cell table:style-name="ce22" office:value-type="float" office:value="0.826" calcext:value-type="float">
            <text:p>0,826</text:p>
          </table:table-cell>
          <table:table-cell table:style-name="ce22" office:value-type="float" office:value="1.022" calcext:value-type="float">
            <text:p>1,022</text:p>
          </table:table-cell>
          <table:table-cell table:style-name="ce22" office:value-type="float" office:value="0.84" calcext:value-type="float">
            <text:p>0,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office:value-type="float" office:value="6.25" calcext:value-type="float">
            <text:p>6,25</text:p>
          </table:table-cell>
          <table:table-cell table:style-name="ce22" office:value-type="float" office:value="7.58" calcext:value-type="float">
            <text:p>7,58</text:p>
          </table:table-cell>
          <table:table-cell table:style-name="ce22" office:value-type="float" office:value="7.16" calcext:value-type="float">
            <text:p>7,16</text:p>
          </table:table-cell>
          <table:table-cell table:style-name="ce22"/>
          <table:table-cell table:style-name="ce22" office:value-type="string" calcext:value-type="string">
            <text:p>Diabetes_7</text:p>
          </table:table-cell>
          <table:table-cell table:style-name="ce22" office:value-type="float" office:value="0.637" calcext:value-type="float">
            <text:p>0,637</text:p>
          </table:table-cell>
          <table:table-cell table:style-name="ce22" office:value-type="float" office:value="0.819" calcext:value-type="float">
            <text:p>0,819</text:p>
          </table:table-cell>
          <table:table-cell table:style-name="ce22" office:value-type="float" office:value="1.102" calcext:value-type="float">
            <text:p>1,1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office:value-type="float" office:value="7.55" calcext:value-type="float">
            <text:p>7,55</text:p>
          </table:table-cell>
          <table:table-cell table:style-name="ce22" office:value-type="float" office:value="7.96" calcext:value-type="float">
            <text:p>7,96</text:p>
          </table:table-cell>
          <table:table-cell table:style-name="ce22" office:value-type="float" office:value="6.74" calcext:value-type="float">
            <text:p>6,74</text:p>
          </table:table-cell>
          <table:table-cell table:style-name="ce22"/>
          <table:table-cell table:style-name="ce22" office:value-type="string" calcext:value-type="string">
            <text:p>Diabetes_8</text:p>
          </table:table-cell>
          <table:table-cell table:style-name="ce22" office:value-type="float" office:value="5.206" calcext:value-type="float">
            <text:p>5,206</text:p>
          </table:table-cell>
          <table:table-cell table:style-name="ce22" office:value-type="float" office:value="4.353" calcext:value-type="float">
            <text:p>4,353</text:p>
          </table:table-cell>
          <table:table-cell table:style-name="ce22" office:value-type="float" office:value="3.541" calcext:value-type="float">
            <text:p>3,5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office:value-type="float" office:value="3.65" calcext:value-type="float">
            <text:p>3,65</text:p>
          </table:table-cell>
          <table:table-cell table:style-name="ce22" office:value-type="float" office:value="5.41" calcext:value-type="float">
            <text:p>5,41</text:p>
          </table:table-cell>
          <table:table-cell table:style-name="ce22" office:value-type="float" office:value="4.79" calcext:value-type="float">
            <text:p>4,79</text:p>
          </table:table-cell>
          <table:table-cell table:style-name="ce22"/>
          <table:table-cell table:style-name="ce22" office:value-type="string" calcext:value-type="string">
            <text:p>Diabetes_9</text:p>
          </table:table-cell>
          <table:table-cell table:style-name="ce22" office:value-type="float" office:value="0.989" calcext:value-type="float">
            <text:p>0,989</text:p>
          </table:table-cell>
          <table:table-cell table:style-name="ce22" office:value-type="float" office:value="0.328" calcext:value-type="float">
            <text:p>0,328</text:p>
          </table:table-cell>
          <table:table-cell table:style-name="ce22" office:value-type="float" office:value="0.169" calcext:value-type="float">
            <text:p>0,1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office:value-type="float" office:value="6.25" calcext:value-type="float">
            <text:p>6,25</text:p>
          </table:table-cell>
          <table:table-cell table:style-name="ce22" office:value-type="float" office:value="5.94" calcext:value-type="float">
            <text:p>5,94</text:p>
          </table:table-cell>
          <table:table-cell table:style-name="ce22" office:value-type="float" office:value="6.62" calcext:value-type="float">
            <text:p>6,62</text:p>
          </table:table-cell>
          <table:table-cell table:style-name="ce22"/>
          <table:table-cell table:style-name="ce22" office:value-type="string" calcext:value-type="string">
            <text:p>Diabetes_10</text:p>
          </table:table-cell>
          <table:table-cell table:style-name="ce22" office:value-type="float" office:value="0.701" calcext:value-type="float">
            <text:p>0,701</text:p>
          </table:table-cell>
          <table:table-cell table:style-name="ce22" office:value-type="float" office:value="1.605" calcext:value-type="float">
            <text:p>1,605</text:p>
          </table:table-cell>
          <table:table-cell table:style-name="ce22" office:value-type="float" office:value="0.59" calcext:value-type="float">
            <text:p>0,59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36:.B245])" office:value-type="float" office:value="8.085" calcext:value-type="float">
            <text:p>8,085</text:p>
          </table:table-cell>
          <table:table-cell table:style-name="ce23" table:formula="of:=AVERAGE([.C236:.C245])" office:value-type="float" office:value="8.222" calcext:value-type="float">
            <text:p>8,222</text:p>
          </table:table-cell>
          <table:table-cell table:style-name="ce23" table:formula="of:=AVERAGE([.D236:.D245])" office:value-type="float" office:value="8.331" calcext:value-type="float">
            <text:p>8,331</text:p>
          </table:table-cell>
          <table:table-cell table:style-name="ce23" table:number-columns-repeated="2"/>
          <table:table-cell table:style-name="ce23" table:formula="of:=AVERAGE([.G236:.G245])" office:value-type="float" office:value="1.5817" calcext:value-type="float">
            <text:p>1,5817</text:p>
          </table:table-cell>
          <table:table-cell table:style-name="ce23" table:formula="of:=AVERAGE([.H236:.H245])" office:value-type="float" office:value="1.648" calcext:value-type="float">
            <text:p>1,648</text:p>
          </table:table-cell>
          <table:table-cell table:style-name="ce23" table:formula="of:=AVERAGE([.I236:.I245])" office:value-type="float" office:value="1.5983" calcext:value-type="float">
            <text:p>1,598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office:value-type="float" office:value="1196.31" calcext:value-type="float">
            <text:p>1196,31</text:p>
          </table:table-cell>
          <table:table-cell table:style-name="ce22" office:value-type="float" office:value="894.66" calcext:value-type="float">
            <text:p>894,66</text:p>
          </table:table-cell>
          <table:table-cell table:style-name="ce22" office:value-type="float" office:value="649.42" calcext:value-type="float">
            <text:p>649,42</text:p>
          </table:table-cell>
          <table:table-cell table:style-name="ce22"/>
          <table:table-cell table:style-name="ce22" office:value-type="string" calcext:value-type="string">
            <text:p>FA_1</text:p>
          </table:table-cell>
          <table:table-cell table:style-name="ce22" office:value-type="float" office:value="0.343" calcext:value-type="float">
            <text:p>0,343</text:p>
          </table:table-cell>
          <table:table-cell table:style-name="ce22" office:value-type="float" office:value="0.243" calcext:value-type="float">
            <text:p>0,243</text:p>
          </table:table-cell>
          <table:table-cell table:style-name="ce22" office:value-type="float" office:value="0.2823" calcext:value-type="float">
            <text:p>0,28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office:value-type="float" office:value="2319.76" calcext:value-type="float">
            <text:p>2319,76</text:p>
          </table:table-cell>
          <table:table-cell table:style-name="ce22" office:value-type="float" office:value="1431.16" calcext:value-type="float">
            <text:p>1431,16</text:p>
          </table:table-cell>
          <table:table-cell table:style-name="ce22" office:value-type="float" office:value="1089.19" calcext:value-type="float">
            <text:p>1089,19</text:p>
          </table:table-cell>
          <table:table-cell table:style-name="ce22"/>
          <table:table-cell table:style-name="ce22" office:value-type="string" calcext:value-type="string">
            <text:p>FA_2</text:p>
          </table:table-cell>
          <table:table-cell table:style-name="ce22" office:value-type="float" office:value="0.452" calcext:value-type="float">
            <text:p>0,452</text:p>
          </table:table-cell>
          <table:table-cell table:style-name="ce22" office:value-type="float" office:value="0.278" calcext:value-type="float">
            <text:p>0,278</text:p>
          </table:table-cell>
          <table:table-cell table:style-name="ce22" office:value-type="float" office:value="0.209" calcext:value-type="float">
            <text:p>0,2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office:value-type="float" office:value="1511.52" calcext:value-type="float">
            <text:p>1511,52</text:p>
          </table:table-cell>
          <table:table-cell table:style-name="ce22" office:value-type="float" office:value="956.56" calcext:value-type="float">
            <text:p>956,56</text:p>
          </table:table-cell>
          <table:table-cell table:style-name="ce22" office:value-type="float" office:value="703.69" calcext:value-type="float">
            <text:p>703,69</text:p>
          </table:table-cell>
          <table:table-cell table:style-name="ce22"/>
          <table:table-cell table:style-name="ce22" office:value-type="string" calcext:value-type="string">
            <text:p>FA_3</text:p>
          </table:table-cell>
          <table:table-cell table:style-name="ce22" office:value-type="float" office:value="0.479" calcext:value-type="float">
            <text:p>0,479</text:p>
          </table:table-cell>
          <table:table-cell table:style-name="ce22" office:value-type="float" office:value="0.422" calcext:value-type="float">
            <text:p>0,422</text:p>
          </table:table-cell>
          <table:table-cell table:style-name="ce22" office:value-type="float" office:value="0.395" calcext:value-type="float">
            <text:p>0,39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office:value-type="float" office:value="1188.74" calcext:value-type="float">
            <text:p>1188,74</text:p>
          </table:table-cell>
          <table:table-cell table:style-name="ce22" office:value-type="float" office:value="1675.902" calcext:value-type="float">
            <text:p>1675,902</text:p>
          </table:table-cell>
          <table:table-cell table:style-name="ce22" office:value-type="float" office:value="1009.67" calcext:value-type="float">
            <text:p>1009,67</text:p>
          </table:table-cell>
          <table:table-cell table:style-name="ce22"/>
          <table:table-cell table:style-name="ce22" office:value-type="string" calcext:value-type="string">
            <text:p>FA_4</text:p>
          </table:table-cell>
          <table:table-cell table:style-name="ce22" office:value-type="float" office:value="0.521" calcext:value-type="float">
            <text:p>0,521</text:p>
          </table:table-cell>
          <table:table-cell table:style-name="ce22" office:value-type="float" office:value="0.588" calcext:value-type="float">
            <text:p>0,588</text:p>
          </table:table-cell>
          <table:table-cell table:style-name="ce22" office:value-type="float" office:value="0.639" calcext:value-type="float">
            <text:p>0,6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office:value-type="float" office:value="2514.28" calcext:value-type="float">
            <text:p>2514,28</text:p>
          </table:table-cell>
          <table:table-cell table:style-name="ce22" office:value-type="float" office:value="1563.18" calcext:value-type="float">
            <text:p>1563,18</text:p>
          </table:table-cell>
          <table:table-cell table:style-name="ce22" office:value-type="float" office:value="1106.63" calcext:value-type="float">
            <text:p>1106,63</text:p>
          </table:table-cell>
          <table:table-cell table:style-name="ce22"/>
          <table:table-cell table:style-name="ce22" office:value-type="string" calcext:value-type="string">
            <text:p>FA_5</text:p>
          </table:table-cell>
          <table:table-cell table:style-name="ce22" office:value-type="float" office:value="1.064" calcext:value-type="float">
            <text:p>1,064</text:p>
          </table:table-cell>
          <table:table-cell table:style-name="ce22" office:value-type="float" office:value="0.462" calcext:value-type="float">
            <text:p>0,462</text:p>
          </table:table-cell>
          <table:table-cell table:style-name="ce22" office:value-type="float" office:value="0.678" calcext:value-type="float">
            <text:p>0,6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office:value-type="float" office:value="2761.808" calcext:value-type="float">
            <text:p>2761,808</text:p>
          </table:table-cell>
          <table:table-cell table:style-name="ce22" office:value-type="float" office:value="1578.45" calcext:value-type="float">
            <text:p>1578,45</text:p>
          </table:table-cell>
          <table:table-cell table:style-name="ce22" office:value-type="float" office:value="2402.33" calcext:value-type="float">
            <text:p>2402,33</text:p>
          </table:table-cell>
          <table:table-cell table:style-name="ce22"/>
          <table:table-cell table:style-name="ce22" office:value-type="string" calcext:value-type="string">
            <text:p>FA_6</text:p>
          </table:table-cell>
          <table:table-cell table:style-name="ce22" office:value-type="float" office:value="0.441" calcext:value-type="float">
            <text:p>0,441</text:p>
          </table:table-cell>
          <table:table-cell table:style-name="ce22" office:value-type="float" office:value="0.268" calcext:value-type="float">
            <text:p>0,268</text:p>
          </table:table-cell>
          <table:table-cell table:style-name="ce22" office:value-type="float" office:value="0.179" calcext:value-type="float">
            <text:p>0,1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office:value-type="float" office:value="1563.48" calcext:value-type="float">
            <text:p>1563,48</text:p>
          </table:table-cell>
          <table:table-cell table:style-name="ce22" office:value-type="float" office:value="1063.062" calcext:value-type="float">
            <text:p>1063,062</text:p>
          </table:table-cell>
          <table:table-cell table:style-name="ce22" office:value-type="float" office:value="1218.71" calcext:value-type="float">
            <text:p>1218,71</text:p>
          </table:table-cell>
          <table:table-cell table:style-name="ce22"/>
          <table:table-cell table:style-name="ce22" office:value-type="string" calcext:value-type="string">
            <text:p>FA_7</text:p>
          </table:table-cell>
          <table:table-cell table:style-name="ce22" office:value-type="float" office:value="0.285" calcext:value-type="float">
            <text:p>0,285</text:p>
          </table:table-cell>
          <table:table-cell table:style-name="ce22" office:value-type="float" office:value="0.182" calcext:value-type="float">
            <text:p>0,182</text:p>
          </table:table-cell>
          <table:table-cell table:style-name="ce22" office:value-type="float" office:value="0.209" calcext:value-type="float">
            <text:p>0,2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office:value-type="float" office:value="1622.36" calcext:value-type="float">
            <text:p>1622,36</text:p>
          </table:table-cell>
          <table:table-cell table:style-name="ce22" office:value-type="float" office:value="1300.34" calcext:value-type="float">
            <text:p>1300,34</text:p>
          </table:table-cell>
          <table:table-cell table:style-name="ce22" office:value-type="float" office:value="1203.89" calcext:value-type="float">
            <text:p>1203,89</text:p>
          </table:table-cell>
          <table:table-cell table:style-name="ce22"/>
          <table:table-cell table:style-name="ce22" office:value-type="string" calcext:value-type="string">
            <text:p>FA_8</text:p>
          </table:table-cell>
          <table:table-cell table:style-name="ce22" office:value-type="float" office:value="0.486" calcext:value-type="float">
            <text:p>0,486</text:p>
          </table:table-cell>
          <table:table-cell table:style-name="ce22" office:value-type="float" office:value="0.37" calcext:value-type="float">
            <text:p>0,37</text:p>
          </table:table-cell>
          <table:table-cell table:style-name="ce22" office:value-type="float" office:value="0.402" calcext:value-type="float">
            <text:p>0,4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office:value-type="float" office:value="1944.11" calcext:value-type="float">
            <text:p>1944,11</text:p>
          </table:table-cell>
          <table:table-cell table:style-name="ce22" office:value-type="float" office:value="1053.67" calcext:value-type="float">
            <text:p>1053,67</text:p>
          </table:table-cell>
          <table:table-cell table:style-name="ce22" office:value-type="float" office:value="1250.64" calcext:value-type="float">
            <text:p>1250,64</text:p>
          </table:table-cell>
          <table:table-cell table:style-name="ce22"/>
          <table:table-cell table:style-name="ce22" office:value-type="string" calcext:value-type="string">
            <text:p>FA_9</text:p>
          </table:table-cell>
          <table:table-cell table:style-name="ce22" office:value-type="float" office:value="0.568" calcext:value-type="float">
            <text:p>0,568</text:p>
          </table:table-cell>
          <table:table-cell table:style-name="ce22" office:value-type="float" office:value="0.18" calcext:value-type="float">
            <text:p>0,18</text:p>
          </table:table-cell>
          <table:table-cell table:style-name="ce22" office:value-type="float" office:value="0.395" calcext:value-type="float">
            <text:p>0,39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office:value-type="float" office:value="850.43" calcext:value-type="float">
            <text:p>850,43</text:p>
          </table:table-cell>
          <table:table-cell table:style-name="ce22" office:value-type="float" office:value="756.87" calcext:value-type="float">
            <text:p>756,87</text:p>
          </table:table-cell>
          <table:table-cell table:style-name="ce22" office:value-type="float" office:value="808.35" calcext:value-type="float">
            <text:p>808,35</text:p>
          </table:table-cell>
          <table:table-cell table:style-name="ce22"/>
          <table:table-cell table:style-name="ce22" office:value-type="string" calcext:value-type="string">
            <text:p>FA_10</text:p>
          </table:table-cell>
          <table:table-cell table:style-name="ce22" office:value-type="float" office:value="1.202" calcext:value-type="float">
            <text:p>1,202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office:value-type="float" office:value="0.513" calcext:value-type="float">
            <text:p>0,51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49:.B258])" office:value-type="float" office:value="1747.2798" calcext:value-type="float">
            <text:p>1747,2798</text:p>
          </table:table-cell>
          <table:table-cell table:style-name="ce23" table:formula="of:=AVERAGE([.C249:.C258])" office:value-type="float" office:value="1227.3854" calcext:value-type="float">
            <text:p>1227,3854</text:p>
          </table:table-cell>
          <table:table-cell table:style-name="ce23" table:formula="of:=AVERAGE([.D249:.D258])" office:value-type="float" office:value="1144.252" calcext:value-type="float">
            <text:p>1144,252</text:p>
          </table:table-cell>
          <table:table-cell table:style-name="ce23" table:number-columns-repeated="2"/>
          <table:table-cell table:style-name="ce23" table:formula="of:=AVERAGE([.G249:.G258])" office:value-type="float" office:value="0.5841" calcext:value-type="float">
            <text:p>0,5841</text:p>
          </table:table-cell>
          <table:table-cell table:style-name="ce23" table:formula="of:=AVERAGE([.H249:.H258])" office:value-type="float" office:value="0.3285" calcext:value-type="float">
            <text:p>0,3285</text:p>
          </table:table-cell>
          <table:table-cell table:style-name="ce23" table:formula="of:=AVERAGE([.I249:.I258])" office:value-type="float" office:value="0.39013" calcext:value-type="float">
            <text:p>0,3901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8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 table:style-name="ce22" office:value-type="float" office:value="0.356" calcext:value-type="float">
            <text:p>0,356</text:p>
          </table:table-cell>
          <table:table-cell table:style-name="ce22" office:value-type="float" office:value="0.346" calcext:value-type="float">
            <text:p>0,346</text:p>
          </table:table-cell>
          <table:table-cell table:style-name="ce22" office:value-type="float" office:value="0.351" calcext:value-type="float">
            <text:p>0,351</text:p>
          </table:table-cell>
          <table:table-cell table:style-name="ce22"/>
          <table:table-cell table:style-name="ce22" office:value-type="string" calcext:value-type="string">
            <text:p>Mortgage_1</text:p>
          </table:table-cell>
          <table:table-cell table:style-name="ce22" office:value-type="float" office:value="173.15" calcext:value-type="float">
            <text:p>173,15</text:p>
          </table:table-cell>
          <table:table-cell table:style-name="ce22" office:value-type="float" office:value="24.96" calcext:value-type="float">
            <text:p>24,96</text:p>
          </table:table-cell>
          <table:table-cell table:style-name="ce22" office:value-type="float" office:value="45.41" calcext:value-type="float">
            <text:p>45,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office:value-type="float" office:value="0.711" calcext:value-type="float">
            <text:p>0,711</text:p>
          </table:table-cell>
          <table:table-cell table:style-name="ce22" office:value-type="float" office:value="0.71" calcext:value-type="float">
            <text:p>0,71</text:p>
          </table:table-cell>
          <table:table-cell table:style-name="ce22" office:value-type="float" office:value="0.706" calcext:value-type="float">
            <text:p>0,706</text:p>
          </table:table-cell>
          <table:table-cell table:style-name="ce22"/>
          <table:table-cell table:style-name="ce22" office:value-type="string" calcext:value-type="string">
            <text:p>Mortgage_2</text:p>
          </table:table-cell>
          <table:table-cell table:style-name="ce22" office:value-type="float" office:value="42.85" calcext:value-type="float">
            <text:p>42,85</text:p>
          </table:table-cell>
          <table:table-cell table:style-name="ce22" office:value-type="float" office:value="185.13" calcext:value-type="float">
            <text:p>185,13</text:p>
          </table:table-cell>
          <table:table-cell table:style-name="ce22" office:value-type="float" office:value="11.98" calcext:value-type="float">
            <text:p>11,9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 table:style-name="ce22" office:value-type="float" office:value="0.166" calcext:value-type="float">
            <text:p>0,166</text:p>
          </table:table-cell>
          <table:table-cell table:style-name="ce22" office:value-type="float" office:value="0.165" calcext:value-type="float">
            <text:p>0,165</text:p>
          </table:table-cell>
          <table:table-cell table:style-name="ce22" office:value-type="float" office:value="0.166" calcext:value-type="float">
            <text:p>0,166</text:p>
          </table:table-cell>
          <table:table-cell table:style-name="ce22"/>
          <table:table-cell table:style-name="ce22" office:value-type="string" calcext:value-type="string">
            <text:p>Mortgage_3</text:p>
          </table:table-cell>
          <table:table-cell table:style-name="ce22" office:value-type="float" office:value="29.47" calcext:value-type="float">
            <text:p>29,47</text:p>
          </table:table-cell>
          <table:table-cell table:style-name="ce22" office:value-type="float" office:value="185.128" calcext:value-type="float">
            <text:p>185,128</text:p>
          </table:table-cell>
          <table:table-cell table:style-name="ce22" office:value-type="float" office:value="15.43" calcext:value-type="float">
            <text:p>15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office:value-type="float" office:value="0.176" calcext:value-type="float">
            <text:p>0,176</text:p>
          </table:table-cell>
          <table:table-cell table:style-name="ce22" office:value-type="float" office:value="0.183" calcext:value-type="float">
            <text:p>0,183</text:p>
          </table:table-cell>
          <table:table-cell table:style-name="ce22" office:value-type="float" office:value="0.196" calcext:value-type="float">
            <text:p>0,196</text:p>
          </table:table-cell>
          <table:table-cell table:style-name="ce22"/>
          <table:table-cell table:style-name="ce22" office:value-type="string" calcext:value-type="string">
            <text:p>Mortgage_4</text:p>
          </table:table-cell>
          <table:table-cell table:style-name="ce22" office:value-type="float" office:value="19.19" calcext:value-type="float">
            <text:p>19,19</text:p>
          </table:table-cell>
          <table:table-cell table:style-name="ce22" office:value-type="float" office:value="92.25" calcext:value-type="float">
            <text:p>92,25</text:p>
          </table:table-cell>
          <table:table-cell table:style-name="ce22" office:value-type="float" office:value="37.25" calcext:value-type="float">
            <text:p>37,2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 office:value-type="float" office:value="0.471" calcext:value-type="float">
            <text:p>0,471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/>
          <table:table-cell table:style-name="ce22" office:value-type="string" calcext:value-type="string">
            <text:p>Mortgage_5</text:p>
          </table:table-cell>
          <table:table-cell table:style-name="ce22" office:value-type="float" office:value="49.26" calcext:value-type="float">
            <text:p>49,26</text:p>
          </table:table-cell>
          <table:table-cell table:style-name="ce22" office:value-type="float" office:value="26.01" calcext:value-type="float">
            <text:p>26,01</text:p>
          </table:table-cell>
          <table:table-cell table:style-name="ce22" office:value-type="float" office:value="105.83" calcext:value-type="float">
            <text:p>105,8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 table:style-name="ce22" office:value-type="float" office:value="0.0899" calcext:value-type="float">
            <text:p>0,0899</text:p>
          </table:table-cell>
          <table:table-cell table:style-name="ce22" office:value-type="float" office:value="0.084" calcext:value-type="float">
            <text:p>0,084</text:p>
          </table:table-cell>
          <table:table-cell table:style-name="ce22" office:value-type="float" office:value="0.089" calcext:value-type="float">
            <text:p>0,089</text:p>
          </table:table-cell>
          <table:table-cell table:style-name="ce22"/>
          <table:table-cell table:style-name="ce22" office:value-type="string" calcext:value-type="string">
            <text:p>Mortgage_6</text:p>
          </table:table-cell>
          <table:table-cell table:style-name="ce22" office:value-type="float" office:value="117.99" calcext:value-type="float">
            <text:p>117,99</text:p>
          </table:table-cell>
          <table:table-cell table:style-name="ce22" office:value-type="float" office:value="76.47" calcext:value-type="float">
            <text:p>76,47</text:p>
          </table:table-cell>
          <table:table-cell table:style-name="ce22" office:value-type="float" office:value="73.19" calcext:value-type="float">
            <text:p>73,1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office:value-type="float" office:value="0.382" calcext:value-type="float">
            <text:p>0,382</text:p>
          </table:table-cell>
          <table:table-cell table:style-name="ce22" office:value-type="float" office:value="0.35" calcext:value-type="float">
            <text:p>0,35</text:p>
          </table:table-cell>
          <table:table-cell table:style-name="ce22" office:value-type="float" office:value="0.308" calcext:value-type="float">
            <text:p>0,308</text:p>
          </table:table-cell>
          <table:table-cell table:style-name="ce22"/>
          <table:table-cell table:style-name="ce22" office:value-type="string" calcext:value-type="string">
            <text:p>Mortgage_7</text:p>
          </table:table-cell>
          <table:table-cell table:style-name="ce22" office:value-type="float" office:value="11.416" calcext:value-type="float">
            <text:p>11,416</text:p>
          </table:table-cell>
          <table:table-cell table:style-name="ce22" office:value-type="float" office:value="61.802" calcext:value-type="float">
            <text:p>61,802</text:p>
          </table:table-cell>
          <table:table-cell table:style-name="ce22" office:value-type="float" office:value="34.32" calcext:value-type="float">
            <text:p>34,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office:value-type="float" office:value="0.137" calcext:value-type="float">
            <text:p>0,137</text:p>
          </table:table-cell>
          <table:table-cell table:style-name="ce22" office:value-type="float" office:value="0.148" calcext:value-type="float">
            <text:p>0,148</text:p>
          </table:table-cell>
          <table:table-cell table:style-name="ce22" office:value-type="float" office:value="0.141" calcext:value-type="float">
            <text:p>0,141</text:p>
          </table:table-cell>
          <table:table-cell table:style-name="ce22"/>
          <table:table-cell table:style-name="ce22" office:value-type="string" calcext:value-type="string">
            <text:p>Mortgage_8</text:p>
          </table:table-cell>
          <table:table-cell table:style-name="ce22" office:value-type="float" office:value="216.398" calcext:value-type="float">
            <text:p>216,398</text:p>
          </table:table-cell>
          <table:table-cell table:style-name="ce22" office:value-type="float" office:value="1.447" calcext:value-type="float">
            <text:p>1,447</text:p>
          </table:table-cell>
          <table:table-cell table:style-name="ce22" office:value-type="float" office:value="148.41" calcext:value-type="float">
            <text:p>148,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office:value-type="float" office:value="0.241" calcext:value-type="float">
            <text:p>0,241</text:p>
          </table:table-cell>
          <table:table-cell table:style-name="ce22" office:value-type="float" office:value="0.228" calcext:value-type="float">
            <text:p>0,228</text:p>
          </table:table-cell>
          <table:table-cell table:style-name="ce22" office:value-type="float" office:value="0.229" calcext:value-type="float">
            <text:p>0,229</text:p>
          </table:table-cell>
          <table:table-cell table:style-name="ce22"/>
          <table:table-cell table:style-name="ce22" office:value-type="string" calcext:value-type="string">
            <text:p>Mortgage_9</text:p>
          </table:table-cell>
          <table:table-cell table:style-name="ce22" office:value-type="float" office:value="44.59" calcext:value-type="float">
            <text:p>44,59</text:p>
          </table:table-cell>
          <table:table-cell table:style-name="ce22" office:value-type="float" office:value="11.224" calcext:value-type="float">
            <text:p>11,224</text:p>
          </table:table-cell>
          <table:table-cell table:style-name="ce22" office:value-type="float" office:value="33.06" calcext:value-type="float">
            <text:p>33,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 table:style-name="ce22" office:value-type="float" office:value="0.1795" calcext:value-type="float">
            <text:p>0,1795</text:p>
          </table:table-cell>
          <table:table-cell table:style-name="ce22" office:value-type="float" office:value="0.173" calcext:value-type="float">
            <text:p>0,173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/>
          <table:table-cell table:style-name="ce22" office:value-type="string" calcext:value-type="string">
            <text:p>Mortgage_10</text:p>
          </table:table-cell>
          <table:table-cell table:style-name="ce22" office:value-type="float" office:value="114.299" calcext:value-type="float">
            <text:p>114,299</text:p>
          </table:table-cell>
          <table:table-cell table:style-name="ce22" office:value-type="float" office:value="16.498" calcext:value-type="float">
            <text:p>16,498</text:p>
          </table:table-cell>
          <table:table-cell table:style-name="ce22" office:value-type="float" office:value="21.58" calcext:value-type="float">
            <text:p>21,58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62:.B271])" office:value-type="float" office:value="0.28964" calcext:value-type="float">
            <text:p>0,28964</text:p>
          </table:table-cell>
          <table:table-cell table:style-name="ce23" table:formula="of:=AVERAGE([.C262:.C271])" office:value-type="float" office:value="0.2858" calcext:value-type="float">
            <text:p>0,2858</text:p>
          </table:table-cell>
          <table:table-cell table:style-name="ce23" table:formula="of:=AVERAGE([.D262:.D271])" office:value-type="float" office:value="0.2823" calcext:value-type="float">
            <text:p>0,2823</text:p>
          </table:table-cell>
          <table:table-cell table:style-name="ce23" table:number-columns-repeated="2"/>
          <table:table-cell table:style-name="ce23" table:formula="of:=AVERAGE([.G262:.G271])" office:value-type="float" office:value="81.8613" calcext:value-type="float">
            <text:p>81,8613</text:p>
          </table:table-cell>
          <table:table-cell table:style-name="ce23" table:formula="of:=AVERAGE([.H262:.H271])" office:value-type="float" office:value="68.0919" calcext:value-type="float">
            <text:p>68,0919</text:p>
          </table:table-cell>
          <table:table-cell table:style-name="ce23" table:formula="of:=AVERAGE([.I262:.I271])" office:value-type="float" office:value="52.646" calcext:value-type="float">
            <text:p>52,646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office:value-type="float" office:value="0.103" calcext:value-type="float">
            <text:p>0,103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/>
          <table:table-cell table:style-name="ce22" office:value-type="string" calcext:value-type="string">
            <text:p>PY_1</text:p>
          </table:table-cell>
          <table:table-cell table:style-name="ce22" office:value-type="float" office:value="0.382" calcext:value-type="float">
            <text:p>0,382</text:p>
          </table:table-cell>
          <table:table-cell table:style-name="ce22" office:value-type="float" office:value="0.918" calcext:value-type="float">
            <text:p>0,918</text:p>
          </table:table-cell>
          <table:table-cell table:style-name="ce22" office:value-type="float" office:value="0.621" calcext:value-type="float">
            <text:p>0,6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 table:style-name="ce22" office:value-type="float" office:value="0.0348" calcext:value-type="float">
            <text:p>0,0348</text:p>
          </table:table-cell>
          <table:table-cell table:style-name="ce22" office:value-type="float" office:value="0.046" calcext:value-type="float">
            <text:p>0,046</text:p>
          </table:table-cell>
          <table:table-cell table:style-name="ce22" office:value-type="float" office:value="0.045" calcext:value-type="float">
            <text:p>0,045</text:p>
          </table:table-cell>
          <table:table-cell table:style-name="ce22"/>
          <table:table-cell table:style-name="ce22" office:value-type="string" calcext:value-type="string">
            <text:p>PY_2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043" calcext:value-type="float">
            <text:p>0,043</text:p>
          </table:table-cell>
          <table:table-cell table:style-name="ce22" office:value-type="float" office:value="0.135" calcext:value-type="float">
            <text:p>0,1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 office:value-type="float" office:value="0.109" calcext:value-type="float">
            <text:p>0,109</text:p>
          </table:table-cell>
          <table:table-cell table:style-name="ce22" office:value-type="float" office:value="0.11" calcext:value-type="float">
            <text:p>0,11</text:p>
          </table:table-cell>
          <table:table-cell table:style-name="ce22"/>
          <table:table-cell table:style-name="ce22" office:value-type="string" calcext:value-type="string">
            <text:p>PY_3</text:p>
          </table:table-cell>
          <table:table-cell table:style-name="ce22" office:value-type="float" office:value="0.056" calcext:value-type="float">
            <text:p>0,056</text:p>
          </table:table-cell>
          <table:table-cell table:style-name="ce22" office:value-type="float" office:value="0.022" calcext:value-type="float">
            <text:p>0,022</text:p>
          </table:table-cell>
          <table:table-cell table:style-name="ce22" office:value-type="float" office:value="0.042" calcext:value-type="float">
            <text:p>0,0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office:value-type="float" office:value="0.088" calcext:value-type="float">
            <text:p>0,088</text:p>
          </table:table-cell>
          <table:table-cell table:style-name="ce22" office:value-type="float" office:value="0.086" calcext:value-type="float">
            <text:p>0,086</text:p>
          </table:table-cell>
          <table:table-cell table:style-name="ce22" office:value-type="float" office:value="0.087" calcext:value-type="float">
            <text:p>0,087</text:p>
          </table:table-cell>
          <table:table-cell table:style-name="ce22"/>
          <table:table-cell table:style-name="ce22" office:value-type="string" calcext:value-type="string">
            <text:p>PY_4</text:p>
          </table:table-cell>
          <table:table-cell table:style-name="ce22" office:value-type="float" office:value="0.0261" calcext:value-type="float">
            <text:p>0,0261</text:p>
          </table:table-cell>
          <table:table-cell table:style-name="ce22" office:value-type="float" office:value="0.013" calcext:value-type="float">
            <text:p>0,013</text:p>
          </table:table-cell>
          <table:table-cell table:style-name="ce22" office:value-type="float" office:value="0.0179" calcext:value-type="float">
            <text:p>0,01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 table:number-columns-repeated="2" table:style-name="ce22" office:value-type="float" office:value="0.124" calcext:value-type="float">
            <text:p>0,124</text:p>
          </table:table-cell>
          <table:table-cell table:style-name="ce22" office:value-type="float" office:value="0.121" calcext:value-type="float">
            <text:p>0,121</text:p>
          </table:table-cell>
          <table:table-cell table:style-name="ce22"/>
          <table:table-cell table:style-name="ce22" office:value-type="string" calcext:value-type="string">
            <text:p>PY_5</text:p>
          </table:table-cell>
          <table:table-cell table:style-name="ce22" office:value-type="float" office:value="0.089" calcext:value-type="float">
            <text:p>0,089</text:p>
          </table:table-cell>
          <table:table-cell table:style-name="ce22" office:value-type="float" office:value="0.0202" calcext:value-type="float">
            <text:p>0,0202</text:p>
          </table:table-cell>
          <table:table-cell table:style-name="ce22" office:value-type="float" office:value="0.043" calcext:value-type="float">
            <text:p>0,0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office:value-type="float" office:value="0.061" calcext:value-type="float">
            <text:p>0,061</text:p>
          </table:table-cell>
          <table:table-cell table:number-columns-repeated="2" table:style-name="ce22" office:value-type="float" office:value="0.062" calcext:value-type="float">
            <text:p>0,062</text:p>
          </table:table-cell>
          <table:table-cell table:style-name="ce22"/>
          <table:table-cell table:style-name="ce22" office:value-type="string" calcext:value-type="string">
            <text:p>PY_6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 office:value-type="float" office:value="0.206" calcext:value-type="float">
            <text:p>0,206</text:p>
          </table:table-cell>
          <table:table-cell table:style-name="ce22" office:value-type="float" office:value="0.878" calcext:value-type="float">
            <text:p>0,8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office:value-type="float" office:value="0.0358" calcext:value-type="float">
            <text:p>0,0358</text:p>
          </table:table-cell>
          <table:table-cell table:number-columns-repeated="2" table:style-name="ce22" office:value-type="float" office:value="0.036" calcext:value-type="float">
            <text:p>0,036</text:p>
          </table:table-cell>
          <table:table-cell table:style-name="ce22"/>
          <table:table-cell table:style-name="ce22" office:value-type="string" calcext:value-type="string">
            <text:p>PY_7</text:p>
          </table:table-cell>
          <table:table-cell table:style-name="ce22" office:value-type="float" office:value="0.214" calcext:value-type="float">
            <text:p>0,214</text:p>
          </table:table-cell>
          <table:table-cell table:style-name="ce22" office:value-type="float" office:value="0.398" calcext:value-type="float">
            <text:p>0,398</text:p>
          </table:table-cell>
          <table:table-cell table:style-name="ce22" office:value-type="float" office:value="0.43" calcext:value-type="float">
            <text:p>0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office:value-type="float" office:value="0.075" calcext:value-type="float">
            <text:p>0,075</text:p>
          </table:table-cell>
          <table:table-cell table:style-name="ce22" office:value-type="float" office:value="0.084" calcext:value-type="float">
            <text:p>0,084</text:p>
          </table:table-cell>
          <table:table-cell table:style-name="ce22" office:value-type="float" office:value="0.078" calcext:value-type="float">
            <text:p>0,078</text:p>
          </table:table-cell>
          <table:table-cell table:style-name="ce22"/>
          <table:table-cell table:style-name="ce22" office:value-type="string" calcext:value-type="string">
            <text:p>PY_8</text:p>
          </table:table-cell>
          <table:table-cell table:style-name="ce22" office:value-type="float" office:value="0.053" calcext:value-type="float">
            <text:p>0,053</text:p>
          </table:table-cell>
          <table:table-cell table:style-name="ce22" office:value-type="float" office:value="0.0058" calcext:value-type="float">
            <text:p>0,0058</text:p>
          </table:table-cell>
          <table:table-cell table:style-name="ce22" office:value-type="float" office:value="0.05" calcext:value-type="float">
            <text:p>0,0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 table:style-name="ce22" office:value-type="float" office:value="0.0969" calcext:value-type="float">
            <text:p>0,0969</text:p>
          </table:table-cell>
          <table:table-cell table:number-columns-repeated="2" table:style-name="ce22" office:value-type="float" office:value="0.096" calcext:value-type="float">
            <text:p>0,096</text:p>
          </table:table-cell>
          <table:table-cell table:style-name="ce22"/>
          <table:table-cell table:style-name="ce22" office:value-type="string" calcext:value-type="string">
            <text:p>PY_9</text:p>
          </table:table-cell>
          <table:table-cell table:style-name="ce22" office:value-type="float" office:value="0.138" calcext:value-type="float">
            <text:p>0,138</text:p>
          </table:table-cell>
          <table:table-cell table:style-name="ce22" office:value-type="float" office:value="0.039" calcext:value-type="float">
            <text:p>0,039</text:p>
          </table:table-cell>
          <table:table-cell table:style-name="ce22" office:value-type="float" office:value="0.118" calcext:value-type="float">
            <text:p>0,1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office:value-type="float" office:value="0.074" calcext:value-type="float">
            <text:p>0,074</text:p>
          </table:table-cell>
          <table:table-cell table:number-columns-repeated="2" table:style-name="ce22" office:value-type="float" office:value="0.051" calcext:value-type="float">
            <text:p>0,051</text:p>
          </table:table-cell>
          <table:table-cell table:style-name="ce22"/>
          <table:table-cell table:style-name="ce22" office:value-type="string" calcext:value-type="string">
            <text:p>PY_10</text:p>
          </table:table-cell>
          <table:table-cell table:style-name="ce22" office:value-type="float" office:value="0.0188" calcext:value-type="float">
            <text:p>0,0188</text:p>
          </table:table-cell>
          <table:table-cell table:style-name="ce22" office:value-type="float" office:value="0.097" calcext:value-type="float">
            <text:p>0,097</text:p>
          </table:table-cell>
          <table:table-cell table:style-name="ce22" office:value-type="float" office:value="0.055" calcext:value-type="float">
            <text:p>0,055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74:.B283])" office:value-type="float" office:value="0.07995" calcext:value-type="float">
            <text:p>0,07995</text:p>
          </table:table-cell>
          <table:table-cell table:style-name="ce23" table:formula="of:=AVERAGE([.C274:.C283])" office:value-type="float" office:value="0.0796" calcext:value-type="float">
            <text:p>0,0796</text:p>
          </table:table-cell>
          <table:table-cell table:style-name="ce23" table:formula="of:=AVERAGE([.D274:.D283])" office:value-type="float" office:value="0.0793" calcext:value-type="float">
            <text:p>0,0793</text:p>
          </table:table-cell>
          <table:table-cell table:style-name="ce23" table:number-columns-repeated="2"/>
          <table:table-cell table:style-name="ce23" table:formula="of:=AVERAGE([.G274:.G283])" office:value-type="float" office:value="0.13659" calcext:value-type="float">
            <text:p>0,13659</text:p>
          </table:table-cell>
          <table:table-cell table:style-name="ce23" table:formula="of:=AVERAGE([.H274:.H283])" office:value-type="float" office:value="0.1762" calcext:value-type="float">
            <text:p>0,1762</text:p>
          </table:table-cell>
          <table:table-cell table:style-name="ce23" table:formula="of:=AVERAGE([.I274:.I283])" office:value-type="float" office:value="0.23899" calcext:value-type="float">
            <text:p>0,23899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8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 office:value-type="float" office:value="11.75" calcext:value-type="float">
            <text:p>11,75</text:p>
          </table:table-cell>
          <table:table-cell table:style-name="ce22" office:value-type="float" office:value="8.5" calcext:value-type="float">
            <text:p>8,5</text:p>
          </table:table-cell>
          <table:table-cell table:style-name="ce22" office:value-type="float" office:value="8.48" calcext:value-type="float">
            <text:p>8,48</text:p>
          </table:table-cell>
          <table:table-cell table:style-name="ce22"/>
          <table:table-cell table:style-name="ce22" office:value-type="string" calcext:value-type="string">
            <text:p>TREASURY_1</text:p>
          </table:table-cell>
          <table:table-cell table:style-name="ce22" office:value-type="float" office:value="43.73" calcext:value-type="float">
            <text:p>43,73</text:p>
          </table:table-cell>
          <table:table-cell table:style-name="ce22" office:value-type="float" office:value="161.36" calcext:value-type="float">
            <text:p>161,36</text:p>
          </table:table-cell>
          <table:table-cell table:style-name="ce22" office:value-type="float" office:value="15.23" calcext:value-type="float">
            <text:p>15,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 office:value-type="float" office:value="7.55" calcext:value-type="float">
            <text:p>7,55</text:p>
          </table:table-cell>
          <table:table-cell table:style-name="ce22" office:value-type="float" office:value="7.47" calcext:value-type="float">
            <text:p>7,47</text:p>
          </table:table-cell>
          <table:table-cell table:style-name="ce22" office:value-type="float" office:value="7.3" calcext:value-type="float">
            <text:p>7,3</text:p>
          </table:table-cell>
          <table:table-cell table:style-name="ce22"/>
          <table:table-cell table:style-name="ce22" office:value-type="string" calcext:value-type="string">
            <text:p>TREASURY_2</text:p>
          </table:table-cell>
          <table:table-cell table:style-name="ce22" office:value-type="float" office:value="52.03" calcext:value-type="float">
            <text:p>52,03</text:p>
          </table:table-cell>
          <table:table-cell table:style-name="ce22" office:value-type="float" office:value="120.67" calcext:value-type="float">
            <text:p>120,67</text:p>
          </table:table-cell>
          <table:table-cell table:style-name="ce22" office:value-type="float" office:value="307" calcext:value-type="float">
            <text:p>30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 office:value-type="float" office:value="12.76" calcext:value-type="float">
            <text:p>12,76</text:p>
          </table:table-cell>
          <table:table-cell table:style-name="ce22" office:value-type="float" office:value="9.13" calcext:value-type="float">
            <text:p>9,13</text:p>
          </table:table-cell>
          <table:table-cell table:style-name="ce22" office:value-type="float" office:value="9.29" calcext:value-type="float">
            <text:p>9,29</text:p>
          </table:table-cell>
          <table:table-cell table:style-name="ce22"/>
          <table:table-cell table:style-name="ce22" office:value-type="string" calcext:value-type="string">
            <text:p>TREASURY_3</text:p>
          </table:table-cell>
          <table:table-cell table:style-name="ce22" office:value-type="float" office:value="70.03" calcext:value-type="float">
            <text:p>70,03</text:p>
          </table:table-cell>
          <table:table-cell table:style-name="ce22" office:value-type="float" office:value="9.918" calcext:value-type="float">
            <text:p>9,918</text:p>
          </table:table-cell>
          <table:table-cell table:style-name="ce22" office:value-type="float" office:value="14.14" calcext:value-type="float">
            <text:p>14,1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7.56" calcext:value-type="float">
            <text:p>7,56</text:p>
          </table:table-cell>
          <table:table-cell table:style-name="ce22" office:value-type="float" office:value="7.59" calcext:value-type="float">
            <text:p>7,59</text:p>
          </table:table-cell>
          <table:table-cell table:style-name="ce22"/>
          <table:table-cell table:style-name="ce22" office:value-type="string" calcext:value-type="string">
            <text:p>TREASURY_4</text:p>
          </table:table-cell>
          <table:table-cell table:style-name="ce22" office:value-type="float" office:value="25.007" calcext:value-type="float">
            <text:p>25,007</text:p>
          </table:table-cell>
          <table:table-cell table:style-name="ce22" office:value-type="float" office:value="15.54" calcext:value-type="float">
            <text:p>15,54</text:p>
          </table:table-cell>
          <table:table-cell table:style-name="ce22" office:value-type="float" office:value="31.29" calcext:value-type="float">
            <text:p>31,2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38" calcext:value-type="float">
            <text:p>7,38</text:p>
          </table:table-cell>
          <table:table-cell table:style-name="ce22"/>
          <table:table-cell table:style-name="ce22" office:value-type="string" calcext:value-type="string">
            <text:p>TREASURY_5</text:p>
          </table:table-cell>
          <table:table-cell table:style-name="ce22" office:value-type="float" office:value="105.205" calcext:value-type="float">
            <text:p>105,205</text:p>
          </table:table-cell>
          <table:table-cell table:style-name="ce22" office:value-type="float" office:value="98.476" calcext:value-type="float">
            <text:p>98,476</text:p>
          </table:table-cell>
          <table:table-cell table:style-name="ce22" office:value-type="float" office:value="16.72" calcext:value-type="float">
            <text:p>16,7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84" calcext:value-type="float">
            <text:p>7,84</text:p>
          </table:table-cell>
          <table:table-cell table:style-name="ce22"/>
          <table:table-cell table:style-name="ce22" office:value-type="string" calcext:value-type="string">
            <text:p>TREASURY_6</text:p>
          </table:table-cell>
          <table:table-cell table:style-name="ce22" office:value-type="float" office:value="66.18" calcext:value-type="float">
            <text:p>66,18</text:p>
          </table:table-cell>
          <table:table-cell table:style-name="ce22" office:value-type="float" office:value="178.3" calcext:value-type="float">
            <text:p>178,3</text:p>
          </table:table-cell>
          <table:table-cell table:style-name="ce22" office:value-type="float" office:value="186.12" calcext:value-type="float">
            <text:p>186,1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9.18" calcext:value-type="float">
            <text:p>9,18</text:p>
          </table:table-cell>
          <table:table-cell table:style-name="ce22"/>
          <table:table-cell table:style-name="ce22" office:value-type="string" calcext:value-type="string">
            <text:p>TREASURY_7</text:p>
          </table:table-cell>
          <table:table-cell table:style-name="ce22" office:value-type="float" office:value="24.97" calcext:value-type="float">
            <text:p>24,97</text:p>
          </table:table-cell>
          <table:table-cell table:style-name="ce22" office:value-type="float" office:value="39.77" calcext:value-type="float">
            <text:p>39,77</text:p>
          </table:table-cell>
          <table:table-cell table:style-name="ce22" office:value-type="float" office:value="150.76" calcext:value-type="float">
            <text:p>150,7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49" calcext:value-type="float">
            <text:p>7,49</text:p>
          </table:table-cell>
          <table:table-cell table:style-name="ce22"/>
          <table:table-cell table:style-name="ce22" office:value-type="string" calcext:value-type="string">
            <text:p>TREASURY_8</text:p>
          </table:table-cell>
          <table:table-cell table:style-name="ce22" office:value-type="float" office:value="62.97" calcext:value-type="float">
            <text:p>62,97</text:p>
          </table:table-cell>
          <table:table-cell table:style-name="ce22" office:value-type="float" office:value="7.334" calcext:value-type="float">
            <text:p>7,334</text:p>
          </table:table-cell>
          <table:table-cell table:style-name="ce22" office:value-type="float" office:value="15.38" calcext:value-type="float">
            <text:p>15,3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 table:number-columns-repeated="2"/>
          <table:table-cell table:style-name="ce22" office:value-type="float" office:value="6.81" calcext:value-type="float">
            <text:p>6,81</text:p>
          </table:table-cell>
          <table:table-cell table:style-name="ce22"/>
          <table:table-cell table:style-name="ce22" office:value-type="string" calcext:value-type="string">
            <text:p>TREASURY_9</text:p>
          </table:table-cell>
          <table:table-cell table:style-name="ce22" office:value-type="float" office:value="52.8" calcext:value-type="float">
            <text:p>52,8</text:p>
          </table:table-cell>
          <table:table-cell table:style-name="ce22" office:value-type="float" office:value="50.76" calcext:value-type="float">
            <text:p>50,76</text:p>
          </table:table-cell>
          <table:table-cell table:style-name="ce22" office:value-type="float" office:value="18.16" calcext:value-type="float">
            <text:p>18,1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 office:value-type="float" office:value="7.25" calcext:value-type="float">
            <text:p>7,25</text:p>
          </table:table-cell>
          <table:table-cell table:style-name="ce22"/>
          <table:table-cell table:style-name="ce22" office:value-type="float" office:value="7.93" calcext:value-type="float">
            <text:p>7,93</text:p>
          </table:table-cell>
          <table:table-cell table:style-name="ce22"/>
          <table:table-cell table:style-name="ce22" office:value-type="string" calcext:value-type="string">
            <text:p>TREASURY_10</text:p>
          </table:table-cell>
          <table:table-cell table:style-name="ce22" office:value-type="float" office:value="25.26" calcext:value-type="float">
            <text:p>25,26</text:p>
          </table:table-cell>
          <table:table-cell table:style-name="ce22" office:value-type="float" office:value="187.87" calcext:value-type="float">
            <text:p>187,87</text:p>
          </table:table-cell>
          <table:table-cell table:style-name="ce22" office:value-type="float" office:value="59.53" calcext:value-type="float">
            <text:p>59,5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87:.B296])" office:value-type="float" office:value="9.8275" calcext:value-type="float">
            <text:p>9,8275</text:p>
          </table:table-cell>
          <table:table-cell table:style-name="ce23" table:formula="of:=AVERAGE([.C287:.C296])" office:value-type="float" office:value="8.165" calcext:value-type="float">
            <text:p>8,165</text:p>
          </table:table-cell>
          <table:table-cell table:style-name="ce23" table:formula="of:=AVERAGE([.D287:.D296])" office:value-type="float" office:value="7.929" calcext:value-type="float">
            <text:p>7,929</text:p>
          </table:table-cell>
          <table:table-cell table:style-name="ce23" table:number-columns-repeated="2"/>
          <table:table-cell table:style-name="ce23" table:formula="of:=AVERAGE([.G287:.G296])" office:value-type="float" office:value="52.8182" calcext:value-type="float">
            <text:p>52,8182</text:p>
          </table:table-cell>
          <table:table-cell table:style-name="ce23" table:formula="of:=AVERAGE([.H287:.H296])" office:value-type="float" office:value="86.9998" calcext:value-type="float">
            <text:p>86,9998</text:p>
          </table:table-cell>
          <table:table-cell table:style-name="ce23" table:formula="of:=AVERAGE([.I287:.I296])" office:value-type="float" office:value="81.433" calcext:value-type="float">
            <text:p>81,433</text:p>
          </table:table-cell>
          <table:table-cell table:number-columns-repeated="16369"/>
        </table:table-row>
        <table:table-row table:style-name="ro1">
          <table:table-cell table:style-name="Default"/>
          <table:table-cell table:style-name="ce7" table:number-columns-repeated="2"/>
          <table:table-cell table:style-name="Default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office:value-type="float" office:value="0.0264" calcext:value-type="float">
            <text:p>0,0264</text:p>
          </table:table-cell>
          <table:table-cell table:style-name="ce22" office:value-type="float" office:value="0.0272" calcext:value-type="float">
            <text:p>0,0272</text:p>
          </table:table-cell>
          <table:table-cell table:style-name="ce22" office:value-type="float" office:value="0.0306" calcext:value-type="float">
            <text:p>0,0306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 table:number-columns-repeated="2"/>
          <table:table-cell table:style-name="ce22" office:value-type="float" office:value="0.0274" calcext:value-type="float">
            <text:p>0,027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 table:number-columns-repeated="2"/>
          <table:table-cell table:style-name="ce22" office:value-type="float" office:value="0.0254" calcext:value-type="float">
            <text:p>0,025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 table:number-columns-repeated="2"/>
          <table:table-cell table:style-name="ce22" office:value-type="float" office:value="0.0409" calcext:value-type="float">
            <text:p>0,0409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300:.B309])" office:value-type="float" office:value="0.0264" calcext:value-type="float">
            <text:p>0,0264</text:p>
          </table:table-cell>
          <table:table-cell table:style-name="ce23" table:formula="of:=AVERAGE([.C300:.C309])" office:value-type="float" office:value="0.0272" calcext:value-type="float">
            <text:p>0,0272</text:p>
          </table:table-cell>
          <table:table-cell table:style-name="ce23" table:formula="of:=AVERAGE([.D300:.D309])" office:value-type="float" office:value="0.031075" calcext:value-type="float">
            <text:p>0,031075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7" table:number-columns-repeated="2"/>
          <table:table-cell table:style-name="Default"/>
          <table:table-cell/>
          <table:table-cell table:style-name="ce19" table:number-columns-repeated="4"/>
          <table:table-cell table:number-columns-repeated="16369"/>
        </table:table-row>
        <table:table-row table:style-name="ro1" table:number-rows-repeated="6">
          <table:table-cell table:style-name="Default"/>
          <table:table-cell table:style-name="ce7" table:number-columns-repeated="2"/>
          <table:table-cell table:style-name="Default" table:number-columns-repeated="6"/>
          <table:table-cell table:number-columns-repeated="16369"/>
        </table:table-row>
        <table:table-row table:style-name="ro1" table:number-rows-repeated="6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19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 table:number-rows-repeated="10">
          <table:table-cell table:number-columns-repeated="16378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 table:number-rows-repeated="1048227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gens_experiment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3" table:default-cell-style-name="ce20"/>
        <table:table-column table:style-name="co4" table:default-cell-style-name="ce20"/>
        <table:table-column table:style-name="co2" table:default-cell-style-name="ce20"/>
        <table:table-column table:style-name="co3" table:number-columns-repeated="16371" table:default-cell-style-name="ce20"/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19" table:number-columns-repeated="2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19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table:number-columns-repeated="3" office:value-type="percentage" office:value="0.3" calcext:value-type="percentage">
            <text:p>3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table:number-columns-repeated="2"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office:value-type="percentage" office:value="0.2933" calcext:value-type="percentage">
            <text:p>29,33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2:.B11])" office:value-type="string" office:string-value="" calcext:value-type="error">
            <text:p>#DIV/0!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2:.G11])" office:value-type="percentage" office:value="0.16999" calcext:value-type="percentage">
            <text:p>17,00%</text:p>
          </table:table-cell>
          <table:table-cell table:style-name="ce21" table:formula="of:=AVERAGE([.H2:.H11])" office:value-type="percentage" office:value="0.17" calcext:value-type="percentage">
            <text:p>17,00%</text:p>
          </table:table-cell>
          <table:table-cell table:style-name="ce21" table:formula="of:=AVERAGE([.I2:.I11])" office:value-type="percentage" office:value="0.15" calcext:value-type="percentage">
            <text:p>15,00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3353" calcext:value-type="percentage">
            <text:p>33,53%</text:p>
          </table:table-cell>
          <table:table-cell office:value-type="percentage" office:value="0.2647" calcext:value-type="percentage">
            <text:p>26,47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812" calcext:value-type="percentage">
            <text:p>8,1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551" calcext:value-type="percentage">
            <text:p>15,51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899" calcext:value-type="percentage">
            <text:p>28,99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1882" calcext:value-type="percentage">
            <text:p>18,82%</text:p>
          </table:table-cell>
          <table:table-cell office:value-type="percentage" office:value="0.0817" calcext:value-type="percentage">
            <text:p>8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1585" calcext:value-type="percentage">
            <text:p>15,85%</text:p>
          </table:table-cell>
          <table:table-cell office:value-type="percentage" office:value="0.3329" calcext:value-type="percentage">
            <text:p>33,29%</text:p>
          </table:table-cell>
          <table:table-cell office:value-type="percentage" office:value="0.2609" calcext:value-type="percentage">
            <text:p>26,09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382" calcext:value-type="percentage">
            <text:p>13,82%</text:p>
          </table:table-cell>
          <table:table-cell office:value-type="percentage" office:value="0.2425" calcext:value-type="percentage">
            <text:p>24,25%</text:p>
          </table:table-cell>
          <table:table-cell office:value-type="percentage" office:value="0.1124" calcext:value-type="percentage">
            <text:p>11,2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1449" calcext:value-type="percentage">
            <text:p>14,49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1129" calcext:value-type="percentage">
            <text:p>11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135" calcext:value-type="percentage">
            <text:p>21,35%</text:p>
          </table:table-cell>
          <table:table-cell office:value-type="percentage" office:value="0.1169" calcext:value-type="percentage">
            <text:p>11,69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1452" calcext:value-type="percentage">
            <text:p>14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2488" calcext:value-type="percentage">
            <text:p>24,88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629" calcext:value-type="percentage">
            <text:p>6,29%</text:p>
          </table:table-cell>
          <table:table-cell office:value-type="percentage" office:value="0.0323" calcext:value-type="percentage">
            <text:p>3,23%</text:p>
          </table:table-cell>
          <table:table-cell office:value-type="percentage" office:value="0.0328" calcext:value-type="percentage">
            <text:p>3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633" calcext:value-type="percentage">
            <text:p>46,33%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157" calcext:value-type="percentage">
            <text:p>15,70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613" calcext:value-type="percentage">
            <text:p>16,13%</text:p>
          </table:table-cell>
          <table:table-cell office:value-type="percentage" office:value="0.2274" calcext:value-type="percentage">
            <text:p>22,74%</text:p>
          </table:table-cell>
          <table:table-cell office:value-type="percentage" office:value="0.1629" calcext:value-type="percentage">
            <text:p>16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155" calcext:value-type="percentage">
            <text:p>11,55%</text:p>
          </table:table-cell>
          <table:table-cell table:number-columns-repeated="2" office:value-type="percentage" office:value="0.1739" calcext:value-type="percentage">
            <text:p>17,39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0968" calcext:value-type="percentage">
            <text:p>9,68%</text:p>
          </table:table-cell>
          <table:table-cell office:value-type="percentage" office:value="0.1382" calcext:value-type="percentage">
            <text:p>13,82%</text:p>
          </table:table-cell>
          <table:table-cell office:value-type="percentage" office:value="0.0634" calcext:value-type="percentage">
            <text:p>6,3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507" calcext:value-type="percentage">
            <text:p>35,07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1769" calcext:value-type="percentage">
            <text:p>17,69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0968" calcext:value-type="percentage">
            <text:p>9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1082" calcext:value-type="percentage">
            <text:p>10,82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1613" calcext:value-type="percentage">
            <text:p>16,13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1441" calcext:value-type="percentage">
            <text:p>14,41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15:.B24])" office:value-type="percentage" office:value="0.23305" calcext:value-type="percentage">
            <text:p>23,31%</text:p>
          </table:table-cell>
          <table:table-cell table:style-name="ce21" table:formula="of:=AVERAGE([.C15:.C24])" office:value-type="percentage" office:value="0.24552" calcext:value-type="percentage">
            <text:p>24,55%</text:p>
          </table:table-cell>
          <table:table-cell table:style-name="ce21" table:formula="of:=AVERAGE([.D15:.D24])" office:value-type="percentage" office:value="0.17472" calcext:value-type="percentage">
            <text:p>17,47%</text:p>
          </table:table-cell>
          <table:table-cell table:style-name="ce21" table:number-columns-repeated="2"/>
          <table:table-cell table:style-name="ce21" table:formula="of:=AVERAGE([.G15:.G24])" office:value-type="percentage" office:value="0.1077" calcext:value-type="percentage">
            <text:p>10,77%</text:p>
          </table:table-cell>
          <table:table-cell table:style-name="ce21" table:formula="of:=AVERAGE([.H15:.H24])" office:value-type="percentage" office:value="0.16705" calcext:value-type="percentage">
            <text:p>16,71%</text:p>
          </table:table-cell>
          <table:table-cell table:style-name="ce21" table:formula="of:=AVERAGE([.I15:.I24])" office:value-type="percentage" office:value="0.10334" calcext:value-type="percentage">
            <text:p>10,33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3"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0276" calcext:value-type="percentage">
            <text:p>2,76%</text:p>
          </table:table-cell>
          <table:table-cell table:number-columns-repeated="2"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619" calcext:value-type="percentage">
            <text:p>61,90%</text:p>
          </table:table-cell>
          <table:table-cell office:value-type="percentage" office:value="0.573" calcext:value-type="percentage">
            <text:p>57,3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619" calcext:value-type="percentage">
            <text:p>61,90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6667" calcext:value-type="percentage">
            <text:p>6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061" calcext:value-type="percentage">
            <text:p>6,10%</text:p>
          </table:table-cell>
          <table:table-cell table:number-columns-repeated="2" office:value-type="percentage" office:value="0.0857" calcext:value-type="percentage">
            <text:p>8,57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6159" calcext:value-type="percentage">
            <text:p>61,59%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619" calcext:value-type="percentage">
            <text:p>61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0819" calcext:value-type="percentage">
            <text:p>8,19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286" calcext:value-type="percentage">
            <text:p>52,86%</text:p>
          </table:table-cell>
          <table:table-cell office:value-type="percentage" office:value="0.4317" calcext:value-type="percentage">
            <text:p>43,17%</text:p>
          </table:table-cell>
          <table:table-cell office:value-type="percentage" office:value="0.4762" calcext:value-type="percentage">
            <text:p>47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6159" calcext:value-type="percentage">
            <text:p>61,59%</text:p>
          </table:table-cell>
          <table:table-cell office:value-type="percentage" office:value="0.5238" calcext:value-type="percentage">
            <text:p>52,38%</text:p>
          </table:table-cell>
          <table:table-cell office:value-type="percentage" office:value="0.2921" calcext:value-type="percentage">
            <text:p>29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4317" calcext:value-type="percentage">
            <text:p>43,17%</text:p>
          </table:table-cell>
          <table:table-cell office:value-type="percentage" office:value="0.4762" calcext:value-type="percentage">
            <text:p>47,62%</text:p>
          </table:table-cell>
          <table:table-cell office:value-type="percentage" office:value="0.381" calcext:value-type="percentage">
            <text:p>38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2286" calcext:value-type="percentage">
            <text:p>22,86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114" calcext:value-type="percentage">
            <text:p>11,14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473" calcext:value-type="percentage">
            <text:p>47,30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2921" calcext:value-type="percentage">
            <text:p>29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0629" calcext:value-type="percentage">
            <text:p>6,29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4095" calcext:value-type="percentage">
            <text:p>40,95%</text:p>
          </table:table-cell>
          <table:table-cell office:value-type="percentage" office:value="0.3317" calcext:value-type="percentage">
            <text:p>33,17%</text:p>
          </table:table-cell>
          <table:table-cell office:value-type="percentage" office:value="0.3349" calcext:value-type="percentage">
            <text:p>33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0438" calcext:value-type="percentage">
            <text:p>4,38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1143" calcext:value-type="percentage">
            <text:p>11,43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427" calcext:value-type="percentage">
            <text:p>42,70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1276" calcext:value-type="percentage">
            <text:p>12,76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6476" calcext:value-type="percentage">
            <text:p>64,76%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619" calcext:value-type="percentage">
            <text:p>61,90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28:.B37])" office:value-type="percentage" office:value="0.08058" calcext:value-type="percentage">
            <text:p>8,06%</text:p>
          </table:table-cell>
          <table:table-cell table:style-name="ce21" table:formula="of:=AVERAGE([.C28:.C37])" office:value-type="percentage" office:value="0.08932" calcext:value-type="percentage">
            <text:p>8,93%</text:p>
          </table:table-cell>
          <table:table-cell table:style-name="ce21" table:formula="of:=AVERAGE([.D28:.D37])" office:value-type="percentage" office:value="0.08545" calcext:value-type="percentage">
            <text:p>8,55%</text:p>
          </table:table-cell>
          <table:table-cell table:style-name="ce21" table:number-columns-repeated="2"/>
          <table:table-cell table:style-name="ce21" table:formula="of:=AVERAGE([.G28:.G37])" office:value-type="percentage" office:value="0.49602" calcext:value-type="percentage">
            <text:p>49,60%</text:p>
          </table:table-cell>
          <table:table-cell table:style-name="ce21" table:formula="of:=AVERAGE([.H28:.H37])" office:value-type="percentage" office:value="0.53808" calcext:value-type="percentage">
            <text:p>53,81%</text:p>
          </table:table-cell>
          <table:table-cell table:style-name="ce21" table:formula="of:=AVERAGE([.I28:.I37])" office:value-type="percentage" office:value="0.46826" calcext:value-type="percentage">
            <text:p>46,83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4026" calcext:value-type="percentage">
            <text:p>40,26%</text:p>
          </table:table-cell>
          <table:table-cell table:number-columns-repeated="2"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2975" calcext:value-type="percentage">
            <text:p>29,75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1123" calcext:value-type="percentage">
            <text:p>11,2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2154" calcext:value-type="percentage">
            <text:p>21,54%</text:p>
          </table:table-cell>
          <table:table-cell office:value-type="percentage" office:value="0.382" calcext:value-type="percentage">
            <text:p>38,20%</text:p>
          </table:table-cell>
          <table:table-cell office:value-type="percentage" office:value="0.3077" calcext:value-type="percentage">
            <text:p>30,77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2385" calcext:value-type="percentage">
            <text:p>23,85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1469" calcext:value-type="percentage">
            <text:p>14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308" calcext:value-type="percentage">
            <text:p>23,08%</text:p>
          </table:table-cell>
          <table:table-cell office:value-type="percentage" office:value="0.3077" calcext:value-type="percentage">
            <text:p>30,77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1469" calcext:value-type="percentage">
            <text:p>14,69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6923" calcext:value-type="percentage">
            <text:p>69,23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2222" calcext:value-type="percentage">
            <text:p>22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3846" calcext:value-type="percentage">
            <text:p>38,46%</text:p>
          </table:table-cell>
          <table:table-cell office:value-type="percentage" office:value="0.3795" calcext:value-type="percentage">
            <text:p>37,95%</text:p>
          </table:table-cell>
          <table:table-cell office:value-type="percentage" office:value="0.5385" calcext:value-type="percentage">
            <text:p>53,8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2543" calcext:value-type="percentage">
            <text:p>25,43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2556" calcext:value-type="percentage">
            <text:p>25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538" calcext:value-type="percentage">
            <text:p>15,38%</text:p>
          </table:table-cell>
          <table:table-cell office:value-type="percentage" office:value="0.3077" calcext:value-type="percentage">
            <text:p>30,77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3309" calcext:value-type="percentage">
            <text:p>33,0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4718" calcext:value-type="percentage">
            <text:p>47,18%</text:p>
          </table:table-cell>
          <table:table-cell office:value-type="percentage" office:value="0.3744" calcext:value-type="percentage">
            <text:p>37,44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258" calcext:value-type="percentage">
            <text:p>25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3103" calcext:value-type="percentage">
            <text:p>31,03%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3051" calcext:value-type="percentage">
            <text:p>30,51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2519" calcext:value-type="percentage">
            <text:p>25,19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3846" calcext:value-type="percentage">
            <text:p>38,46%</text:p>
          </table:table-cell>
          <table:table-cell office:value-type="percentage" office:value="0.5462" calcext:value-type="percentage">
            <text:p>54,62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0753" calcext:value-type="percentage">
            <text:p>7,53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41:.B50])" office:value-type="percentage" office:value="0.34822" calcext:value-type="percentage">
            <text:p>34,82%</text:p>
          </table:table-cell>
          <table:table-cell table:style-name="ce21" table:formula="of:=AVERAGE([.C41:.C50])" office:value-type="percentage" office:value="0.32205" calcext:value-type="percentage">
            <text:p>32,21%</text:p>
          </table:table-cell>
          <table:table-cell table:style-name="ce21" table:formula="of:=AVERAGE([.D41:.D50])" office:value-type="percentage" office:value="0.41667" calcext:value-type="percentage">
            <text:p>41,67%</text:p>
          </table:table-cell>
          <table:table-cell table:style-name="ce21" table:number-columns-repeated="2"/>
          <table:table-cell table:style-name="ce21" table:formula="of:=AVERAGE([.G41:.G50])" office:value-type="percentage" office:value="0.21097" calcext:value-type="percentage">
            <text:p>21,10%</text:p>
          </table:table-cell>
          <table:table-cell table:style-name="ce21" table:formula="of:=AVERAGE([.H41:.H50])" office:value-type="percentage" office:value="0.17396" calcext:value-type="percentage">
            <text:p>17,40%</text:p>
          </table:table-cell>
          <table:table-cell table:style-name="ce21" table:formula="of:=AVERAGE([.I41:.I50])" office:value-type="percentage" office:value="0.18455" calcext:value-type="percentage">
            <text:p>18,46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3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87" calcext:value-type="percentage">
            <text:p>8,70%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1</text:p>
          </table:table-cell>
          <table:table-cell table:number-columns-repeated="2" office:value-type="percentage" office:value="0.1143" calcext:value-type="percentage">
            <text:p>11,43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2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table:number-columns-repeated="3"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3</text:p>
          </table:table-cell>
          <table:table-cell table:number-columns-repeated="2" office:value-type="percentage" office:value="0.1143" calcext:value-type="percentage">
            <text:p>11,43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table:number-columns-repeated="3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4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362" calcext:value-type="percentage">
            <text:p>3,62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797" calcext:value-type="percentage">
            <text:p>7,97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table:number-columns-repeated="2" office:value-type="percentage" office:value="0.087" calcext:value-type="percentage">
            <text:p>8,70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143" calcext:value-type="percentage">
            <text:p>11,43%</text:p>
          </table:table-cell>
          <table:table-cell table:number-columns-repeated="2" office:value-type="percentage" office:value="0.0286" calcext:value-type="percentage">
            <text:p>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0581" calcext:value-type="percentage">
            <text:p>5,81%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435" calcext:value-type="percentage">
            <text:p>4,35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54:.B63])" office:value-type="percentage" office:value="0.04712" calcext:value-type="percentage">
            <text:p>4,71%</text:p>
          </table:table-cell>
          <table:table-cell table:style-name="ce21" table:formula="of:=AVERAGE([.C54:.C63])" office:value-type="percentage" office:value="0.0348" calcext:value-type="percentage">
            <text:p>3,48%</text:p>
          </table:table-cell>
          <table:table-cell table:style-name="ce21" table:formula="of:=AVERAGE([.D54:.D63])" office:value-type="percentage" office:value="0.04277" calcext:value-type="percentage">
            <text:p>4,28%</text:p>
          </table:table-cell>
          <table:table-cell table:style-name="ce21" table:number-columns-repeated="2"/>
          <table:table-cell table:style-name="ce21" table:formula="of:=AVERAGE([.G54:.G63])" office:value-type="percentage" office:value="0.10581" calcext:value-type="percentage">
            <text:p>10,58%</text:p>
          </table:table-cell>
          <table:table-cell table:style-name="ce21" table:formula="of:=AVERAGE([.H54:.H63])" office:value-type="percentage" office:value="0.07143" calcext:value-type="percentage">
            <text:p>7,14%</text:p>
          </table:table-cell>
          <table:table-cell table:style-name="ce21" table:formula="of:=AVERAGE([.I54:.I63])" office:value-type="percentage" office:value="0.09428" calcext:value-type="percentage">
            <text:p>9,43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696" calcext:value-type="percentage">
            <text:p>26,96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657" calcext:value-type="percentage">
            <text:p>26,57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2052" calcext:value-type="percentage">
            <text:p>20,52%</text:p>
          </table:table-cell>
          <table:table-cell office:value-type="percentage" office:value="0.1928" calcext:value-type="percentage">
            <text:p>19,28%</text:p>
          </table:table-cell>
          <table:table-cell office:value-type="percentage" office:value="0.2261" calcext:value-type="percentage">
            <text:p>22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table:number-columns-repeated="2" office:value-type="percentage" office:value="0.2059" calcext:value-type="percentage">
            <text:p>20,59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1928" calcext:value-type="percentage">
            <text:p>19,28%</text:p>
          </table:table-cell>
          <table:table-cell table:number-columns-repeated="2" office:value-type="percentage" office:value="0.1687" calcext:value-type="percentage">
            <text:p>16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245" calcext:value-type="percentage">
            <text:p>32,45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1851" calcext:value-type="percentage">
            <text:p>18,51%</text:p>
          </table:table-cell>
          <table:table-cell office:value-type="percentage" office:value="0.206" calcext:value-type="percentage">
            <text:p>20,60%</text:p>
          </table:table-cell>
          <table:table-cell office:value-type="percentage" office:value="0.1928" calcext:value-type="percentage">
            <text:p>19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422" calcext:value-type="percentage">
            <text:p>44,22%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1655" calcext:value-type="percentage">
            <text:p>16,55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2137" calcext:value-type="percentage">
            <text:p>21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1434" calcext:value-type="percentage">
            <text:p>14,34%</text:p>
          </table:table-cell>
          <table:table-cell office:value-type="percentage" office:value="0.1205" calcext:value-type="percentage">
            <text:p>12,05%</text:p>
          </table:table-cell>
          <table:table-cell office:value-type="percentage" office:value="0.1325" calcext:value-type="percentage">
            <text:p>13,2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049" calcext:value-type="percentage">
            <text:p>20,49%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3225" calcext:value-type="percentage">
            <text:p>32,25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47" calcext:value-type="percentage">
            <text:p>14,70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446" calcext:value-type="percentage">
            <text:p>14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table:number-columns-repeated="2" office:value-type="percentage" office:value="0.3225" calcext:value-type="percentage">
            <text:p>32,25%</text:p>
          </table:table-cell>
          <table:table-cell office:value-type="percentage" office:value="0.2922" calcext:value-type="percentage">
            <text:p>29,22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1972" calcext:value-type="percentage">
            <text:p>19,72%</text:p>
          </table:table-cell>
          <table:table-cell office:value-type="percentage" office:value="0.2161" calcext:value-type="percentage">
            <text:p>21,61%</text:p>
          </table:table-cell>
          <table:table-cell office:value-type="percentage" office:value="0.2289" calcext:value-type="percentage">
            <text:p>22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225" calcext:value-type="percentage">
            <text:p>32,25%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3529" calcext:value-type="percentage">
            <text:p>35,29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1434" calcext:value-type="percentage">
            <text:p>14,34%</text:p>
          </table:table-cell>
          <table:table-cell office:value-type="percentage" office:value="0.1325" calcext:value-type="percentage">
            <text:p>13,25%</text:p>
          </table:table-cell>
          <table:table-cell office:value-type="percentage" office:value="0.1586" calcext:value-type="percentage">
            <text:p>15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08" calcext:value-type="percentage">
            <text:p>41,08%</text:p>
          </table:table-cell>
          <table:table-cell office:value-type="percentage" office:value="0.299" calcext:value-type="percentage">
            <text:p>29,90%</text:p>
          </table:table-cell>
          <table:table-cell office:value-type="percentage" office:value="0.2941" calcext:value-type="percentage">
            <text:p>29,41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1928" calcext:value-type="percentage">
            <text:p>19,28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687" calcext:value-type="percentage">
            <text:p>16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2539" calcext:value-type="percentage">
            <text:p>25,39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1173" calcext:value-type="percentage">
            <text:p>11,73%</text:p>
          </table:table-cell>
          <table:table-cell office:value-type="percentage" office:value="0.1442" calcext:value-type="percentage">
            <text:p>14,42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67:.B76])" office:value-type="percentage" office:value="0.30607" calcext:value-type="percentage">
            <text:p>30,61%</text:p>
          </table:table-cell>
          <table:table-cell table:style-name="ce21" table:formula="of:=AVERAGE([.C67:.C76])" office:value-type="percentage" office:value="0.28902" calcext:value-type="percentage">
            <text:p>28,90%</text:p>
          </table:table-cell>
          <table:table-cell table:style-name="ce21" table:formula="of:=AVERAGE([.D67:.D76])" office:value-type="percentage" office:value="0.31626" calcext:value-type="percentage">
            <text:p>31,63%</text:p>
          </table:table-cell>
          <table:table-cell table:style-name="ce21" table:number-columns-repeated="2"/>
          <table:table-cell table:style-name="ce21" table:formula="of:=AVERAGE([.G67:.G76])" office:value-type="percentage" office:value="0.16985" calcext:value-type="percentage">
            <text:p>16,99%</text:p>
          </table:table-cell>
          <table:table-cell table:style-name="ce21" table:formula="of:=AVERAGE([.H67:.H76])" office:value-type="percentage" office:value="0.17318" calcext:value-type="percentage">
            <text:p>17,32%</text:p>
          </table:table-cell>
          <table:table-cell table:style-name="ce21" table:formula="of:=AVERAGE([.I67:.I76])" office:value-type="percentage" office:value="0.17788" calcext:value-type="percentage">
            <text:p>17,79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4"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035" calcext:value-type="percentage">
            <text:p>20,35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14" calcext:value-type="percentage">
            <text:p>11,40%</text:p>
          </table:table-cell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3057" calcext:value-type="percentage">
            <text:p>30,57%</text:p>
          </table:table-cell>
          <table:table-cell office:value-type="percentage" office:value="0.3018" calcext:value-type="percentage">
            <text:p>30,18%</text:p>
          </table:table-cell>
          <table:table-cell office:value-type="percentage" office:value="0.2632" calcext:value-type="percentage">
            <text:p>26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table:number-columns-repeated="2" office:value-type="percentage" office:value="0.2105" calcext:value-type="percentage">
            <text:p>21,05%</text:p>
          </table:table-cell>
          <table:table-cell office:value-type="percentage" office:value="0.1053" calcext:value-type="percentage">
            <text:p>10,53%</text:p>
          </table:table-cell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3557" calcext:value-type="percentage">
            <text:p>35,57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289" calcext:value-type="percentage">
            <text:p>32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193" calcext:value-type="percentage">
            <text:p>21,93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3123" calcext:value-type="percentage">
            <text:p>31,23%</text:p>
          </table:table-cell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3566" calcext:value-type="percentage">
            <text:p>35,66%</text:p>
          </table:table-cell>
          <table:table-cell office:value-type="percentage" office:value="0.2237" calcext:value-type="percentage">
            <text:p>22,37%</text:p>
          </table:table-cell>
          <table:table-cell office:value-type="percentage" office:value="0.3684" calcext:value-type="percentage">
            <text:p>36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526" calcext:value-type="percentage">
            <text:p>5,26%</text:p>
          </table:table-cell>
          <table:table-cell table:number-columns-repeated="2" office:value-type="percentage" office:value="0.1035" calcext:value-type="percentage">
            <text:p>10,35%</text:p>
          </table:table-cell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3684" calcext:value-type="percentage">
            <text:p>36,84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2254" calcext:value-type="percentage">
            <text:p>22,5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1667" calcext:value-type="percentage">
            <text:p>16,67%</text:p>
          </table:table-cell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1768" calcext:value-type="percentage">
            <text:p>17,68%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561" calcext:value-type="percentage">
            <text:p>15,61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1978" calcext:value-type="percentage">
            <text:p>19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1228" calcext:value-type="percentage">
            <text:p>12,28%</text:p>
          </table:table-cell>
          <table:table-cell office:value-type="percentage" office:value="0.0702" calcext:value-type="percentage">
            <text:p>7,02%</text:p>
          </table:table-cell>
          <table:table-cell office:value-type="percentage" office:value="0.0509" calcext:value-type="percentage">
            <text:p>5,09%</text:p>
          </table:table-cell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2368" calcext:value-type="percentage">
            <text:p>23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561" calcext:value-type="percentage">
            <text:p>15,61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561" calcext:value-type="percentage">
            <text:p>15,61%</text:p>
          </table:table-cell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2895" calcext:value-type="percentage">
            <text:p>28,95%</text:p>
          </table:table-cell>
          <table:table-cell office:value-type="percentage" office:value="0.3026" calcext:value-type="percentage">
            <text:p>30,26%</text:p>
          </table:table-cell>
          <table:table-cell office:value-type="percentage" office:value="0.3816" calcext:value-type="percentage">
            <text:p>38,1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0561" calcext:value-type="percentage">
            <text:p>5,61%</text:p>
          </table:table-cell>
          <table:table-cell office:value-type="percentage" office:value="0.1596" calcext:value-type="percentage">
            <text:p>15,96%</text:p>
          </table:table-cell>
          <table:table-cell office:value-type="percentage" office:value="0.0526" calcext:value-type="percentage">
            <text:p>5,26%</text:p>
          </table:table-cell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4298" calcext:value-type="percentage">
            <text:p>42,98%</text:p>
          </table:table-cell>
          <table:table-cell office:value-type="percentage" office:value="0.2399" calcext:value-type="percentage">
            <text:p>23,99%</text:p>
          </table:table-cell>
          <table:table-cell office:value-type="percentage" office:value="0.3961" calcext:value-type="percentage">
            <text:p>39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table:number-columns-repeated="2" office:value-type="percentage" office:value="0.0526" calcext:value-type="percentage">
            <text:p>5,26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10</text:p>
          </table:table-cell>
          <table:table-cell office:value-type="percentage" office:value="0.368" calcext:value-type="percentage">
            <text:p>36,80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2632" calcext:value-type="percentage">
            <text:p>26,32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80:.B89])" office:value-type="percentage" office:value="0.1342" calcext:value-type="percentage">
            <text:p>13,42%</text:p>
          </table:table-cell>
          <table:table-cell table:style-name="ce21" table:formula="of:=AVERAGE([.C80:.C89])" office:value-type="percentage" office:value="0.1435" calcext:value-type="percentage">
            <text:p>14,35%</text:p>
          </table:table-cell>
          <table:table-cell table:style-name="ce21" table:formula="of:=AVERAGE([.D80:.D89])" office:value-type="percentage" office:value="0.13772" calcext:value-type="percentage">
            <text:p>13,77%</text:p>
          </table:table-cell>
          <table:table-cell table:style-name="ce21" table:number-columns-repeated="2"/>
          <table:table-cell table:style-name="ce21" table:formula="of:=AVERAGE([.G80:.G89])" office:value-type="percentage" office:value="0.31387" calcext:value-type="percentage">
            <text:p>31,39%</text:p>
          </table:table-cell>
          <table:table-cell table:style-name="ce21" table:formula="of:=AVERAGE([.H80:.H89])" office:value-type="percentage" office:value="0.25575" calcext:value-type="percentage">
            <text:p>25,58%</text:p>
          </table:table-cell>
          <table:table-cell table:style-name="ce21" table:formula="of:=AVERAGE([.I80:.I89])" office:value-type="percentage" office:value="0.29772" calcext:value-type="percentage">
            <text:p>29,77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1068" calcext:value-type="percentage">
            <text:p>10,68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926" calcext:value-type="percentage">
            <text:p>9,26%</text:p>
          </table:table-cell>
          <table:table-cell/>
          <table:table-cell office:value-type="string" calcext:value-type="string">
            <text:p>Saheart_1</text:p>
          </table:table-cell>
          <table:table-cell table:number-columns-repeated="2" office:value-type="percentage" office:value="0.2391" calcext:value-type="percentage">
            <text:p>23,91%</text:p>
          </table:table-cell>
          <table:table-cell office:value-type="percentage" office:value="0.3043" calcext:value-type="percentage">
            <text:p>30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table:number-columns-repeated="2" office:value-type="percentage" office:value="0.0741" calcext:value-type="percentage">
            <text:p>7,41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3254" calcext:value-type="percentage">
            <text:p>32,5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4493" calcext:value-type="percentage">
            <text:p>44,93%</text:p>
          </table:table-cell>
          <table:table-cell table:number-columns-repeated="2" office:value-type="percentage" office:value="0.4348" calcext:value-type="percentage">
            <text:p>43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556" calcext:value-type="percentage">
            <text:p>5,56%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2623" calcext:value-type="percentage">
            <text:p>26,23%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2594" calcext:value-type="percentage">
            <text:p>25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table:number-columns-repeated="3"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5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1964" calcext:value-type="percentage">
            <text:p>19,64%</text:p>
          </table:table-cell>
          <table:table-cell office:value-type="percentage" office:value="0.1978" calcext:value-type="percentage">
            <text:p>19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735" calcext:value-type="percentage">
            <text:p>7,35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3478" calcext:value-type="percentage">
            <text:p>3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table:number-columns-repeated="2" office:value-type="percentage" office:value="0.037" calcext:value-type="percentage">
            <text:p>3,70%</text:p>
          </table:table-cell>
          <table:table-cell office:value-type="percentage" office:value="0.0549" calcext:value-type="percentage">
            <text:p>5,49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899" calcext:value-type="percentage">
            <text:p>38,9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172" calcext:value-type="percentage">
            <text:p>1,72%</text:p>
          </table:table-cell>
          <table:table-cell office:value-type="percentage" office:value="0.0352" calcext:value-type="percentage">
            <text:p>3,52%</text:p>
          </table:table-cell>
          <table:table-cell office:value-type="percentage" office:value="0.037" calcext:value-type="percentage">
            <text:p>3,70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3058" calcext:value-type="percentage">
            <text:p>30,58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3043" calcext:value-type="percentage">
            <text:p>30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2326" calcext:value-type="percentage">
            <text:p>23,26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2601" calcext:value-type="percentage">
            <text:p>26,0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568" calcext:value-type="percentage">
            <text:p>5,68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058" calcext:value-type="percentage">
            <text:p>30,58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819" calcext:value-type="percentage">
            <text:p>28,19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93:.B102])" office:value-type="percentage" office:value="0.05136" calcext:value-type="percentage">
            <text:p>5,14%</text:p>
          </table:table-cell>
          <table:table-cell table:style-name="ce21" table:formula="of:=AVERAGE([.C93:.C102])" office:value-type="percentage" office:value="0.04575" calcext:value-type="percentage">
            <text:p>4,58%</text:p>
          </table:table-cell>
          <table:table-cell table:style-name="ce21" table:formula="of:=AVERAGE([.D93:.D102])" office:value-type="percentage" office:value="0.04433" calcext:value-type="percentage">
            <text:p>4,43%</text:p>
          </table:table-cell>
          <table:table-cell table:style-name="ce21" table:number-columns-repeated="2"/>
          <table:table-cell table:style-name="ce21" table:formula="of:=AVERAGE([.G93:.G102])" office:value-type="percentage" office:value="0.29383" calcext:value-type="percentage">
            <text:p>29,38%</text:p>
          </table:table-cell>
          <table:table-cell table:style-name="ce21" table:formula="of:=AVERAGE([.H93:.H102])" office:value-type="percentage" office:value="0.27427" calcext:value-type="percentage">
            <text:p>27,43%</text:p>
          </table:table-cell>
          <table:table-cell table:style-name="ce21" table:formula="of:=AVERAGE([.I93:.I102])" office:value-type="percentage" office:value="0.31057" calcext:value-type="percentage">
            <text:p>31,06%</text:p>
          </table:table-cell>
          <table:table-cell table:style-name="ce21" table:number-columns-repeated="16369"/>
        </table:table-row>
        <table:table-row table:style-name="ro1">
          <table:table-cell table:number-columns-repeated="5"/>
          <table:table-cell table:style-name="ce24" table:number-columns-repeated="5"/>
          <table:table-cell table:number-columns-repeated="1636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2"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343" calcext:value-type="percentage">
            <text:p>53,43%</text:p>
          </table:table-cell>
          <table:table-cell office:value-type="percentage" office:value="0.5485" calcext:value-type="percentage">
            <text:p>54,85%</text:p>
          </table:table-cell>
          <table:table-cell office:value-type="percentage" office:value="0.5393" calcext:value-type="percentage">
            <text:p>53,93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483" calcext:value-type="percentage">
            <text:p>24,83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137" calcext:value-type="percentage">
            <text:p>41,37%</text:p>
          </table:table-cell>
          <table:table-cell office:value-type="percentage" office:value="0.4427" calcext:value-type="percentage">
            <text:p>44,27%</text:p>
          </table:table-cell>
          <table:table-cell office:value-type="percentage" office:value="0.425" calcext:value-type="percentage">
            <text:p>42,5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59" calcext:value-type="percentage">
            <text:p>35,9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597" calcext:value-type="percentage">
            <text:p>45,97%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397" calcext:value-type="percentage">
            <text:p>39,7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543" calcext:value-type="percentage">
            <text:p>45,43%</text:p>
          </table:table-cell>
          <table:table-cell office:value-type="percentage" office:value="0.459" calcext:value-type="percentage">
            <text:p>45,90%</text:p>
          </table:table-cell>
          <table:table-cell office:value-type="percentage" office:value="0.441" calcext:value-type="percentage">
            <text:p>44,1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425" calcext:value-type="percentage">
            <text:p>44,25%</text:p>
          </table:table-cell>
          <table:table-cell office:value-type="percentage" office:value="0.4075" calcext:value-type="percentage">
            <text:p>40,75%</text:p>
          </table:table-cell>
          <table:table-cell office:value-type="percentage" office:value="0.447" calcext:value-type="percentage">
            <text:p>44,7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table:number-columns-repeated="3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652" calcext:value-type="percentage">
            <text:p>46,52%</text:p>
          </table:table-cell>
          <table:table-cell office:value-type="percentage" office:value="0.3955" calcext:value-type="percentage">
            <text:p>39,55%</text:p>
          </table:table-cell>
          <table:table-cell office:value-type="percentage" office:value="0.4325" calcext:value-type="percentage">
            <text:p>43,25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5" calcext:value-type="percentage">
            <text:p>15,00%</text:p>
          </table:table-cell>
          <table:table-cell table:number-columns-repeated="2"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3973" calcext:value-type="percentage">
            <text:p>39,73%</text:p>
          </table:table-cell>
          <table:table-cell office:value-type="percentage" office:value="0.395" calcext:value-type="percentage">
            <text:p>39,50%</text:p>
          </table:table-cell>
          <table:table-cell office:value-type="percentage" office:value="0.405" calcext:value-type="percentage">
            <text:p>40,5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573" calcext:value-type="percentage">
            <text:p>45,73%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6" calcext:value-type="percentage">
            <text:p>46,0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05" calcext:value-type="percentage">
            <text:p>5,00%</text:p>
          </table:table-cell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19" calcext:value-type="percentage">
            <text:p>41,90%</text:p>
          </table:table-cell>
          <table:table-cell office:value-type="percentage" office:value="0.46" calcext:value-type="percentage">
            <text:p>46,00%</text:p>
          </table:table-cell>
          <table:table-cell office:value-type="percentage" office:value="0.405" calcext:value-type="percentage">
            <text:p>40,50%</text:p>
          </table:table-cell>
          <table:table-cell table:style-name="ce24"/>
          <table:table-cell table:number-columns-repeated="16368"/>
        </table:table-row>
        <table:table-row table:style-name="ro1">
          <table:table-cell table:style-name="ce19"/>
          <table:table-cell table:style-name="ce19" table:formula="of:=AVERAGE([.B106:.B115])" office:value-type="percentage" office:value="0.18" calcext:value-type="percentage">
            <text:p>18,00%</text:p>
          </table:table-cell>
          <table:table-cell table:style-name="ce19" table:formula="of:=AVERAGE([.C106:.C115])" office:value-type="percentage" office:value="0.17067" calcext:value-type="percentage">
            <text:p>17,07%</text:p>
          </table:table-cell>
          <table:table-cell table:style-name="ce19" table:formula="of:=AVERAGE([.D106:.D115])" office:value-type="percentage" office:value="0.17556" calcext:value-type="percentage">
            <text:p>17,56%</text:p>
          </table:table-cell>
          <table:table-cell table:style-name="ce19" table:number-columns-repeated="2"/>
          <table:table-cell table:style-name="ce19" table:formula="of:=AVERAGE([.G106:.G115])" office:value-type="percentage" office:value="0.43933" calcext:value-type="percentage">
            <text:p>43,93%</text:p>
          </table:table-cell>
          <table:table-cell table:style-name="ce19" table:formula="of:=AVERAGE([.H106:.H115])" office:value-type="percentage" office:value="0.43797" calcext:value-type="percentage">
            <text:p>43,80%</text:p>
          </table:table-cell>
          <table:table-cell table:style-name="ce19" table:formula="of:=AVERAGE([.I106:.I115])" office:value-type="percentage" office:value="0.43108" calcext:value-type="percentage">
            <text:p>43,11%</text:p>
          </table:table-cell>
          <table:table-cell table:style-name="ce25"/>
          <table:table-cell table:style-name="ce19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2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5422" calcext:value-type="percentage">
            <text:p>54,22%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6" calcext:value-type="percentage">
            <text:p>60,00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363" calcext:value-type="percentage">
            <text:p>3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554" calcext:value-type="percentage">
            <text:p>5,54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table:number-columns-repeated="2" office:value-type="percentage" office:value="0.4667" calcext:value-type="percentage">
            <text:p>46,67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1423" calcext:value-type="percentage">
            <text:p>14,23%</text:p>
          </table:table-cell>
          <table:table-cell office:value-type="percentage" office:value="0.0595" calcext:value-type="percentage">
            <text:p>5,95%</text:p>
          </table:table-cell>
          <table:table-cell office:value-type="percentage" office:value="0.0893" calcext:value-type="percentage">
            <text:p>8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4044" calcext:value-type="percentage">
            <text:p>40,44%</text:p>
          </table:table-cell>
          <table:table-cell office:value-type="percentage" office:value="0.4067" calcext:value-type="percentage">
            <text:p>40,67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381" calcext:value-type="percentage">
            <text:p>3,81%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7289" calcext:value-type="percentage">
            <text:p>72,89%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5867" calcext:value-type="percentage">
            <text:p>58,67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1" calcext:value-type="percentage">
            <text:p>3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289" calcext:value-type="percentage">
            <text:p>72,89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63" calcext:value-type="percentage">
            <text:p>3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5933" calcext:value-type="percentage">
            <text:p>59,33%</text:p>
          </table:table-cell>
          <table:table-cell office:value-type="percentage" office:value="0.6667" calcext:value-type="percentage">
            <text:p>66,67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131" calcext:value-type="percentage">
            <text:p>13,10%</text:p>
          </table:table-cell>
          <table:table-cell office:value-type="percentage" office:value="0.1232" calcext:value-type="percentage">
            <text:p>12,32%</text:p>
          </table:table-cell>
          <table:table-cell office:value-type="percentage" office:value="0.128" calcext:value-type="percentage">
            <text:p>12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911" calcext:value-type="percentage">
            <text:p>29,11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0893" calcext:value-type="percentage">
            <text:p>8,93%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0405" calcext:value-type="percentage">
            <text:p>4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5933" calcext:value-type="percentage">
            <text:p>59,33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.0179" calcext:value-type="percentage">
            <text:p>1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689" calcext:value-type="percentage">
            <text:p>36,89%</text:p>
          </table:table-cell>
          <table:table-cell office:value-type="percentage" office:value="0.1978" calcext:value-type="percentage">
            <text:p>19,78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214" calcext:value-type="percentage">
            <text:p>2,14%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19:.B128])" office:value-type="percentage" office:value="0.50401" calcext:value-type="percentage">
            <text:p>50,40%</text:p>
          </table:table-cell>
          <table:table-cell table:style-name="ce19" table:formula="of:=AVERAGE([.C119:.C128])" office:value-type="percentage" office:value="0.46578" calcext:value-type="percentage">
            <text:p>46,58%</text:p>
          </table:table-cell>
          <table:table-cell table:style-name="ce19" table:formula="of:=AVERAGE([.D119:.D128])" office:value-type="percentage" office:value="0.488" calcext:value-type="percentage">
            <text:p>48,80%</text:p>
          </table:table-cell>
          <table:table-cell table:style-name="ce19" table:number-columns-repeated="2"/>
          <table:table-cell table:style-name="ce19" table:formula="of:=AVERAGE([.G119:.G128])" office:value-type="percentage" office:value="0.06901" calcext:value-type="percentage">
            <text:p>6,90%</text:p>
          </table:table-cell>
          <table:table-cell table:style-name="ce19" table:formula="of:=AVERAGE([.H119:.H128])" office:value-type="percentage" office:value="0.05226" calcext:value-type="percentage">
            <text:p>5,23%</text:p>
          </table:table-cell>
          <table:table-cell table:style-name="ce19" table:formula="of:=AVERAGE([.I119:.I128])" office:value-type="percentage" office:value="0.04507" calcext:value-type="percentage">
            <text:p>4,51%</text:p>
          </table:table-cell>
          <table:table-cell table:style-name="ce19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745" calcext:value-type="percentage">
            <text:p>17,45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989" calcext:value-type="percentage">
            <text:p>19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353" calcext:value-type="percentage">
            <text:p>23,53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392" calcext:value-type="percentage">
            <text:p>13,92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7" calcext:value-type="percentage">
            <text:p>7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725" calcext:value-type="percentage">
            <text:p>17,25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1289" calcext:value-type="percentage">
            <text:p>12,89%</text:p>
          </table:table-cell>
          <table:table-cell office:value-type="percentage" office:value="0.1344" calcext:value-type="percentage">
            <text:p>13,44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1589" calcext:value-type="percentage">
            <text:p>15,89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056" calcext:value-type="percentage">
            <text:p>0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011" calcext:value-type="percentage">
            <text:p>0,11%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0078" calcext:value-type="percentage">
            <text:p>0,78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0011" calcext:value-type="percentage">
            <text:p>0,11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118" calcext:value-type="percentage">
            <text:p>1,18%</text:p>
          </table:table-cell>
          <table:table-cell office:value-type="percentage" office:value="0.0627" calcext:value-type="percentage">
            <text:p>6,27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978" calcext:value-type="percentage">
            <text:p>9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471" calcext:value-type="percentage">
            <text:p>14,71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1056" calcext:value-type="percentage">
            <text:p>10,56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0529" calcext:value-type="percentage">
            <text:p>5,29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0644" calcext:value-type="percentage">
            <text:p>6,44%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1022" calcext:value-type="percentage">
            <text:p>10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745" calcext:value-type="percentage">
            <text:p>7,45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1278" calcext:value-type="percentage">
            <text:p>12,78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32:.B141])" office:value-type="percentage" office:value="0.09079" calcext:value-type="percentage">
            <text:p>9,08%</text:p>
          </table:table-cell>
          <table:table-cell table:style-name="ce19" table:formula="of:=AVERAGE([.C132:.C141])" office:value-type="percentage" office:value="0.05351" calcext:value-type="percentage">
            <text:p>5,35%</text:p>
          </table:table-cell>
          <table:table-cell table:style-name="ce19" table:formula="of:=AVERAGE([.D132:.D141])" office:value-type="percentage" office:value="0.06822" calcext:value-type="percentage">
            <text:p>6,82%</text:p>
          </table:table-cell>
          <table:table-cell table:style-name="ce19" table:number-columns-repeated="2"/>
          <table:table-cell table:style-name="ce19" table:formula="of:=AVERAGE([.G132:.G141])" office:value-type="percentage" office:value="0.09134" calcext:value-type="percentage">
            <text:p>9,13%</text:p>
          </table:table-cell>
          <table:table-cell table:style-name="ce19" table:formula="of:=AVERAGE([.H132:.H141])" office:value-type="percentage" office:value="0.06555" calcext:value-type="percentage">
            <text:p>6,56%</text:p>
          </table:table-cell>
          <table:table-cell table:style-name="ce19" table:formula="of:=AVERAGE([.I132:.I141])" office:value-type="percentage" office:value="0.09712" calcext:value-type="percentage">
            <text:p>9,71%</text:p>
          </table:table-cell>
          <table:table-cell table:style-name="ce19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1753" calcext:value-type="percentage">
            <text:p>17,53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1007" calcext:value-type="percentage">
            <text:p>10,0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2" calcext:value-type="percentage">
            <text:p>20,00%</text:p>
          </table:table-cell>
          <table:table-cell table:number-columns-repeated="2"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287" calcext:value-type="percentage">
            <text:p>2,87%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287" calcext:value-type="percentage">
            <text:p>2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table:number-columns-repeated="3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026" calcext:value-type="percentage">
            <text:p>2,60%</text:p>
          </table:table-cell>
          <table:table-cell table:number-columns-repeated="2" office:value-type="percentage" office:value="0.02" calcext:value-type="percentage">
            <text:p>2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613" calcext:value-type="percentage">
            <text:p>6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667" calcext:value-type="percentage">
            <text:p>26,67%</text:p>
          </table:table-cell>
          <table:table-cell table:number-columns-repeated="2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62" calcext:value-type="percentage">
            <text:p>6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133" calcext:value-type="percentage">
            <text:p>1,33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0967" calcext:value-type="percentage">
            <text:p>9,67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793" calcext:value-type="percentage">
            <text:p>7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6" calcext:value-type="percentage">
            <text:p>6,00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45:.B154])" office:value-type="percentage" office:value="0.06733" calcext:value-type="percentage">
            <text:p>6,73%</text:p>
          </table:table-cell>
          <table:table-cell table:style-name="ce19" table:formula="of:=AVERAGE([.C145:.C154])" office:value-type="percentage" office:value="0.061" calcext:value-type="percentage">
            <text:p>6,10%</text:p>
          </table:table-cell>
          <table:table-cell table:style-name="ce19" table:formula="of:=AVERAGE([.D145:.D154])" office:value-type="percentage" office:value="0.071" calcext:value-type="percentage">
            <text:p>7,10%</text:p>
          </table:table-cell>
          <table:table-cell table:style-name="ce19" table:number-columns-repeated="2"/>
          <table:table-cell table:style-name="ce19" table:formula="of:=AVERAGE([.G145:.G154])" office:value-type="percentage" office:value="0.06965" calcext:value-type="percentage">
            <text:p>6,97%</text:p>
          </table:table-cell>
          <table:table-cell table:style-name="ce19" table:formula="of:=AVERAGE([.H145:.H154])" office:value-type="percentage" office:value="0.03601" calcext:value-type="percentage">
            <text:p>3,60%</text:p>
          </table:table-cell>
          <table:table-cell table:style-name="ce19" table:formula="of:=AVERAGE([.I145:.I154])" office:value-type="percentage" office:value="0.05713" calcext:value-type="percentage">
            <text:p>5,71%</text:p>
          </table:table-cell>
          <table:table-cell table:style-name="ce19" table:number-columns-repeated="16369"/>
        </table:table-row>
        <table:table-row table:style-name="ro1">
          <table:table-cell table:style-name="ce19"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/>
          <table:table-cell office:value-type="percentage" office:value="0.3343" calcext:value-type="percentage">
            <text:p>33,43%</text:p>
          </table:table-cell>
          <table:table-cell table:number-columns-repeated="2"/>
          <table:table-cell office:value-type="string" calcext:value-type="string">
            <text:p>Cleveland_1</text:p>
          </table:table-cell>
          <table:table-cell office:value-type="percentage" office:value="0.5874" calcext:value-type="percentage">
            <text:p>58,74%</text:p>
          </table:table-cell>
          <table:table-cell office:value-type="percentage" office:value="0.5862" calcext:value-type="percentage">
            <text:p>58,62%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/>
          <table:table-cell office:value-type="percentage" office:value="0.3333" calcext:value-type="percentage">
            <text:p>33,33%</text:p>
          </table:table-cell>
          <table:table-cell table:number-columns-repeated="2"/>
          <table:table-cell office:value-type="string" calcext:value-type="string">
            <text:p>Cleveland_2</text:p>
          </table:table-cell>
          <table:table-cell office:value-type="percentage" office:value="0.4172" calcext:value-type="percentage">
            <text:p>41,72%</text:p>
          </table:table-cell>
          <table:table-cell office:value-type="percentage" office:value="0.4483" calcext:value-type="percentage">
            <text:p>44,83%</text:p>
          </table:table-cell>
          <table:table-cell office:value-type="percentage" office:value="0.3793" calcext:value-type="percentage">
            <text:p>37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/>
          <table:table-cell office:value-type="percentage" office:value="0.4167" calcext:value-type="percentage">
            <text:p>41,67%</text:p>
          </table:table-cell>
          <table:table-cell table:number-columns-repeated="2"/>
          <table:table-cell office:value-type="string" calcext:value-type="string">
            <text:p>Cleveland_3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4471" calcext:value-type="percentage">
            <text:p>44,71%</text:p>
          </table:table-cell>
          <table:table-cell office:value-type="percentage" office:value="0.4483" calcext:value-type="percentage">
            <text:p>44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/>
          <table:table-cell office:value-type="percentage" office:value="0.3056" calcext:value-type="percentage">
            <text:p>30,56%</text:p>
          </table:table-cell>
          <table:table-cell table:number-columns-repeated="2"/>
          <table:table-cell office:value-type="string" calcext:value-type="string">
            <text:p>Cleveland_4</text:p>
          </table:table-cell>
          <table:table-cell office:value-type="percentage" office:value="0.5805" calcext:value-type="percentage">
            <text:p>58,05%</text:p>
          </table:table-cell>
          <table:table-cell office:value-type="percentage" office:value="0.5172" calcext:value-type="percentage">
            <text:p>51,72%</text:p>
          </table:table-cell>
          <table:table-cell office:value-type="percentage" office:value="0.4494" calcext:value-type="percentage">
            <text:p>44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/>
          <table:table-cell office:value-type="percentage" office:value="0.3889" calcext:value-type="percentage">
            <text:p>38,89%</text:p>
          </table:table-cell>
          <table:table-cell table:number-columns-repeated="2"/>
          <table:table-cell office:value-type="string" calcext:value-type="string">
            <text:p>Cleveland_5</text:p>
          </table:table-cell>
          <table:table-cell office:value-type="percentage" office:value="0.5184" calcext:value-type="percentage">
            <text:p>51,84%</text:p>
          </table:table-cell>
          <table:table-cell office:value-type="percentage" office:value="0.5506" calcext:value-type="percentage">
            <text:p>55,06%</text:p>
          </table:table-cell>
          <table:table-cell office:value-type="percentage" office:value="0.5517" calcext:value-type="percentage">
            <text:p>55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/>
          <table:table-cell office:value-type="percentage" office:value="0.4148" calcext:value-type="percentage">
            <text:p>41,48%</text:p>
          </table:table-cell>
          <table:table-cell table:number-columns-repeated="2"/>
          <table:table-cell office:value-type="string" calcext:value-type="string">
            <text:p>Cleveland_6</text:p>
          </table:table-cell>
          <table:table-cell office:value-type="percentage" office:value="0.4345" calcext:value-type="percentage">
            <text:p>43,45%</text:p>
          </table:table-cell>
          <table:table-cell office:value-type="percentage" office:value="0.3103" calcext:value-type="percentage">
            <text:p>31,03%</text:p>
          </table:table-cell>
          <table:table-cell office:value-type="percentage" office:value="0.5126" calcext:value-type="percentage">
            <text:p>51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/>
          <table:table-cell office:value-type="percentage" office:value="0.3056" calcext:value-type="percentage">
            <text:p>30,56%</text:p>
          </table:table-cell>
          <table:table-cell table:number-columns-repeated="2"/>
          <table:table-cell office:value-type="string" calcext:value-type="string">
            <text:p>Cleveland_7</text:p>
          </table:table-cell>
          <table:table-cell office:value-type="percentage" office:value="0.4414" calcext:value-type="percentage">
            <text:p>44,14%</text:p>
          </table:table-cell>
          <table:table-cell office:value-type="percentage" office:value="0.3805" calcext:value-type="percentage">
            <text:p>38,05%</text:p>
          </table:table-cell>
          <table:table-cell office:value-type="percentage" office:value="0.4483" calcext:value-type="percentage">
            <text:p>44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/>
          <table:table-cell office:value-type="percentage" office:value="0.2778" calcext:value-type="percentage">
            <text:p>27,78%</text:p>
          </table:table-cell>
          <table:table-cell table:number-columns-repeated="2"/>
          <table:table-cell office:value-type="string" calcext:value-type="string">
            <text:p>Cleveland_8</text:p>
          </table:table-cell>
          <table:table-cell office:value-type="percentage" office:value="0.6172" calcext:value-type="percentage">
            <text:p>61,72%</text:p>
          </table:table-cell>
          <table:table-cell office:value-type="percentage" office:value="0.5494" calcext:value-type="percentage">
            <text:p>54,94%</text:p>
          </table:table-cell>
          <table:table-cell office:value-type="percentage" office:value="0.5172" calcext:value-type="percentage">
            <text:p>51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/>
          <table:table-cell office:value-type="percentage" office:value="0.3278" calcext:value-type="percentage">
            <text:p>32,78%</text:p>
          </table:table-cell>
          <table:table-cell table:number-columns-repeated="2"/>
          <table:table-cell office:value-type="string" calcext:value-type="string">
            <text:p>Cleveland_9</text:p>
          </table:table-cell>
          <table:table-cell office:value-type="percentage" office:value="0.4954" calcext:value-type="percentage">
            <text:p>49,54%</text:p>
          </table:table-cell>
          <table:table-cell office:value-type="percentage" office:value="0.4494" calcext:value-type="percentage">
            <text:p>44,94%</text:p>
          </table:table-cell>
          <table:table-cell office:value-type="percentage" office:value="0.4483" calcext:value-type="percentage">
            <text:p>44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/>
          <table:table-cell office:value-type="percentage" office:value="0.3907" calcext:value-type="percentage">
            <text:p>39,07%</text:p>
          </table:table-cell>
          <table:table-cell table:number-columns-repeated="2"/>
          <table:table-cell office:value-type="string" calcext:value-type="string">
            <text:p>Cleveland_10</text:p>
          </table:table-cell>
          <table:table-cell office:value-type="percentage" office:value="0.4241" calcext:value-type="percentage">
            <text:p>42,41%</text:p>
          </table:table-cell>
          <table:table-cell office:value-type="percentage" office:value="0.5517" calcext:value-type="percentage">
            <text:p>55,17%</text:p>
          </table:table-cell>
          <table:table-cell office:value-type="percentage" office:value="0.5172" calcext:value-type="percentage">
            <text:p>51,72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58:.B167])" office:value-type="string" office:string-value="" calcext:value-type="error">
            <text:p>#DIV/0!</text:p>
          </table:table-cell>
          <table:table-cell table:style-name="ce19" table:formula="of:=AVERAGE([.C158:.C167])" office:value-type="percentage" office:value="0.34955" calcext:value-type="percentage">
            <text:p>34,96%</text:p>
          </table:table-cell>
          <table:table-cell table:style-name="ce19" table:formula="of:=AVERAGE([.D158:.D167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58:.G167])" office:value-type="percentage" office:value="0.49989" calcext:value-type="percentage">
            <text:p>49,99%</text:p>
          </table:table-cell>
          <table:table-cell table:style-name="ce19" table:formula="of:=AVERAGE([.H158:.H167])" office:value-type="percentage" office:value="0.47907" calcext:value-type="percentage">
            <text:p>47,91%</text:p>
          </table:table-cell>
          <table:table-cell table:style-name="ce19" table:formula="of:=AVERAGE([.I158:.I167])" office:value-type="percentage" office:value="0.47551" calcext:value-type="percentage">
            <text:p>47,55%</text:p>
          </table:table-cell>
          <table:table-cell table:number-columns-repeated="16369"/>
        </table:table-row>
        <table:table-row table:style-name="ro1">
          <table:table-cell table:style-name="ce19" table:number-columns-repeated="9"/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3571" calcext:value-type="percentage">
            <text:p>35,71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3317" calcext:value-type="percentage">
            <text:p>33,17%</text:p>
          </table:table-cell>
          <table:table-cell office:value-type="percentage" office:value="0.2419" calcext:value-type="percentage">
            <text:p>24,19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2857" calcext:value-type="percentage">
            <text:p>28,57%</text:p>
          </table:table-cell>
          <table:table-cell table:number-columns-repeated="2"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581" calcext:value-type="percentage">
            <text:p>25,81%</text:p>
          </table:table-cell>
          <table:table-cell office:value-type="percentage" office:value="0.2731" calcext:value-type="percentage">
            <text:p>27,31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4286" calcext:value-type="percentage">
            <text:p>42,86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2581" calcext:value-type="percentage">
            <text:p>25,81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2833" calcext:value-type="percentage">
            <text:p>28,33%</text:p>
          </table:table-cell>
          <table:table-cell table:number-columns-repeated="2"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2425" calcext:value-type="percentage">
            <text:p>24,25%</text:p>
          </table:table-cell>
          <table:table-cell office:value-type="percentage" office:value="0.2097" calcext:value-type="percentage">
            <text:p>20,97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4286" calcext:value-type="percentage">
            <text:p>42,86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3548" calcext:value-type="percentage">
            <text:p>35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3548" calcext:value-type="percentage">
            <text:p>35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274" calcext:value-type="percentage">
            <text:p>32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0738" calcext:value-type="percentage">
            <text:p>7,38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2731" calcext:value-type="percentage">
            <text:p>27,31%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2903" calcext:value-type="percentage">
            <text:p>29,0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4286" calcext:value-type="percentage">
            <text:p>42,86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3065" calcext:value-type="percentage">
            <text:p>30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3398" calcext:value-type="percentage">
            <text:p>33,98%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2903" calcext:value-type="percentage">
            <text:p>29,03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71:.B180])" office:value-type="percentage" office:value="0.24405" calcext:value-type="percentage">
            <text:p>24,40%</text:p>
          </table:table-cell>
          <table:table-cell table:style-name="ce19" table:formula="of:=AVERAGE([.C171:.C180])" office:value-type="percentage" office:value="0.17858" calcext:value-type="percentage">
            <text:p>17,86%</text:p>
          </table:table-cell>
          <table:table-cell table:style-name="ce19" table:formula="of:=AVERAGE([.D171:.D180])" office:value-type="percentage" office:value="0.28572" calcext:value-type="percentage">
            <text:p>28,57%</text:p>
          </table:table-cell>
          <table:table-cell table:style-name="Default"/>
          <table:table-cell table:style-name="ce19"/>
          <table:table-cell table:style-name="ce19" table:formula="of:=AVERAGE([.G171:.G180])" office:value-type="percentage" office:value="0.29468" calcext:value-type="percentage">
            <text:p>29,47%</text:p>
          </table:table-cell>
          <table:table-cell table:style-name="ce19" table:formula="of:=AVERAGE([.H171:.H180])" office:value-type="percentage" office:value="0.28322" calcext:value-type="percentage">
            <text:p>28,32%</text:p>
          </table:table-cell>
          <table:table-cell table:style-name="ce19" table:formula="of:=AVERAGE([.I171:.I180])" office:value-type="percentage" office:value="0.29726" calcext:value-type="percentage">
            <text:p>29,73%</text:p>
          </table:table-cell>
          <table:table-cell table:number-columns-repeated="16369"/>
        </table:table-row>
        <table:table-row table:style-name="ro1">
          <table:table-cell table:style-name="ce19" table:number-columns-repeated="4"/>
          <table:table-cell table:style-name="Default"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2345" calcext:value-type="percentage">
            <text:p>23,45%</text:p>
          </table:table-cell>
          <table:table-cell office:value-type="percentage" office:value="0.2121" calcext:value-type="percentage">
            <text:p>21,21%</text:p>
          </table:table-cell>
          <table:table-cell office:value-type="percentage" office:value="0.2468" calcext:value-type="percentage">
            <text:p>24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3939" calcext:value-type="percentage">
            <text:p>39,39%</text:p>
          </table:table-cell>
          <table:table-cell office:value-type="percentage" office:value="0.2338" calcext:value-type="percentage">
            <text:p>23,38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.0027" calcext:value-type="percentage">
            <text:p>0,27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4462" calcext:value-type="percentage">
            <text:p>44,62%</text:p>
          </table:table-cell>
          <table:table-cell office:value-type="percentage" office:value="0.2251" calcext:value-type="percentage">
            <text:p>22,51%</text:p>
          </table:table-cell>
          <table:table-cell office:value-type="percentage" office:value="0.4805" calcext:value-type="percentage">
            <text:p>48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22" calcext:value-type="percentage">
            <text:p>2,20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4283" calcext:value-type="percentage">
            <text:p>42,83%</text:p>
          </table:table-cell>
          <table:table-cell office:value-type="percentage" office:value="0.1472" calcext:value-type="percentage">
            <text:p>14,72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513" calcext:value-type="percentage">
            <text:p>5,1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3457" calcext:value-type="percentage">
            <text:p>34,57%</text:p>
          </table:table-cell>
          <table:table-cell office:value-type="percentage" office:value="0.2381" calcext:value-type="percentage">
            <text:p>23,81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2251" calcext:value-type="percentage">
            <text:p>22,51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3" calcext:value-type="percentage">
            <text:p>0,13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2079" calcext:value-type="percentage">
            <text:p>20,79%</text:p>
          </table:table-cell>
          <table:table-cell office:value-type="percentage" office:value="0.1818" calcext:value-type="percentage">
            <text:p>18,18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2" calcext:value-type="percentage">
            <text:p>2,00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4245" calcext:value-type="percentage">
            <text:p>42,45%</text:p>
          </table:table-cell>
          <table:table-cell office:value-type="percentage" office:value="0.2121" calcext:value-type="percentage">
            <text:p>21,21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347" calcext:value-type="percentage">
            <text:p>3,47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4784" calcext:value-type="percentage">
            <text:p>47,84%</text:p>
          </table:table-cell>
          <table:table-cell/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373" calcext:value-type="percentage">
            <text:p>3,73%</text:p>
          </table:table-cell>
          <table:table-cell table:number-columns-repeated="2"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303" calcext:value-type="percentage">
            <text:p>30,30%</text:p>
          </table:table-cell>
          <table:table-cell office:value-type="percentage" office:value="0.1861" calcext:value-type="percentage">
            <text:p>18,61%</text:p>
          </table:table-cell>
          <table:table-cell office:value-type="percentage" office:value="0.3931" calcext:value-type="percentage">
            <text:p>39,3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247" calcext:value-type="percentage">
            <text:p>2,47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6" calcext:value-type="percentage">
            <text:p>2,60%</text:p>
          </table:table-cell>
          <table:table-cell table:style-name="ce19" table:number-columns-repeated="2"/>
          <table:table-cell table:style-name="ce19" table:formula="of:=AVERAGE([.G183:.G192])" office:value-type="percentage" office:value="0.35308" calcext:value-type="percentage">
            <text:p>35,31%</text:p>
          </table:table-cell>
          <table:table-cell table:style-name="ce19" table:formula="of:=AVERAGE([.H183:.H192])" office:value-type="percentage" office:value="0.206822222222222" calcext:value-type="percentage">
            <text:p>20,68%</text:p>
          </table:table-cell>
          <table:table-cell table:style-name="ce19" table:formula="of:=AVERAGE([.I183:.I192])" office:value-type="percentage" office:value="0.373466666666667" calcext:value-type="percentage">
            <text:p>37,35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84:.B193])" office:value-type="percentage" office:value="0.02687" calcext:value-type="percentage">
            <text:p>2,69%</text:p>
          </table:table-cell>
          <table:table-cell table:style-name="ce19" table:formula="of:=AVERAGE([.C184:.C193])" office:value-type="percentage" office:value="0.02207" calcext:value-type="percentage">
            <text:p>2,21%</text:p>
          </table:table-cell>
          <table:table-cell table:style-name="ce19" table:formula="of:=AVERAGE([.D184:.D193])" office:value-type="percentage" office:value="0.01707" calcext:value-type="percentage">
            <text:p>1,71%</text:p>
          </table:table-cell>
          <table:table-cell table:number-columns-repeated="16374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2"/>
          <table:table-cell office:value-type="string" calcext:value-type="string">
            <text:p>GEN100</text:p>
          </table:table-cell>
          <table:table-cell office:value-type="string" calcext:value-type="string">
            <text:p>GENS200</text:p>
          </table:table-cell>
          <table:table-cell table:style-name="ce22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 office:value-type="float" office:value="1442.07" calcext:value-type="float">
            <text:p>1442,07</text:p>
          </table:table-cell>
          <table:table-cell table:style-name="ce19" table:number-columns-repeated="2"/>
          <table:table-cell/>
          <table:table-cell table:style-name="ce22" office:value-type="string" calcext:value-type="string">
            <text:p>Airfoil_1</text:p>
          </table:table-cell>
          <table:table-cell table:style-name="ce22" office:value-type="float" office:value="0.422" calcext:value-type="float">
            <text:p>0,422</text:p>
          </table:table-cell>
          <table:table-cell/>
          <table:table-cell table:style-name="ce22"/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 office:value-type="float" office:value="1686.17" calcext:value-type="float">
            <text:p>1686,17</text:p>
          </table:table-cell>
          <table:table-cell table:style-name="ce22" office:value-type="float" office:value="1585.15" calcext:value-type="float">
            <text:p>1585,15</text:p>
          </table:table-cell>
          <table:table-cell table:style-name="ce22" office:value-type="float" office:value="1488.202" calcext:value-type="float">
            <text:p>1488,202</text:p>
          </table:table-cell>
          <table:table-cell table:style-name="ce22"/>
          <table:table-cell table:style-name="ce22" office:value-type="string" calcext:value-type="string">
            <text:p>Airfoil_2</text:p>
          </table:table-cell>
          <table:table-cell table:style-name="ce22" office:value-type="float" office:value="0.44" calcext:value-type="float">
            <text:p>0,44</text:p>
          </table:table-cell>
          <table:table-cell table:style-name="ce22" office:value-type="float" office:value="0.388" calcext:value-type="float">
            <text:p>0,388</text:p>
          </table:table-cell>
          <table:table-cell table:style-name="ce22" office:value-type="float" office:value="0.427" calcext:value-type="float">
            <text:p>0,42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 office:value-type="float" office:value="2128.91" calcext:value-type="float">
            <text:p>2128,91</text:p>
          </table:table-cell>
          <table:table-cell table:style-name="ce22" office:value-type="float" office:value="1714.99" calcext:value-type="float">
            <text:p>1714,99</text:p>
          </table:table-cell>
          <table:table-cell table:style-name="ce22" office:value-type="float" office:value="1731.8" calcext:value-type="float">
            <text:p>1731,8</text:p>
          </table:table-cell>
          <table:table-cell table:style-name="ce22"/>
          <table:table-cell table:style-name="ce22" office:value-type="string" calcext:value-type="string">
            <text:p>Airfoil_3</text:p>
          </table:table-cell>
          <table:table-cell table:style-name="ce22" office:value-type="float" office:value="0.379" calcext:value-type="float">
            <text:p>0,379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439" calcext:value-type="float">
            <text:p>0,4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 office:value-type="float" office:value="1936.91" calcext:value-type="float">
            <text:p>1936,91</text:p>
          </table:table-cell>
          <table:table-cell table:style-name="ce22" office:value-type="float" office:value="2166.2" calcext:value-type="float">
            <text:p>2166,2</text:p>
          </table:table-cell>
          <table:table-cell table:style-name="ce22" office:value-type="float" office:value="2198.46" calcext:value-type="float">
            <text:p>2198,46</text:p>
          </table:table-cell>
          <table:table-cell table:style-name="ce22"/>
          <table:table-cell table:style-name="ce22" office:value-type="string" calcext:value-type="string">
            <text:p>Airfoil_4</text:p>
          </table:table-cell>
          <table:table-cell table:style-name="ce22" office:value-type="float" office:value="0.269" calcext:value-type="float">
            <text:p>0,269</text:p>
          </table:table-cell>
          <table:table-cell table:style-name="ce22" office:value-type="float" office:value="0.48" calcext:value-type="float">
            <text:p>0,48</text:p>
          </table:table-cell>
          <table:table-cell table:style-name="ce22" office:value-type="float" office:value="0.396" calcext:value-type="float">
            <text:p>0,3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 office:value-type="float" office:value="1878.72" calcext:value-type="float">
            <text:p>1878,72</text:p>
          </table:table-cell>
          <table:table-cell table:style-name="ce22" office:value-type="float" office:value="1889.9" calcext:value-type="float">
            <text:p>1889,9</text:p>
          </table:table-cell>
          <table:table-cell table:style-name="ce22" office:value-type="float" office:value="1943.11" calcext:value-type="float">
            <text:p>1943,11</text:p>
          </table:table-cell>
          <table:table-cell table:style-name="ce22"/>
          <table:table-cell table:style-name="ce22" office:value-type="string" calcext:value-type="string">
            <text:p>Airfoil_5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 office:value-type="float" office:value="0.403" calcext:value-type="float">
            <text:p>0,4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 office:value-type="float" office:value="1893.95" calcext:value-type="float">
            <text:p>1893,95</text:p>
          </table:table-cell>
          <table:table-cell table:style-name="ce22" office:value-type="float" office:value="2029.1" calcext:value-type="float">
            <text:p>2029,1</text:p>
          </table:table-cell>
          <table:table-cell table:style-name="ce22" office:value-type="float" office:value="1917.99" calcext:value-type="float">
            <text:p>1917,99</text:p>
          </table:table-cell>
          <table:table-cell table:style-name="ce22"/>
          <table:table-cell table:style-name="ce22" office:value-type="string" calcext:value-type="string">
            <text:p>Airfoil_6</text:p>
          </table:table-cell>
          <table:table-cell table:style-name="ce22" office:value-type="float" office:value="0.215" calcext:value-type="float">
            <text:p>0,215</text:p>
          </table:table-cell>
          <table:table-cell table:style-name="ce22" office:value-type="float" office:value="0.396" calcext:value-type="float">
            <text:p>0,396</text:p>
          </table:table-cell>
          <table:table-cell table:style-name="ce22" office:value-type="float" office:value="0.322" calcext:value-type="float">
            <text:p>0,32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1566.5" calcext:value-type="float">
            <text:p>1566,5</text:p>
          </table:table-cell>
          <table:table-cell table:style-name="ce22" office:value-type="float" office:value="1550.11" calcext:value-type="float">
            <text:p>1550,11</text:p>
          </table:table-cell>
          <table:table-cell table:style-name="ce22"/>
          <table:table-cell table:style-name="ce22" office:value-type="string" calcext:value-type="string">
            <text:p>Airfoil_7</text:p>
          </table:table-cell>
          <table:table-cell table:style-name="ce22" office:value-type="float" office:value="0.333" calcext:value-type="float">
            <text:p>0,333</text:p>
          </table:table-cell>
          <table:table-cell table:style-name="ce22" office:value-type="float" office:value="0.334" calcext:value-type="float">
            <text:p>0,334</text:p>
          </table:table-cell>
          <table:table-cell table:style-name="ce22" office:value-type="float" office:value="0.346" calcext:value-type="float">
            <text:p>0,34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2119.7" calcext:value-type="float">
            <text:p>2119,7</text:p>
          </table:table-cell>
          <table:table-cell table:style-name="ce22" office:value-type="float" office:value="2172.86" calcext:value-type="float">
            <text:p>2172,86</text:p>
          </table:table-cell>
          <table:table-cell table:style-name="ce22"/>
          <table:table-cell table:style-name="ce22" office:value-type="string" calcext:value-type="string">
            <text:p>Airfoil_8</text:p>
          </table:table-cell>
          <table:table-cell table:style-name="ce22" office:value-type="float" office:value="0.389" calcext:value-type="float">
            <text:p>0,389</text:p>
          </table:table-cell>
          <table:table-cell table:style-name="ce22" office:value-type="float" office:value="0.364" calcext:value-type="float">
            <text:p>0,364</text:p>
          </table:table-cell>
          <table:table-cell table:style-name="ce22" office:value-type="float" office:value="0.341" calcext:value-type="float">
            <text:p>0,3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 office:value-type="float" office:value="1766.19" calcext:value-type="float">
            <text:p>1766,19</text:p>
          </table:table-cell>
          <table:table-cell table:style-name="ce22" office:value-type="float" office:value="1862.48" calcext:value-type="float">
            <text:p>1862,48</text:p>
          </table:table-cell>
          <table:table-cell table:style-name="ce22" office:value-type="float" office:value="1830.7" calcext:value-type="float">
            <text:p>1830,7</text:p>
          </table:table-cell>
          <table:table-cell table:style-name="ce22"/>
          <table:table-cell table:style-name="ce22" office:value-type="string" calcext:value-type="string">
            <text:p>Airfoil_9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office:value-type="float" office:value="0.391" calcext:value-type="float">
            <text:p>0,391</text:p>
          </table:table-cell>
          <table:table-cell table:style-name="ce22" office:value-type="float" office:value="0.389" calcext:value-type="float">
            <text:p>0,3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 office:value-type="float" office:value="1881.08" calcext:value-type="float">
            <text:p>1881,08</text:p>
          </table:table-cell>
          <table:table-cell table:style-name="ce22" office:value-type="float" office:value="1889.4" calcext:value-type="float">
            <text:p>1889,4</text:p>
          </table:table-cell>
          <table:table-cell table:style-name="ce22" office:value-type="float" office:value="1810.74" calcext:value-type="float">
            <text:p>1810,74</text:p>
          </table:table-cell>
          <table:table-cell table:style-name="ce22"/>
          <table:table-cell table:style-name="ce22" office:value-type="string" calcext:value-type="string">
            <text:p>Airfoil_10</text:p>
          </table:table-cell>
          <table:table-cell table:style-name="ce22" office:value-type="float" office:value="0.521" calcext:value-type="float">
            <text:p>0,521</text:p>
          </table:table-cell>
          <table:table-cell table:style-name="ce22" office:value-type="float" office:value="0.289" calcext:value-type="float">
            <text:p>0,289</text:p>
          </table:table-cell>
          <table:table-cell table:style-name="ce22" office:value-type="float" office:value="0.445" calcext:value-type="float">
            <text:p>0,445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198:.B206])" office:value-type="float" office:value="1881.70428571429" calcext:value-type="float">
            <text:p>1881,70428571429</text:p>
          </table:table-cell>
          <table:table-cell table:style-name="ce23" table:formula="of:=AVERAGE([.C198:.C206])" office:value-type="float" office:value="1869.26888888889" calcext:value-type="float">
            <text:p>1869,26888888889</text:p>
          </table:table-cell>
          <table:table-cell table:style-name="ce23" table:formula="of:=AVERAGE([.D198:.D206])" office:value-type="float" office:value="1849.33022222222" calcext:value-type="float">
            <text:p>1849,33022222222</text:p>
          </table:table-cell>
          <table:table-cell table:style-name="ce23" table:number-columns-repeated="2"/>
          <table:table-cell table:style-name="ce23" table:formula="of:=AVERAGE([.G198:.G206])" office:value-type="float" office:value="0.348111111111111" calcext:value-type="float">
            <text:p>0,348111111111111</text:p>
          </table:table-cell>
          <table:table-cell table:style-name="ce23" table:formula="of:=AVERAGE([.H198:.H206])" office:value-type="float" office:value="0.357555555555556" calcext:value-type="float">
            <text:p>0,357555555555556</text:p>
          </table:table-cell>
          <table:table-cell table:style-name="ce23" table:formula="of:=AVERAGE([.I198:.I206])" office:value-type="float" office:value="0.389777777777778" calcext:value-type="float">
            <text:p>0,389777777777778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2"/>
          <table:table-cell/>
          <table:table-cell table:style-name="ce22" table:number-columns-repeated="2"/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office:value-type="float" office:value="2950.88" calcext:value-type="float">
            <text:p>2950,88</text:p>
          </table:table-cell>
          <table:table-cell table:style-name="ce22" office:value-type="float" office:value="2012.42" calcext:value-type="float">
            <text:p>2012,42</text:p>
          </table:table-cell>
          <table:table-cell table:style-name="ce22" office:value-type="float" office:value="1397.39" calcext:value-type="float">
            <text:p>1397,39</text:p>
          </table:table-cell>
          <table:table-cell table:style-name="ce22"/>
          <table:table-cell table:style-name="ce22" office:value-type="string" calcext:value-type="string">
            <text:p>BK_1</text:p>
          </table:table-cell>
          <table:table-cell table:style-name="ce22" office:value-type="float" office:value="0.172" calcext:value-type="float">
            <text:p>0,172</text:p>
          </table:table-cell>
          <table:table-cell table:style-name="ce22" office:value-type="float" office:value="0.106" calcext:value-type="float">
            <text:p>0,106</text:p>
          </table:table-cell>
          <table:table-cell table:style-name="ce22" office:value-type="float" office:value="0.118" calcext:value-type="float">
            <text:p>0,1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office:value-type="float" office:value="847.27" calcext:value-type="float">
            <text:p>847,27</text:p>
          </table:table-cell>
          <table:table-cell table:style-name="ce22" office:value-type="float" office:value="1381.54" calcext:value-type="float">
            <text:p>1381,54</text:p>
          </table:table-cell>
          <table:table-cell table:style-name="ce22" office:value-type="float" office:value="907.88" calcext:value-type="float">
            <text:p>907,88</text:p>
          </table:table-cell>
          <table:table-cell table:style-name="ce22"/>
          <table:table-cell table:style-name="ce22" office:value-type="string" calcext:value-type="string">
            <text:p>BK_2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81" calcext:value-type="float">
            <text:p>0,18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office:value-type="float" office:value="2074.33" calcext:value-type="float">
            <text:p>2074,33</text:p>
          </table:table-cell>
          <table:table-cell table:style-name="ce22" office:value-type="float" office:value="2086.45" calcext:value-type="float">
            <text:p>2086,45</text:p>
          </table:table-cell>
          <table:table-cell table:style-name="ce22" office:value-type="float" office:value="1444.07" calcext:value-type="float">
            <text:p>1444,07</text:p>
          </table:table-cell>
          <table:table-cell table:style-name="ce22"/>
          <table:table-cell table:style-name="ce22" office:value-type="string" calcext:value-type="string">
            <text:p>BK_3</text:p>
          </table:table-cell>
          <table:table-cell table:style-name="ce22" office:value-type="float" office:value="0.199" calcext:value-type="float">
            <text:p>0,199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0.189" calcext:value-type="float">
            <text:p>0,1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office:value-type="float" office:value="2495.23" calcext:value-type="float">
            <text:p>2495,23</text:p>
          </table:table-cell>
          <table:table-cell table:style-name="ce22" office:value-type="float" office:value="1769.86" calcext:value-type="float">
            <text:p>1769,86</text:p>
          </table:table-cell>
          <table:table-cell table:style-name="ce22" office:value-type="float" office:value="2085.54" calcext:value-type="float">
            <text:p>2085,54</text:p>
          </table:table-cell>
          <table:table-cell table:style-name="ce22"/>
          <table:table-cell table:style-name="ce22" office:value-type="string" calcext:value-type="string">
            <text:p>BK_4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0.184" calcext:value-type="float">
            <text:p>0,1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office:value-type="float" office:value="1563.38" calcext:value-type="float">
            <text:p>1563,38</text:p>
          </table:table-cell>
          <table:table-cell table:style-name="ce22" office:value-type="float" office:value="1439.15" calcext:value-type="float">
            <text:p>1439,15</text:p>
          </table:table-cell>
          <table:table-cell table:style-name="ce22" office:value-type="float" office:value="2045.59" calcext:value-type="float">
            <text:p>2045,59</text:p>
          </table:table-cell>
          <table:table-cell table:style-name="ce22"/>
          <table:table-cell table:style-name="ce22" office:value-type="string" calcext:value-type="string">
            <text:p>BK_5</text:p>
          </table:table-cell>
          <table:table-cell table:style-name="ce22" office:value-type="float" office:value="0.416" calcext:value-type="float">
            <text:p>0,416</text:p>
          </table:table-cell>
          <table:table-cell table:style-name="ce22" office:value-type="float" office:value="0.357" calcext:value-type="float">
            <text:p>0,357</text:p>
          </table:table-cell>
          <table:table-cell table:style-name="ce22" office:value-type="float" office:value="0.43" calcext:value-type="float">
            <text:p>0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office:value-type="float" office:value="871.305" calcext:value-type="float">
            <text:p>871,305</text:p>
          </table:table-cell>
          <table:table-cell table:style-name="ce22" office:value-type="float" office:value="1158.56" calcext:value-type="float">
            <text:p>1158,56</text:p>
          </table:table-cell>
          <table:table-cell table:style-name="ce22" office:value-type="float" office:value="946.09" calcext:value-type="float">
            <text:p>946,09</text:p>
          </table:table-cell>
          <table:table-cell table:style-name="ce22"/>
          <table:table-cell table:style-name="ce22" office:value-type="string" calcext:value-type="string">
            <text:p>BK_6</text:p>
          </table:table-cell>
          <table:table-cell table:style-name="ce22" office:value-type="float" office:value="0.103" calcext:value-type="float">
            <text:p>0,103</text:p>
          </table:table-cell>
          <table:table-cell table:style-name="ce22" office:value-type="float" office:value="0.132" calcext:value-type="float">
            <text:p>0,132</text:p>
          </table:table-cell>
          <table:table-cell table:style-name="ce22" office:value-type="float" office:value="0.096" calcext:value-type="float">
            <text:p>0,0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office:value-type="float" office:value="2282.27" calcext:value-type="float">
            <text:p>2282,27</text:p>
          </table:table-cell>
          <table:table-cell table:style-name="ce22" office:value-type="float" office:value="1515.53" calcext:value-type="float">
            <text:p>1515,53</text:p>
          </table:table-cell>
          <table:table-cell table:style-name="ce22" office:value-type="float" office:value="1033.86" calcext:value-type="float">
            <text:p>1033,86</text:p>
          </table:table-cell>
          <table:table-cell table:style-name="ce22"/>
          <table:table-cell table:style-name="ce22" office:value-type="string" calcext:value-type="string">
            <text:p>BK_7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16" calcext:value-type="float">
            <text:p>0,116</text:p>
          </table:table-cell>
          <table:table-cell table:style-name="ce22" office:value-type="float" office:value="0.121" calcext:value-type="float">
            <text:p>0,1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office:value-type="float" office:value="3299.97" calcext:value-type="float">
            <text:p>3299,97</text:p>
          </table:table-cell>
          <table:table-cell table:style-name="ce22" office:value-type="float" office:value="2194.07" calcext:value-type="float">
            <text:p>2194,07</text:p>
          </table:table-cell>
          <table:table-cell table:style-name="ce22" office:value-type="float" office:value="2327.79" calcext:value-type="float">
            <text:p>2327,79</text:p>
          </table:table-cell>
          <table:table-cell table:style-name="ce22"/>
          <table:table-cell table:style-name="ce22" office:value-type="string" calcext:value-type="string">
            <text:p>BK_8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 office:value-type="float" office:value="0.104" calcext:value-type="float">
            <text:p>0,104</text:p>
          </table:table-cell>
          <table:table-cell table:style-name="ce22" office:value-type="float" office:value="0.161" calcext:value-type="float">
            <text:p>0,16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office:value-type="float" office:value="2891.31" calcext:value-type="float">
            <text:p>2891,31</text:p>
          </table:table-cell>
          <table:table-cell table:style-name="ce22" office:value-type="float" office:value="1779.77" calcext:value-type="float">
            <text:p>1779,77</text:p>
          </table:table-cell>
          <table:table-cell table:style-name="ce22" office:value-type="float" office:value="1804.51" calcext:value-type="float">
            <text:p>1804,51</text:p>
          </table:table-cell>
          <table:table-cell table:style-name="ce22"/>
          <table:table-cell table:style-name="ce22" office:value-type="string" calcext:value-type="string">
            <text:p>BK_9</text:p>
          </table:table-cell>
          <table:table-cell table:style-name="ce22" office:value-type="float" office:value="0.291" calcext:value-type="float">
            <text:p>0,291</text:p>
          </table:table-cell>
          <table:table-cell table:style-name="ce22" office:value-type="float" office:value="0.239" calcext:value-type="float">
            <text:p>0,239</text:p>
          </table:table-cell>
          <table:table-cell table:style-name="ce22" office:value-type="float" office:value="0.232" calcext:value-type="float">
            <text:p>0,2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office:value-type="float" office:value="2899.87" calcext:value-type="float">
            <text:p>2899,87</text:p>
          </table:table-cell>
          <table:table-cell table:style-name="ce22" office:value-type="float" office:value="1622.12" calcext:value-type="float">
            <text:p>1622,12</text:p>
          </table:table-cell>
          <table:table-cell table:style-name="ce22" office:value-type="float" office:value="2315.36" calcext:value-type="float">
            <text:p>2315,36</text:p>
          </table:table-cell>
          <table:table-cell table:style-name="ce22"/>
          <table:table-cell table:style-name="ce22" office:value-type="string" calcext:value-type="string">
            <text:p>BK_10</text:p>
          </table:table-cell>
          <table:table-cell table:style-name="ce22" office:value-type="float" office:value="0.0393" calcext:value-type="float">
            <text:p>0,0393</text:p>
          </table:table-cell>
          <table:table-cell table:style-name="ce22" office:value-type="float" office:value="0.037" calcext:value-type="float">
            <text:p>0,037</text:p>
          </table:table-cell>
          <table:table-cell table:style-name="ce22" office:value-type="float" office:value="0.033" calcext:value-type="float">
            <text:p>0,03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10:.B219])" office:value-type="float" office:value="2217.5815" calcext:value-type="float">
            <text:p>2217,5815</text:p>
          </table:table-cell>
          <table:table-cell table:style-name="ce23" table:formula="of:=AVERAGE([.C210:.C219])" office:value-type="float" office:value="1695.947" calcext:value-type="float">
            <text:p>1695,947</text:p>
          </table:table-cell>
          <table:table-cell table:style-name="ce23" table:formula="of:=AVERAGE([.D210:.D219])" office:value-type="float" office:value="1630.808" calcext:value-type="float">
            <text:p>1630,808</text:p>
          </table:table-cell>
          <table:table-cell table:style-name="ce23" table:number-columns-repeated="2"/>
          <table:table-cell table:style-name="ce23" table:formula="of:=AVERAGE([.G210:.G219])" office:value-type="float" office:value="0.18903" calcext:value-type="float">
            <text:p>0,18903</text:p>
          </table:table-cell>
          <table:table-cell table:style-name="ce23" table:formula="of:=AVERAGE([.H210:.H219])" office:value-type="float" office:value="0.1593" calcext:value-type="float">
            <text:p>0,1593</text:p>
          </table:table-cell>
          <table:table-cell table:style-name="ce23" table:formula="of:=AVERAGE([.I210:.I219])" office:value-type="float" office:value="0.1745" calcext:value-type="float">
            <text:p>0,1745</text:p>
          </table:table-cell>
          <table:table-cell table:style-name="ce23"/>
          <table:table-cell table:number-columns-repeated="16368"/>
        </table:table-row>
        <table:table-row table:style-name="ro1">
          <table:table-cell table:number-columns-repeated="3"/>
          <table:table-cell table:style-name="ce22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office:value-type="float" office:value="0.011" calcext:value-type="float">
            <text:p>0,011</text:p>
          </table:table-cell>
          <table:table-cell table:style-name="ce22" office:value-type="float" office:value="0.00036" calcext:value-type="float">
            <text:p>0,00036</text:p>
          </table:table-cell>
          <table:table-cell table:style-name="ce22" office:value-type="float" office:value="0.00688" calcext:value-type="float">
            <text:p>0,00688</text:p>
          </table:table-cell>
          <table:table-cell table:style-name="ce22"/>
          <table:table-cell table:style-name="ce22" office:value-type="string" calcext:value-type="string">
            <text:p>Concrete_1</text:p>
          </table:table-cell>
          <table:table-cell table:style-name="ce22" office:value-type="float" office:value="0.3297" calcext:value-type="float">
            <text:p>0,3297</text:p>
          </table:table-cell>
          <table:table-cell table:style-name="ce22" office:value-type="float" office:value="0.473" calcext:value-type="float">
            <text:p>0,473</text:p>
          </table:table-cell>
          <table:table-cell table:style-name="ce22" office:value-type="float" office:value="0.369" calcext:value-type="float">
            <text:p>0,3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 table:style-name="ce22" office:value-type="float" office:value="0.0057" calcext:value-type="float">
            <text:p>0,0057</text:p>
          </table:table-cell>
          <table:table-cell table:style-name="ce22" office:value-type="float" office:value="0.00197" calcext:value-type="float">
            <text:p>0,00197</text:p>
          </table:table-cell>
          <table:table-cell table:style-name="ce6" office:value-type="float" office:value="0.013" calcext:value-type="float">
            <text:p>1,30E-02</text:p>
          </table:table-cell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 office:value-type="float" office:value="0.405" calcext:value-type="float">
            <text:p>0,405</text:p>
          </table:table-cell>
          <table:table-cell table:style-name="ce22" office:value-type="float" office:value="0.476" calcext:value-type="float">
            <text:p>0,47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office:value-type="float" office:value="0.00619" calcext:value-type="float">
            <text:p>0,00619</text:p>
          </table:table-cell>
          <table:table-cell table:style-name="ce22" office:value-type="float" office:value="0.0095" calcext:value-type="float">
            <text:p>0,0095</text:p>
          </table:table-cell>
          <table:table-cell table:style-name="ce22" office:value-type="float" office:value="0.0091" calcext:value-type="float">
            <text:p>0,0091</text:p>
          </table:table-cell>
          <table:table-cell table:style-name="ce22"/>
          <table:table-cell table:style-name="ce22" office:value-type="string" calcext:value-type="string">
            <text:p>Concrete_3</text:p>
          </table:table-cell>
          <table:table-cell table:style-name="ce22" office:value-type="float" office:value="0.364" calcext:value-type="float">
            <text:p>0,364</text:p>
          </table:table-cell>
          <table:table-cell table:style-name="ce22" office:value-type="float" office:value="0.437" calcext:value-type="float">
            <text:p>0,437</text:p>
          </table:table-cell>
          <table:table-cell table:style-name="ce22" office:value-type="float" office:value="0.2823" calcext:value-type="float">
            <text:p>0,28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office:value-type="float" office:value="0.0365" calcext:value-type="float">
            <text:p>0,0365</text:p>
          </table:table-cell>
          <table:table-cell table:style-name="ce22" office:value-type="float" office:value="0.0012" calcext:value-type="float">
            <text:p>0,0012</text:p>
          </table:table-cell>
          <table:table-cell table:style-name="ce22" office:value-type="float" office:value="0.0018" calcext:value-type="float">
            <text:p>0,0018</text:p>
          </table:table-cell>
          <table:table-cell table:style-name="ce22"/>
          <table:table-cell table:style-name="ce22" office:value-type="string" calcext:value-type="string">
            <text:p>Concrete_4</text:p>
          </table:table-cell>
          <table:table-cell table:style-name="ce22" office:value-type="float" office:value="0.321" calcext:value-type="float">
            <text:p>0,321</text:p>
          </table:table-cell>
          <table:table-cell table:style-name="ce22" office:value-type="float" office:value="0.314" calcext:value-type="float">
            <text:p>0,314</text:p>
          </table:table-cell>
          <table:table-cell table:style-name="ce22" office:value-type="float" office:value="0.337" calcext:value-type="float">
            <text:p>0,33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office:value-type="float" office:value="0.0048" calcext:value-type="float">
            <text:p>0,0048</text:p>
          </table:table-cell>
          <table:table-cell table:style-name="ce22" office:value-type="float" office:value="0.0422" calcext:value-type="float">
            <text:p>0,0422</text:p>
          </table:table-cell>
          <table:table-cell table:style-name="ce22" office:value-type="float" office:value="0.0014" calcext:value-type="float">
            <text:p>0,0014</text:p>
          </table:table-cell>
          <table:table-cell table:style-name="ce22"/>
          <table:table-cell table:style-name="ce22" office:value-type="string" calcext:value-type="string">
            <text:p>Concrete_5</text:p>
          </table:table-cell>
          <table:table-cell table:style-name="ce22" office:value-type="float" office:value="0.415" calcext:value-type="float">
            <text:p>0,415</text:p>
          </table:table-cell>
          <table:table-cell table:style-name="ce22" office:value-type="float" office:value="0.442" calcext:value-type="float">
            <text:p>0,442</text:p>
          </table:table-cell>
          <table:table-cell table:style-name="ce22" office:value-type="float" office:value="0.468" calcext:value-type="float">
            <text:p>0,46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office:value-type="float" office:value="0.0218" calcext:value-type="float">
            <text:p>0,0218</text:p>
          </table:table-cell>
          <table:table-cell table:style-name="ce22" office:value-type="float" office:value="0.0163" calcext:value-type="float">
            <text:p>0,0163</text:p>
          </table:table-cell>
          <table:table-cell table:style-name="ce22" office:value-type="float" office:value="0.0248" calcext:value-type="float">
            <text:p>0,0248</text:p>
          </table:table-cell>
          <table:table-cell table:style-name="ce22"/>
          <table:table-cell table:style-name="ce22" office:value-type="string" calcext:value-type="string">
            <text:p>Concrete_6</text:p>
          </table:table-cell>
          <table:table-cell table:style-name="ce22" office:value-type="float" office:value="0.369" calcext:value-type="float">
            <text:p>0,369</text:p>
          </table:table-cell>
          <table:table-cell table:style-name="ce22" office:value-type="float" office:value="0.416" calcext:value-type="float">
            <text:p>0,416</text:p>
          </table:table-cell>
          <table:table-cell table:style-name="ce22" office:value-type="float" office:value="0.377" calcext:value-type="float">
            <text:p>0,37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office:value-type="float" office:value="0.057" calcext:value-type="float">
            <text:p>0,057</text:p>
          </table:table-cell>
          <table:table-cell table:style-name="ce22" office:value-type="float" office:value="0.0072" calcext:value-type="float">
            <text:p>0,0072</text:p>
          </table:table-cell>
          <table:table-cell table:style-name="ce22" office:value-type="float" office:value="0.0088" calcext:value-type="float">
            <text:p>0,0088</text:p>
          </table:table-cell>
          <table:table-cell table:style-name="ce22"/>
          <table:table-cell table:style-name="ce22" office:value-type="string" calcext:value-type="string">
            <text:p>Concrete_7</text:p>
          </table:table-cell>
          <table:table-cell table:style-name="ce22" office:value-type="float" office:value="0.337" calcext:value-type="float">
            <text:p>0,337</text:p>
          </table:table-cell>
          <table:table-cell table:style-name="ce22" office:value-type="float" office:value="0.334" calcext:value-type="float">
            <text:p>0,334</text:p>
          </table:table-cell>
          <table:table-cell table:style-name="ce22" office:value-type="float" office:value="0.345" calcext:value-type="float">
            <text:p>0,34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office:value-type="float" office:value="0.0036" calcext:value-type="float">
            <text:p>0,0036</text:p>
          </table:table-cell>
          <table:table-cell table:style-name="ce22" office:value-type="float" office:value="0.00238" calcext:value-type="float">
            <text:p>0,00238</text:p>
          </table:table-cell>
          <table:table-cell table:style-name="ce22" office:value-type="float" office:value="0.0017" calcext:value-type="float">
            <text:p>0,0017</text:p>
          </table:table-cell>
          <table:table-cell table:style-name="ce22"/>
          <table:table-cell table:style-name="ce22" office:value-type="string" calcext:value-type="string">
            <text:p>Concrete_8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 office:value-type="float" office:value="0.307" calcext:value-type="float">
            <text:p>0,307</text:p>
          </table:table-cell>
          <table:table-cell table:style-name="ce22" office:value-type="float" office:value="0.286" calcext:value-type="float">
            <text:p>0,28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office:value-type="float" office:value="0.054" calcext:value-type="float">
            <text:p>0,054</text:p>
          </table:table-cell>
          <table:table-cell table:style-name="ce22" office:value-type="float" office:value="0.0044" calcext:value-type="float">
            <text:p>0,0044</text:p>
          </table:table-cell>
          <table:table-cell table:style-name="ce22" office:value-type="float" office:value="0.0033" calcext:value-type="float">
            <text:p>0,0033</text:p>
          </table:table-cell>
          <table:table-cell table:style-name="ce22"/>
          <table:table-cell table:style-name="ce22" office:value-type="string" calcext:value-type="string">
            <text:p>Concrete_9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0.344" calcext:value-type="float">
            <text:p>0,344</text:p>
          </table:table-cell>
          <table:table-cell table:style-name="ce22" office:value-type="float" office:value="0.321" calcext:value-type="float">
            <text:p>0,3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 table:style-name="ce22" office:value-type="float" office:value="0.038" calcext:value-type="float">
            <text:p>0,038</text:p>
          </table:table-cell>
          <table:table-cell table:style-name="ce22" office:value-type="float" office:value="0.0124" calcext:value-type="float">
            <text:p>0,0124</text:p>
          </table:table-cell>
          <table:table-cell table:style-name="ce6" office:value-type="float" office:value="0.023" calcext:value-type="float">
            <text:p>2,30E-02</text:p>
          </table:table-cell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 office:value-type="float" office:value="0.34" calcext:value-type="float">
            <text:p>0,34</text:p>
          </table:table-cell>
          <table:table-cell table:style-name="ce22" office:value-type="float" office:value="0.384" calcext:value-type="float">
            <text:p>0,384</text:p>
          </table:table-cell>
          <table:table-cell table:style-name="ce22" office:value-type="float" office:value="0.321" calcext:value-type="float">
            <text:p>0,321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23:.B232])" office:value-type="float" office:value="0.023859" calcext:value-type="float">
            <text:p>0,023859</text:p>
          </table:table-cell>
          <table:table-cell table:style-name="ce23" table:formula="of:=AVERAGE([.C223:.C232])" office:value-type="float" office:value="0.009791" calcext:value-type="float">
            <text:p>0,009791</text:p>
          </table:table-cell>
          <table:table-cell table:style-name="ce23" table:formula="of:=AVERAGE([.D223:.D232])" office:value-type="float" office:value="0.009378" calcext:value-type="float">
            <text:p>0,009378</text:p>
          </table:table-cell>
          <table:table-cell table:style-name="ce23" table:number-columns-repeated="2"/>
          <table:table-cell table:style-name="ce23" table:formula="of:=AVERAGE([.G223:.G232])" office:value-type="float" office:value="0.35397" calcext:value-type="float">
            <text:p>0,35397</text:p>
          </table:table-cell>
          <table:table-cell table:style-name="ce23" table:formula="of:=AVERAGE([.H223:.H232])" office:value-type="float" office:value="0.3856" calcext:value-type="float">
            <text:p>0,3856</text:p>
          </table:table-cell>
          <table:table-cell table:style-name="ce23" table:formula="of:=AVERAGE([.I223:.I232])" office:value-type="float" office:value="0.35823" calcext:value-type="float">
            <text:p>0,3582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 table:style-name="ce22" office:value-type="float" office:value="5.97" calcext:value-type="float">
            <text:p>5,97</text:p>
          </table:table-cell>
          <table:table-cell table:style-name="ce22" office:value-type="float" office:value="7.86" calcext:value-type="float">
            <text:p>7,86</text:p>
          </table:table-cell>
          <table:table-cell table:style-name="ce22" office:value-type="float" office:value="7.11" calcext:value-type="float">
            <text:p>7,11</text:p>
          </table:table-cell>
          <table:table-cell table:style-name="ce22"/>
          <table:table-cell table:style-name="ce22" office:value-type="string" calcext:value-type="string">
            <text:p>Diabetes_1</text:p>
          </table:table-cell>
          <table:table-cell table:style-name="ce22" office:value-type="float" office:value="1.372" calcext:value-type="float">
            <text:p>1,372</text:p>
          </table:table-cell>
          <table:table-cell table:style-name="ce22" office:value-type="float" office:value="1.503" calcext:value-type="float">
            <text:p>1,503</text:p>
          </table:table-cell>
          <table:table-cell table:style-name="ce22" office:value-type="float" office:value="1.267" calcext:value-type="float">
            <text:p>1,26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office:value-type="float" office:value="5.67" calcext:value-type="float">
            <text:p>5,67</text:p>
          </table:table-cell>
          <table:table-cell table:style-name="ce22" office:value-type="float" office:value="6.23" calcext:value-type="float">
            <text:p>6,23</text:p>
          </table:table-cell>
          <table:table-cell table:style-name="ce22" office:value-type="float" office:value="7.83" calcext:value-type="float">
            <text:p>7,83</text:p>
          </table:table-cell>
          <table:table-cell table:style-name="ce22"/>
          <table:table-cell table:style-name="ce22" office:value-type="string" calcext:value-type="string">
            <text:p>Diabetes_2</text:p>
          </table:table-cell>
          <table:table-cell table:style-name="ce22" office:value-type="float" office:value="0.87" calcext:value-type="float">
            <text:p>0,87</text:p>
          </table:table-cell>
          <table:table-cell table:style-name="ce22" office:value-type="float" office:value="1.132" calcext:value-type="float">
            <text:p>1,132</text:p>
          </table:table-cell>
          <table:table-cell table:style-name="ce22" office:value-type="float" office:value="2.778" calcext:value-type="float">
            <text:p>2,7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office:value-type="float" office:value="10.65" calcext:value-type="float">
            <text:p>10,65</text:p>
          </table:table-cell>
          <table:table-cell table:style-name="ce22" office:value-type="float" office:value="11.46" calcext:value-type="float">
            <text:p>11,46</text:p>
          </table:table-cell>
          <table:table-cell table:style-name="ce22" office:value-type="float" office:value="8.64" calcext:value-type="float">
            <text:p>8,64</text:p>
          </table:table-cell>
          <table:table-cell table:style-name="ce22"/>
          <table:table-cell table:style-name="ce22" office:value-type="string" calcext:value-type="string">
            <text:p>Diabetes_3</text:p>
          </table:table-cell>
          <table:table-cell table:style-name="ce22" office:value-type="float" office:value="1.73" calcext:value-type="float">
            <text:p>1,73</text:p>
          </table:table-cell>
          <table:table-cell table:style-name="ce22" office:value-type="float" office:value="2.176" calcext:value-type="float">
            <text:p>2,176</text:p>
          </table:table-cell>
          <table:table-cell table:style-name="ce22" office:value-type="float" office:value="1.869" calcext:value-type="float">
            <text:p>1,8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office:value-type="float" office:value="7.18" calcext:value-type="float">
            <text:p>7,18</text:p>
          </table:table-cell>
          <table:table-cell table:style-name="ce22" office:value-type="float" office:value="7.54" calcext:value-type="float">
            <text:p>7,54</text:p>
          </table:table-cell>
          <table:table-cell table:style-name="ce22" office:value-type="float" office:value="9.02" calcext:value-type="float">
            <text:p>9,02</text:p>
          </table:table-cell>
          <table:table-cell table:style-name="ce22"/>
          <table:table-cell table:style-name="ce22" office:value-type="string" calcext:value-type="string">
            <text:p>Diabetes_4</text:p>
          </table:table-cell>
          <table:table-cell table:style-name="ce22" office:value-type="float" office:value="2.125" calcext:value-type="float">
            <text:p>2,125</text:p>
          </table:table-cell>
          <table:table-cell table:style-name="ce22" office:value-type="float" office:value="2.163" calcext:value-type="float">
            <text:p>2,163</text:p>
          </table:table-cell>
          <table:table-cell table:style-name="ce22" office:value-type="float" office:value="2.318" calcext:value-type="float">
            <text:p>2,3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office:value-type="float" office:value="10.55" calcext:value-type="float">
            <text:p>10,55</text:p>
          </table:table-cell>
          <table:table-cell table:style-name="ce22" office:value-type="float" office:value="7.86" calcext:value-type="float">
            <text:p>7,86</text:p>
          </table:table-cell>
          <table:table-cell table:style-name="ce22" office:value-type="float" office:value="10.37" calcext:value-type="float">
            <text:p>10,37</text:p>
          </table:table-cell>
          <table:table-cell table:style-name="ce22"/>
          <table:table-cell table:style-name="ce22" office:value-type="string" calcext:value-type="string">
            <text:p>Diabetes_5</text:p>
          </table:table-cell>
          <table:table-cell table:style-name="ce22" office:value-type="float" office:value="1.361" calcext:value-type="float">
            <text:p>1,361</text:p>
          </table:table-cell>
          <table:table-cell table:style-name="ce22" office:value-type="float" office:value="1.379" calcext:value-type="float">
            <text:p>1,379</text:p>
          </table:table-cell>
          <table:table-cell table:style-name="ce22" office:value-type="float" office:value="1.509" calcext:value-type="float">
            <text:p>1,5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office:value-type="float" office:value="17.13" calcext:value-type="float">
            <text:p>17,13</text:p>
          </table:table-cell>
          <table:table-cell table:style-name="ce22" office:value-type="float" office:value="14.38" calcext:value-type="float">
            <text:p>14,38</text:p>
          </table:table-cell>
          <table:table-cell table:style-name="ce22" office:value-type="float" office:value="15.03" calcext:value-type="float">
            <text:p>15,03</text:p>
          </table:table-cell>
          <table:table-cell table:style-name="ce22"/>
          <table:table-cell table:style-name="ce22" office:value-type="string" calcext:value-type="string">
            <text:p>Diabetes_6</text:p>
          </table:table-cell>
          <table:table-cell table:style-name="ce22" office:value-type="float" office:value="0.826" calcext:value-type="float">
            <text:p>0,826</text:p>
          </table:table-cell>
          <table:table-cell table:style-name="ce22" office:value-type="float" office:value="1.022" calcext:value-type="float">
            <text:p>1,022</text:p>
          </table:table-cell>
          <table:table-cell table:style-name="ce22" office:value-type="float" office:value="0.84" calcext:value-type="float">
            <text:p>0,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office:value-type="float" office:value="6.25" calcext:value-type="float">
            <text:p>6,25</text:p>
          </table:table-cell>
          <table:table-cell table:style-name="ce22" office:value-type="float" office:value="7.58" calcext:value-type="float">
            <text:p>7,58</text:p>
          </table:table-cell>
          <table:table-cell table:style-name="ce22" office:value-type="float" office:value="7.16" calcext:value-type="float">
            <text:p>7,16</text:p>
          </table:table-cell>
          <table:table-cell table:style-name="ce22"/>
          <table:table-cell table:style-name="ce22" office:value-type="string" calcext:value-type="string">
            <text:p>Diabetes_7</text:p>
          </table:table-cell>
          <table:table-cell table:style-name="ce22" office:value-type="float" office:value="0.637" calcext:value-type="float">
            <text:p>0,637</text:p>
          </table:table-cell>
          <table:table-cell table:style-name="ce22" office:value-type="float" office:value="0.819" calcext:value-type="float">
            <text:p>0,819</text:p>
          </table:table-cell>
          <table:table-cell table:style-name="ce22" office:value-type="float" office:value="1.102" calcext:value-type="float">
            <text:p>1,1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office:value-type="float" office:value="7.55" calcext:value-type="float">
            <text:p>7,55</text:p>
          </table:table-cell>
          <table:table-cell table:style-name="ce22" office:value-type="float" office:value="7.96" calcext:value-type="float">
            <text:p>7,96</text:p>
          </table:table-cell>
          <table:table-cell table:style-name="ce22" office:value-type="float" office:value="6.74" calcext:value-type="float">
            <text:p>6,74</text:p>
          </table:table-cell>
          <table:table-cell table:style-name="ce22"/>
          <table:table-cell table:style-name="ce22" office:value-type="string" calcext:value-type="string">
            <text:p>Diabetes_8</text:p>
          </table:table-cell>
          <table:table-cell table:style-name="ce22" office:value-type="float" office:value="5.206" calcext:value-type="float">
            <text:p>5,206</text:p>
          </table:table-cell>
          <table:table-cell table:style-name="ce22" office:value-type="float" office:value="4.353" calcext:value-type="float">
            <text:p>4,353</text:p>
          </table:table-cell>
          <table:table-cell table:style-name="ce22" office:value-type="float" office:value="3.541" calcext:value-type="float">
            <text:p>3,5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office:value-type="float" office:value="3.65" calcext:value-type="float">
            <text:p>3,65</text:p>
          </table:table-cell>
          <table:table-cell table:style-name="ce22" office:value-type="float" office:value="5.41" calcext:value-type="float">
            <text:p>5,41</text:p>
          </table:table-cell>
          <table:table-cell table:style-name="ce22" office:value-type="float" office:value="4.79" calcext:value-type="float">
            <text:p>4,79</text:p>
          </table:table-cell>
          <table:table-cell table:style-name="ce22"/>
          <table:table-cell table:style-name="ce22" office:value-type="string" calcext:value-type="string">
            <text:p>Diabetes_9</text:p>
          </table:table-cell>
          <table:table-cell table:style-name="ce22" office:value-type="float" office:value="0.989" calcext:value-type="float">
            <text:p>0,989</text:p>
          </table:table-cell>
          <table:table-cell table:style-name="ce22" office:value-type="float" office:value="0.328" calcext:value-type="float">
            <text:p>0,328</text:p>
          </table:table-cell>
          <table:table-cell table:style-name="ce22" office:value-type="float" office:value="0.169" calcext:value-type="float">
            <text:p>0,1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office:value-type="float" office:value="6.25" calcext:value-type="float">
            <text:p>6,25</text:p>
          </table:table-cell>
          <table:table-cell table:style-name="ce22" office:value-type="float" office:value="5.94" calcext:value-type="float">
            <text:p>5,94</text:p>
          </table:table-cell>
          <table:table-cell table:style-name="ce22" office:value-type="float" office:value="6.62" calcext:value-type="float">
            <text:p>6,62</text:p>
          </table:table-cell>
          <table:table-cell table:style-name="ce22"/>
          <table:table-cell table:style-name="ce22" office:value-type="string" calcext:value-type="string">
            <text:p>Diabetes_10</text:p>
          </table:table-cell>
          <table:table-cell table:style-name="ce22" office:value-type="float" office:value="0.701" calcext:value-type="float">
            <text:p>0,701</text:p>
          </table:table-cell>
          <table:table-cell table:style-name="ce22" office:value-type="float" office:value="1.605" calcext:value-type="float">
            <text:p>1,605</text:p>
          </table:table-cell>
          <table:table-cell table:style-name="ce22" office:value-type="float" office:value="0.59" calcext:value-type="float">
            <text:p>0,59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36:.B245])" office:value-type="float" office:value="8.085" calcext:value-type="float">
            <text:p>8,085</text:p>
          </table:table-cell>
          <table:table-cell table:style-name="ce23" table:formula="of:=AVERAGE([.C236:.C245])" office:value-type="float" office:value="8.222" calcext:value-type="float">
            <text:p>8,222</text:p>
          </table:table-cell>
          <table:table-cell table:style-name="ce23" table:formula="of:=AVERAGE([.D236:.D245])" office:value-type="float" office:value="8.331" calcext:value-type="float">
            <text:p>8,331</text:p>
          </table:table-cell>
          <table:table-cell table:style-name="ce23" table:number-columns-repeated="2"/>
          <table:table-cell table:style-name="ce23" table:formula="of:=AVERAGE([.G236:.G245])" office:value-type="float" office:value="1.5817" calcext:value-type="float">
            <text:p>1,5817</text:p>
          </table:table-cell>
          <table:table-cell table:style-name="ce23" table:formula="of:=AVERAGE([.H236:.H245])" office:value-type="float" office:value="1.648" calcext:value-type="float">
            <text:p>1,648</text:p>
          </table:table-cell>
          <table:table-cell table:style-name="ce23" table:formula="of:=AVERAGE([.I236:.I245])" office:value-type="float" office:value="1.5983" calcext:value-type="float">
            <text:p>1,598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office:value-type="float" office:value="1196.31" calcext:value-type="float">
            <text:p>1196,31</text:p>
          </table:table-cell>
          <table:table-cell table:style-name="ce22" office:value-type="float" office:value="894.66" calcext:value-type="float">
            <text:p>894,66</text:p>
          </table:table-cell>
          <table:table-cell table:style-name="ce22" office:value-type="float" office:value="649.42" calcext:value-type="float">
            <text:p>649,42</text:p>
          </table:table-cell>
          <table:table-cell table:style-name="ce22"/>
          <table:table-cell table:style-name="ce22" office:value-type="string" calcext:value-type="string">
            <text:p>FA_1</text:p>
          </table:table-cell>
          <table:table-cell table:style-name="ce22" office:value-type="float" office:value="0.343" calcext:value-type="float">
            <text:p>0,343</text:p>
          </table:table-cell>
          <table:table-cell table:style-name="ce22" office:value-type="float" office:value="0.243" calcext:value-type="float">
            <text:p>0,243</text:p>
          </table:table-cell>
          <table:table-cell table:style-name="ce22" office:value-type="float" office:value="0.2823" calcext:value-type="float">
            <text:p>0,28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office:value-type="float" office:value="2319.76" calcext:value-type="float">
            <text:p>2319,76</text:p>
          </table:table-cell>
          <table:table-cell table:style-name="ce22" office:value-type="float" office:value="1431.16" calcext:value-type="float">
            <text:p>1431,16</text:p>
          </table:table-cell>
          <table:table-cell table:style-name="ce22" office:value-type="float" office:value="1089.19" calcext:value-type="float">
            <text:p>1089,19</text:p>
          </table:table-cell>
          <table:table-cell table:style-name="ce22"/>
          <table:table-cell table:style-name="ce22" office:value-type="string" calcext:value-type="string">
            <text:p>FA_2</text:p>
          </table:table-cell>
          <table:table-cell table:style-name="ce22" office:value-type="float" office:value="0.452" calcext:value-type="float">
            <text:p>0,452</text:p>
          </table:table-cell>
          <table:table-cell table:style-name="ce22" office:value-type="float" office:value="0.278" calcext:value-type="float">
            <text:p>0,278</text:p>
          </table:table-cell>
          <table:table-cell table:style-name="ce22" office:value-type="float" office:value="0.209" calcext:value-type="float">
            <text:p>0,2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office:value-type="float" office:value="1511.52" calcext:value-type="float">
            <text:p>1511,52</text:p>
          </table:table-cell>
          <table:table-cell table:style-name="ce22" office:value-type="float" office:value="956.56" calcext:value-type="float">
            <text:p>956,56</text:p>
          </table:table-cell>
          <table:table-cell table:style-name="ce22" office:value-type="float" office:value="703.69" calcext:value-type="float">
            <text:p>703,69</text:p>
          </table:table-cell>
          <table:table-cell table:style-name="ce22"/>
          <table:table-cell table:style-name="ce22" office:value-type="string" calcext:value-type="string">
            <text:p>FA_3</text:p>
          </table:table-cell>
          <table:table-cell table:style-name="ce22" office:value-type="float" office:value="0.479" calcext:value-type="float">
            <text:p>0,479</text:p>
          </table:table-cell>
          <table:table-cell table:style-name="ce22" office:value-type="float" office:value="0.422" calcext:value-type="float">
            <text:p>0,422</text:p>
          </table:table-cell>
          <table:table-cell table:style-name="ce22" office:value-type="float" office:value="0.395" calcext:value-type="float">
            <text:p>0,39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office:value-type="float" office:value="1188.74" calcext:value-type="float">
            <text:p>1188,74</text:p>
          </table:table-cell>
          <table:table-cell table:style-name="ce22" office:value-type="float" office:value="1675.902" calcext:value-type="float">
            <text:p>1675,902</text:p>
          </table:table-cell>
          <table:table-cell table:style-name="ce22" office:value-type="float" office:value="1009.67" calcext:value-type="float">
            <text:p>1009,67</text:p>
          </table:table-cell>
          <table:table-cell table:style-name="ce22"/>
          <table:table-cell table:style-name="ce22" office:value-type="string" calcext:value-type="string">
            <text:p>FA_4</text:p>
          </table:table-cell>
          <table:table-cell table:style-name="ce22" office:value-type="float" office:value="0.521" calcext:value-type="float">
            <text:p>0,521</text:p>
          </table:table-cell>
          <table:table-cell table:style-name="ce22" office:value-type="float" office:value="0.588" calcext:value-type="float">
            <text:p>0,588</text:p>
          </table:table-cell>
          <table:table-cell table:style-name="ce22" office:value-type="float" office:value="0.639" calcext:value-type="float">
            <text:p>0,6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office:value-type="float" office:value="2514.28" calcext:value-type="float">
            <text:p>2514,28</text:p>
          </table:table-cell>
          <table:table-cell table:style-name="ce22" office:value-type="float" office:value="1563.18" calcext:value-type="float">
            <text:p>1563,18</text:p>
          </table:table-cell>
          <table:table-cell table:style-name="ce22" office:value-type="float" office:value="1106.63" calcext:value-type="float">
            <text:p>1106,63</text:p>
          </table:table-cell>
          <table:table-cell table:style-name="ce22"/>
          <table:table-cell table:style-name="ce22" office:value-type="string" calcext:value-type="string">
            <text:p>FA_5</text:p>
          </table:table-cell>
          <table:table-cell table:style-name="ce22" office:value-type="float" office:value="1.064" calcext:value-type="float">
            <text:p>1,064</text:p>
          </table:table-cell>
          <table:table-cell table:style-name="ce22" office:value-type="float" office:value="0.462" calcext:value-type="float">
            <text:p>0,462</text:p>
          </table:table-cell>
          <table:table-cell table:style-name="ce22" office:value-type="float" office:value="0.678" calcext:value-type="float">
            <text:p>0,6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office:value-type="float" office:value="2761.808" calcext:value-type="float">
            <text:p>2761,808</text:p>
          </table:table-cell>
          <table:table-cell table:style-name="ce22" office:value-type="float" office:value="1578.45" calcext:value-type="float">
            <text:p>1578,45</text:p>
          </table:table-cell>
          <table:table-cell table:style-name="ce22" office:value-type="float" office:value="2402.33" calcext:value-type="float">
            <text:p>2402,33</text:p>
          </table:table-cell>
          <table:table-cell table:style-name="ce22"/>
          <table:table-cell table:style-name="ce22" office:value-type="string" calcext:value-type="string">
            <text:p>FA_6</text:p>
          </table:table-cell>
          <table:table-cell table:style-name="ce22" office:value-type="float" office:value="0.441" calcext:value-type="float">
            <text:p>0,441</text:p>
          </table:table-cell>
          <table:table-cell table:style-name="ce22" office:value-type="float" office:value="0.268" calcext:value-type="float">
            <text:p>0,268</text:p>
          </table:table-cell>
          <table:table-cell table:style-name="ce22" office:value-type="float" office:value="0.179" calcext:value-type="float">
            <text:p>0,1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office:value-type="float" office:value="1563.48" calcext:value-type="float">
            <text:p>1563,48</text:p>
          </table:table-cell>
          <table:table-cell table:style-name="ce22" office:value-type="float" office:value="1063.062" calcext:value-type="float">
            <text:p>1063,062</text:p>
          </table:table-cell>
          <table:table-cell table:style-name="ce22" office:value-type="float" office:value="1218.71" calcext:value-type="float">
            <text:p>1218,71</text:p>
          </table:table-cell>
          <table:table-cell table:style-name="ce22"/>
          <table:table-cell table:style-name="ce22" office:value-type="string" calcext:value-type="string">
            <text:p>FA_7</text:p>
          </table:table-cell>
          <table:table-cell table:style-name="ce22" office:value-type="float" office:value="0.285" calcext:value-type="float">
            <text:p>0,285</text:p>
          </table:table-cell>
          <table:table-cell table:style-name="ce22" office:value-type="float" office:value="0.182" calcext:value-type="float">
            <text:p>0,182</text:p>
          </table:table-cell>
          <table:table-cell table:style-name="ce22" office:value-type="float" office:value="0.209" calcext:value-type="float">
            <text:p>0,2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office:value-type="float" office:value="1622.36" calcext:value-type="float">
            <text:p>1622,36</text:p>
          </table:table-cell>
          <table:table-cell table:style-name="ce22" office:value-type="float" office:value="1300.34" calcext:value-type="float">
            <text:p>1300,34</text:p>
          </table:table-cell>
          <table:table-cell table:style-name="ce22" office:value-type="float" office:value="1203.89" calcext:value-type="float">
            <text:p>1203,89</text:p>
          </table:table-cell>
          <table:table-cell table:style-name="ce22"/>
          <table:table-cell table:style-name="ce22" office:value-type="string" calcext:value-type="string">
            <text:p>FA_8</text:p>
          </table:table-cell>
          <table:table-cell table:style-name="ce22" office:value-type="float" office:value="0.486" calcext:value-type="float">
            <text:p>0,486</text:p>
          </table:table-cell>
          <table:table-cell table:style-name="ce22" office:value-type="float" office:value="0.37" calcext:value-type="float">
            <text:p>0,37</text:p>
          </table:table-cell>
          <table:table-cell table:style-name="ce22" office:value-type="float" office:value="0.402" calcext:value-type="float">
            <text:p>0,4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office:value-type="float" office:value="1944.11" calcext:value-type="float">
            <text:p>1944,11</text:p>
          </table:table-cell>
          <table:table-cell table:style-name="ce22" office:value-type="float" office:value="1053.67" calcext:value-type="float">
            <text:p>1053,67</text:p>
          </table:table-cell>
          <table:table-cell table:style-name="ce22" office:value-type="float" office:value="1250.64" calcext:value-type="float">
            <text:p>1250,64</text:p>
          </table:table-cell>
          <table:table-cell table:style-name="ce22"/>
          <table:table-cell table:style-name="ce22" office:value-type="string" calcext:value-type="string">
            <text:p>FA_9</text:p>
          </table:table-cell>
          <table:table-cell table:style-name="ce22" office:value-type="float" office:value="0.568" calcext:value-type="float">
            <text:p>0,568</text:p>
          </table:table-cell>
          <table:table-cell table:style-name="ce22" office:value-type="float" office:value="0.18" calcext:value-type="float">
            <text:p>0,18</text:p>
          </table:table-cell>
          <table:table-cell table:style-name="ce22" office:value-type="float" office:value="0.395" calcext:value-type="float">
            <text:p>0,39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office:value-type="float" office:value="850.43" calcext:value-type="float">
            <text:p>850,43</text:p>
          </table:table-cell>
          <table:table-cell table:style-name="ce22" office:value-type="float" office:value="756.87" calcext:value-type="float">
            <text:p>756,87</text:p>
          </table:table-cell>
          <table:table-cell table:style-name="ce22" office:value-type="float" office:value="808.35" calcext:value-type="float">
            <text:p>808,35</text:p>
          </table:table-cell>
          <table:table-cell table:style-name="ce22"/>
          <table:table-cell table:style-name="ce22" office:value-type="string" calcext:value-type="string">
            <text:p>FA_10</text:p>
          </table:table-cell>
          <table:table-cell table:style-name="ce22" office:value-type="float" office:value="1.202" calcext:value-type="float">
            <text:p>1,202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office:value-type="float" office:value="0.513" calcext:value-type="float">
            <text:p>0,51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49:.B258])" office:value-type="float" office:value="1747.2798" calcext:value-type="float">
            <text:p>1747,2798</text:p>
          </table:table-cell>
          <table:table-cell table:style-name="ce23" table:formula="of:=AVERAGE([.C249:.C258])" office:value-type="float" office:value="1227.3854" calcext:value-type="float">
            <text:p>1227,3854</text:p>
          </table:table-cell>
          <table:table-cell table:style-name="ce23" table:formula="of:=AVERAGE([.D249:.D258])" office:value-type="float" office:value="1144.252" calcext:value-type="float">
            <text:p>1144,252</text:p>
          </table:table-cell>
          <table:table-cell table:style-name="ce23" table:number-columns-repeated="2"/>
          <table:table-cell table:style-name="ce23" table:formula="of:=AVERAGE([.G249:.G258])" office:value-type="float" office:value="0.5841" calcext:value-type="float">
            <text:p>0,5841</text:p>
          </table:table-cell>
          <table:table-cell table:style-name="ce23" table:formula="of:=AVERAGE([.H249:.H258])" office:value-type="float" office:value="0.3285" calcext:value-type="float">
            <text:p>0,3285</text:p>
          </table:table-cell>
          <table:table-cell table:style-name="ce23" table:formula="of:=AVERAGE([.I249:.I258])" office:value-type="float" office:value="0.39013" calcext:value-type="float">
            <text:p>0,3901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8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 table:style-name="ce22" office:value-type="float" office:value="0.356" calcext:value-type="float">
            <text:p>0,356</text:p>
          </table:table-cell>
          <table:table-cell table:style-name="ce22" office:value-type="float" office:value="0.346" calcext:value-type="float">
            <text:p>0,346</text:p>
          </table:table-cell>
          <table:table-cell table:style-name="ce22" office:value-type="float" office:value="0.351" calcext:value-type="float">
            <text:p>0,351</text:p>
          </table:table-cell>
          <table:table-cell table:style-name="ce22"/>
          <table:table-cell table:style-name="ce22" office:value-type="string" calcext:value-type="string">
            <text:p>Mortgage_1</text:p>
          </table:table-cell>
          <table:table-cell table:style-name="ce22" office:value-type="float" office:value="173.15" calcext:value-type="float">
            <text:p>173,15</text:p>
          </table:table-cell>
          <table:table-cell table:style-name="ce22" office:value-type="float" office:value="24.96" calcext:value-type="float">
            <text:p>24,96</text:p>
          </table:table-cell>
          <table:table-cell table:style-name="ce22" office:value-type="float" office:value="45.41" calcext:value-type="float">
            <text:p>45,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office:value-type="float" office:value="0.711" calcext:value-type="float">
            <text:p>0,711</text:p>
          </table:table-cell>
          <table:table-cell table:style-name="ce22" office:value-type="float" office:value="0.71" calcext:value-type="float">
            <text:p>0,71</text:p>
          </table:table-cell>
          <table:table-cell table:style-name="ce22" office:value-type="float" office:value="0.706" calcext:value-type="float">
            <text:p>0,706</text:p>
          </table:table-cell>
          <table:table-cell table:style-name="ce22"/>
          <table:table-cell table:style-name="ce22" office:value-type="string" calcext:value-type="string">
            <text:p>Mortgage_2</text:p>
          </table:table-cell>
          <table:table-cell table:style-name="ce22" office:value-type="float" office:value="42.85" calcext:value-type="float">
            <text:p>42,85</text:p>
          </table:table-cell>
          <table:table-cell table:style-name="ce22" office:value-type="float" office:value="185.13" calcext:value-type="float">
            <text:p>185,13</text:p>
          </table:table-cell>
          <table:table-cell table:style-name="ce22" office:value-type="float" office:value="11.98" calcext:value-type="float">
            <text:p>11,9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 table:style-name="ce22" office:value-type="float" office:value="0.166" calcext:value-type="float">
            <text:p>0,166</text:p>
          </table:table-cell>
          <table:table-cell table:style-name="ce22" office:value-type="float" office:value="0.165" calcext:value-type="float">
            <text:p>0,165</text:p>
          </table:table-cell>
          <table:table-cell table:style-name="ce22" office:value-type="float" office:value="0.166" calcext:value-type="float">
            <text:p>0,166</text:p>
          </table:table-cell>
          <table:table-cell table:style-name="ce22"/>
          <table:table-cell table:style-name="ce22" office:value-type="string" calcext:value-type="string">
            <text:p>Mortgage_3</text:p>
          </table:table-cell>
          <table:table-cell table:style-name="ce22" office:value-type="float" office:value="29.47" calcext:value-type="float">
            <text:p>29,47</text:p>
          </table:table-cell>
          <table:table-cell table:style-name="ce22" office:value-type="float" office:value="185.128" calcext:value-type="float">
            <text:p>185,128</text:p>
          </table:table-cell>
          <table:table-cell table:style-name="ce22" office:value-type="float" office:value="15.43" calcext:value-type="float">
            <text:p>15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office:value-type="float" office:value="0.176" calcext:value-type="float">
            <text:p>0,176</text:p>
          </table:table-cell>
          <table:table-cell table:style-name="ce22" office:value-type="float" office:value="0.183" calcext:value-type="float">
            <text:p>0,183</text:p>
          </table:table-cell>
          <table:table-cell table:style-name="ce22" office:value-type="float" office:value="0.196" calcext:value-type="float">
            <text:p>0,196</text:p>
          </table:table-cell>
          <table:table-cell table:style-name="ce22"/>
          <table:table-cell table:style-name="ce22" office:value-type="string" calcext:value-type="string">
            <text:p>Mortgage_4</text:p>
          </table:table-cell>
          <table:table-cell table:style-name="ce22" office:value-type="float" office:value="19.19" calcext:value-type="float">
            <text:p>19,19</text:p>
          </table:table-cell>
          <table:table-cell table:style-name="ce22" office:value-type="float" office:value="92.25" calcext:value-type="float">
            <text:p>92,25</text:p>
          </table:table-cell>
          <table:table-cell table:style-name="ce22" office:value-type="float" office:value="37.25" calcext:value-type="float">
            <text:p>37,2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 office:value-type="float" office:value="0.471" calcext:value-type="float">
            <text:p>0,471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/>
          <table:table-cell table:style-name="ce22" office:value-type="string" calcext:value-type="string">
            <text:p>Mortgage_5</text:p>
          </table:table-cell>
          <table:table-cell table:style-name="ce22" office:value-type="float" office:value="49.26" calcext:value-type="float">
            <text:p>49,26</text:p>
          </table:table-cell>
          <table:table-cell table:style-name="ce22" office:value-type="float" office:value="26.01" calcext:value-type="float">
            <text:p>26,01</text:p>
          </table:table-cell>
          <table:table-cell table:style-name="ce22" office:value-type="float" office:value="105.83" calcext:value-type="float">
            <text:p>105,8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 table:style-name="ce22" office:value-type="float" office:value="0.0899" calcext:value-type="float">
            <text:p>0,0899</text:p>
          </table:table-cell>
          <table:table-cell table:style-name="ce22" office:value-type="float" office:value="0.084" calcext:value-type="float">
            <text:p>0,084</text:p>
          </table:table-cell>
          <table:table-cell table:style-name="ce22" office:value-type="float" office:value="0.089" calcext:value-type="float">
            <text:p>0,089</text:p>
          </table:table-cell>
          <table:table-cell table:style-name="ce22"/>
          <table:table-cell table:style-name="ce22" office:value-type="string" calcext:value-type="string">
            <text:p>Mortgage_6</text:p>
          </table:table-cell>
          <table:table-cell table:style-name="ce22" office:value-type="float" office:value="117.99" calcext:value-type="float">
            <text:p>117,99</text:p>
          </table:table-cell>
          <table:table-cell table:style-name="ce22" office:value-type="float" office:value="76.47" calcext:value-type="float">
            <text:p>76,47</text:p>
          </table:table-cell>
          <table:table-cell table:style-name="ce22" office:value-type="float" office:value="73.19" calcext:value-type="float">
            <text:p>73,1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office:value-type="float" office:value="0.382" calcext:value-type="float">
            <text:p>0,382</text:p>
          </table:table-cell>
          <table:table-cell table:style-name="ce22" office:value-type="float" office:value="0.35" calcext:value-type="float">
            <text:p>0,35</text:p>
          </table:table-cell>
          <table:table-cell table:style-name="ce22" office:value-type="float" office:value="0.308" calcext:value-type="float">
            <text:p>0,308</text:p>
          </table:table-cell>
          <table:table-cell table:style-name="ce22"/>
          <table:table-cell table:style-name="ce22" office:value-type="string" calcext:value-type="string">
            <text:p>Mortgage_7</text:p>
          </table:table-cell>
          <table:table-cell table:style-name="ce22" office:value-type="float" office:value="11.416" calcext:value-type="float">
            <text:p>11,416</text:p>
          </table:table-cell>
          <table:table-cell table:style-name="ce22" office:value-type="float" office:value="61.802" calcext:value-type="float">
            <text:p>61,802</text:p>
          </table:table-cell>
          <table:table-cell table:style-name="ce22" office:value-type="float" office:value="34.32" calcext:value-type="float">
            <text:p>34,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office:value-type="float" office:value="0.137" calcext:value-type="float">
            <text:p>0,137</text:p>
          </table:table-cell>
          <table:table-cell table:style-name="ce22" office:value-type="float" office:value="0.148" calcext:value-type="float">
            <text:p>0,148</text:p>
          </table:table-cell>
          <table:table-cell table:style-name="ce22" office:value-type="float" office:value="0.141" calcext:value-type="float">
            <text:p>0,141</text:p>
          </table:table-cell>
          <table:table-cell table:style-name="ce22"/>
          <table:table-cell table:style-name="ce22" office:value-type="string" calcext:value-type="string">
            <text:p>Mortgage_8</text:p>
          </table:table-cell>
          <table:table-cell table:style-name="ce22" office:value-type="float" office:value="216.398" calcext:value-type="float">
            <text:p>216,398</text:p>
          </table:table-cell>
          <table:table-cell table:style-name="ce22" office:value-type="float" office:value="1.447" calcext:value-type="float">
            <text:p>1,447</text:p>
          </table:table-cell>
          <table:table-cell table:style-name="ce22" office:value-type="float" office:value="148.41" calcext:value-type="float">
            <text:p>148,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office:value-type="float" office:value="0.241" calcext:value-type="float">
            <text:p>0,241</text:p>
          </table:table-cell>
          <table:table-cell table:style-name="ce22" office:value-type="float" office:value="0.228" calcext:value-type="float">
            <text:p>0,228</text:p>
          </table:table-cell>
          <table:table-cell table:style-name="ce22" office:value-type="float" office:value="0.229" calcext:value-type="float">
            <text:p>0,229</text:p>
          </table:table-cell>
          <table:table-cell table:style-name="ce22"/>
          <table:table-cell table:style-name="ce22" office:value-type="string" calcext:value-type="string">
            <text:p>Mortgage_9</text:p>
          </table:table-cell>
          <table:table-cell table:style-name="ce22" office:value-type="float" office:value="44.59" calcext:value-type="float">
            <text:p>44,59</text:p>
          </table:table-cell>
          <table:table-cell table:style-name="ce22" office:value-type="float" office:value="11.224" calcext:value-type="float">
            <text:p>11,224</text:p>
          </table:table-cell>
          <table:table-cell table:style-name="ce22" office:value-type="float" office:value="33.06" calcext:value-type="float">
            <text:p>33,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 table:style-name="ce22" office:value-type="float" office:value="0.1795" calcext:value-type="float">
            <text:p>0,1795</text:p>
          </table:table-cell>
          <table:table-cell table:style-name="ce22" office:value-type="float" office:value="0.173" calcext:value-type="float">
            <text:p>0,173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/>
          <table:table-cell table:style-name="ce22" office:value-type="string" calcext:value-type="string">
            <text:p>Mortgage_10</text:p>
          </table:table-cell>
          <table:table-cell table:style-name="ce22" office:value-type="float" office:value="114.299" calcext:value-type="float">
            <text:p>114,299</text:p>
          </table:table-cell>
          <table:table-cell table:style-name="ce22" office:value-type="float" office:value="16.498" calcext:value-type="float">
            <text:p>16,498</text:p>
          </table:table-cell>
          <table:table-cell table:style-name="ce22" office:value-type="float" office:value="21.58" calcext:value-type="float">
            <text:p>21,58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62:.B271])" office:value-type="float" office:value="0.28964" calcext:value-type="float">
            <text:p>0,28964</text:p>
          </table:table-cell>
          <table:table-cell table:style-name="ce23" table:formula="of:=AVERAGE([.C262:.C271])" office:value-type="float" office:value="0.2858" calcext:value-type="float">
            <text:p>0,2858</text:p>
          </table:table-cell>
          <table:table-cell table:style-name="ce23" table:formula="of:=AVERAGE([.D262:.D271])" office:value-type="float" office:value="0.2823" calcext:value-type="float">
            <text:p>0,2823</text:p>
          </table:table-cell>
          <table:table-cell table:style-name="ce23" table:number-columns-repeated="2"/>
          <table:table-cell table:style-name="ce23" table:formula="of:=AVERAGE([.G262:.G271])" office:value-type="float" office:value="81.8613" calcext:value-type="float">
            <text:p>81,8613</text:p>
          </table:table-cell>
          <table:table-cell table:style-name="ce23" table:formula="of:=AVERAGE([.H262:.H271])" office:value-type="float" office:value="68.0919" calcext:value-type="float">
            <text:p>68,0919</text:p>
          </table:table-cell>
          <table:table-cell table:style-name="ce23" table:formula="of:=AVERAGE([.I262:.I271])" office:value-type="float" office:value="52.646" calcext:value-type="float">
            <text:p>52,646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office:value-type="float" office:value="0.103" calcext:value-type="float">
            <text:p>0,103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/>
          <table:table-cell table:style-name="ce22" office:value-type="string" calcext:value-type="string">
            <text:p>PY_1</text:p>
          </table:table-cell>
          <table:table-cell table:style-name="ce22" office:value-type="float" office:value="0.382" calcext:value-type="float">
            <text:p>0,382</text:p>
          </table:table-cell>
          <table:table-cell table:style-name="ce22" office:value-type="float" office:value="0.918" calcext:value-type="float">
            <text:p>0,918</text:p>
          </table:table-cell>
          <table:table-cell table:style-name="ce22" office:value-type="float" office:value="0.621" calcext:value-type="float">
            <text:p>0,6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 table:style-name="ce22" office:value-type="float" office:value="0.0348" calcext:value-type="float">
            <text:p>0,0348</text:p>
          </table:table-cell>
          <table:table-cell table:style-name="ce22" office:value-type="float" office:value="0.046" calcext:value-type="float">
            <text:p>0,046</text:p>
          </table:table-cell>
          <table:table-cell table:style-name="ce22" office:value-type="float" office:value="0.045" calcext:value-type="float">
            <text:p>0,045</text:p>
          </table:table-cell>
          <table:table-cell table:style-name="ce22"/>
          <table:table-cell table:style-name="ce22" office:value-type="string" calcext:value-type="string">
            <text:p>PY_2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043" calcext:value-type="float">
            <text:p>0,043</text:p>
          </table:table-cell>
          <table:table-cell table:style-name="ce22" office:value-type="float" office:value="0.135" calcext:value-type="float">
            <text:p>0,1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 office:value-type="float" office:value="0.109" calcext:value-type="float">
            <text:p>0,109</text:p>
          </table:table-cell>
          <table:table-cell table:style-name="ce22" office:value-type="float" office:value="0.11" calcext:value-type="float">
            <text:p>0,11</text:p>
          </table:table-cell>
          <table:table-cell table:style-name="ce22"/>
          <table:table-cell table:style-name="ce22" office:value-type="string" calcext:value-type="string">
            <text:p>PY_3</text:p>
          </table:table-cell>
          <table:table-cell table:style-name="ce22" office:value-type="float" office:value="0.056" calcext:value-type="float">
            <text:p>0,056</text:p>
          </table:table-cell>
          <table:table-cell table:style-name="ce22" office:value-type="float" office:value="0.022" calcext:value-type="float">
            <text:p>0,022</text:p>
          </table:table-cell>
          <table:table-cell table:style-name="ce22" office:value-type="float" office:value="0.042" calcext:value-type="float">
            <text:p>0,0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office:value-type="float" office:value="0.088" calcext:value-type="float">
            <text:p>0,088</text:p>
          </table:table-cell>
          <table:table-cell table:style-name="ce22" office:value-type="float" office:value="0.086" calcext:value-type="float">
            <text:p>0,086</text:p>
          </table:table-cell>
          <table:table-cell table:style-name="ce22" office:value-type="float" office:value="0.087" calcext:value-type="float">
            <text:p>0,087</text:p>
          </table:table-cell>
          <table:table-cell table:style-name="ce22"/>
          <table:table-cell table:style-name="ce22" office:value-type="string" calcext:value-type="string">
            <text:p>PY_4</text:p>
          </table:table-cell>
          <table:table-cell table:style-name="ce22" office:value-type="float" office:value="0.0261" calcext:value-type="float">
            <text:p>0,0261</text:p>
          </table:table-cell>
          <table:table-cell table:style-name="ce22" office:value-type="float" office:value="0.013" calcext:value-type="float">
            <text:p>0,013</text:p>
          </table:table-cell>
          <table:table-cell table:style-name="ce22" office:value-type="float" office:value="0.0179" calcext:value-type="float">
            <text:p>0,01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 table:number-columns-repeated="2" table:style-name="ce22" office:value-type="float" office:value="0.124" calcext:value-type="float">
            <text:p>0,124</text:p>
          </table:table-cell>
          <table:table-cell table:style-name="ce22" office:value-type="float" office:value="0.121" calcext:value-type="float">
            <text:p>0,121</text:p>
          </table:table-cell>
          <table:table-cell table:style-name="ce22"/>
          <table:table-cell table:style-name="ce22" office:value-type="string" calcext:value-type="string">
            <text:p>PY_5</text:p>
          </table:table-cell>
          <table:table-cell table:style-name="ce22" office:value-type="float" office:value="0.089" calcext:value-type="float">
            <text:p>0,089</text:p>
          </table:table-cell>
          <table:table-cell table:style-name="ce22" office:value-type="float" office:value="0.0202" calcext:value-type="float">
            <text:p>0,0202</text:p>
          </table:table-cell>
          <table:table-cell table:style-name="ce22" office:value-type="float" office:value="0.043" calcext:value-type="float">
            <text:p>0,0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office:value-type="float" office:value="0.061" calcext:value-type="float">
            <text:p>0,061</text:p>
          </table:table-cell>
          <table:table-cell table:number-columns-repeated="2" table:style-name="ce22" office:value-type="float" office:value="0.062" calcext:value-type="float">
            <text:p>0,062</text:p>
          </table:table-cell>
          <table:table-cell table:style-name="ce22"/>
          <table:table-cell table:style-name="ce22" office:value-type="string" calcext:value-type="string">
            <text:p>PY_6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 office:value-type="float" office:value="0.206" calcext:value-type="float">
            <text:p>0,206</text:p>
          </table:table-cell>
          <table:table-cell table:style-name="ce22" office:value-type="float" office:value="0.878" calcext:value-type="float">
            <text:p>0,8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office:value-type="float" office:value="0.0358" calcext:value-type="float">
            <text:p>0,0358</text:p>
          </table:table-cell>
          <table:table-cell table:number-columns-repeated="2" table:style-name="ce22" office:value-type="float" office:value="0.036" calcext:value-type="float">
            <text:p>0,036</text:p>
          </table:table-cell>
          <table:table-cell table:style-name="ce22"/>
          <table:table-cell table:style-name="ce22" office:value-type="string" calcext:value-type="string">
            <text:p>PY_7</text:p>
          </table:table-cell>
          <table:table-cell table:style-name="ce22" office:value-type="float" office:value="0.214" calcext:value-type="float">
            <text:p>0,214</text:p>
          </table:table-cell>
          <table:table-cell table:style-name="ce22" office:value-type="float" office:value="0.398" calcext:value-type="float">
            <text:p>0,398</text:p>
          </table:table-cell>
          <table:table-cell table:style-name="ce22" office:value-type="float" office:value="0.43" calcext:value-type="float">
            <text:p>0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office:value-type="float" office:value="0.075" calcext:value-type="float">
            <text:p>0,075</text:p>
          </table:table-cell>
          <table:table-cell table:style-name="ce22" office:value-type="float" office:value="0.084" calcext:value-type="float">
            <text:p>0,084</text:p>
          </table:table-cell>
          <table:table-cell table:style-name="ce22" office:value-type="float" office:value="0.078" calcext:value-type="float">
            <text:p>0,078</text:p>
          </table:table-cell>
          <table:table-cell table:style-name="ce22"/>
          <table:table-cell table:style-name="ce22" office:value-type="string" calcext:value-type="string">
            <text:p>PY_8</text:p>
          </table:table-cell>
          <table:table-cell table:style-name="ce22" office:value-type="float" office:value="0.053" calcext:value-type="float">
            <text:p>0,053</text:p>
          </table:table-cell>
          <table:table-cell table:style-name="ce22" office:value-type="float" office:value="0.0058" calcext:value-type="float">
            <text:p>0,0058</text:p>
          </table:table-cell>
          <table:table-cell table:style-name="ce22" office:value-type="float" office:value="0.05" calcext:value-type="float">
            <text:p>0,0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 table:style-name="ce22" office:value-type="float" office:value="0.0969" calcext:value-type="float">
            <text:p>0,0969</text:p>
          </table:table-cell>
          <table:table-cell table:number-columns-repeated="2" table:style-name="ce22" office:value-type="float" office:value="0.096" calcext:value-type="float">
            <text:p>0,096</text:p>
          </table:table-cell>
          <table:table-cell table:style-name="ce22"/>
          <table:table-cell table:style-name="ce22" office:value-type="string" calcext:value-type="string">
            <text:p>PY_9</text:p>
          </table:table-cell>
          <table:table-cell table:style-name="ce22" office:value-type="float" office:value="0.138" calcext:value-type="float">
            <text:p>0,138</text:p>
          </table:table-cell>
          <table:table-cell table:style-name="ce22" office:value-type="float" office:value="0.039" calcext:value-type="float">
            <text:p>0,039</text:p>
          </table:table-cell>
          <table:table-cell table:style-name="ce22" office:value-type="float" office:value="0.118" calcext:value-type="float">
            <text:p>0,1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office:value-type="float" office:value="0.074" calcext:value-type="float">
            <text:p>0,074</text:p>
          </table:table-cell>
          <table:table-cell table:number-columns-repeated="2" table:style-name="ce22" office:value-type="float" office:value="0.051" calcext:value-type="float">
            <text:p>0,051</text:p>
          </table:table-cell>
          <table:table-cell table:style-name="ce22"/>
          <table:table-cell table:style-name="ce22" office:value-type="string" calcext:value-type="string">
            <text:p>PY_10</text:p>
          </table:table-cell>
          <table:table-cell table:style-name="ce22" office:value-type="float" office:value="0.0188" calcext:value-type="float">
            <text:p>0,0188</text:p>
          </table:table-cell>
          <table:table-cell table:style-name="ce22" office:value-type="float" office:value="0.097" calcext:value-type="float">
            <text:p>0,097</text:p>
          </table:table-cell>
          <table:table-cell table:style-name="ce22" office:value-type="float" office:value="0.055" calcext:value-type="float">
            <text:p>0,055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74:.B283])" office:value-type="float" office:value="0.07995" calcext:value-type="float">
            <text:p>0,07995</text:p>
          </table:table-cell>
          <table:table-cell table:style-name="ce23" table:formula="of:=AVERAGE([.C274:.C283])" office:value-type="float" office:value="0.0796" calcext:value-type="float">
            <text:p>0,0796</text:p>
          </table:table-cell>
          <table:table-cell table:style-name="ce23" table:formula="of:=AVERAGE([.D274:.D283])" office:value-type="float" office:value="0.0793" calcext:value-type="float">
            <text:p>0,0793</text:p>
          </table:table-cell>
          <table:table-cell table:style-name="ce23" table:number-columns-repeated="2"/>
          <table:table-cell table:style-name="ce23" table:formula="of:=AVERAGE([.G274:.G283])" office:value-type="float" office:value="0.13659" calcext:value-type="float">
            <text:p>0,13659</text:p>
          </table:table-cell>
          <table:table-cell table:style-name="ce23" table:formula="of:=AVERAGE([.H274:.H283])" office:value-type="float" office:value="0.1762" calcext:value-type="float">
            <text:p>0,1762</text:p>
          </table:table-cell>
          <table:table-cell table:style-name="ce23" table:formula="of:=AVERAGE([.I274:.I283])" office:value-type="float" office:value="0.23899" calcext:value-type="float">
            <text:p>0,23899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8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 office:value-type="float" office:value="11.75" calcext:value-type="float">
            <text:p>11,75</text:p>
          </table:table-cell>
          <table:table-cell table:style-name="ce22" office:value-type="float" office:value="8.5" calcext:value-type="float">
            <text:p>8,5</text:p>
          </table:table-cell>
          <table:table-cell table:style-name="ce22" office:value-type="float" office:value="8.48" calcext:value-type="float">
            <text:p>8,48</text:p>
          </table:table-cell>
          <table:table-cell table:style-name="ce22"/>
          <table:table-cell table:style-name="ce22" office:value-type="string" calcext:value-type="string">
            <text:p>TREASURY_1</text:p>
          </table:table-cell>
          <table:table-cell table:style-name="ce22" office:value-type="float" office:value="43.73" calcext:value-type="float">
            <text:p>43,73</text:p>
          </table:table-cell>
          <table:table-cell table:style-name="ce22" office:value-type="float" office:value="161.36" calcext:value-type="float">
            <text:p>161,36</text:p>
          </table:table-cell>
          <table:table-cell table:style-name="ce22" office:value-type="float" office:value="15.23" calcext:value-type="float">
            <text:p>15,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 office:value-type="float" office:value="7.55" calcext:value-type="float">
            <text:p>7,55</text:p>
          </table:table-cell>
          <table:table-cell table:style-name="ce22" office:value-type="float" office:value="7.47" calcext:value-type="float">
            <text:p>7,47</text:p>
          </table:table-cell>
          <table:table-cell table:style-name="ce22" office:value-type="float" office:value="7.3" calcext:value-type="float">
            <text:p>7,3</text:p>
          </table:table-cell>
          <table:table-cell table:style-name="ce22"/>
          <table:table-cell table:style-name="ce22" office:value-type="string" calcext:value-type="string">
            <text:p>TREASURY_2</text:p>
          </table:table-cell>
          <table:table-cell table:style-name="ce22" office:value-type="float" office:value="52.03" calcext:value-type="float">
            <text:p>52,03</text:p>
          </table:table-cell>
          <table:table-cell table:style-name="ce22" office:value-type="float" office:value="120.67" calcext:value-type="float">
            <text:p>120,67</text:p>
          </table:table-cell>
          <table:table-cell table:style-name="ce22" office:value-type="float" office:value="307" calcext:value-type="float">
            <text:p>30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 office:value-type="float" office:value="12.76" calcext:value-type="float">
            <text:p>12,76</text:p>
          </table:table-cell>
          <table:table-cell table:style-name="ce22" office:value-type="float" office:value="9.13" calcext:value-type="float">
            <text:p>9,13</text:p>
          </table:table-cell>
          <table:table-cell table:style-name="ce22" office:value-type="float" office:value="9.29" calcext:value-type="float">
            <text:p>9,29</text:p>
          </table:table-cell>
          <table:table-cell table:style-name="ce22"/>
          <table:table-cell table:style-name="ce22" office:value-type="string" calcext:value-type="string">
            <text:p>TREASURY_3</text:p>
          </table:table-cell>
          <table:table-cell table:style-name="ce22" office:value-type="float" office:value="70.03" calcext:value-type="float">
            <text:p>70,03</text:p>
          </table:table-cell>
          <table:table-cell table:style-name="ce22" office:value-type="float" office:value="9.918" calcext:value-type="float">
            <text:p>9,918</text:p>
          </table:table-cell>
          <table:table-cell table:style-name="ce22" office:value-type="float" office:value="14.14" calcext:value-type="float">
            <text:p>14,1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7.56" calcext:value-type="float">
            <text:p>7,56</text:p>
          </table:table-cell>
          <table:table-cell table:style-name="ce22" office:value-type="float" office:value="7.59" calcext:value-type="float">
            <text:p>7,59</text:p>
          </table:table-cell>
          <table:table-cell table:style-name="ce22"/>
          <table:table-cell table:style-name="ce22" office:value-type="string" calcext:value-type="string">
            <text:p>TREASURY_4</text:p>
          </table:table-cell>
          <table:table-cell table:style-name="ce22" office:value-type="float" office:value="25.007" calcext:value-type="float">
            <text:p>25,007</text:p>
          </table:table-cell>
          <table:table-cell table:style-name="ce22" office:value-type="float" office:value="15.54" calcext:value-type="float">
            <text:p>15,54</text:p>
          </table:table-cell>
          <table:table-cell table:style-name="ce22" office:value-type="float" office:value="31.29" calcext:value-type="float">
            <text:p>31,2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38" calcext:value-type="float">
            <text:p>7,38</text:p>
          </table:table-cell>
          <table:table-cell table:style-name="ce22"/>
          <table:table-cell table:style-name="ce22" office:value-type="string" calcext:value-type="string">
            <text:p>TREASURY_5</text:p>
          </table:table-cell>
          <table:table-cell table:style-name="ce22" office:value-type="float" office:value="105.205" calcext:value-type="float">
            <text:p>105,205</text:p>
          </table:table-cell>
          <table:table-cell table:style-name="ce22" office:value-type="float" office:value="98.476" calcext:value-type="float">
            <text:p>98,476</text:p>
          </table:table-cell>
          <table:table-cell table:style-name="ce22" office:value-type="float" office:value="16.72" calcext:value-type="float">
            <text:p>16,7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84" calcext:value-type="float">
            <text:p>7,84</text:p>
          </table:table-cell>
          <table:table-cell table:style-name="ce22"/>
          <table:table-cell table:style-name="ce22" office:value-type="string" calcext:value-type="string">
            <text:p>TREASURY_6</text:p>
          </table:table-cell>
          <table:table-cell table:style-name="ce22" office:value-type="float" office:value="66.18" calcext:value-type="float">
            <text:p>66,18</text:p>
          </table:table-cell>
          <table:table-cell table:style-name="ce22" office:value-type="float" office:value="178.3" calcext:value-type="float">
            <text:p>178,3</text:p>
          </table:table-cell>
          <table:table-cell table:style-name="ce22" office:value-type="float" office:value="186.12" calcext:value-type="float">
            <text:p>186,1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9.18" calcext:value-type="float">
            <text:p>9,18</text:p>
          </table:table-cell>
          <table:table-cell table:style-name="ce22"/>
          <table:table-cell table:style-name="ce22" office:value-type="string" calcext:value-type="string">
            <text:p>TREASURY_7</text:p>
          </table:table-cell>
          <table:table-cell table:style-name="ce22" office:value-type="float" office:value="24.97" calcext:value-type="float">
            <text:p>24,97</text:p>
          </table:table-cell>
          <table:table-cell table:style-name="ce22" office:value-type="float" office:value="39.77" calcext:value-type="float">
            <text:p>39,77</text:p>
          </table:table-cell>
          <table:table-cell table:style-name="ce22" office:value-type="float" office:value="150.76" calcext:value-type="float">
            <text:p>150,7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49" calcext:value-type="float">
            <text:p>7,49</text:p>
          </table:table-cell>
          <table:table-cell table:style-name="ce22"/>
          <table:table-cell table:style-name="ce22" office:value-type="string" calcext:value-type="string">
            <text:p>TREASURY_8</text:p>
          </table:table-cell>
          <table:table-cell table:style-name="ce22" office:value-type="float" office:value="62.97" calcext:value-type="float">
            <text:p>62,97</text:p>
          </table:table-cell>
          <table:table-cell table:style-name="ce22" office:value-type="float" office:value="7.334" calcext:value-type="float">
            <text:p>7,334</text:p>
          </table:table-cell>
          <table:table-cell table:style-name="ce22" office:value-type="float" office:value="15.38" calcext:value-type="float">
            <text:p>15,3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 table:number-columns-repeated="2"/>
          <table:table-cell table:style-name="ce22" office:value-type="float" office:value="6.81" calcext:value-type="float">
            <text:p>6,81</text:p>
          </table:table-cell>
          <table:table-cell table:style-name="ce22"/>
          <table:table-cell table:style-name="ce22" office:value-type="string" calcext:value-type="string">
            <text:p>TREASURY_9</text:p>
          </table:table-cell>
          <table:table-cell table:style-name="ce22" office:value-type="float" office:value="52.8" calcext:value-type="float">
            <text:p>52,8</text:p>
          </table:table-cell>
          <table:table-cell table:style-name="ce22" office:value-type="float" office:value="50.76" calcext:value-type="float">
            <text:p>50,76</text:p>
          </table:table-cell>
          <table:table-cell table:style-name="ce22" office:value-type="float" office:value="18.16" calcext:value-type="float">
            <text:p>18,1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 office:value-type="float" office:value="7.25" calcext:value-type="float">
            <text:p>7,25</text:p>
          </table:table-cell>
          <table:table-cell table:style-name="ce22"/>
          <table:table-cell table:style-name="ce22" office:value-type="float" office:value="7.93" calcext:value-type="float">
            <text:p>7,93</text:p>
          </table:table-cell>
          <table:table-cell table:style-name="ce22"/>
          <table:table-cell table:style-name="ce22" office:value-type="string" calcext:value-type="string">
            <text:p>TREASURY_10</text:p>
          </table:table-cell>
          <table:table-cell table:style-name="ce22" office:value-type="float" office:value="25.26" calcext:value-type="float">
            <text:p>25,26</text:p>
          </table:table-cell>
          <table:table-cell table:style-name="ce22" office:value-type="float" office:value="187.87" calcext:value-type="float">
            <text:p>187,87</text:p>
          </table:table-cell>
          <table:table-cell table:style-name="ce22" office:value-type="float" office:value="59.53" calcext:value-type="float">
            <text:p>59,5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87:.B296])" office:value-type="float" office:value="9.8275" calcext:value-type="float">
            <text:p>9,8275</text:p>
          </table:table-cell>
          <table:table-cell table:style-name="ce23" table:formula="of:=AVERAGE([.C287:.C296])" office:value-type="float" office:value="8.165" calcext:value-type="float">
            <text:p>8,165</text:p>
          </table:table-cell>
          <table:table-cell table:style-name="ce23" table:formula="of:=AVERAGE([.D287:.D296])" office:value-type="float" office:value="7.929" calcext:value-type="float">
            <text:p>7,929</text:p>
          </table:table-cell>
          <table:table-cell table:style-name="ce23" table:number-columns-repeated="2"/>
          <table:table-cell table:style-name="ce23" table:formula="of:=AVERAGE([.G287:.G296])" office:value-type="float" office:value="52.8182" calcext:value-type="float">
            <text:p>52,8182</text:p>
          </table:table-cell>
          <table:table-cell table:style-name="ce23" table:formula="of:=AVERAGE([.H287:.H296])" office:value-type="float" office:value="86.9998" calcext:value-type="float">
            <text:p>86,9998</text:p>
          </table:table-cell>
          <table:table-cell table:style-name="ce23" table:formula="of:=AVERAGE([.I287:.I296])" office:value-type="float" office:value="81.433" calcext:value-type="float">
            <text:p>81,433</text:p>
          </table:table-cell>
          <table:table-cell table:number-columns-repeated="16369"/>
        </table:table-row>
        <table:table-row table:style-name="ro1">
          <table:table-cell table:style-name="Default"/>
          <table:table-cell table:style-name="ce7" table:number-columns-repeated="2"/>
          <table:table-cell table:style-name="Default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office:value-type="float" office:value="0.0264" calcext:value-type="float">
            <text:p>0,0264</text:p>
          </table:table-cell>
          <table:table-cell table:style-name="ce22" office:value-type="float" office:value="0.0272" calcext:value-type="float">
            <text:p>0,0272</text:p>
          </table:table-cell>
          <table:table-cell table:style-name="ce22" office:value-type="float" office:value="0.0306" calcext:value-type="float">
            <text:p>0,0306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 table:number-columns-repeated="2"/>
          <table:table-cell table:style-name="ce22" office:value-type="float" office:value="0.0274" calcext:value-type="float">
            <text:p>0,027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 table:number-columns-repeated="2"/>
          <table:table-cell table:style-name="ce22" office:value-type="float" office:value="0.0254" calcext:value-type="float">
            <text:p>0,025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 table:number-columns-repeated="2"/>
          <table:table-cell table:style-name="ce22" office:value-type="float" office:value="0.0409" calcext:value-type="float">
            <text:p>0,0409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300:.B309])" office:value-type="float" office:value="0.0264" calcext:value-type="float">
            <text:p>0,0264</text:p>
          </table:table-cell>
          <table:table-cell table:style-name="ce23" table:formula="of:=AVERAGE([.C300:.C309])" office:value-type="float" office:value="0.0272" calcext:value-type="float">
            <text:p>0,0272</text:p>
          </table:table-cell>
          <table:table-cell table:style-name="ce23" table:formula="of:=AVERAGE([.D300:.D309])" office:value-type="float" office:value="0.031075" calcext:value-type="float">
            <text:p>0,031075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7" table:number-columns-repeated="2"/>
          <table:table-cell table:style-name="Default"/>
          <table:table-cell/>
          <table:table-cell table:style-name="ce19" table:number-columns-repeated="4"/>
          <table:table-cell table:number-columns-repeated="16369"/>
        </table:table-row>
        <table:table-row table:style-name="ro1" table:number-rows-repeated="6">
          <table:table-cell table:style-name="Default"/>
          <table:table-cell table:style-name="ce7" table:number-columns-repeated="2"/>
          <table:table-cell table:style-name="Default" table:number-columns-repeated="6"/>
          <table:table-cell table:number-columns-repeated="16369"/>
        </table:table-row>
        <table:table-row table:style-name="ro1" table:number-rows-repeated="6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19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 table:number-rows-repeated="10">
          <table:table-cell table:number-columns-repeated="16378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 table:number-rows-repeated="1048227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gens_average" table:style-name="ta1">
        <table:table-column table:style-name="co7" table:default-cell-style-name="ce39"/>
        <table:table-column table:style-name="co2" table:default-cell-style-name="ce39"/>
        <table:table-column table:style-name="co8" table:default-cell-style-name="ce39"/>
        <table:table-column table:style-name="co3" table:number-columns-repeated="16378" table:default-cell-style-name="ce39"/>
        <table:table-row table:style-name="ro1">
          <table:table-cell table:style-name="ce12"/>
          <table:table-cell table:style-name="ce35" office:value-type="string" calcext:value-type="string" table:number-columns-spanned="2" table:number-rows-spanned="1">
            <text:p>CLASSIFICATION DATASETS</text:p>
          </table:table-cell>
          <table:covered-table-cell table:style-name="ce35"/>
          <table:table-cell table:style-name="ce35"/>
          <table:table-cell table:style-name="ce12"/>
          <table:table-cell table:number-columns-repeated="16376"/>
        </table:table-row>
        <table:table-row table:style-name="ro1"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GENETIC</text:p>
          </table:table-cell>
          <table:table-cell table:style-name="ce12" office:value-type="string" calcext:value-type="string">
            <text:p>GENS100</text:p>
          </table:table-cell>
          <table:table-cell table:style-name="ce12" office:value-type="string" calcext:value-type="string">
            <text:p>GENS200</text:p>
          </table:table-cell>
          <table:table-cell table:style-name="ce12" office:value-type="string" calcext:value-type="string">
            <text:p>GENS400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673" calcext:value-type="percentage">
            <text:p>16,73%</text:p>
          </table:table-cell>
          <table:table-cell table:number-columns-repeated="2" table:style-name="ce18" office:value-type="percentage" office:value="0.17" calcext:value-type="percentage">
            <text:p>17,00%</text:p>
          </table:table-cell>
          <table:table-cell table:style-name="ce18" office:value-type="percentage" office:value="0.15" calcext:value-type="percentage">
            <text:p>15,00%</text:p>
          </table:table-cell>
          <table:table-cell table:style-name="ce30" table:number-columns-repeated="16376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3263" calcext:value-type="percentage">
            <text:p>32,63%</text:p>
          </table:table-cell>
          <table:table-cell table:style-name="ce18" office:value-type="percentage" office:value="0.2331" calcext:value-type="percentage">
            <text:p>23,31%</text:p>
          </table:table-cell>
          <table:table-cell table:style-name="ce18" office:value-type="percentage" office:value="0.2455" calcext:value-type="percentage">
            <text:p>24,55%</text:p>
          </table:table-cell>
          <table:table-cell table:style-name="ce18" office:value-type="percentage" office:value="0.1747" calcext:value-type="percentage">
            <text:p>17,4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0914" calcext:value-type="percentage">
            <text:p>9,14%</text:p>
          </table:table-cell>
          <table:table-cell table:style-name="ce18" office:value-type="percentage" office:value="0.1077" calcext:value-type="percentage">
            <text:p>10,77%</text:p>
          </table:table-cell>
          <table:table-cell table:style-name="ce18" office:value-type="percentage" office:value="0.1671" calcext:value-type="percentage">
            <text:p>16,71%</text:p>
          </table:table-cell>
          <table:table-cell table:style-name="ce18" office:value-type="percentage" office:value="0.1033" calcext:value-type="percentage">
            <text:p>10,3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5655" calcext:value-type="percentage">
            <text:p>56,55%</text:p>
          </table:table-cell>
          <table:table-cell table:style-name="ce18" office:value-type="percentage" office:value="0.4999" calcext:value-type="percentage">
            <text:p>49,99%</text:p>
          </table:table-cell>
          <table:table-cell table:style-name="ce18" office:value-type="percentage" office:value="0.4791" calcext:value-type="percentage">
            <text:p>47,91%</text:p>
          </table:table-cell>
          <table:table-cell table:style-name="ce18" office:value-type="percentage" office:value="0.4755" calcext:value-type="percentage">
            <text:p>47,5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3122" calcext:value-type="percentage">
            <text:p>31,22%</text:p>
          </table:table-cell>
          <table:table-cell table:style-name="ce18" office:value-type="percentage" office:value="0.0806" calcext:value-type="percentage">
            <text:p>8,06%</text:p>
          </table:table-cell>
          <table:table-cell table:style-name="ce18" office:value-type="percentage" office:value="0.0893" calcext:value-type="percentage">
            <text:p>8,93%</text:p>
          </table:table-cell>
          <table:table-cell table:style-name="ce18" office:value-type="percentage" office:value="0.0855" calcext:value-type="percentage">
            <text:p>8,5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593" calcext:value-type="percentage">
            <text:p>59,30%</text:p>
          </table:table-cell>
          <table:table-cell table:style-name="ce26" office:value-type="percentage" office:value="0.496" calcext:value-type="percentage">
            <text:p>49,60%</text:p>
          </table:table-cell>
          <table:table-cell table:style-name="ce18" office:value-type="percentage" office:value="0.5381" calcext:value-type="percentage">
            <text:p>53,81%</text:p>
          </table:table-cell>
          <table:table-cell table:style-name="ce18" office:value-type="percentage" office:value="0.4683" calcext:value-type="percentage">
            <text:p>46,8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5977" calcext:value-type="percentage">
            <text:p>59,77%</text:p>
          </table:table-cell>
          <table:table-cell table:style-name="ce26" office:value-type="percentage" office:value="0.3482" calcext:value-type="percentage">
            <text:p>34,82%</text:p>
          </table:table-cell>
          <table:table-cell table:style-name="ce18" office:value-type="percentage" office:value="0.3221" calcext:value-type="percentage">
            <text:p>32,21%</text:p>
          </table:table-cell>
          <table:table-cell table:style-name="ce18" office:value-type="percentage" office:value="0.4167" calcext:value-type="percentage">
            <text:p>41,6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3009" calcext:value-type="percentage">
            <text:p>30,09%</text:p>
          </table:table-cell>
          <table:table-cell table:style-name="ce18" office:value-type="percentage" office:value="0.211" calcext:value-type="percentage">
            <text:p>21,10%</text:p>
          </table:table-cell>
          <table:table-cell table:style-name="ce18" office:value-type="percentage" office:value="0.174" calcext:value-type="percentage">
            <text:p>17,40%</text:p>
          </table:table-cell>
          <table:table-cell table:style-name="ce18" office:value-type="percentage" office:value="0.1846" calcext:value-type="percentage">
            <text:p>18,4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0773" calcext:value-type="percentage">
            <text:p>7,73%</text:p>
          </table:table-cell>
          <table:table-cell table:style-name="ce18" office:value-type="percentage" office:value="0.0471" calcext:value-type="percentage">
            <text:p>4,71%</text:p>
          </table:table-cell>
          <table:table-cell table:style-name="ce18" office:value-type="percentage" office:value="0.0348" calcext:value-type="percentage">
            <text:p>3,48%</text:p>
          </table:table-cell>
          <table:table-cell table:style-name="ce18" office:value-type="percentage" office:value="0.0428" calcext:value-type="percentage">
            <text:p>4,28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018" calcext:value-type="percentage">
            <text:p>10,18%</text:p>
          </table:table-cell>
          <table:table-cell table:style-name="ce18" office:value-type="percentage" office:value="0.1058" calcext:value-type="percentage">
            <text:p>10,58%</text:p>
          </table:table-cell>
          <table:table-cell table:style-name="ce18" office:value-type="percentage" office:value="0.0714" calcext:value-type="percentage">
            <text:p>7,14%</text:p>
          </table:table-cell>
          <table:table-cell table:style-name="ce18" office:value-type="percentage" office:value="0.0943" calcext:value-type="percentage">
            <text:p>9,4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3087" calcext:value-type="percentage">
            <text:p>30,87%</text:p>
          </table:table-cell>
          <table:table-cell table:style-name="ce18" office:value-type="percentage" office:value="0.3061" calcext:value-type="percentage">
            <text:p>30,61%</text:p>
          </table:table-cell>
          <table:table-cell table:style-name="ce18" office:value-type="percentage" office:value="0.289" calcext:value-type="percentage">
            <text:p>28,90%</text:p>
          </table:table-cell>
          <table:table-cell table:style-name="ce18" office:value-type="percentage" office:value="0.3163" calcext:value-type="percentage">
            <text:p>31,6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2369" calcext:value-type="percentage">
            <text:p>23,69%</text:p>
          </table:table-cell>
          <table:table-cell table:style-name="ce18" office:value-type="percentage" office:value="0.2441" calcext:value-type="percentage">
            <text:p>24,41%</text:p>
          </table:table-cell>
          <table:table-cell table:style-name="ce18" office:value-type="percentage" office:value="0.1786" calcext:value-type="percentage">
            <text:p>17,86%</text:p>
          </table:table-cell>
          <table:table-cell table:style-name="ce18" office:value-type="percentage" office:value="0.2857" calcext:value-type="percentage">
            <text:p>28,5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202" calcext:value-type="percentage">
            <text:p>20,20%</text:p>
          </table:table-cell>
          <table:table-cell table:style-name="ce18" office:value-type="percentage" office:value="0.1699" calcext:value-type="percentage">
            <text:p>16,99%</text:p>
          </table:table-cell>
          <table:table-cell table:style-name="ce18" office:value-type="percentage" office:value="0.1732" calcext:value-type="percentage">
            <text:p>17,32%</text:p>
          </table:table-cell>
          <table:table-cell table:style-name="ce18" office:value-type="percentage" office:value="0.1779" calcext:value-type="percentage">
            <text:p>17,7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1802" calcext:value-type="percentage">
            <text:p>18,02%</text:p>
          </table:table-cell>
          <table:table-cell table:style-name="ce18" office:value-type="percentage" office:value="0.1342" calcext:value-type="percentage">
            <text:p>13,42%</text:p>
          </table:table-cell>
          <table:table-cell table:style-name="ce18" office:value-type="percentage" office:value="0.1435" calcext:value-type="percentage">
            <text:p>14,35%</text:p>
          </table:table-cell>
          <table:table-cell table:style-name="ce18" office:value-type="percentage" office:value="0.1377" calcext:value-type="percentage">
            <text:p>13,7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3226" calcext:value-type="percentage">
            <text:p>32,26%</text:p>
          </table:table-cell>
          <table:table-cell table:style-name="ce18" office:value-type="percentage" office:value="0.3139" calcext:value-type="percentage">
            <text:p>31,39%</text:p>
          </table:table-cell>
          <table:table-cell table:style-name="ce18" office:value-type="percentage" office:value="0.2558" calcext:value-type="percentage">
            <text:p>25,58%</text:p>
          </table:table-cell>
          <table:table-cell table:style-name="ce18" office:value-type="percentage" office:value="0.2977" calcext:value-type="percentage">
            <text:p>29,7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588" calcext:value-type="percentage">
            <text:p>5,88%</text:p>
          </table:table-cell>
          <table:table-cell table:style-name="ce18" office:value-type="percentage" office:value="0.0514" calcext:value-type="percentage">
            <text:p>5,14%</text:p>
          </table:table-cell>
          <table:table-cell table:style-name="ce18" office:value-type="percentage" office:value="0.0458" calcext:value-type="percentage">
            <text:p>4,58%</text:p>
          </table:table-cell>
          <table:table-cell table:style-name="ce18" office:value-type="percentage" office:value="0.0443" calcext:value-type="percentage">
            <text:p>4,4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3014" calcext:value-type="percentage">
            <text:p>30,14%</text:p>
          </table:table-cell>
          <table:table-cell table:style-name="ce18" office:value-type="percentage" office:value="0.2947" calcext:value-type="percentage">
            <text:p>29,47%</text:p>
          </table:table-cell>
          <table:table-cell table:style-name="ce18" office:value-type="percentage" office:value="0.2832" calcext:value-type="percentage">
            <text:p>28,32%</text:p>
          </table:table-cell>
          <table:table-cell table:style-name="ce18" office:value-type="percentage" office:value="0.2973" calcext:value-type="percentage">
            <text:p>29,7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544" calcext:value-type="percentage">
            <text:p>35,44%</text:p>
          </table:table-cell>
          <table:table-cell table:style-name="ce18" office:value-type="percentage" office:value="0.2938" calcext:value-type="percentage">
            <text:p>29,38%</text:p>
          </table:table-cell>
          <table:table-cell table:style-name="ce18" office:value-type="percentage" office:value="0.2743" calcext:value-type="percentage">
            <text:p>27,43%</text:p>
          </table:table-cell>
          <table:table-cell table:style-name="ce18" office:value-type="percentage" office:value="0.3106" calcext:value-type="percentage">
            <text:p>31,0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5867" calcext:value-type="percentage">
            <text:p>58,67%</text:p>
          </table:table-cell>
          <table:table-cell table:style-name="ce18" office:value-type="percentage" office:value="0.3531" calcext:value-type="percentage">
            <text:p>35,31%</text:p>
          </table:table-cell>
          <table:table-cell table:number-columns-repeated="2" table:style-name="ce18" office:value-type="percentage" office:value="0.2068" calcext:value-type="percentage">
            <text:p>20,68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onar</text:p>
          </table:table-cell>
          <table:table-cell table:style-name="ce26" office:value-type="percentage" office:value="0.2213" calcext:value-type="percentage">
            <text:p>22,13%</text:p>
          </table:table-cell>
          <table:table-cell table:style-name="ce18" office:value-type="percentage" office:value="0.18" calcext:value-type="percentage">
            <text:p>18,00%</text:p>
          </table:table-cell>
          <table:table-cell table:style-name="ce18" office:value-type="percentage" office:value="0.1707" calcext:value-type="percentage">
            <text:p>17,07%</text:p>
          </table:table-cell>
          <table:table-cell table:style-name="ce18" office:value-type="percentage" office:value="0.1756" calcext:value-type="percentage">
            <text:p>17,5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piral</text:p>
          </table:table-cell>
          <table:table-cell table:style-name="ce26" office:value-type="percentage" office:value="0.4418" calcext:value-type="percentage">
            <text:p>44,18%</text:p>
          </table:table-cell>
          <table:table-cell table:style-name="ce18" office:value-type="percentage" office:value="0.4393" calcext:value-type="percentage">
            <text:p>43,93%</text:p>
          </table:table-cell>
          <table:table-cell table:style-name="ce18" office:value-type="percentage" office:value="0.438" calcext:value-type="percentage">
            <text:p>43,80%</text:p>
          </table:table-cell>
          <table:table-cell table:style-name="ce18" office:value-type="percentage" office:value="0.4311" calcext:value-type="percentage">
            <text:p>43,1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Tae</text:p>
          </table:table-cell>
          <table:table-cell table:style-name="ce26" office:value-type="percentage" office:value="0.572" calcext:value-type="percentage">
            <text:p>57,20%</text:p>
          </table:table-cell>
          <table:table-cell table:style-name="ce18" office:value-type="percentage" office:value="0.504" calcext:value-type="percentage">
            <text:p>50,40%</text:p>
          </table:table-cell>
          <table:table-cell table:style-name="ce18" office:value-type="percentage" office:value="0.4658" calcext:value-type="percentage">
            <text:p>46,58%</text:p>
          </table:table-cell>
          <table:table-cell table:style-name="ce18" office:value-type="percentage" office:value="0.488" calcext:value-type="percentage">
            <text:p>48,80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0879" calcext:value-type="percentage">
            <text:p>8,79%</text:p>
          </table:table-cell>
          <table:table-cell table:style-name="ce18" office:value-type="percentage" office:value="0.069" calcext:value-type="percentage">
            <text:p>6,90%</text:p>
          </table:table-cell>
          <table:table-cell table:style-name="ce18" office:value-type="percentage" office:value="0.0523" calcext:value-type="percentage">
            <text:p>5,23%</text:p>
          </table:table-cell>
          <table:table-cell table:style-name="ce18" office:value-type="percentage" office:value="0.0451" calcext:value-type="percentage">
            <text:p>4,5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2608" calcext:value-type="percentage">
            <text:p>26,08%</text:p>
          </table:table-cell>
          <table:table-cell table:style-name="ce18" office:value-type="percentage" office:value="0.0908" calcext:value-type="percentage">
            <text:p>9,08%</text:p>
          </table:table-cell>
          <table:table-cell table:style-name="ce18" office:value-type="percentage" office:value="0.0535" calcext:value-type="percentage">
            <text:p>5,35%</text:p>
          </table:table-cell>
          <table:table-cell table:style-name="ce18" office:value-type="percentage" office:value="0.0682" calcext:value-type="percentage">
            <text:p>6,82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0858" calcext:value-type="percentage">
            <text:p>8,58%</text:p>
          </table:table-cell>
          <table:table-cell table:style-name="ce18" office:value-type="percentage" office:value="0.0913" calcext:value-type="percentage">
            <text:p>9,13%</text:p>
          </table:table-cell>
          <table:table-cell table:style-name="ce18" office:value-type="percentage" office:value="0.0656" calcext:value-type="percentage">
            <text:p>6,56%</text:p>
          </table:table-cell>
          <table:table-cell table:style-name="ce18" office:value-type="percentage" office:value="0.0971" calcext:value-type="percentage">
            <text:p>9,7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18" office:value-type="percentage" office:value="0.0697" calcext:value-type="percentage">
            <text:p>6,97%</text:p>
          </table:table-cell>
          <table:table-cell table:style-name="ce18" office:value-type="percentage" office:value="0.036" calcext:value-type="percentage">
            <text:p>3,60%</text:p>
          </table:table-cell>
          <table:table-cell table:style-name="ce18" office:value-type="percentage" office:value="0.0571" calcext:value-type="percentage">
            <text:p>5,7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0233" calcext:value-type="percentage">
            <text:p>2,33%</text:p>
          </table:table-cell>
          <table:table-cell table:style-name="ce18" office:value-type="percentage" office:value="0.0269" calcext:value-type="percentage">
            <text:p>2,69%</text:p>
          </table:table-cell>
          <table:table-cell table:style-name="ce18" office:value-type="percentage" office:value="0.0221" calcext:value-type="percentage">
            <text:p>2,21%</text:p>
          </table:table-cell>
          <table:table-cell table:style-name="ce18" office:value-type="percentage" office:value="0.0171" calcext:value-type="percentage">
            <text:p>1,7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1543" calcext:value-type="percentage">
            <text:p>15,43%</text:p>
          </table:table-cell>
          <table:table-cell table:style-name="ce18" office:value-type="percentage" office:value="0.0673" calcext:value-type="percentage">
            <text:p>6,73%</text:p>
          </table:table-cell>
          <table:table-cell table:style-name="ce18" office:value-type="percentage" office:value="0.061" calcext:value-type="percentage">
            <text:p>6,10%</text:p>
          </table:table-cell>
          <table:table-cell table:style-name="ce18" office:value-type="percentage" office:value="0.071" calcext:value-type="percentage">
            <text:p>7,10%</text:p>
          </table:table-cell>
          <table:table-cell table:number-columns-repeated="16376"/>
        </table:table-row>
        <table:table-row table:style-name="ro2">
          <table:table-cell table:style-name="ce28"/>
          <table:table-cell table:style-name="ce38" table:formula="of:=AVERAGE([.B3:.B30])" office:value-type="percentage" office:value="0.271496428571429" calcext:value-type="percentage">
            <text:p>27,15%</text:p>
          </table:table-cell>
          <table:table-cell table:style-name="ce38" table:formula="of:=AVERAGE([.C3:.C30])" office:value-type="percentage" office:value="0.214246428571429" calcext:value-type="percentage">
            <text:p>21,42%</text:p>
          </table:table-cell>
          <table:table-cell table:style-name="ce38" table:formula="of:=AVERAGE([.D3:.D30])" office:value-type="percentage" office:value="0.196664285714286" calcext:value-type="percentage">
            <text:p>19,67%</text:p>
          </table:table-cell>
          <table:table-cell table:style-name="ce38" table:formula="of:=AVERAGE([.E3:.E30])" office:value-type="percentage" office:value="0.204296428571429" calcext:value-type="percentage">
            <text:p>20,43%</text:p>
          </table:table-cell>
          <table:table-cell table:style-name="ce28" table:number-columns-repeated="16376"/>
        </table:table-row>
        <table:table-row table:style-name="ro2">
          <table:table-cell table:style-name="ce28"/>
          <table:table-cell table:style-name="ce38" office:value-type="string" calcext:value-type="string">
            <text:p>GAIN</text:p>
          </table:table-cell>
          <table:table-cell table:style-name="ce38" table:formula="of:=([.B31]-[.C31])/[.B31]" office:value-type="percentage" office:value="0.210868335547692" calcext:value-type="percentage">
            <text:p>21,09%</text:p>
          </table:table-cell>
          <table:table-cell table:style-name="ce38" table:formula="of:=([.B31]-[.D31])/[.B31]" office:value-type="percentage" office:value="0.275628461305726" calcext:value-type="percentage">
            <text:p>27,56%</text:p>
          </table:table-cell>
          <table:table-cell table:style-name="ce38" table:formula="of:=([.B31]-[.E31])/[.B31]" office:value-type="percentage" office:value="0.247517068101396" calcext:value-type="percentage">
            <text:p>24,75%</text:p>
          </table:table-cell>
          <table:table-cell table:style-name="ce28" table:number-columns-repeated="16376"/>
        </table:table-row>
        <table:table-row table:style-name="ro1">
          <table:table-cell/>
          <table:table-cell table:style-name="ce12" office:value-type="string" calcext:value-type="string" table:number-columns-spanned="4" table:number-rows-spanned="1">
            <text:p>REGRESSION DATASETS</text:p>
          </table:table-cell>
          <table:covered-table-cell table:number-columns-repeated="2" table:style-name="ce12"/>
          <table:covered-table-cell/>
          <table:table-cell table:number-columns-repeated="16376"/>
        </table:table-row>
        <table:table-row table:style-name="ro1">
          <table:table-cell office:value-type="string" calcext:value-type="string">
            <text:p>ABALONE</text:p>
          </table:table-cell>
          <table:table-cell table:formula="of:=2318.44111111111/417" office:value-type="float" office:value="5.55981081801225" calcext:value-type="float">
            <text:p>5,55981081801225</text:p>
          </table:table-cell>
          <table:table-cell table:style-name="ce30"/>
          <table:table-cell table:style-name="ce30" table:formula="of:=1869.26888888889/417" office:value-type="float" office:value="4.48265920596856" calcext:value-type="float">
            <text:p>4,48265920596856</text:p>
          </table:table-cell>
          <table:table-cell table:style-name="ce30"/>
          <table:table-cell office:value-type="float" office:value="417" calcext:value-type="float">
            <text:p>4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IRFOIL</text:p>
          </table:table-cell>
          <table:table-cell table:formula="of:=0.615888888888889/150" office:value-type="float" office:value="0.00410592592592593" calcext:value-type="float">
            <text:p>0,00410592592592593</text:p>
          </table:table-cell>
          <table:table-cell table:style-name="ce30"/>
          <table:table-cell table:style-name="ce30" table:formula="of:=0.357555555555556/150" office:value-type="float" office:value="0.00238370370370371" calcext:value-type="float">
            <text:p>0,00238370370370371</text:p>
          </table:table-cell>
          <table:table-cell table:style-name="ce30"/>
          <table:table-cell office:value-type="float" office:value="150" calcext:value-type="float">
            <text:p>15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SEBALL</text:p>
          </table:table-cell>
          <table:table-cell table:formula="of:=3429.258/33" office:value-type="float" office:value="103.916909090909" calcext:value-type="float">
            <text:p>103,916909090909</text:p>
          </table:table-cell>
          <table:table-cell table:style-name="ce30"/>
          <table:table-cell table:style-name="ce30" table:formula="of:=1695.947/33" office:value-type="float" office:value="51.3923333333333" calcext:value-type="float">
            <text:p>51,3923333333333</text:p>
          </table:table-cell>
          <table:table-cell table:style-name="ce30"/>
          <table:table-cell office:value-type="float" office:value="33" calcext:value-type="float">
            <text:p>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K</text:p>
          </table:table-cell>
          <table:table-cell table:formula="of:=7.991/9" office:value-type="float" office:value="0.887888888888889" calcext:value-type="float">
            <text:p>0,887888888888889</text:p>
          </table:table-cell>
          <table:table-cell table:style-name="ce30"/>
          <table:table-cell table:style-name="ce30" table:formula="of:=0.1593/9" office:value-type="float" office:value="0.0177" calcext:value-type="float">
            <text:p>0,0177</text:p>
          </table:table-cell>
          <table:table-cell table:style-name="ce30"/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L</text:p>
          </table:table-cell>
          <table:table-cell table:formula="of:=0.03284/4" office:value-type="float" office:value="0.00821" calcext:value-type="float">
            <text:p>0,00821</text:p>
          </table:table-cell>
          <table:table-cell table:style-name="ce30"/>
          <table:table-cell table:style-name="ce30" table:formula="of:=0.009791/4" office:value-type="float" office:value="0.00244775" calcext:value-type="float">
            <text:p>0,00244775</text:p>
          </table:table-cell>
          <table:table-cell table:style-name="ce30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CRETE</text:p>
          </table:table-cell>
          <table:table-cell table:formula="of:=0.9902/103" office:value-type="float" office:value="0.00961359223300971" calcext:value-type="float">
            <text:p>0,00961359223300971</text:p>
          </table:table-cell>
          <table:table-cell table:style-name="ce30"/>
          <table:table-cell table:style-name="ce30" table:formula="of:=0.3856/103" office:value-type="float" office:value="0.00374368932038835" calcext:value-type="float">
            <text:p>0,00374368932038835</text:p>
          </table:table-cell>
          <table:table-cell table:style-name="ce30"/>
          <table:table-cell office:value-type="float" office:value="103" calcext:value-type="float">
            <text:p>1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EE</text:p>
          </table:table-cell>
          <table:table-cell table:formula="of:=9.791/36" office:value-type="float" office:value="0.271972222222222" calcext:value-type="float">
            <text:p>0,271972222222222</text:p>
          </table:table-cell>
          <table:table-cell table:style-name="ce30"/>
          <table:table-cell table:style-name="ce30" table:formula="of:=8.222/36" office:value-type="float" office:value="0.228388888888889" calcext:value-type="float">
            <text:p>0,228388888888889</text:p>
          </table:table-cell>
          <table:table-cell table:style-name="ce30"/>
          <table:table-cell office:value-type="float" office:value="36" calcext:value-type="float">
            <text:p>3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IABETES</text:p>
          </table:table-cell>
          <table:table-cell table:formula="of:=58.1297/4" office:value-type="float" office:value="14.532425" calcext:value-type="float">
            <text:p>14,532425</text:p>
          </table:table-cell>
          <table:table-cell table:style-name="ce30"/>
          <table:table-cell table:style-name="ce30" table:formula="of:=1.648/4" office:value-type="float" office:value="0.412" calcext:value-type="float">
            <text:p>0,412</text:p>
          </table:table-cell>
          <table:table-cell table:style-name="ce30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ING</text:p>
          </table:table-cell>
          <table:table-cell table:formula="of:=2407.567/50" office:value-type="float" office:value="48.15134" calcext:value-type="float">
            <text:p>48,15134</text:p>
          </table:table-cell>
          <table:table-cell table:style-name="ce30"/>
          <table:table-cell table:style-name="ce30" table:formula="of:=1227.3854/50" office:value-type="float" office:value="24.547708" calcext:value-type="float">
            <text:p>24,547708</text:p>
          </table:table-cell>
          <table:table-cell table:style-name="ce30"/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</text:p>
          </table:table-cell>
          <table:table-cell table:formula="of:=8.562/25" office:value-type="float" office:value="0.34248" calcext:value-type="float">
            <text:p>0,34248</text:p>
          </table:table-cell>
          <table:table-cell table:style-name="ce30"/>
          <table:table-cell table:style-name="ce30" table:formula="of:=0.3285/25" office:value-type="float" office:value="0.01314" calcext:value-type="float">
            <text:p>0,01314</text:p>
          </table:table-cell>
          <table:table-cell table:style-name="ce30"/>
          <table:table-cell office:value-type="float" office:value="25" calcext:value-type="float">
            <text:p>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B</text:p>
          </table:table-cell>
          <table:table-cell table:formula="of:=92.657/6" office:value-type="float" office:value="15.4428333333333" calcext:value-type="float">
            <text:p>15,4428333333333</text:p>
          </table:table-cell>
          <table:table-cell table:style-name="ce30"/>
          <table:table-cell table:style-name="ce30" table:formula="of:=0.2858/6" office:value-type="float" office:value="0.0476333333333333" calcext:value-type="float">
            <text:p>0,0476333333333333</text:p>
          </table:table-cell>
          <table:table-cell table:style-name="ce30"/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ORTGAGE</text:p>
          </table:table-cell>
          <table:table-cell table:formula="of:=314.015/104" office:value-type="float" office:value="3.019375" calcext:value-type="float">
            <text:p>3,019375</text:p>
          </table:table-cell>
          <table:table-cell table:style-name="ce30"/>
          <table:table-cell table:style-name="ce30" table:formula="of:=68.0919/104" office:value-type="float" office:value="0.654729807692308" calcext:value-type="float">
            <text:p>0,654729807692308</text:p>
          </table:table-cell>
          <table:table-cell table:style-name="ce30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T</text:p>
          </table:table-cell>
          <table:table-cell table:formula="of:=0.0811/13" office:value-type="float" office:value="0.00623846153846154" calcext:value-type="float">
            <text:p>0,00623846153846154</text:p>
          </table:table-cell>
          <table:table-cell table:style-name="ce30"/>
          <table:table-cell table:style-name="ce30" table:formula="of:=0.0796/13" office:value-type="float" office:value="0.00612307692307692" calcext:value-type="float">
            <text:p>0,00612307692307692</text:p>
          </table:table-cell>
          <table:table-cell table:style-name="ce30"/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Y</text:p>
          </table:table-cell>
          <table:table-cell table:formula="of:=10.3634/7" office:value-type="float" office:value="1.48048571428571" calcext:value-type="float">
            <text:p>1,48048571428571</text:p>
          </table:table-cell>
          <table:table-cell table:style-name="ce30"/>
          <table:table-cell table:style-name="ce30" table:formula="of:=0.1762/7" office:value-type="float" office:value="0.0251714285714286" calcext:value-type="float">
            <text:p>0,0251714285714286</text:p>
          </table:table-cell>
          <table:table-cell table:style-name="ce30"/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QUAKE</text:p>
          </table:table-cell>
          <table:table-cell table:formula="of:=11.46/217" office:value-type="float" office:value="0.0528110599078341" calcext:value-type="float">
            <text:p>0,0528110599078341</text:p>
          </table:table-cell>
          <table:table-cell table:style-name="ce30"/>
          <table:table-cell table:style-name="ce30" table:formula="of:=8.165/217" office:value-type="float" office:value="0.0376267281105991" calcext:value-type="float">
            <text:p>0,0376267281105991</text:p>
          </table:table-cell>
          <table:table-cell table:style-name="ce30"/>
          <table:table-cell office:value-type="float" office:value="217" calcext:value-type="float">
            <text:p>217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TREASURY</text:p>
          </table:table-cell>
          <table:table-cell table:formula="of:=371.245/104" office:value-type="float" office:value="3.56966346153846" calcext:value-type="float">
            <text:p>3,56966346153846</text:p>
          </table:table-cell>
          <table:table-cell table:style-name="ce30"/>
          <table:table-cell table:style-name="ce30" table:formula="of:=86.9998/104" office:value-type="float" office:value="0.836536538461538" calcext:value-type="float">
            <text:p>0,836536538461538</text:p>
          </table:table-cell>
          <table:table-cell table:style-name="ce30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WANKARA</text:p>
          </table:table-cell>
          <table:table-cell table:formula="of:=3.3497/160" office:value-type="float" office:value="0.020935625" calcext:value-type="float">
            <text:p>0,020935625</text:p>
          </table:table-cell>
          <table:table-cell table:style-name="ce30"/>
          <table:table-cell table:style-name="ce30" table:formula="of:=0.0272/160" office:value-type="float" office:value="0.00017" calcext:value-type="float">
            <text:p>0,00017</text:p>
          </table:table-cell>
          <table:table-cell table:style-name="ce30"/>
          <table:table-cell office:value-type="float" office:value="160" calcext:value-type="float">
            <text:p>160</text:p>
          </table:table-cell>
          <table:table-cell table:number-columns-repeated="16375"/>
        </table:table-row>
        <table:table-row table:style-name="ro4">
          <table:table-cell table:style-name="ce28"/>
          <table:table-cell table:style-name="ce28" table:formula="of:=AVERAGE([.B34:.B50])" office:value-type="float" office:value="11.6045351878703" calcext:value-type="float">
            <text:p>11,6045351878703</text:p>
          </table:table-cell>
          <table:table-cell table:style-name="ce28" table:formula="of:=AVERAGE([.C34:.C50])" office:value-type="string" office:string-value="" calcext:value-type="error">
            <text:p>#DIV/0!</text:p>
          </table:table-cell>
          <table:table-cell table:style-name="ce28" table:formula="of:=AVERAGE([.D34:.D50])" office:value-type="float" office:value="4.86532326378277" calcext:value-type="float">
            <text:p>4,86532326378277</text:p>
          </table:table-cell>
          <table:table-cell table:style-name="ce28" table:formula="of:=AVERAGE([.E34:.E50])" office:value-type="string" office:string-value="" calcext:value-type="error">
            <text:p>#DIV/0!</text:p>
          </table:table-cell>
          <table:table-cell table:style-name="ce28"/>
          <table:table-cell table:style-name="ce34" table:number-columns-repeated="16375"/>
        </table:table-row>
        <table:table-row table:style-name="ro1">
          <table:table-cell table:style-name="ce12" office:value-type="string" calcext:value-type="string">
            <text:p>GAIN</text:p>
          </table:table-cell>
          <table:table-cell table:style-name="ce12"/>
          <table:table-cell table:style-name="ce31" table:formula="of:=([.B51]-[.C51])/[.B51]" office:value-type="string" office:string-value="" calcext:value-type="error">
            <text:p>#DIV/0!</text:p>
          </table:table-cell>
          <table:table-cell table:style-name="ce31" table:formula="of:=([.B51]-[.D51])/[.B51]" office:value-type="percentage" office:value="0.58073949666952" calcext:value-type="percentage">
            <text:p>58,07%</text:p>
          </table:table-cell>
          <table:table-cell table:style-name="ce31" table:formula="of:=([.B51]-[.E51])/[.B51]" office:value-type="string" office:string-value="" calcext:value-type="error">
            <text:p>#DIV/0!</text:p>
          </table:table-cell>
          <table:table-cell table:style-name="ce12" table:number-columns-repeated="16376"/>
        </table:table-row>
        <table:table-row table:style-name="ro1" table:number-rows-repeated="3">
          <table:table-cell table:number-columns-repeated="16381"/>
        </table:table-row>
        <table:table-row table:style-name="ro1">
          <table:table-cell table:style-name="ce12"/>
          <table:table-cell table:style-name="ce35" office:value-type="string" calcext:value-type="string" table:number-columns-spanned="2" table:number-rows-spanned="1">
            <text:p>CLASSIFICATION DATASETS</text:p>
          </table:table-cell>
          <table:covered-table-cell table:style-name="ce35"/>
          <table:table-cell table:style-name="ce35"/>
          <table:table-cell table:style-name="ce12"/>
          <table:table-cell table:number-columns-repeated="16376"/>
        </table:table-row>
        <table:table-row table:style-name="ro1"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GENETIC</text:p>
          </table:table-cell>
          <table:table-cell table:style-name="ce12" office:value-type="string" calcext:value-type="string">
            <text:p>GENS100</text:p>
          </table:table-cell>
          <table:table-cell table:style-name="ce12" office:value-type="string" calcext:value-type="string">
            <text:p>GENS200</text:p>
          </table:table-cell>
          <table:table-cell table:style-name="ce12" office:value-type="string" calcext:value-type="string">
            <text:p>GENS400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673" calcext:value-type="percentage">
            <text:p>16,73%</text:p>
          </table:table-cell>
          <table:table-cell table:number-columns-repeated="2" table:style-name="ce18" office:value-type="percentage" office:value="0.17" calcext:value-type="percentage">
            <text:p>17,00%</text:p>
          </table:table-cell>
          <table:table-cell table:style-name="ce18" office:value-type="percentage" office:value="0.15" calcext:value-type="percentage">
            <text:p>15,00%</text:p>
          </table:table-cell>
          <table:table-cell table:style-name="ce30" table:number-columns-repeated="16376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3263" calcext:value-type="percentage">
            <text:p>32,63%</text:p>
          </table:table-cell>
          <table:table-cell table:style-name="ce18" office:value-type="percentage" office:value="0.2331" calcext:value-type="percentage">
            <text:p>23,31%</text:p>
          </table:table-cell>
          <table:table-cell table:style-name="ce18" office:value-type="percentage" office:value="0.2455" calcext:value-type="percentage">
            <text:p>24,55%</text:p>
          </table:table-cell>
          <table:table-cell table:style-name="ce18" office:value-type="percentage" office:value="0.1747" calcext:value-type="percentage">
            <text:p>17,4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0914" calcext:value-type="percentage">
            <text:p>9,14%</text:p>
          </table:table-cell>
          <table:table-cell table:style-name="ce18" office:value-type="percentage" office:value="0.1077" calcext:value-type="percentage">
            <text:p>10,77%</text:p>
          </table:table-cell>
          <table:table-cell table:style-name="ce18" office:value-type="percentage" office:value="0.1671" calcext:value-type="percentage">
            <text:p>16,71%</text:p>
          </table:table-cell>
          <table:table-cell table:style-name="ce18" office:value-type="percentage" office:value="0.1033" calcext:value-type="percentage">
            <text:p>10,3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5655" calcext:value-type="percentage">
            <text:p>56,55%</text:p>
          </table:table-cell>
          <table:table-cell table:style-name="ce18" office:value-type="percentage" office:value="0.4999" calcext:value-type="percentage">
            <text:p>49,99%</text:p>
          </table:table-cell>
          <table:table-cell table:style-name="ce18" office:value-type="percentage" office:value="0.4791" calcext:value-type="percentage">
            <text:p>47,91%</text:p>
          </table:table-cell>
          <table:table-cell table:style-name="ce18" office:value-type="percentage" office:value="0.4755" calcext:value-type="percentage">
            <text:p>47,5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3122" calcext:value-type="percentage">
            <text:p>31,22%</text:p>
          </table:table-cell>
          <table:table-cell table:style-name="ce18" office:value-type="percentage" office:value="0.0806" calcext:value-type="percentage">
            <text:p>8,06%</text:p>
          </table:table-cell>
          <table:table-cell table:style-name="ce18" office:value-type="percentage" office:value="0.0893" calcext:value-type="percentage">
            <text:p>8,93%</text:p>
          </table:table-cell>
          <table:table-cell table:style-name="ce18" office:value-type="percentage" office:value="0.0855" calcext:value-type="percentage">
            <text:p>8,5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5977" calcext:value-type="percentage">
            <text:p>59,77%</text:p>
          </table:table-cell>
          <table:table-cell table:style-name="ce26" office:value-type="percentage" office:value="0.3482" calcext:value-type="percentage">
            <text:p>34,82%</text:p>
          </table:table-cell>
          <table:table-cell table:style-name="ce18" office:value-type="percentage" office:value="0.3221" calcext:value-type="percentage">
            <text:p>32,21%</text:p>
          </table:table-cell>
          <table:table-cell table:style-name="ce18" office:value-type="percentage" office:value="0.4167" calcext:value-type="percentage">
            <text:p>41,6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3009" calcext:value-type="percentage">
            <text:p>30,09%</text:p>
          </table:table-cell>
          <table:table-cell table:style-name="ce18" office:value-type="percentage" office:value="0.211" calcext:value-type="percentage">
            <text:p>21,10%</text:p>
          </table:table-cell>
          <table:table-cell table:style-name="ce18" office:value-type="percentage" office:value="0.174" calcext:value-type="percentage">
            <text:p>17,40%</text:p>
          </table:table-cell>
          <table:table-cell table:style-name="ce18" office:value-type="percentage" office:value="0.1846" calcext:value-type="percentage">
            <text:p>18,4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0773" calcext:value-type="percentage">
            <text:p>7,73%</text:p>
          </table:table-cell>
          <table:table-cell table:style-name="ce18" office:value-type="percentage" office:value="0.0471" calcext:value-type="percentage">
            <text:p>4,71%</text:p>
          </table:table-cell>
          <table:table-cell table:style-name="ce18" office:value-type="percentage" office:value="0.0348" calcext:value-type="percentage">
            <text:p>3,48%</text:p>
          </table:table-cell>
          <table:table-cell table:style-name="ce18" office:value-type="percentage" office:value="0.0428" calcext:value-type="percentage">
            <text:p>4,28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018" calcext:value-type="percentage">
            <text:p>10,18%</text:p>
          </table:table-cell>
          <table:table-cell table:style-name="ce18" office:value-type="percentage" office:value="0.1058" calcext:value-type="percentage">
            <text:p>10,58%</text:p>
          </table:table-cell>
          <table:table-cell table:style-name="ce18" office:value-type="percentage" office:value="0.0714" calcext:value-type="percentage">
            <text:p>7,14%</text:p>
          </table:table-cell>
          <table:table-cell table:style-name="ce18" office:value-type="percentage" office:value="0.0943" calcext:value-type="percentage">
            <text:p>9,4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3087" calcext:value-type="percentage">
            <text:p>30,87%</text:p>
          </table:table-cell>
          <table:table-cell table:style-name="ce18" office:value-type="percentage" office:value="0.3061" calcext:value-type="percentage">
            <text:p>30,61%</text:p>
          </table:table-cell>
          <table:table-cell table:style-name="ce18" office:value-type="percentage" office:value="0.289" calcext:value-type="percentage">
            <text:p>28,90%</text:p>
          </table:table-cell>
          <table:table-cell table:style-name="ce18" office:value-type="percentage" office:value="0.3163" calcext:value-type="percentage">
            <text:p>31,6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2369" calcext:value-type="percentage">
            <text:p>23,69%</text:p>
          </table:table-cell>
          <table:table-cell table:style-name="ce18" office:value-type="percentage" office:value="0.2441" calcext:value-type="percentage">
            <text:p>24,41%</text:p>
          </table:table-cell>
          <table:table-cell table:style-name="ce18" office:value-type="percentage" office:value="0.1786" calcext:value-type="percentage">
            <text:p>17,86%</text:p>
          </table:table-cell>
          <table:table-cell table:style-name="ce18" office:value-type="percentage" office:value="0.2857" calcext:value-type="percentage">
            <text:p>28,5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202" calcext:value-type="percentage">
            <text:p>20,20%</text:p>
          </table:table-cell>
          <table:table-cell table:style-name="ce18" office:value-type="percentage" office:value="0.1699" calcext:value-type="percentage">
            <text:p>16,99%</text:p>
          </table:table-cell>
          <table:table-cell table:style-name="ce18" office:value-type="percentage" office:value="0.1732" calcext:value-type="percentage">
            <text:p>17,32%</text:p>
          </table:table-cell>
          <table:table-cell table:style-name="ce18" office:value-type="percentage" office:value="0.1779" calcext:value-type="percentage">
            <text:p>17,7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1802" calcext:value-type="percentage">
            <text:p>18,02%</text:p>
          </table:table-cell>
          <table:table-cell table:style-name="ce18" office:value-type="percentage" office:value="0.1342" calcext:value-type="percentage">
            <text:p>13,42%</text:p>
          </table:table-cell>
          <table:table-cell table:style-name="ce18" office:value-type="percentage" office:value="0.1435" calcext:value-type="percentage">
            <text:p>14,35%</text:p>
          </table:table-cell>
          <table:table-cell table:style-name="ce18" office:value-type="percentage" office:value="0.1377" calcext:value-type="percentage">
            <text:p>13,7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3226" calcext:value-type="percentage">
            <text:p>32,26%</text:p>
          </table:table-cell>
          <table:table-cell table:style-name="ce18" office:value-type="percentage" office:value="0.3139" calcext:value-type="percentage">
            <text:p>31,39%</text:p>
          </table:table-cell>
          <table:table-cell table:style-name="ce18" office:value-type="percentage" office:value="0.2558" calcext:value-type="percentage">
            <text:p>25,58%</text:p>
          </table:table-cell>
          <table:table-cell table:style-name="ce18" office:value-type="percentage" office:value="0.2977" calcext:value-type="percentage">
            <text:p>29,7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588" calcext:value-type="percentage">
            <text:p>5,88%</text:p>
          </table:table-cell>
          <table:table-cell table:style-name="ce18" office:value-type="percentage" office:value="0.0514" calcext:value-type="percentage">
            <text:p>5,14%</text:p>
          </table:table-cell>
          <table:table-cell table:style-name="ce18" office:value-type="percentage" office:value="0.0458" calcext:value-type="percentage">
            <text:p>4,58%</text:p>
          </table:table-cell>
          <table:table-cell table:style-name="ce18" office:value-type="percentage" office:value="0.0443" calcext:value-type="percentage">
            <text:p>4,4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3014" calcext:value-type="percentage">
            <text:p>30,14%</text:p>
          </table:table-cell>
          <table:table-cell table:style-name="ce18" office:value-type="percentage" office:value="0.2947" calcext:value-type="percentage">
            <text:p>29,47%</text:p>
          </table:table-cell>
          <table:table-cell table:style-name="ce18" office:value-type="percentage" office:value="0.2832" calcext:value-type="percentage">
            <text:p>28,32%</text:p>
          </table:table-cell>
          <table:table-cell table:style-name="ce18" office:value-type="percentage" office:value="0.2973" calcext:value-type="percentage">
            <text:p>29,7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544" calcext:value-type="percentage">
            <text:p>35,44%</text:p>
          </table:table-cell>
          <table:table-cell table:style-name="ce18" office:value-type="percentage" office:value="0.2938" calcext:value-type="percentage">
            <text:p>29,38%</text:p>
          </table:table-cell>
          <table:table-cell table:style-name="ce18" office:value-type="percentage" office:value="0.2743" calcext:value-type="percentage">
            <text:p>27,43%</text:p>
          </table:table-cell>
          <table:table-cell table:style-name="ce18" office:value-type="percentage" office:value="0.3106" calcext:value-type="percentage">
            <text:p>31,0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5867" calcext:value-type="percentage">
            <text:p>58,67%</text:p>
          </table:table-cell>
          <table:table-cell table:style-name="ce18" office:value-type="percentage" office:value="0.3531" calcext:value-type="percentage">
            <text:p>35,31%</text:p>
          </table:table-cell>
          <table:table-cell table:number-columns-repeated="2" table:style-name="ce18" office:value-type="percentage" office:value="0.2068" calcext:value-type="percentage">
            <text:p>20,68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0879" calcext:value-type="percentage">
            <text:p>8,79%</text:p>
          </table:table-cell>
          <table:table-cell table:style-name="ce18" office:value-type="percentage" office:value="0.069" calcext:value-type="percentage">
            <text:p>6,90%</text:p>
          </table:table-cell>
          <table:table-cell table:style-name="ce18" office:value-type="percentage" office:value="0.0523" calcext:value-type="percentage">
            <text:p>5,23%</text:p>
          </table:table-cell>
          <table:table-cell table:style-name="ce18" office:value-type="percentage" office:value="0.0451" calcext:value-type="percentage">
            <text:p>4,5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2608" calcext:value-type="percentage">
            <text:p>26,08%</text:p>
          </table:table-cell>
          <table:table-cell table:style-name="ce18" office:value-type="percentage" office:value="0.0908" calcext:value-type="percentage">
            <text:p>9,08%</text:p>
          </table:table-cell>
          <table:table-cell table:style-name="ce18" office:value-type="percentage" office:value="0.0535" calcext:value-type="percentage">
            <text:p>5,35%</text:p>
          </table:table-cell>
          <table:table-cell table:style-name="ce18" office:value-type="percentage" office:value="0.0682" calcext:value-type="percentage">
            <text:p>6,82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0858" calcext:value-type="percentage">
            <text:p>8,58%</text:p>
          </table:table-cell>
          <table:table-cell table:style-name="ce18" office:value-type="percentage" office:value="0.0913" calcext:value-type="percentage">
            <text:p>9,13%</text:p>
          </table:table-cell>
          <table:table-cell table:style-name="ce18" office:value-type="percentage" office:value="0.0656" calcext:value-type="percentage">
            <text:p>6,56%</text:p>
          </table:table-cell>
          <table:table-cell table:style-name="ce18" office:value-type="percentage" office:value="0.0971" calcext:value-type="percentage">
            <text:p>9,7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18" office:value-type="percentage" office:value="0.0697" calcext:value-type="percentage">
            <text:p>6,97%</text:p>
          </table:table-cell>
          <table:table-cell table:style-name="ce18" office:value-type="percentage" office:value="0.036" calcext:value-type="percentage">
            <text:p>3,60%</text:p>
          </table:table-cell>
          <table:table-cell table:style-name="ce18" office:value-type="percentage" office:value="0.0571" calcext:value-type="percentage">
            <text:p>5,7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0233" calcext:value-type="percentage">
            <text:p>2,33%</text:p>
          </table:table-cell>
          <table:table-cell table:style-name="ce18" office:value-type="percentage" office:value="0.0269" calcext:value-type="percentage">
            <text:p>2,69%</text:p>
          </table:table-cell>
          <table:table-cell table:style-name="ce18" office:value-type="percentage" office:value="0.0221" calcext:value-type="percentage">
            <text:p>2,21%</text:p>
          </table:table-cell>
          <table:table-cell table:style-name="ce18" office:value-type="percentage" office:value="0.0171" calcext:value-type="percentage">
            <text:p>1,7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1543" calcext:value-type="percentage">
            <text:p>15,43%</text:p>
          </table:table-cell>
          <table:table-cell table:style-name="ce18" office:value-type="percentage" office:value="0.0673" calcext:value-type="percentage">
            <text:p>6,73%</text:p>
          </table:table-cell>
          <table:table-cell table:style-name="ce18" office:value-type="percentage" office:value="0.061" calcext:value-type="percentage">
            <text:p>6,10%</text:p>
          </table:table-cell>
          <table:table-cell table:style-name="ce18" office:value-type="percentage" office:value="0.071" calcext:value-type="percentage">
            <text:p>7,10%</text:p>
          </table:table-cell>
          <table:table-cell table:number-columns-repeated="16376"/>
        </table:table-row>
        <table:table-row table:style-name="ro2">
          <table:table-cell table:style-name="ce28"/>
          <table:table-cell table:style-name="ce38" table:formula="of:=AVERAGE([.B58:.B81])" office:value-type="percentage" office:value="0.240575" calcext:value-type="percentage">
            <text:p>24,06%</text:p>
          </table:table-cell>
          <table:table-cell table:style-name="ce38" table:formula="of:=AVERAGE([.C58:.C81])" office:value-type="percentage" office:value="0.182483333333333" calcext:value-type="percentage">
            <text:p>18,25%</text:p>
          </table:table-cell>
          <table:table-cell table:style-name="ce38" table:formula="of:=AVERAGE([.D58:.D81])" office:value-type="percentage" office:value="0.16225" calcext:value-type="percentage">
            <text:p>16,23%</text:p>
          </table:table-cell>
          <table:table-cell table:style-name="ce38" table:formula="of:=AVERAGE([.E58:.E81])" office:value-type="percentage" office:value="0.173220833333333" calcext:value-type="percentage">
            <text:p>17,32%</text:p>
          </table:table-cell>
          <table:table-cell table:style-name="ce28" table:number-columns-repeated="16376"/>
        </table:table-row>
        <table:table-row table:style-name="ro1">
          <table:table-cell table:number-columns-repeated="16381"/>
        </table:table-row>
        <table:table-row table:style-name="ro1">
          <table:table-cell office:value-type="string" calcext:value-type="string">
            <text:p>GENERATIONS</text:p>
          </table:table-cell>
          <table:table-cell office:value-type="string" calcext:value-type="string">
            <text:p>AVERAGE CLASSIFICATION ERR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NS=100</text:p>
          </table:table-cell>
          <table:table-cell table:style-name="ce43" office:value-type="percentage" office:value="0.1825" calcext:value-type="percentage">
            <text:p>18,25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NS=200</text:p>
          </table:table-cell>
          <table:table-cell table:style-name="ce43" office:value-type="percentage" office:value="0.1623" calcext:value-type="percentage">
            <text:p>16,23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NS=400</text:p>
          </table:table-cell>
          <table:table-cell table:style-name="ce43" office:value-type="percentage" office:value="0.1732" calcext:value-type="percentage">
            <text:p>17,32%</text:p>
          </table:table-cell>
          <table:table-cell table:number-columns-repeated="16379"/>
        </table:table-row>
        <table:table-row table:style-name="ro1" table:number-rows-repeated="1048485">
          <table:table-cell table:number-columns-repeated="16381"/>
        </table:table-row>
        <table:table-row table:style-name="ro5" table:number-rows-repeated="3">
          <table:table-cell table:number-columns-repeated="16381"/>
        </table:table-row>
        <table:table-row table:style-name="ro5">
          <table:table-cell table:number-columns-repeated="16381"/>
        </table:table-row>
      </table:table>
      <table:table table:name="time_test" table:style-name="ta1">
        <table:table-column table:style-name="co9" table:default-cell-style-name="ce14"/>
        <table:table-column table:style-name="co3" table:number-columns-repeated="4" table:default-cell-style-name="Default"/>
        <table:table-column table:style-name="co10" table:number-columns-repeated="3" table:default-cell-style-name="Default"/>
        <table:table-column table:style-name="co3" table:number-columns-repeated="16376" table:default-cell-style-name="Default"/>
        <table:table-row table:style-name="ro5">
          <table:table-cell table:style-name="ce41" office:value-type="string" calcext:value-type="string">
            <text:p>(ONE FOLD)</text:p>
          </table:table-cell>
          <table:table-cell table:style-name="ce41" office:value-type="string" calcext:value-type="string">
            <text:p>GENS100</text:p>
          </table:table-cell>
          <table:table-cell table:style-name="ce41" office:value-type="string" calcext:value-type="string">
            <text:p>GENS200</text:p>
          </table:table-cell>
          <table:table-cell table:style-name="ce41" office:value-type="string" calcext:value-type="string">
            <text:p>GENS400</text:p>
          </table:table-cell>
          <table:table-cell table:style-name="ce41"/>
          <table:table-cell table:style-name="ce41" office:value-type="string" calcext:value-type="string">
            <text:p>SIMPLEGEN100</text:p>
          </table:table-cell>
          <table:table-cell table:style-name="ce41" office:value-type="string" calcext:value-type="string">
            <text:p>SIMPLEGEN200</text:p>
          </table:table-cell>
          <table:table-cell table:style-name="ce41" office:value-type="string" calcext:value-type="string">
            <text:p>SIMPLEGEN400</text:p>
          </table:table-cell>
          <table:table-cell table:style-name="ce41" table:number-columns-repeated="16376"/>
        </table:table-row>
        <table:table-row table:style-name="ro6">
          <table:table-cell table:style-name="ce13" office:value-type="string" calcext:value-type="string">
            <text:p>Appendicitis</text:p>
          </table:table-cell>
          <table:table-cell office:value-type="float" office:value="77.82" calcext:value-type="float">
            <text:p>77,82</text:p>
          </table:table-cell>
          <table:table-cell office:value-type="float" office:value="144.311" calcext:value-type="float">
            <text:p>144,311</text:p>
          </table:table-cell>
          <table:table-cell office:value-type="float" office:value="294.92" calcext:value-type="float">
            <text:p>294,92</text:p>
          </table:table-cell>
          <table:table-cell/>
          <table:table-cell office:value-type="float" office:value="20.06" calcext:value-type="float">
            <text:p>20,06</text:p>
          </table:table-cell>
          <table:table-cell office:value-type="float" office:value="43.717" calcext:value-type="float">
            <text:p>43,717</text:p>
          </table:table-cell>
          <table:table-cell office:value-type="float" office:value="105.623" calcext:value-type="float">
            <text:p>105,623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Australian</text:p>
          </table:table-cell>
          <table:table-cell office:value-type="float" office:value="933.076" calcext:value-type="float">
            <text:p>933,076</text:p>
          </table:table-cell>
          <table:table-cell office:value-type="float" office:value="1805.491" calcext:value-type="float">
            <text:p>1805,491</text:p>
          </table:table-cell>
          <table:table-cell office:value-type="float" office:value="3493.91" calcext:value-type="float">
            <text:p>3493,91</text:p>
          </table:table-cell>
          <table:table-cell/>
          <table:table-cell office:value-type="float" office:value="59.694" calcext:value-type="float">
            <text:p>59,694</text:p>
          </table:table-cell>
          <table:table-cell office:value-type="float" office:value="119.027" calcext:value-type="float">
            <text:p>119,027</text:p>
          </table:table-cell>
          <table:table-cell office:value-type="float" office:value="193.2" calcext:value-type="float">
            <text:p>193,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Balance</text:p>
          </table:table-cell>
          <table:table-cell office:value-type="float" office:value="259.3" calcext:value-type="float">
            <text:p>259,3</text:p>
          </table:table-cell>
          <table:table-cell office:value-type="float" office:value="733.194" calcext:value-type="float">
            <text:p>733,194</text:p>
          </table:table-cell>
          <table:table-cell office:value-type="float" office:value="1458.205" calcext:value-type="float">
            <text:p>1458,205</text:p>
          </table:table-cell>
          <table:table-cell/>
          <table:table-cell office:value-type="float" office:value="27.549" calcext:value-type="float">
            <text:p>27,549</text:p>
          </table:table-cell>
          <table:table-cell office:value-type="float" office:value="64.471" calcext:value-type="float">
            <text:p>64,471</text:p>
          </table:table-cell>
          <table:table-cell office:value-type="float" office:value="118.891" calcext:value-type="float">
            <text:p>118,89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Cleveland</text:p>
          </table:table-cell>
          <table:table-cell office:value-type="float" office:value="230.911" calcext:value-type="float">
            <text:p>230,911</text:p>
          </table:table-cell>
          <table:table-cell office:value-type="float" office:value="448.416" calcext:value-type="float">
            <text:p>448,416</text:p>
          </table:table-cell>
          <table:table-cell office:value-type="float" office:value="1013.388" calcext:value-type="float">
            <text:p>1013,388</text:p>
          </table:table-cell>
          <table:table-cell/>
          <table:table-cell office:value-type="float" office:value="15.157" calcext:value-type="float">
            <text:p>15,157</text:p>
          </table:table-cell>
          <table:table-cell office:value-type="float" office:value="34.582" calcext:value-type="float">
            <text:p>34,582</text:p>
          </table:table-cell>
          <table:table-cell office:value-type="float" office:value="34.704" calcext:value-type="float">
            <text:p>34,704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rmatology</text:p>
          </table:table-cell>
          <table:table-cell office:value-type="float" office:value="369.747" calcext:value-type="float">
            <text:p>369,747</text:p>
          </table:table-cell>
          <table:table-cell office:value-type="float" office:value="674.231" calcext:value-type="float">
            <text:p>674,231</text:p>
          </table:table-cell>
          <table:table-cell office:value-type="float" office:value="1263.442" calcext:value-type="float">
            <text:p>1263,442</text:p>
          </table:table-cell>
          <table:table-cell/>
          <table:table-cell office:value-type="float" office:value="95.156" calcext:value-type="float">
            <text:p>95,156</text:p>
          </table:table-cell>
          <table:table-cell office:value-type="float" office:value="147.411" calcext:value-type="float">
            <text:p>147,411</text:p>
          </table:table-cell>
          <table:table-cell office:value-type="float" office:value="256.267" calcext:value-type="float">
            <text:p>256,267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Hayes-roth</text:p>
          </table:table-cell>
          <table:table-cell office:value-type="float" office:value="91.876" calcext:value-type="float">
            <text:p>91,876</text:p>
          </table:table-cell>
          <table:table-cell office:value-type="float" office:value="170.952" calcext:value-type="float">
            <text:p>170,952</text:p>
          </table:table-cell>
          <table:table-cell office:value-type="float" office:value="335.072" calcext:value-type="float">
            <text:p>335,072</text:p>
          </table:table-cell>
          <table:table-cell/>
          <table:table-cell office:value-type="float" office:value="11.251" calcext:value-type="float">
            <text:p>11,251</text:p>
          </table:table-cell>
          <table:table-cell office:value-type="float" office:value="18.48" calcext:value-type="float">
            <text:p>18,48</text:p>
          </table:table-cell>
          <table:table-cell office:value-type="float" office:value="44.23" calcext:value-type="float">
            <text:p>44,23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Heart</text:p>
          </table:table-cell>
          <table:table-cell office:value-type="float" office:value="229.28" calcext:value-type="float">
            <text:p>229,28</text:p>
          </table:table-cell>
          <table:table-cell office:value-type="float" office:value="468.793" calcext:value-type="float">
            <text:p>468,793</text:p>
          </table:table-cell>
          <table:table-cell office:value-type="float" office:value="753.716" calcext:value-type="float">
            <text:p>753,716</text:p>
          </table:table-cell>
          <table:table-cell/>
          <table:table-cell office:value-type="float" office:value="21.145" calcext:value-type="float">
            <text:p>21,145</text:p>
          </table:table-cell>
          <table:table-cell office:value-type="float" office:value="53.194" calcext:value-type="float">
            <text:p>53,194</text:p>
          </table:table-cell>
          <table:table-cell office:value-type="float" office:value="83.582" calcext:value-type="float">
            <text:p>83,58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Housevotes</text:p>
          </table:table-cell>
          <table:table-cell office:value-type="float" office:value="172.064" calcext:value-type="float">
            <text:p>172,064</text:p>
          </table:table-cell>
          <table:table-cell office:value-type="float" office:value="321.42" calcext:value-type="float">
            <text:p>321,42</text:p>
          </table:table-cell>
          <table:table-cell office:value-type="float" office:value="634.197" calcext:value-type="float">
            <text:p>634,197</text:p>
          </table:table-cell>
          <table:table-cell/>
          <table:table-cell office:value-type="float" office:value="43.047" calcext:value-type="float">
            <text:p>43,047</text:p>
          </table:table-cell>
          <table:table-cell office:value-type="float" office:value="82.132" calcext:value-type="float">
            <text:p>82,132</text:p>
          </table:table-cell>
          <table:table-cell office:value-type="float" office:value="160.838" calcext:value-type="float">
            <text:p>160,83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Ionosphere</text:p>
          </table:table-cell>
          <table:table-cell office:value-type="float" office:value="337.286" calcext:value-type="float">
            <text:p>337,286</text:p>
          </table:table-cell>
          <table:table-cell office:value-type="float" office:value="655.799" calcext:value-type="float">
            <text:p>655,799</text:p>
          </table:table-cell>
          <table:table-cell office:value-type="float" office:value="1197.046" calcext:value-type="float">
            <text:p>1197,046</text:p>
          </table:table-cell>
          <table:table-cell/>
          <table:table-cell office:value-type="float" office:value="148.117" calcext:value-type="float">
            <text:p>148,117</text:p>
          </table:table-cell>
          <table:table-cell office:value-type="float" office:value="225.816" calcext:value-type="float">
            <text:p>225,816</text:p>
          </table:table-cell>
          <table:table-cell office:value-type="float" office:value="369.164" calcext:value-type="float">
            <text:p>369,164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Liverdisorder</text:p>
          </table:table-cell>
          <table:table-cell office:value-type="float" office:value="222.391" calcext:value-type="float">
            <text:p>222,391</text:p>
          </table:table-cell>
          <table:table-cell office:value-type="float" office:value="450.88" calcext:value-type="float">
            <text:p>450,88</text:p>
          </table:table-cell>
          <table:table-cell office:value-type="float" office:value="868.627" calcext:value-type="float">
            <text:p>868,627</text:p>
          </table:table-cell>
          <table:table-cell/>
          <table:table-cell office:value-type="float" office:value="18.298" calcext:value-type="float">
            <text:p>18,298</text:p>
          </table:table-cell>
          <table:table-cell office:value-type="float" office:value="39.417" calcext:value-type="float">
            <text:p>39,417</text:p>
          </table:table-cell>
          <table:table-cell office:value-type="float" office:value="93.142" calcext:value-type="float">
            <text:p>93,14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Lymography</text:p>
          </table:table-cell>
          <table:table-cell office:value-type="float" office:value="120.865" calcext:value-type="float">
            <text:p>120,865</text:p>
          </table:table-cell>
          <table:table-cell office:value-type="float" office:value="234.802" calcext:value-type="float">
            <text:p>234,802</text:p>
          </table:table-cell>
          <table:table-cell office:value-type="float" office:value="472.328" calcext:value-type="float">
            <text:p>472,328</text:p>
          </table:table-cell>
          <table:table-cell/>
          <table:table-cell office:value-type="float" office:value="30.846" calcext:value-type="float">
            <text:p>30,846</text:p>
          </table:table-cell>
          <table:table-cell office:value-type="float" office:value="55.012" calcext:value-type="float">
            <text:p>55,012</text:p>
          </table:table-cell>
          <table:table-cell office:value-type="float" office:value="72.057" calcext:value-type="float">
            <text:p>72,057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mmographic</text:p>
          </table:table-cell>
          <table:table-cell office:value-type="float" office:value="518.323" calcext:value-type="float">
            <text:p>518,323</text:p>
          </table:table-cell>
          <table:table-cell office:value-type="float" office:value="1020.295" calcext:value-type="float">
            <text:p>1020,295</text:p>
          </table:table-cell>
          <table:table-cell office:value-type="float" office:value="1948.48" calcext:value-type="float">
            <text:p>1948,48</text:p>
          </table:table-cell>
          <table:table-cell/>
          <table:table-cell office:value-type="float" office:value="23.118" calcext:value-type="float">
            <text:p>23,118</text:p>
          </table:table-cell>
          <table:table-cell office:value-type="float" office:value="55.36" calcext:value-type="float">
            <text:p>55,36</text:p>
          </table:table-cell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Parkinsons</text:p>
          </table:table-cell>
          <table:table-cell office:value-type="float" office:value="208.681" calcext:value-type="float">
            <text:p>208,681</text:p>
          </table:table-cell>
          <table:table-cell office:value-type="float" office:value="442.415" calcext:value-type="float">
            <text:p>442,415</text:p>
          </table:table-cell>
          <table:table-cell office:value-type="float" office:value="762.149" calcext:value-type="float">
            <text:p>762,149</text:p>
          </table:table-cell>
          <table:table-cell/>
          <table:table-cell office:value-type="float" office:value="27.253" calcext:value-type="float">
            <text:p>27,253</text:p>
          </table:table-cell>
          <table:table-cell office:value-type="float" office:value="59.832" calcext:value-type="float">
            <text:p>59,832</text:p>
          </table:table-cell>
          <table:table-cell office:value-type="float" office:value="106.064" calcext:value-type="float">
            <text:p>106,064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Pima</text:p>
          </table:table-cell>
          <table:table-cell office:value-type="float" office:value="520.052" calcext:value-type="float">
            <text:p>520,052</text:p>
          </table:table-cell>
          <table:table-cell office:value-type="float" office:value="1141.614" calcext:value-type="float">
            <text:p>1141,614</text:p>
          </table:table-cell>
          <table:table-cell office:value-type="float" office:value="2136.244" calcext:value-type="float">
            <text:p>2136,244</text:p>
          </table:table-cell>
          <table:table-cell/>
          <table:table-cell office:value-type="float" office:value="34.24" calcext:value-type="float">
            <text:p>34,24</text:p>
          </table:table-cell>
          <table:table-cell office:value-type="float" office:value="62.841" calcext:value-type="float">
            <text:p>62,841</text:p>
          </table:table-cell>
          <table:table-cell office:value-type="float" office:value="120.726" calcext:value-type="float">
            <text:p>120,726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Popfailures</text:p>
          </table:table-cell>
          <table:table-cell office:value-type="float" office:value="398.919" calcext:value-type="float">
            <text:p>398,919</text:p>
          </table:table-cell>
          <table:table-cell office:value-type="float" office:value="781.625" calcext:value-type="float">
            <text:p>781,625</text:p>
          </table:table-cell>
          <table:table-cell office:value-type="float" office:value="1516.537" calcext:value-type="float">
            <text:p>1516,537</text:p>
          </table:table-cell>
          <table:table-cell/>
          <table:table-cell office:value-type="float" office:value="53.858" calcext:value-type="float">
            <text:p>53,858</text:p>
          </table:table-cell>
          <table:table-cell office:value-type="float" office:value="104.671" calcext:value-type="float">
            <text:p>104,671</text:p>
          </table:table-cell>
          <table:table-cell office:value-type="float" office:value="174.619" calcext:value-type="float">
            <text:p>174,61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Regions2</text:p>
          </table:table-cell>
          <table:table-cell office:value-type="float" office:value="702.196" calcext:value-type="float">
            <text:p>702,196</text:p>
          </table:table-cell>
          <table:table-cell office:value-type="float" office:value="1489.672" calcext:value-type="float">
            <text:p>1489,672</text:p>
          </table:table-cell>
          <table:table-cell office:value-type="float" office:value="2897.739" calcext:value-type="float">
            <text:p>2897,739</text:p>
          </table:table-cell>
          <table:table-cell/>
          <table:table-cell office:value-type="float" office:value="40.778" calcext:value-type="float">
            <text:p>40,778</text:p>
          </table:table-cell>
          <table:table-cell office:value-type="float" office:value="81.849" calcext:value-type="float">
            <text:p>81,849</text:p>
          </table:table-cell>
          <table:table-cell office:value-type="float" office:value="140.028" calcext:value-type="float">
            <text:p>140,02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aheart</text:p>
          </table:table-cell>
          <table:table-cell office:value-type="float" office:value="306.694" calcext:value-type="float">
            <text:p>306,694</text:p>
          </table:table-cell>
          <table:table-cell office:value-type="float" office:value="635.565" calcext:value-type="float">
            <text:p>635,565</text:p>
          </table:table-cell>
          <table:table-cell office:value-type="float" office:value="1195.822" calcext:value-type="float">
            <text:p>1195,822</text:p>
          </table:table-cell>
          <table:table-cell/>
          <table:table-cell office:value-type="float" office:value="18.633" calcext:value-type="float">
            <text:p>18,633</text:p>
          </table:table-cell>
          <table:table-cell office:value-type="float" office:value="50.232" calcext:value-type="float">
            <text:p>50,232</text:p>
          </table:table-cell>
          <table:table-cell office:value-type="float" office:value="72.299" calcext:value-type="float">
            <text:p>72,29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gment</text:p>
          </table:table-cell>
          <table:table-cell office:value-type="float" office:value="1861.199" calcext:value-type="float">
            <text:p>1861,199</text:p>
          </table:table-cell>
          <table:table-cell office:value-type="float" office:value="4234.834" calcext:value-type="float">
            <text:p>4234,834</text:p>
          </table:table-cell>
          <table:table-cell office:value-type="float" office:value="9052.903" calcext:value-type="float">
            <text:p>9052,903</text:p>
          </table:table-cell>
          <table:table-cell/>
          <table:table-cell office:value-type="float" office:value="98.127" calcext:value-type="float">
            <text:p>98,127</text:p>
          </table:table-cell>
          <table:table-cell office:value-type="float" office:value="120.424" calcext:value-type="float">
            <text:p>120,424</text:p>
          </table:table-cell>
          <table:table-cell office:value-type="float" office:value="158.085" calcext:value-type="float">
            <text:p>158,085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Wdbc</text:p>
          </table:table-cell>
          <table:table-cell office:value-type="float" office:value="647.167" calcext:value-type="float">
            <text:p>647,167</text:p>
          </table:table-cell>
          <table:table-cell office:value-type="float" office:value="1260.311" calcext:value-type="float">
            <text:p>1260,311</text:p>
          </table:table-cell>
          <table:table-cell office:value-type="float" office:value="2687.375" calcext:value-type="float">
            <text:p>2687,375</text:p>
          </table:table-cell>
          <table:table-cell/>
          <table:table-cell office:value-type="float" office:value="66.245" calcext:value-type="float">
            <text:p>66,245</text:p>
          </table:table-cell>
          <table:table-cell office:value-type="float" office:value="137.889" calcext:value-type="float">
            <text:p>137,889</text:p>
          </table:table-cell>
          <table:table-cell office:value-type="float" office:value="261.9" calcext:value-type="float">
            <text:p>261,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Wine</text:p>
          </table:table-cell>
          <table:table-cell office:value-type="float" office:value="193.576" calcext:value-type="float">
            <text:p>193,576</text:p>
          </table:table-cell>
          <table:table-cell office:value-type="float" office:value="316.109" calcext:value-type="float">
            <text:p>316,109</text:p>
          </table:table-cell>
          <table:table-cell office:value-type="float" office:value="752.615" calcext:value-type="float">
            <text:p>752,615</text:p>
          </table:table-cell>
          <table:table-cell/>
          <table:table-cell office:value-type="float" office:value="28.697" calcext:value-type="float">
            <text:p>28,697</text:p>
          </table:table-cell>
          <table:table-cell office:value-type="float" office:value="61.893" calcext:value-type="float">
            <text:p>61,893</text:p>
          </table:table-cell>
          <table:table-cell office:value-type="float" office:value="114.727" calcext:value-type="float">
            <text:p>114,727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z_f_s</text:p>
          </table:table-cell>
          <table:table-cell office:value-type="float" office:value="390.997" calcext:value-type="float">
            <text:p>390,997</text:p>
          </table:table-cell>
          <table:table-cell office:value-type="float" office:value="750.525" calcext:value-type="float">
            <text:p>750,525</text:p>
          </table:table-cell>
          <table:table-cell office:value-type="float" office:value="1289.782" calcext:value-type="float">
            <text:p>1289,782</text:p>
          </table:table-cell>
          <table:table-cell/>
          <table:table-cell office:value-type="float" office:value="42.938" calcext:value-type="float">
            <text:p>42,938</text:p>
          </table:table-cell>
          <table:table-cell office:value-type="float" office:value="78.05" calcext:value-type="float">
            <text:p>78,05</text:p>
          </table:table-cell>
          <table:table-cell office:value-type="float" office:value="153.029" calcext:value-type="float">
            <text:p>153,02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zO_NF_S</text:p>
          </table:table-cell>
          <table:table-cell office:value-type="float" office:value="601.193" calcext:value-type="float">
            <text:p>601,193</text:p>
          </table:table-cell>
          <table:table-cell office:value-type="float" office:value="959.835" calcext:value-type="float">
            <text:p>959,835</text:p>
          </table:table-cell>
          <table:table-cell office:value-type="float" office:value="2190.354" calcext:value-type="float">
            <text:p>2190,354</text:p>
          </table:table-cell>
          <table:table-cell/>
          <table:table-cell office:value-type="float" office:value="51.187" calcext:value-type="float">
            <text:p>51,187</text:p>
          </table:table-cell>
          <table:table-cell office:value-type="float" office:value="108.52" calcext:value-type="float">
            <text:p>108,52</text:p>
          </table:table-cell>
          <table:table-cell office:value-type="float" office:value="187.502" calcext:value-type="float">
            <text:p>187,50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ZONF_S</text:p>
          </table:table-cell>
          <table:table-cell office:value-type="float" office:value="611.737" calcext:value-type="float">
            <text:p>611,737</text:p>
          </table:table-cell>
          <table:table-cell office:value-type="float" office:value="1182.901" calcext:value-type="float">
            <text:p>1182,901</text:p>
          </table:table-cell>
          <table:table-cell office:value-type="float" office:value="2493.342" calcext:value-type="float">
            <text:p>2493,342</text:p>
          </table:table-cell>
          <table:table-cell/>
          <table:table-cell office:value-type="float" office:value="51.823" calcext:value-type="float">
            <text:p>51,823</text:p>
          </table:table-cell>
          <table:table-cell office:value-type="float" office:value="101.295" calcext:value-type="float">
            <text:p>101,295</text:p>
          </table:table-cell>
          <table:table-cell office:value-type="float" office:value="158.477" calcext:value-type="float">
            <text:p>158,477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zoo</text:p>
          </table:table-cell>
          <table:table-cell office:value-type="float" office:value="101.009" calcext:value-type="float">
            <text:p>101,009</text:p>
          </table:table-cell>
          <table:table-cell office:value-type="float" office:value="158.815" calcext:value-type="float">
            <text:p>158,815</text:p>
          </table:table-cell>
          <table:table-cell office:value-type="float" office:value="312.526" calcext:value-type="float">
            <text:p>312,526</text:p>
          </table:table-cell>
          <table:table-cell/>
          <table:table-cell office:value-type="float" office:value="42.044" calcext:value-type="float">
            <text:p>42,044</text:p>
          </table:table-cell>
          <table:table-cell office:value-type="float" office:value="82.964" calcext:value-type="float">
            <text:p>82,964</text:p>
          </table:table-cell>
          <table:table-cell office:value-type="float" office:value="106.374" calcext:value-type="float">
            <text:p>106,374</text:p>
          </table:table-cell>
          <table:table-cell table:number-columns-repeated="16376"/>
        </table:table-row>
        <table:table-row table:style-name="ro5">
          <table:table-cell table:style-name="Default"/>
          <table:table-cell table:number-columns-repeated="16383"/>
        </table:table-row>
        <table:table-row table:style-name="ro1">
          <table:table-cell table:style-name="ce12" office:value-type="string" calcext:value-type="string">
            <text:p>AVERAGE</text:p>
          </table:table-cell>
          <table:table-cell table:style-name="ce12" table:formula="of:=AVERAGE([.B2:.B25])" office:value-type="float" office:value="421.098291666667" calcext:value-type="float">
            <text:p>421,098291666667</text:p>
          </table:table-cell>
          <table:table-cell table:style-name="ce12" table:formula="of:=AVERAGE([.C2:.C25])" office:value-type="float" office:value="853.450208333333" calcext:value-type="float">
            <text:p>853,450208333333</text:p>
          </table:table-cell>
          <table:table-cell table:style-name="ce12" table:formula="of:=AVERAGE([.D2:.D25])" office:value-type="float" office:value="1709.196625" calcext:value-type="float">
            <text:p>1709,196625</text:p>
          </table:table-cell>
          <table:table-cell table:style-name="ce12"/>
          <table:table-cell table:style-name="ce12" table:formula="of:=AVERAGE([.F2:.F25])" office:value-type="float" office:value="44.5525416666667" calcext:value-type="float">
            <text:p>44,5525416666667</text:p>
          </table:table-cell>
          <table:table-cell table:style-name="ce12" table:formula="of:=AVERAGE([.G2:.G25])" office:value-type="float" office:value="82.8782916666667" calcext:value-type="float">
            <text:p>82,8782916666667</text:p>
          </table:table-cell>
          <table:table-cell table:style-name="ce12" table:formula="of:=AVERAGE([.H2:.H25])" office:value-type="float" office:value="142.849043478261" calcext:value-type="float">
            <text:p>142,849043478261</text:p>
          </table:table-cell>
          <table:table-cell table:style-name="ce12" table:number-columns-repeated="16376"/>
        </table:table-row>
        <table:table-row table:style-name="ro5" table:number-rows-repeated="2">
          <table:table-cell table:style-name="Default"/>
          <table:table-cell table:number-columns-repeated="16383"/>
        </table:table-row>
        <table:table-row table:style-name="ro5">
          <table:table-cell table:style-name="Default" office:value-type="string" calcext:value-type="string">
            <text:p>GENERATIONS</text:p>
          </table:table-cell>
          <table:table-cell office:value-type="string" calcext:value-type="string">
            <text:p>AVERAGE TIME</text:p>
          </table:table-cell>
          <table:table-cell table:number-columns-repeated="16382"/>
        </table:table-row>
        <table:table-row table:style-name="ro5">
          <table:table-cell table:style-name="Default" office:value-type="string" calcext:value-type="string">
            <text:p>GENS=100</text:p>
          </table:table-cell>
          <table:table-cell office:value-type="float" office:value="421.1" calcext:value-type="float">
            <text:p>421,1</text:p>
          </table:table-cell>
          <table:table-cell table:number-columns-repeated="16382"/>
        </table:table-row>
        <table:table-row table:style-name="ro5">
          <table:table-cell table:style-name="Default" office:value-type="string" calcext:value-type="string">
            <text:p>GENS=200</text:p>
          </table:table-cell>
          <table:table-cell office:value-type="float" office:value="853.45" calcext:value-type="float">
            <text:p>853,45</text:p>
          </table:table-cell>
          <table:table-cell table:number-columns-repeated="16382"/>
        </table:table-row>
        <table:table-row table:style-name="ro5">
          <table:table-cell table:style-name="Default" office:value-type="string" calcext:value-type="string">
            <text:p>GENS=400</text:p>
          </table:table-cell>
          <table:table-cell office:value-type="float" office:value="1709.2" calcext:value-type="float">
            <text:p>1709,2</text:p>
          </table:table-cell>
          <table:table-cell table:number-columns-repeated="16382"/>
        </table:table-row>
      </table:table>
      <table:table table:name="Φύλλο8" table:style-name="ta1">
        <table:table-column table:style-name="co3" table:number-columns-repeated="2" table:default-cell-style-name="Default"/>
        <table:table-row table:style-name="ro5">
          <table:table-cell office:value-type="float" office:value="10" calcext:value-type="float">
            <text:p>10</text:p>
          </table:table-cell>
          <table:table-cell/>
        </table:table-row>
        <table:table-row table:style-name="ro5">
          <table:table-cell office:value-type="float" office:value="20" calcext:value-type="float">
            <text:p>20</text:p>
          </table:table-cell>
          <table:table-cell/>
        </table:table-row>
        <table:table-row table:style-name="ro5">
          <table:table-cell office:value-type="float" office:value="30" calcext:value-type="float">
            <text:p>30</text:p>
          </table:table-cell>
          <table:table-cell/>
        </table:table-row>
        <table:table-row table:style-name="ro5">
          <table:table-cell office:value-type="float" office:value="40" calcext:value-type="float">
            <text:p>40</text:p>
          </table:table-cell>
          <table:table-cell/>
        </table:table-row>
        <table:table-row table:style-name="ro5">
          <table:table-cell office:value-type="float" office:value="50" calcext:value-type="float">
            <text:p>50</text:p>
          </table:table-cell>
          <table:table-cell/>
        </table:table-row>
        <table:table-row table:style-name="ro5">
          <table:table-cell table:style-name="ce41" table:formula="of:=AVERAGE([.A1:.A5])" office:value-type="float" office:value="30" calcext:value-type="float">
            <text:p>30</text:p>
          </table:table-cell>
          <table:table-cell table:formula="of:=SQRT(((10-30)*(10-30)+(20-30)*(20-30)+(40-30)*(40-30)+(50-30)*(50-30))/5)" office:value-type="float" office:value="14.142135623731" calcext:value-type="float">
            <text:p>14,142135623731</text:p>
          </table:table-cell>
        </table:table-row>
        <table:table-row table:style-name="ro5">
          <table:table-cell table:formula="of:=STDEV([.A1:.A5])" office:value-type="float" office:value="15.8113883008419" calcext:value-type="float">
            <text:p>15,81138830084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3-10-29T14:19:23.754204650</dc:date>
    <meta:editing-duration>P38DT4H18M2S</meta:editing-duration>
    <meta:editing-cycles>4033</meta:editing-cycles>
    <meta:generator>LibreOffice/7.4.5.1$Linux_X86_64 LibreOffice_project/40$Build-1</meta:generator>
    <meta:document-statistic meta:table-count="8" meta:cell-count="8081" meta:object-count="0"/>
  </office:meta>
</office:document-meta>
</file>